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imes_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584244070981E+018" calcext:value-type="float">
            <text:p>1.47584244070981E+018</text:p>
          </table:table-cell>
          <table:table-cell office:value-type="float" office:value="1.47584244071197E+018" calcext:value-type="float">
            <text:p>1.47584244071197E+018</text:p>
          </table:table-cell>
          <table:table-cell/>
          <table:table-cell table:formula="of:= [.C1] - [.B1]" office:value-type="float" office:value="2159872" calcext:value-type="float">
            <text:p>2159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584244104357E+018" calcext:value-type="float">
            <text:p>1.47584244104357E+018</text:p>
          </table:table-cell>
          <table:table-cell office:value-type="float" office:value="1.4758424410466E+018" calcext:value-type="float">
            <text:p>1.4758424410466E+018</text:p>
          </table:table-cell>
          <table:table-cell/>
          <table:table-cell table:formula="of:= [.C2] - [.B2]" office:value-type="float" office:value="3030016" calcext:value-type="float">
            <text:p>3030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584244137681E+018" calcext:value-type="float">
            <text:p>1.47584244137681E+018</text:p>
          </table:table-cell>
          <table:table-cell office:value-type="float" office:value="1.47584244138097E+018" calcext:value-type="float">
            <text:p>1.47584244138097E+018</text:p>
          </table:table-cell>
          <table:table-cell/>
          <table:table-cell table:formula="of:= [.C3] - [.B3]" office:value-type="float" office:value="4160000" calcext:value-type="float">
            <text:p>416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584244171012E+018" calcext:value-type="float">
            <text:p>1.47584244171012E+018</text:p>
          </table:table-cell>
          <table:table-cell office:value-type="float" office:value="1.47584244171548E+018" calcext:value-type="float">
            <text:p>1.47584244171548E+018</text:p>
          </table:table-cell>
          <table:table-cell/>
          <table:table-cell table:formula="of:= [.C4] - [.B4]" office:value-type="float" office:value="5359872" calcext:value-type="float">
            <text:p>5359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584244204348E+018" calcext:value-type="float">
            <text:p>1.47584244204348E+018</text:p>
          </table:table-cell>
          <table:table-cell office:value-type="float" office:value="1.47584244204985E+018" calcext:value-type="float">
            <text:p>1.47584244204985E+018</text:p>
          </table:table-cell>
          <table:table-cell/>
          <table:table-cell table:formula="of:= [.C5] - [.B5]" office:value-type="float" office:value="6370048" calcext:value-type="float">
            <text:p>6370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584244237679E+018" calcext:value-type="float">
            <text:p>1.47584244237679E+018</text:p>
          </table:table-cell>
          <table:table-cell office:value-type="float" office:value="1.47584244238425E+018" calcext:value-type="float">
            <text:p>1.47584244238425E+018</text:p>
          </table:table-cell>
          <table:table-cell/>
          <table:table-cell table:formula="of:= [.C6] - [.B6]" office:value-type="float" office:value="7460096" calcext:value-type="float">
            <text:p>7460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584244271012E+018" calcext:value-type="float">
            <text:p>1.47584244271012E+018</text:p>
          </table:table-cell>
          <table:table-cell office:value-type="float" office:value="1.47584244271865E+018" calcext:value-type="float">
            <text:p>1.47584244271865E+018</text:p>
          </table:table-cell>
          <table:table-cell/>
          <table:table-cell table:formula="of:= [.C7] - [.B7]" office:value-type="float" office:value="8530176" calcext:value-type="float">
            <text:p>85301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58424430436E+018" calcext:value-type="float">
            <text:p>1.4758424430436E+018</text:p>
          </table:table-cell>
          <table:table-cell office:value-type="float" office:value="1.47584244305318E+018" calcext:value-type="float">
            <text:p>1.47584244305318E+018</text:p>
          </table:table-cell>
          <table:table-cell/>
          <table:table-cell table:formula="of:= [.C8] - [.B8]" office:value-type="float" office:value="9579776" calcext:value-type="float">
            <text:p>95797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584244337705E+018" calcext:value-type="float">
            <text:p>1.47584244337705E+018</text:p>
          </table:table-cell>
          <table:table-cell office:value-type="float" office:value="1.47584244338758E+018" calcext:value-type="float">
            <text:p>1.47584244338758E+018</text:p>
          </table:table-cell>
          <table:table-cell/>
          <table:table-cell table:formula="of:= [.C9] - [.B9]" office:value-type="float" office:value="10530048" calcext:value-type="float">
            <text:p>10530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584244371035E+018" calcext:value-type="float">
            <text:p>1.47584244371035E+018</text:p>
          </table:table-cell>
          <table:table-cell office:value-type="float" office:value="1.475842443722E+018" calcext:value-type="float">
            <text:p>1.475842443722E+018</text:p>
          </table:table-cell>
          <table:table-cell/>
          <table:table-cell table:formula="of:= [.C10] - [.B10]" office:value-type="float" office:value="11650048" calcext:value-type="float">
            <text:p>116500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584244404369E+018" calcext:value-type="float">
            <text:p>1.47584244404369E+018</text:p>
          </table:table-cell>
          <table:table-cell office:value-type="float" office:value="1.47584244405636E+018" calcext:value-type="float">
            <text:p>1.47584244405636E+018</text:p>
          </table:table-cell>
          <table:table-cell/>
          <table:table-cell table:formula="of:= [.C11] - [.B11]" office:value-type="float" office:value="12669952" calcext:value-type="float">
            <text:p>126699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584244437703E+018" calcext:value-type="float">
            <text:p>1.47584244437703E+018</text:p>
          </table:table-cell>
          <table:table-cell office:value-type="float" office:value="1.47584244439046E+018" calcext:value-type="float">
            <text:p>1.47584244439046E+018</text:p>
          </table:table-cell>
          <table:table-cell/>
          <table:table-cell table:formula="of:= [.C12] - [.B12]" office:value-type="float" office:value="13430272" calcext:value-type="float">
            <text:p>134302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584244471034E+018" calcext:value-type="float">
            <text:p>1.47584244471034E+018</text:p>
          </table:table-cell>
          <table:table-cell office:value-type="float" office:value="1.4758424447253E+018" calcext:value-type="float">
            <text:p>1.4758424447253E+018</text:p>
          </table:table-cell>
          <table:table-cell/>
          <table:table-cell table:formula="of:= [.C13] - [.B13]" office:value-type="float" office:value="14959872" calcext:value-type="float">
            <text:p>149598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584244504369E+018" calcext:value-type="float">
            <text:p>1.47584244504369E+018</text:p>
          </table:table-cell>
          <table:table-cell office:value-type="float" office:value="1.47584244505934E+018" calcext:value-type="float">
            <text:p>1.47584244505934E+018</text:p>
          </table:table-cell>
          <table:table-cell/>
          <table:table-cell table:formula="of:= [.C14] - [.B14]" office:value-type="float" office:value="15650048" calcext:value-type="float">
            <text:p>156500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584244537702E+018" calcext:value-type="float">
            <text:p>1.47584244537702E+018</text:p>
          </table:table-cell>
          <table:table-cell office:value-type="float" office:value="1.47584244539401E+018" calcext:value-type="float">
            <text:p>1.47584244539401E+018</text:p>
          </table:table-cell>
          <table:table-cell/>
          <table:table-cell table:formula="of:= [.C15] - [.B15]" office:value-type="float" office:value="16990208" calcext:value-type="float">
            <text:p>169902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584244571034E+018" calcext:value-type="float">
            <text:p>1.47584244571034E+018</text:p>
          </table:table-cell>
          <table:table-cell office:value-type="float" office:value="1.47584244572855E+018" calcext:value-type="float">
            <text:p>1.47584244572855E+018</text:p>
          </table:table-cell>
          <table:table-cell/>
          <table:table-cell table:formula="of:= [.C16] - [.B16]" office:value-type="float" office:value="18209792" calcext:value-type="float">
            <text:p>182097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584244604372E+018" calcext:value-type="float">
            <text:p>1.47584244604372E+018</text:p>
          </table:table-cell>
          <table:table-cell office:value-type="float" office:value="1.47584244606299E+018" calcext:value-type="float">
            <text:p>1.47584244606299E+018</text:p>
          </table:table-cell>
          <table:table-cell/>
          <table:table-cell table:formula="of:= [.C17] - [.B17]" office:value-type="float" office:value="19270144" calcext:value-type="float">
            <text:p>192701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584244637703E+018" calcext:value-type="float">
            <text:p>1.47584244637703E+018</text:p>
          </table:table-cell>
          <table:table-cell office:value-type="float" office:value="1.47584244639751E+018" calcext:value-type="float">
            <text:p>1.47584244639751E+018</text:p>
          </table:table-cell>
          <table:table-cell/>
          <table:table-cell table:formula="of:= [.C18] - [.B18]" office:value-type="float" office:value="20479744" calcext:value-type="float">
            <text:p>204797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584244671034E+018" calcext:value-type="float">
            <text:p>1.47584244671034E+018</text:p>
          </table:table-cell>
          <table:table-cell office:value-type="float" office:value="1.47584244673189E+018" calcext:value-type="float">
            <text:p>1.47584244673189E+018</text:p>
          </table:table-cell>
          <table:table-cell/>
          <table:table-cell table:formula="of:= [.C19] - [.B19]" office:value-type="float" office:value="21550080" calcext:value-type="float">
            <text:p>215500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58424470437E+018" calcext:value-type="float">
            <text:p>1.4758424470437E+018</text:p>
          </table:table-cell>
          <table:table-cell office:value-type="float" office:value="1.47584244706626E+018" calcext:value-type="float">
            <text:p>1.47584244706626E+018</text:p>
          </table:table-cell>
          <table:table-cell/>
          <table:table-cell table:formula="of:= [.C20] - [.B20]" office:value-type="float" office:value="22560256" calcext:value-type="float">
            <text:p>225602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584244737702E+018" calcext:value-type="float">
            <text:p>1.47584244737702E+018</text:p>
          </table:table-cell>
          <table:table-cell office:value-type="float" office:value="1.47584244740083E+018" calcext:value-type="float">
            <text:p>1.47584244740083E+018</text:p>
          </table:table-cell>
          <table:table-cell/>
          <table:table-cell table:formula="of:= [.C21] - [.B21]" office:value-type="float" office:value="23810048" calcext:value-type="float">
            <text:p>238100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584244771034E+018" calcext:value-type="float">
            <text:p>1.47584244771034E+018</text:p>
          </table:table-cell>
          <table:table-cell office:value-type="float" office:value="1.47584244773528E+018" calcext:value-type="float">
            <text:p>1.47584244773528E+018</text:p>
          </table:table-cell>
          <table:table-cell/>
          <table:table-cell table:formula="of:= [.C22] - [.B22]" office:value-type="float" office:value="24940032" calcext:value-type="float">
            <text:p>249400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584244804369E+018" calcext:value-type="float">
            <text:p>1.47584244804369E+018</text:p>
          </table:table-cell>
          <table:table-cell office:value-type="float" office:value="1.47584244806966E+018" calcext:value-type="float">
            <text:p>1.47584244806966E+018</text:p>
          </table:table-cell>
          <table:table-cell/>
          <table:table-cell table:formula="of:= [.C23] - [.B23]" office:value-type="float" office:value="25969920" calcext:value-type="float">
            <text:p>259699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584244837703E+018" calcext:value-type="float">
            <text:p>1.47584244837703E+018</text:p>
          </table:table-cell>
          <table:table-cell office:value-type="float" office:value="1.4758424484038E+018" calcext:value-type="float">
            <text:p>1.4758424484038E+018</text:p>
          </table:table-cell>
          <table:table-cell/>
          <table:table-cell table:formula="of:= [.C24] - [.B24]" office:value-type="float" office:value="26769920" calcext:value-type="float">
            <text:p>267699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584244871035E+018" calcext:value-type="float">
            <text:p>1.47584244871035E+018</text:p>
          </table:table-cell>
          <table:table-cell office:value-type="float" office:value="1.4758424487385E+018" calcext:value-type="float">
            <text:p>1.4758424487385E+018</text:p>
          </table:table-cell>
          <table:table-cell/>
          <table:table-cell table:formula="of:= [.C25] - [.B25]" office:value-type="float" office:value="28150272" calcext:value-type="float">
            <text:p>281502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58424490437E+018" calcext:value-type="float">
            <text:p>1.4758424490437E+018</text:p>
          </table:table-cell>
          <table:table-cell office:value-type="float" office:value="1.47584244907296E+018" calcext:value-type="float">
            <text:p>1.47584244907296E+018</text:p>
          </table:table-cell>
          <table:table-cell/>
          <table:table-cell table:formula="of:= [.C26] - [.B26]" office:value-type="float" office:value="29259776" calcext:value-type="float">
            <text:p>292597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584244937702E+018" calcext:value-type="float">
            <text:p>1.47584244937702E+018</text:p>
          </table:table-cell>
          <table:table-cell office:value-type="float" office:value="1.47584244940728E+018" calcext:value-type="float">
            <text:p>1.47584244940728E+018</text:p>
          </table:table-cell>
          <table:table-cell/>
          <table:table-cell table:formula="of:= [.C27] - [.B27]" office:value-type="float" office:value="30259712" calcext:value-type="float">
            <text:p>302597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584244971035E+018" calcext:value-type="float">
            <text:p>1.47584244971035E+018</text:p>
          </table:table-cell>
          <table:table-cell office:value-type="float" office:value="1.4758424497417E+018" calcext:value-type="float">
            <text:p>1.4758424497417E+018</text:p>
          </table:table-cell>
          <table:table-cell/>
          <table:table-cell table:formula="of:= [.C28] - [.B28]" office:value-type="float" office:value="31350272" calcext:value-type="float">
            <text:p>313502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58424500437E+018" calcext:value-type="float">
            <text:p>1.4758424500437E+018</text:p>
          </table:table-cell>
          <table:table-cell office:value-type="float" office:value="1.47584245007605E+018" calcext:value-type="float">
            <text:p>1.47584245007605E+018</text:p>
          </table:table-cell>
          <table:table-cell/>
          <table:table-cell table:formula="of:= [.C29] - [.B29]" office:value-type="float" office:value="32349952" calcext:value-type="float">
            <text:p>323499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584245037703E+018" calcext:value-type="float">
            <text:p>1.47584245037703E+018</text:p>
          </table:table-cell>
          <table:table-cell office:value-type="float" office:value="1.47584245041019E+018" calcext:value-type="float">
            <text:p>1.47584245041019E+018</text:p>
          </table:table-cell>
          <table:table-cell/>
          <table:table-cell table:formula="of:= [.C30] - [.B30]" office:value-type="float" office:value="33160192" calcext:value-type="float">
            <text:p>331601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584245071035E+018" calcext:value-type="float">
            <text:p>1.47584245071035E+018</text:p>
          </table:table-cell>
          <table:table-cell office:value-type="float" office:value="1.47584245074498E+018" calcext:value-type="float">
            <text:p>1.47584245074498E+018</text:p>
          </table:table-cell>
          <table:table-cell/>
          <table:table-cell table:formula="of:= [.C31] - [.B31]" office:value-type="float" office:value="34630144" calcext:value-type="float">
            <text:p>346301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584245104369E+018" calcext:value-type="float">
            <text:p>1.47584245104369E+018</text:p>
          </table:table-cell>
          <table:table-cell office:value-type="float" office:value="1.47584245107934E+018" calcext:value-type="float">
            <text:p>1.47584245107934E+018</text:p>
          </table:table-cell>
          <table:table-cell/>
          <table:table-cell table:formula="of:= [.C32] - [.B32]" office:value-type="float" office:value="35650048" calcext:value-type="float">
            <text:p>356500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584245137703E+018" calcext:value-type="float">
            <text:p>1.47584245137703E+018</text:p>
          </table:table-cell>
          <table:table-cell office:value-type="float" office:value="1.47584245141376E+018" calcext:value-type="float">
            <text:p>1.47584245141376E+018</text:p>
          </table:table-cell>
          <table:table-cell/>
          <table:table-cell table:formula="of:= [.C33] - [.B33]" office:value-type="float" office:value="36729856" calcext:value-type="float">
            <text:p>367298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584245171038E+018" calcext:value-type="float">
            <text:p>1.47584245171038E+018</text:p>
          </table:table-cell>
          <table:table-cell office:value-type="float" office:value="1.47584245174822E+018" calcext:value-type="float">
            <text:p>1.47584245174822E+018</text:p>
          </table:table-cell>
          <table:table-cell/>
          <table:table-cell table:formula="of:= [.C34] - [.B34]" office:value-type="float" office:value="37840384" calcext:value-type="float">
            <text:p>378403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58424520437E+018" calcext:value-type="float">
            <text:p>1.4758424520437E+018</text:p>
          </table:table-cell>
          <table:table-cell office:value-type="float" office:value="1.47584245208254E+018" calcext:value-type="float">
            <text:p>1.47584245208254E+018</text:p>
          </table:table-cell>
          <table:table-cell/>
          <table:table-cell table:formula="of:= [.C35] - [.B35]" office:value-type="float" office:value="38840064" calcext:value-type="float">
            <text:p>388400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584245237703E+018" calcext:value-type="float">
            <text:p>1.47584245237703E+018</text:p>
          </table:table-cell>
          <table:table-cell office:value-type="float" office:value="1.47584245241696E+018" calcext:value-type="float">
            <text:p>1.47584245241696E+018</text:p>
          </table:table-cell>
          <table:table-cell/>
          <table:table-cell table:formula="of:= [.C36] - [.B36]" office:value-type="float" office:value="39930112" calcext:value-type="float">
            <text:p>399301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584245271035E+018" calcext:value-type="float">
            <text:p>1.47584245271035E+018</text:p>
          </table:table-cell>
          <table:table-cell office:value-type="float" office:value="1.47584245275148E+018" calcext:value-type="float">
            <text:p>1.47584245275148E+018</text:p>
          </table:table-cell>
          <table:table-cell/>
          <table:table-cell table:formula="of:= [.C37] - [.B37]" office:value-type="float" office:value="41129984" calcext:value-type="float">
            <text:p>411299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584245304371E+018" calcext:value-type="float">
            <text:p>1.47584245304371E+018</text:p>
          </table:table-cell>
          <table:table-cell office:value-type="float" office:value="1.47584245308586E+018" calcext:value-type="float">
            <text:p>1.47584245308586E+018</text:p>
          </table:table-cell>
          <table:table-cell/>
          <table:table-cell table:formula="of:= [.C38] - [.B38]" office:value-type="float" office:value="42150144" calcext:value-type="float">
            <text:p>421501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584245337703E+018" calcext:value-type="float">
            <text:p>1.47584245337703E+018</text:p>
          </table:table-cell>
          <table:table-cell office:value-type="float" office:value="1.47584245342026E+018" calcext:value-type="float">
            <text:p>1.47584245342026E+018</text:p>
          </table:table-cell>
          <table:table-cell/>
          <table:table-cell table:formula="of:= [.C39] - [.B39]" office:value-type="float" office:value="43229952" calcext:value-type="float">
            <text:p>432299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584245371035E+018" calcext:value-type="float">
            <text:p>1.47584245371035E+018</text:p>
          </table:table-cell>
          <table:table-cell office:value-type="float" office:value="1.47584245375479E+018" calcext:value-type="float">
            <text:p>1.47584245375479E+018</text:p>
          </table:table-cell>
          <table:table-cell/>
          <table:table-cell table:formula="of:= [.C40] - [.B40]" office:value-type="float" office:value="44440064" calcext:value-type="float">
            <text:p>444400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584245404368E+018" calcext:value-type="float">
            <text:p>1.47584245404368E+018</text:p>
          </table:table-cell>
          <table:table-cell office:value-type="float" office:value="1.47584245408903E+018" calcext:value-type="float">
            <text:p>1.47584245408903E+018</text:p>
          </table:table-cell>
          <table:table-cell/>
          <table:table-cell table:formula="of:= [.C41] - [.B41]" office:value-type="float" office:value="45350144" calcext:value-type="float">
            <text:p>453501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584245437701E+018" calcext:value-type="float">
            <text:p>1.47584245437701E+018</text:p>
          </table:table-cell>
          <table:table-cell office:value-type="float" office:value="1.47584245442345E+018" calcext:value-type="float">
            <text:p>1.47584245442345E+018</text:p>
          </table:table-cell>
          <table:table-cell/>
          <table:table-cell table:formula="of:= [.C42] - [.B42]" office:value-type="float" office:value="46440192" calcext:value-type="float">
            <text:p>464401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584245471033E+018" calcext:value-type="float">
            <text:p>1.47584245471033E+018</text:p>
          </table:table-cell>
          <table:table-cell office:value-type="float" office:value="1.47584245475791E+018" calcext:value-type="float">
            <text:p>1.47584245475791E+018</text:p>
          </table:table-cell>
          <table:table-cell/>
          <table:table-cell table:formula="of:= [.C43] - [.B43]" office:value-type="float" office:value="47580160" calcext:value-type="float">
            <text:p>475801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584245504367E+018" calcext:value-type="float">
            <text:p>1.47584245504367E+018</text:p>
          </table:table-cell>
          <table:table-cell office:value-type="float" office:value="1.4758424550922E+018" calcext:value-type="float">
            <text:p>1.4758424550922E+018</text:p>
          </table:table-cell>
          <table:table-cell/>
          <table:table-cell table:formula="of:= [.C44] - [.B44]" office:value-type="float" office:value="48529920" calcext:value-type="float">
            <text:p>485299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584245537702E+018" calcext:value-type="float">
            <text:p>1.47584245537702E+018</text:p>
          </table:table-cell>
          <table:table-cell office:value-type="float" office:value="1.47584245542666E+018" calcext:value-type="float">
            <text:p>1.47584245542666E+018</text:p>
          </table:table-cell>
          <table:table-cell/>
          <table:table-cell table:formula="of:= [.C45] - [.B45]" office:value-type="float" office:value="49640192" calcext:value-type="float">
            <text:p>496401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584245571034E+018" calcext:value-type="float">
            <text:p>1.47584245571034E+018</text:p>
          </table:table-cell>
          <table:table-cell office:value-type="float" office:value="1.47584245576108E+018" calcext:value-type="float">
            <text:p>1.47584245576108E+018</text:p>
          </table:table-cell>
          <table:table-cell/>
          <table:table-cell table:formula="of:= [.C46] - [.B46]" office:value-type="float" office:value="50739968" calcext:value-type="float">
            <text:p>507399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584245604368E+018" calcext:value-type="float">
            <text:p>1.47584245604368E+018</text:p>
          </table:table-cell>
          <table:table-cell office:value-type="float" office:value="1.47584245609552E+018" calcext:value-type="float">
            <text:p>1.47584245609552E+018</text:p>
          </table:table-cell>
          <table:table-cell/>
          <table:table-cell table:formula="of:= [.C47] - [.B47]" office:value-type="float" office:value="51840000" calcext:value-type="float">
            <text:p>5184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584245637702E+018" calcext:value-type="float">
            <text:p>1.47584245637702E+018</text:p>
          </table:table-cell>
          <table:table-cell office:value-type="float" office:value="1.47584245642997E+018" calcext:value-type="float">
            <text:p>1.47584245642997E+018</text:p>
          </table:table-cell>
          <table:table-cell/>
          <table:table-cell table:formula="of:= [.C48] - [.B48]" office:value-type="float" office:value="52949760" calcext:value-type="float">
            <text:p>529497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58424567104E+018" calcext:value-type="float">
            <text:p>1.4758424567104E+018</text:p>
          </table:table-cell>
          <table:table-cell office:value-type="float" office:value="1.47584245676443E+018" calcext:value-type="float">
            <text:p>1.47584245676443E+018</text:p>
          </table:table-cell>
          <table:table-cell/>
          <table:table-cell table:formula="of:= [.C49] - [.B49]" office:value-type="float" office:value="54029824" calcext:value-type="float">
            <text:p>540298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58424570437E+018" calcext:value-type="float">
            <text:p>1.4758424570437E+018</text:p>
          </table:table-cell>
          <table:table-cell office:value-type="float" office:value="1.4758424570987E+018" calcext:value-type="float">
            <text:p>1.4758424570987E+018</text:p>
          </table:table-cell>
          <table:table-cell/>
          <table:table-cell table:formula="of:= [.C50] - [.B50]" office:value-type="float" office:value="54999808" calcext:value-type="float">
            <text:p>549998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584245737702E+018" calcext:value-type="float">
            <text:p>1.47584245737702E+018</text:p>
          </table:table-cell>
          <table:table-cell office:value-type="float" office:value="1.47584245743313E+018" calcext:value-type="float">
            <text:p>1.47584245743313E+018</text:p>
          </table:table-cell>
          <table:table-cell/>
          <table:table-cell table:formula="of:= [.C51] - [.B51]" office:value-type="float" office:value="56110080" calcext:value-type="float">
            <text:p>561100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584245771034E+018" calcext:value-type="float">
            <text:p>1.47584245771034E+018</text:p>
          </table:table-cell>
          <table:table-cell office:value-type="float" office:value="1.47584245776732E+018" calcext:value-type="float">
            <text:p>1.47584245776732E+018</text:p>
          </table:table-cell>
          <table:table-cell/>
          <table:table-cell table:formula="of:= [.C52] - [.B52]" office:value-type="float" office:value="56979968" calcext:value-type="float">
            <text:p>569799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584245804368E+018" calcext:value-type="float">
            <text:p>1.47584245804368E+018</text:p>
          </table:table-cell>
          <table:table-cell office:value-type="float" office:value="1.47584245810165E+018" calcext:value-type="float">
            <text:p>1.47584245810165E+018</text:p>
          </table:table-cell>
          <table:table-cell/>
          <table:table-cell table:formula="of:= [.C53] - [.B53]" office:value-type="float" office:value="57969920" calcext:value-type="float">
            <text:p>579699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584245837701E+018" calcext:value-type="float">
            <text:p>1.47584245837701E+018</text:p>
          </table:table-cell>
          <table:table-cell office:value-type="float" office:value="1.47584245843608E+018" calcext:value-type="float">
            <text:p>1.47584245843608E+018</text:p>
          </table:table-cell>
          <table:table-cell/>
          <table:table-cell table:formula="of:= [.C54] - [.B54]" office:value-type="float" office:value="59069952" calcext:value-type="float">
            <text:p>590699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584245871034E+018" calcext:value-type="float">
            <text:p>1.47584245871034E+018</text:p>
          </table:table-cell>
          <table:table-cell office:value-type="float" office:value="1.47584245877067E+018" calcext:value-type="float">
            <text:p>1.47584245877067E+018</text:p>
          </table:table-cell>
          <table:table-cell/>
          <table:table-cell table:formula="of:= [.C55] - [.B55]" office:value-type="float" office:value="60329984" calcext:value-type="float">
            <text:p>603299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584245904368E+018" calcext:value-type="float">
            <text:p>1.47584245904368E+018</text:p>
          </table:table-cell>
          <table:table-cell office:value-type="float" office:value="1.475842459105E+018" calcext:value-type="float">
            <text:p>1.475842459105E+018</text:p>
          </table:table-cell>
          <table:table-cell/>
          <table:table-cell table:formula="of:= [.C56] - [.B56]" office:value-type="float" office:value="61319936" calcext:value-type="float">
            <text:p>613199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584245937701E+018" calcext:value-type="float">
            <text:p>1.47584245937701E+018</text:p>
          </table:table-cell>
          <table:table-cell office:value-type="float" office:value="1.47584245943935E+018" calcext:value-type="float">
            <text:p>1.47584245943935E+018</text:p>
          </table:table-cell>
          <table:table-cell/>
          <table:table-cell table:formula="of:= [.C57] - [.B57]" office:value-type="float" office:value="62340096" calcext:value-type="float">
            <text:p>623400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584245971034E+018" calcext:value-type="float">
            <text:p>1.47584245971034E+018</text:p>
          </table:table-cell>
          <table:table-cell office:value-type="float" office:value="1.4758424597738E+018" calcext:value-type="float">
            <text:p>1.4758424597738E+018</text:p>
          </table:table-cell>
          <table:table-cell/>
          <table:table-cell table:formula="of:= [.C58] - [.B58]" office:value-type="float" office:value="63459840" calcext:value-type="float">
            <text:p>634598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584246004368E+018" calcext:value-type="float">
            <text:p>1.47584246004368E+018</text:p>
          </table:table-cell>
          <table:table-cell office:value-type="float" office:value="1.47584246010812E+018" calcext:value-type="float">
            <text:p>1.47584246010812E+018</text:p>
          </table:table-cell>
          <table:table-cell/>
          <table:table-cell table:formula="of:= [.C59] - [.B59]" office:value-type="float" office:value="64439552" calcext:value-type="float">
            <text:p>644395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5842460377E+018" calcext:value-type="float">
            <text:p>1.475842460377E+018</text:p>
          </table:table-cell>
          <table:table-cell office:value-type="float" office:value="1.47584246044252E+018" calcext:value-type="float">
            <text:p>1.47584246044252E+018</text:p>
          </table:table-cell>
          <table:table-cell/>
          <table:table-cell table:formula="of:= [.C60] - [.B60]" office:value-type="float" office:value="65520128" calcext:value-type="float">
            <text:p>655201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584246071034E+018" calcext:value-type="float">
            <text:p>1.47584246071034E+018</text:p>
          </table:table-cell>
          <table:table-cell office:value-type="float" office:value="1.47584246077698E+018" calcext:value-type="float">
            <text:p>1.47584246077698E+018</text:p>
          </table:table-cell>
          <table:table-cell/>
          <table:table-cell table:formula="of:= [.C61] - [.B61]" office:value-type="float" office:value="66639872" calcext:value-type="float">
            <text:p>666398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584246104368E+018" calcext:value-type="float">
            <text:p>1.47584246104368E+018</text:p>
          </table:table-cell>
          <table:table-cell office:value-type="float" office:value="1.47584246111131E+018" calcext:value-type="float">
            <text:p>1.47584246111131E+018</text:p>
          </table:table-cell>
          <table:table-cell/>
          <table:table-cell table:formula="of:= [.C62] - [.B62]" office:value-type="float" office:value="67630080" calcext:value-type="float">
            <text:p>6763008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584246137701E+018" calcext:value-type="float">
            <text:p>1.47584246137701E+018</text:p>
          </table:table-cell>
          <table:table-cell office:value-type="float" office:value="1.47584246144572E+018" calcext:value-type="float">
            <text:p>1.47584246144572E+018</text:p>
          </table:table-cell>
          <table:table-cell/>
          <table:table-cell table:formula="of:= [.C63] - [.B63]" office:value-type="float" office:value="68710144" calcext:value-type="float">
            <text:p>687101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584246171036E+018" calcext:value-type="float">
            <text:p>1.47584246171036E+018</text:p>
          </table:table-cell>
          <table:table-cell office:value-type="float" office:value="1.47584246178016E+018" calcext:value-type="float">
            <text:p>1.47584246178016E+018</text:p>
          </table:table-cell>
          <table:table-cell/>
          <table:table-cell table:formula="of:= [.C64] - [.B64]" office:value-type="float" office:value="69799936" calcext:value-type="float">
            <text:p>697999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584246204369E+018" calcext:value-type="float">
            <text:p>1.47584246204369E+018</text:p>
          </table:table-cell>
          <table:table-cell office:value-type="float" office:value="1.47584246211448E+018" calcext:value-type="float">
            <text:p>1.47584246211448E+018</text:p>
          </table:table-cell>
          <table:table-cell/>
          <table:table-cell table:formula="of:= [.C65] - [.B65]" office:value-type="float" office:value="70790144" calcext:value-type="float">
            <text:p>707901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5842462377E+018" calcext:value-type="float">
            <text:p>1.475842462377E+018</text:p>
          </table:table-cell>
          <table:table-cell office:value-type="float" office:value="1.47584246244892E+018" calcext:value-type="float">
            <text:p>1.47584246244892E+018</text:p>
          </table:table-cell>
          <table:table-cell/>
          <table:table-cell table:formula="of:= [.C66] - [.B66]" office:value-type="float" office:value="71919872" calcext:value-type="float">
            <text:p>719198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584246271034E+018" calcext:value-type="float">
            <text:p>1.47584246271034E+018</text:p>
          </table:table-cell>
          <table:table-cell office:value-type="float" office:value="1.47584246278335E+018" calcext:value-type="float">
            <text:p>1.47584246278335E+018</text:p>
          </table:table-cell>
          <table:table-cell/>
          <table:table-cell table:formula="of:= [.C67] - [.B67]" office:value-type="float" office:value="73010176" calcext:value-type="float">
            <text:p>730101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584246304368E+018" calcext:value-type="float">
            <text:p>1.47584246304368E+018</text:p>
          </table:table-cell>
          <table:table-cell office:value-type="float" office:value="1.47584246311772E+018" calcext:value-type="float">
            <text:p>1.47584246311772E+018</text:p>
          </table:table-cell>
          <table:table-cell/>
          <table:table-cell table:formula="of:= [.C68] - [.B68]" office:value-type="float" office:value="74040064" calcext:value-type="float">
            <text:p>740400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5842463377E+018" calcext:value-type="float">
            <text:p>1.475842463377E+018</text:p>
          </table:table-cell>
          <table:table-cell office:value-type="float" office:value="1.47584246345211E+018" calcext:value-type="float">
            <text:p>1.47584246345211E+018</text:p>
          </table:table-cell>
          <table:table-cell/>
          <table:table-cell table:formula="of:= [.C69] - [.B69]" office:value-type="float" office:value="75110144" calcext:value-type="float">
            <text:p>751101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584246371034E+018" calcext:value-type="float">
            <text:p>1.47584246371034E+018</text:p>
          </table:table-cell>
          <table:table-cell office:value-type="float" office:value="1.47584246378654E+018" calcext:value-type="float">
            <text:p>1.47584246378654E+018</text:p>
          </table:table-cell>
          <table:table-cell/>
          <table:table-cell table:formula="of:= [.C70] - [.B70]" office:value-type="float" office:value="76199936" calcext:value-type="float">
            <text:p>761999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584246404368E+018" calcext:value-type="float">
            <text:p>1.47584246404368E+018</text:p>
          </table:table-cell>
          <table:table-cell office:value-type="float" office:value="1.47584246412088E+018" calcext:value-type="float">
            <text:p>1.47584246412088E+018</text:p>
          </table:table-cell>
          <table:table-cell/>
          <table:table-cell table:formula="of:= [.C71] - [.B71]" office:value-type="float" office:value="77200128" calcext:value-type="float">
            <text:p>772001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584246437701E+018" calcext:value-type="float">
            <text:p>1.47584246437701E+018</text:p>
          </table:table-cell>
          <table:table-cell office:value-type="float" office:value="1.47584246445542E+018" calcext:value-type="float">
            <text:p>1.47584246445542E+018</text:p>
          </table:table-cell>
          <table:table-cell/>
          <table:table-cell table:formula="of:= [.C72] - [.B72]" office:value-type="float" office:value="78409728" calcext:value-type="float">
            <text:p>784097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584246471034E+018" calcext:value-type="float">
            <text:p>1.47584246471034E+018</text:p>
          </table:table-cell>
          <table:table-cell office:value-type="float" office:value="1.47584246478985E+018" calcext:value-type="float">
            <text:p>1.47584246478985E+018</text:p>
          </table:table-cell>
          <table:table-cell/>
          <table:table-cell table:formula="of:= [.C73] - [.B73]" office:value-type="float" office:value="79510016" calcext:value-type="float">
            <text:p>795100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584246504368E+018" calcext:value-type="float">
            <text:p>1.47584246504368E+018</text:p>
          </table:table-cell>
          <table:table-cell office:value-type="float" office:value="1.47584246512422E+018" calcext:value-type="float">
            <text:p>1.47584246512422E+018</text:p>
          </table:table-cell>
          <table:table-cell/>
          <table:table-cell table:formula="of:= [.C74] - [.B74]" office:value-type="float" office:value="80540160" calcext:value-type="float">
            <text:p>805401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584246537701E+018" calcext:value-type="float">
            <text:p>1.47584246537701E+018</text:p>
          </table:table-cell>
          <table:table-cell office:value-type="float" office:value="1.4758424654586E+018" calcext:value-type="float">
            <text:p>1.4758424654586E+018</text:p>
          </table:table-cell>
          <table:table-cell/>
          <table:table-cell table:formula="of:= [.C75] - [.B75]" office:value-type="float" office:value="81590016" calcext:value-type="float">
            <text:p>815900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584246571034E+018" calcext:value-type="float">
            <text:p>1.47584246571034E+018</text:p>
          </table:table-cell>
          <table:table-cell office:value-type="float" office:value="1.47584246579315E+018" calcext:value-type="float">
            <text:p>1.47584246579315E+018</text:p>
          </table:table-cell>
          <table:table-cell/>
          <table:table-cell table:formula="of:= [.C76] - [.B76]" office:value-type="float" office:value="82810112" calcext:value-type="float">
            <text:p>828101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584246604368E+018" calcext:value-type="float">
            <text:p>1.47584246604368E+018</text:p>
          </table:table-cell>
          <table:table-cell office:value-type="float" office:value="1.47584246612738E+018" calcext:value-type="float">
            <text:p>1.47584246612738E+018</text:p>
          </table:table-cell>
          <table:table-cell/>
          <table:table-cell table:formula="of:= [.C77] - [.B77]" office:value-type="float" office:value="83699968" calcext:value-type="float">
            <text:p>836999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584246637701E+018" calcext:value-type="float">
            <text:p>1.47584246637701E+018</text:p>
          </table:table-cell>
          <table:table-cell office:value-type="float" office:value="1.4758424664618E+018" calcext:value-type="float">
            <text:p>1.4758424664618E+018</text:p>
          </table:table-cell>
          <table:table-cell/>
          <table:table-cell table:formula="of:= [.C78] - [.B78]" office:value-type="float" office:value="84790016" calcext:value-type="float">
            <text:p>847900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584246671034E+018" calcext:value-type="float">
            <text:p>1.47584246671034E+018</text:p>
          </table:table-cell>
          <table:table-cell office:value-type="float" office:value="1.47584246679623E+018" calcext:value-type="float">
            <text:p>1.47584246679623E+018</text:p>
          </table:table-cell>
          <table:table-cell/>
          <table:table-cell table:formula="of:= [.C79] - [.B79]" office:value-type="float" office:value="85889792" calcext:value-type="float">
            <text:p>858897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584246704368E+018" calcext:value-type="float">
            <text:p>1.47584246704368E+018</text:p>
          </table:table-cell>
          <table:table-cell office:value-type="float" office:value="1.47584246713059E+018" calcext:value-type="float">
            <text:p>1.47584246713059E+018</text:p>
          </table:table-cell>
          <table:table-cell/>
          <table:table-cell table:formula="of:= [.C80] - [.B80]" office:value-type="float" office:value="86909952" calcext:value-type="float">
            <text:p>869099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584246737701E+018" calcext:value-type="float">
            <text:p>1.47584246737701E+018</text:p>
          </table:table-cell>
          <table:table-cell office:value-type="float" office:value="1.47584246746505E+018" calcext:value-type="float">
            <text:p>1.47584246746505E+018</text:p>
          </table:table-cell>
          <table:table-cell/>
          <table:table-cell table:formula="of:= [.C81] - [.B81]" office:value-type="float" office:value="88039680" calcext:value-type="float">
            <text:p>880396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584246771034E+018" calcext:value-type="float">
            <text:p>1.47584246771034E+018</text:p>
          </table:table-cell>
          <table:table-cell office:value-type="float" office:value="1.47584246779943E+018" calcext:value-type="float">
            <text:p>1.47584246779943E+018</text:p>
          </table:table-cell>
          <table:table-cell/>
          <table:table-cell table:formula="of:= [.C82] - [.B82]" office:value-type="float" office:value="89090048" calcext:value-type="float">
            <text:p>890900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584246804368E+018" calcext:value-type="float">
            <text:p>1.47584246804368E+018</text:p>
          </table:table-cell>
          <table:table-cell office:value-type="float" office:value="1.47584246813374E+018" calcext:value-type="float">
            <text:p>1.47584246813374E+018</text:p>
          </table:table-cell>
          <table:table-cell/>
          <table:table-cell table:formula="of:= [.C83] - [.B83]" office:value-type="float" office:value="90059776" calcext:value-type="float">
            <text:p>900597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5842468377E+018" calcext:value-type="float">
            <text:p>1.475842468377E+018</text:p>
          </table:table-cell>
          <table:table-cell office:value-type="float" office:value="1.47584246846815E+018" calcext:value-type="float">
            <text:p>1.47584246846815E+018</text:p>
          </table:table-cell>
          <table:table-cell/>
          <table:table-cell table:formula="of:= [.C84] - [.B84]" office:value-type="float" office:value="91150080" calcext:value-type="float">
            <text:p>911500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584246871034E+018" calcext:value-type="float">
            <text:p>1.47584246871034E+018</text:p>
          </table:table-cell>
          <table:table-cell office:value-type="float" office:value="1.47584246880256E+018" calcext:value-type="float">
            <text:p>1.47584246880256E+018</text:p>
          </table:table-cell>
          <table:table-cell/>
          <table:table-cell table:formula="of:= [.C85] - [.B85]" office:value-type="float" office:value="92219904" calcext:value-type="float">
            <text:p>922199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584246904368E+018" calcext:value-type="float">
            <text:p>1.47584246904368E+018</text:p>
          </table:table-cell>
          <table:table-cell office:value-type="float" office:value="1.47584246913691E+018" calcext:value-type="float">
            <text:p>1.47584246913691E+018</text:p>
          </table:table-cell>
          <table:table-cell/>
          <table:table-cell table:formula="of:= [.C86] - [.B86]" office:value-type="float" office:value="93229824" calcext:value-type="float">
            <text:p>932298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584246937701E+018" calcext:value-type="float">
            <text:p>1.47584246937701E+018</text:p>
          </table:table-cell>
          <table:table-cell office:value-type="float" office:value="1.47584246947132E+018" calcext:value-type="float">
            <text:p>1.47584246947132E+018</text:p>
          </table:table-cell>
          <table:table-cell/>
          <table:table-cell table:formula="of:= [.C87] - [.B87]" office:value-type="float" office:value="94309888" calcext:value-type="float">
            <text:p>943098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584246971034E+018" calcext:value-type="float">
            <text:p>1.47584246971034E+018</text:p>
          </table:table-cell>
          <table:table-cell office:value-type="float" office:value="1.47584246980576E+018" calcext:value-type="float">
            <text:p>1.47584246980576E+018</text:p>
          </table:table-cell>
          <table:table-cell/>
          <table:table-cell table:formula="of:= [.C88] - [.B88]" office:value-type="float" office:value="95419904" calcext:value-type="float">
            <text:p>954199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584247004369E+018" calcext:value-type="float">
            <text:p>1.47584247004369E+018</text:p>
          </table:table-cell>
          <table:table-cell office:value-type="float" office:value="1.4758424701403E+018" calcext:value-type="float">
            <text:p>1.4758424701403E+018</text:p>
          </table:table-cell>
          <table:table-cell/>
          <table:table-cell table:formula="of:= [.C89] - [.B89]" office:value-type="float" office:value="96610048" calcext:value-type="float">
            <text:p>966100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584247037701E+018" calcext:value-type="float">
            <text:p>1.47584247037701E+018</text:p>
          </table:table-cell>
          <table:table-cell office:value-type="float" office:value="1.47584247047476E+018" calcext:value-type="float">
            <text:p>1.47584247047476E+018</text:p>
          </table:table-cell>
          <table:table-cell/>
          <table:table-cell table:formula="of:= [.C90] - [.B90]" office:value-type="float" office:value="97750272" calcext:value-type="float">
            <text:p>977502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584247071035E+018" calcext:value-type="float">
            <text:p>1.47584247071035E+018</text:p>
          </table:table-cell>
          <table:table-cell office:value-type="float" office:value="1.4758424708091E+018" calcext:value-type="float">
            <text:p>1.4758424708091E+018</text:p>
          </table:table-cell>
          <table:table-cell/>
          <table:table-cell table:formula="of:= [.C91] - [.B91]" office:value-type="float" office:value="98750208" calcext:value-type="float">
            <text:p>987502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584247104369E+018" calcext:value-type="float">
            <text:p>1.47584247104369E+018</text:p>
          </table:table-cell>
          <table:table-cell office:value-type="float" office:value="1.47584247114366E+018" calcext:value-type="float">
            <text:p>1.47584247114366E+018</text:p>
          </table:table-cell>
          <table:table-cell/>
          <table:table-cell table:formula="of:= [.C92] - [.B92]" office:value-type="float" office:value="99970048" calcext:value-type="float">
            <text:p>999700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584247137701E+018" calcext:value-type="float">
            <text:p>1.47584247137701E+018</text:p>
          </table:table-cell>
          <table:table-cell office:value-type="float" office:value="1.47584247147789E+018" calcext:value-type="float">
            <text:p>1.47584247147789E+018</text:p>
          </table:table-cell>
          <table:table-cell/>
          <table:table-cell table:formula="of:= [.C93] - [.B93]" office:value-type="float" office:value="100880128" calcext:value-type="float">
            <text:p>1008801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584247171037E+018" calcext:value-type="float">
            <text:p>1.47584247171037E+018</text:p>
          </table:table-cell>
          <table:table-cell office:value-type="float" office:value="1.47584247181236E+018" calcext:value-type="float">
            <text:p>1.47584247181236E+018</text:p>
          </table:table-cell>
          <table:table-cell/>
          <table:table-cell table:formula="of:= [.C94] - [.B94]" office:value-type="float" office:value="101989888" calcext:value-type="float">
            <text:p>1019898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584247204369E+018" calcext:value-type="float">
            <text:p>1.47584247204369E+018</text:p>
          </table:table-cell>
          <table:table-cell office:value-type="float" office:value="1.4758424721467E+018" calcext:value-type="float">
            <text:p>1.4758424721467E+018</text:p>
          </table:table-cell>
          <table:table-cell/>
          <table:table-cell table:formula="of:= [.C95] - [.B95]" office:value-type="float" office:value="103010048" calcext:value-type="float">
            <text:p>1030100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584247237708E+018" calcext:value-type="float">
            <text:p>1.47584247237708E+018</text:p>
          </table:table-cell>
          <table:table-cell office:value-type="float" office:value="1.4758424724811E+018" calcext:value-type="float">
            <text:p>1.4758424724811E+018</text:p>
          </table:table-cell>
          <table:table-cell/>
          <table:table-cell table:formula="of:= [.C96] - [.B96]" office:value-type="float" office:value="104019968" calcext:value-type="float">
            <text:p>1040199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584247271037E+018" calcext:value-type="float">
            <text:p>1.47584247271037E+018</text:p>
          </table:table-cell>
          <table:table-cell office:value-type="float" office:value="1.47584247281556E+018" calcext:value-type="float">
            <text:p>1.47584247281556E+018</text:p>
          </table:table-cell>
          <table:table-cell/>
          <table:table-cell table:formula="of:= [.C97] - [.B97]" office:value-type="float" office:value="105190144" calcext:value-type="float">
            <text:p>1051901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584247304369E+018" calcext:value-type="float">
            <text:p>1.47584247304369E+018</text:p>
          </table:table-cell>
          <table:table-cell office:value-type="float" office:value="1.47584247314989E+018" calcext:value-type="float">
            <text:p>1.47584247314989E+018</text:p>
          </table:table-cell>
          <table:table-cell/>
          <table:table-cell table:formula="of:= [.C98] - [.B98]" office:value-type="float" office:value="106200064" calcext:value-type="float">
            <text:p>1062000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584247337701E+018" calcext:value-type="float">
            <text:p>1.47584247337701E+018</text:p>
          </table:table-cell>
          <table:table-cell office:value-type="float" office:value="1.47584247348429E+018" calcext:value-type="float">
            <text:p>1.47584247348429E+018</text:p>
          </table:table-cell>
          <table:table-cell/>
          <table:table-cell table:formula="of:= [.C99] - [.B99]" office:value-type="float" office:value="107279872" calcext:value-type="float">
            <text:p>1072798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584247371034E+018" calcext:value-type="float">
            <text:p>1.47584247371034E+018</text:p>
          </table:table-cell>
          <table:table-cell office:value-type="float" office:value="1.47584247381885E+018" calcext:value-type="float">
            <text:p>1.47584247381885E+018</text:p>
          </table:table-cell>
          <table:table-cell/>
          <table:table-cell table:formula="of:= [.C100] - [.B100]" office:value-type="float" office:value="108510208" calcext:value-type="float">
            <text:p>1085102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584247404369E+018" calcext:value-type="float">
            <text:p>1.47584247404369E+018</text:p>
          </table:table-cell>
          <table:table-cell office:value-type="float" office:value="1.47584247415319E+018" calcext:value-type="float">
            <text:p>1.47584247415319E+018</text:p>
          </table:table-cell>
          <table:table-cell/>
          <table:table-cell table:formula="of:= [.C101] - [.B101]" office:value-type="float" office:value="109499904" calcext:value-type="float">
            <text:p>1094999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584247437701E+018" calcext:value-type="float">
            <text:p>1.47584247437701E+018</text:p>
          </table:table-cell>
          <table:table-cell office:value-type="float" office:value="1.4758424744876E+018" calcext:value-type="float">
            <text:p>1.4758424744876E+018</text:p>
          </table:table-cell>
          <table:table-cell/>
          <table:table-cell table:formula="of:= [.C102] - [.B102]" office:value-type="float" office:value="110589952" calcext:value-type="float">
            <text:p>1105899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584247471034E+018" calcext:value-type="float">
            <text:p>1.47584247471034E+018</text:p>
          </table:table-cell>
          <table:table-cell office:value-type="float" office:value="1.47584247482201E+018" calcext:value-type="float">
            <text:p>1.47584247482201E+018</text:p>
          </table:table-cell>
          <table:table-cell/>
          <table:table-cell table:formula="of:= [.C103] - [.B103]" office:value-type="float" office:value="111670016" calcext:value-type="float">
            <text:p>1116700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584247504368E+018" calcext:value-type="float">
            <text:p>1.47584247504368E+018</text:p>
          </table:table-cell>
          <table:table-cell office:value-type="float" office:value="1.47584247515636E+018" calcext:value-type="float">
            <text:p>1.47584247515636E+018</text:p>
          </table:table-cell>
          <table:table-cell/>
          <table:table-cell table:formula="of:= [.C104] - [.B104]" office:value-type="float" office:value="112680192" calcext:value-type="float">
            <text:p>1126801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584247537701E+018" calcext:value-type="float">
            <text:p>1.47584247537701E+018</text:p>
          </table:table-cell>
          <table:table-cell office:value-type="float" office:value="1.47584247549074E+018" calcext:value-type="float">
            <text:p>1.47584247549074E+018</text:p>
          </table:table-cell>
          <table:table-cell/>
          <table:table-cell table:formula="of:= [.C105] - [.B105]" office:value-type="float" office:value="113729792" calcext:value-type="float">
            <text:p>1137297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584247571034E+018" calcext:value-type="float">
            <text:p>1.47584247571034E+018</text:p>
          </table:table-cell>
          <table:table-cell office:value-type="float" office:value="1.47584247582523E+018" calcext:value-type="float">
            <text:p>1.47584247582523E+018</text:p>
          </table:table-cell>
          <table:table-cell/>
          <table:table-cell table:formula="of:= [.C106] - [.B106]" office:value-type="float" office:value="114889984" calcext:value-type="float">
            <text:p>1148899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584247604368E+018" calcext:value-type="float">
            <text:p>1.47584247604368E+018</text:p>
          </table:table-cell>
          <table:table-cell office:value-type="float" office:value="1.47584247615956E+018" calcext:value-type="float">
            <text:p>1.47584247615956E+018</text:p>
          </table:table-cell>
          <table:table-cell/>
          <table:table-cell table:formula="of:= [.C107] - [.B107]" office:value-type="float" office:value="115879680" calcext:value-type="float">
            <text:p>11587968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584247637701E+018" calcext:value-type="float">
            <text:p>1.47584247637701E+018</text:p>
          </table:table-cell>
          <table:table-cell office:value-type="float" office:value="1.47584247649408E+018" calcext:value-type="float">
            <text:p>1.47584247649408E+018</text:p>
          </table:table-cell>
          <table:table-cell/>
          <table:table-cell table:formula="of:= [.C108] - [.B108]" office:value-type="float" office:value="117070080" calcext:value-type="float">
            <text:p>11707008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584247671037E+018" calcext:value-type="float">
            <text:p>1.47584247671037E+018</text:p>
          </table:table-cell>
          <table:table-cell office:value-type="float" office:value="1.47584247682851E+018" calcext:value-type="float">
            <text:p>1.47584247682851E+018</text:p>
          </table:table-cell>
          <table:table-cell/>
          <table:table-cell table:formula="of:= [.C109] - [.B109]" office:value-type="float" office:value="118140160" calcext:value-type="float">
            <text:p>11814016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584247704369E+018" calcext:value-type="float">
            <text:p>1.47584247704369E+018</text:p>
          </table:table-cell>
          <table:table-cell office:value-type="float" office:value="1.47584247716297E+018" calcext:value-type="float">
            <text:p>1.47584247716297E+018</text:p>
          </table:table-cell>
          <table:table-cell/>
          <table:table-cell table:formula="of:= [.C110] - [.B110]" office:value-type="float" office:value="119280128" calcext:value-type="float">
            <text:p>1192801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584247737701E+018" calcext:value-type="float">
            <text:p>1.47584247737701E+018</text:p>
          </table:table-cell>
          <table:table-cell office:value-type="float" office:value="1.47584247749723E+018" calcext:value-type="float">
            <text:p>1.47584247749723E+018</text:p>
          </table:table-cell>
          <table:table-cell/>
          <table:table-cell table:formula="of:= [.C111] - [.B111]" office:value-type="float" office:value="120220160" calcext:value-type="float">
            <text:p>12022016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584247771034E+018" calcext:value-type="float">
            <text:p>1.47584247771034E+018</text:p>
          </table:table-cell>
          <table:table-cell office:value-type="float" office:value="1.47584247783166E+018" calcext:value-type="float">
            <text:p>1.47584247783166E+018</text:p>
          </table:table-cell>
          <table:table-cell/>
          <table:table-cell table:formula="of:= [.C112] - [.B112]" office:value-type="float" office:value="121319936" calcext:value-type="float">
            <text:p>1213199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584247804368E+018" calcext:value-type="float">
            <text:p>1.47584247804368E+018</text:p>
          </table:table-cell>
          <table:table-cell office:value-type="float" office:value="1.475842478166E+018" calcext:value-type="float">
            <text:p>1.475842478166E+018</text:p>
          </table:table-cell>
          <table:table-cell/>
          <table:table-cell table:formula="of:= [.C113] - [.B113]" office:value-type="float" office:value="122320128" calcext:value-type="float">
            <text:p>1223201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584247837701E+018" calcext:value-type="float">
            <text:p>1.47584247837701E+018</text:p>
          </table:table-cell>
          <table:table-cell office:value-type="float" office:value="1.47584247850043E+018" calcext:value-type="float">
            <text:p>1.47584247850043E+018</text:p>
          </table:table-cell>
          <table:table-cell/>
          <table:table-cell table:formula="of:= [.C114] - [.B114]" office:value-type="float" office:value="123419904" calcext:value-type="float">
            <text:p>1234199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584247871034E+018" calcext:value-type="float">
            <text:p>1.47584247871034E+018</text:p>
          </table:table-cell>
          <table:table-cell office:value-type="float" office:value="1.4758424788349E+018" calcext:value-type="float">
            <text:p>1.4758424788349E+018</text:p>
          </table:table-cell>
          <table:table-cell/>
          <table:table-cell table:formula="of:= [.C115] - [.B115]" office:value-type="float" office:value="124560128" calcext:value-type="float">
            <text:p>1245601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584247904368E+018" calcext:value-type="float">
            <text:p>1.47584247904368E+018</text:p>
          </table:table-cell>
          <table:table-cell office:value-type="float" office:value="1.47584247916926E+018" calcext:value-type="float">
            <text:p>1.47584247916926E+018</text:p>
          </table:table-cell>
          <table:table-cell/>
          <table:table-cell table:formula="of:= [.C116] - [.B116]" office:value-type="float" office:value="125580032" calcext:value-type="float">
            <text:p>1255800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584247937701E+018" calcext:value-type="float">
            <text:p>1.47584247937701E+018</text:p>
          </table:table-cell>
          <table:table-cell office:value-type="float" office:value="1.47584247950368E+018" calcext:value-type="float">
            <text:p>1.47584247950368E+018</text:p>
          </table:table-cell>
          <table:table-cell/>
          <table:table-cell table:formula="of:= [.C117] - [.B117]" office:value-type="float" office:value="126670080" calcext:value-type="float">
            <text:p>12667008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584247971034E+018" calcext:value-type="float">
            <text:p>1.47584247971034E+018</text:p>
          </table:table-cell>
          <table:table-cell office:value-type="float" office:value="1.47584247983806E+018" calcext:value-type="float">
            <text:p>1.47584247983806E+018</text:p>
          </table:table-cell>
          <table:table-cell/>
          <table:table-cell table:formula="of:= [.C118] - [.B118]" office:value-type="float" office:value="127719936" calcext:value-type="float">
            <text:p>1277199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584248004368E+018" calcext:value-type="float">
            <text:p>1.47584248004368E+018</text:p>
          </table:table-cell>
          <table:table-cell office:value-type="float" office:value="1.47584248017241E+018" calcext:value-type="float">
            <text:p>1.47584248017241E+018</text:p>
          </table:table-cell>
          <table:table-cell/>
          <table:table-cell table:formula="of:= [.C119] - [.B119]" office:value-type="float" office:value="128729856" calcext:value-type="float">
            <text:p>1287298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584248037701E+018" calcext:value-type="float">
            <text:p>1.47584248037701E+018</text:p>
          </table:table-cell>
          <table:table-cell office:value-type="float" office:value="1.47584248050681E+018" calcext:value-type="float">
            <text:p>1.47584248050681E+018</text:p>
          </table:table-cell>
          <table:table-cell/>
          <table:table-cell table:formula="of:= [.C120] - [.B120]" office:value-type="float" office:value="129800192" calcext:value-type="float">
            <text:p>1298001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584248071034E+018" calcext:value-type="float">
            <text:p>1.47584248071034E+018</text:p>
          </table:table-cell>
          <table:table-cell office:value-type="float" office:value="1.47584248084123E+018" calcext:value-type="float">
            <text:p>1.47584248084123E+018</text:p>
          </table:table-cell>
          <table:table-cell/>
          <table:table-cell table:formula="of:= [.C121] - [.B121]" office:value-type="float" office:value="130889984" calcext:value-type="float">
            <text:p>13088998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584248104368E+018" calcext:value-type="float">
            <text:p>1.47584248104368E+018</text:p>
          </table:table-cell>
          <table:table-cell office:value-type="float" office:value="1.47584248117556E+018" calcext:value-type="float">
            <text:p>1.47584248117556E+018</text:p>
          </table:table-cell>
          <table:table-cell/>
          <table:table-cell table:formula="of:= [.C122] - [.B122]" office:value-type="float" office:value="131879936" calcext:value-type="float">
            <text:p>13187993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5842481377E+018" calcext:value-type="float">
            <text:p>1.475842481377E+018</text:p>
          </table:table-cell>
          <table:table-cell office:value-type="float" office:value="1.47584248150999E+018" calcext:value-type="float">
            <text:p>1.47584248150999E+018</text:p>
          </table:table-cell>
          <table:table-cell/>
          <table:table-cell table:formula="of:= [.C123] - [.B123]" office:value-type="float" office:value="132989952" calcext:value-type="float">
            <text:p>13298995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584248171034E+018" calcext:value-type="float">
            <text:p>1.47584248171034E+018</text:p>
          </table:table-cell>
          <table:table-cell office:value-type="float" office:value="1.47584248184438E+018" calcext:value-type="float">
            <text:p>1.47584248184438E+018</text:p>
          </table:table-cell>
          <table:table-cell/>
          <table:table-cell table:formula="of:= [.C124] - [.B124]" office:value-type="float" office:value="134040320" calcext:value-type="float">
            <text:p>1340403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584248204368E+018" calcext:value-type="float">
            <text:p>1.47584248204368E+018</text:p>
          </table:table-cell>
          <table:table-cell office:value-type="float" office:value="1.47584248217879E+018" calcext:value-type="float">
            <text:p>1.47584248217879E+018</text:p>
          </table:table-cell>
          <table:table-cell/>
          <table:table-cell table:formula="of:= [.C125] - [.B125]" office:value-type="float" office:value="135109888" calcext:value-type="float">
            <text:p>1351098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5842482377E+018" calcext:value-type="float">
            <text:p>1.475842482377E+018</text:p>
          </table:table-cell>
          <table:table-cell office:value-type="float" office:value="1.47584248251321E+018" calcext:value-type="float">
            <text:p>1.47584248251321E+018</text:p>
          </table:table-cell>
          <table:table-cell/>
          <table:table-cell table:formula="of:= [.C126] - [.B126]" office:value-type="float" office:value="136209920" calcext:value-type="float">
            <text:p>13620992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584248271034E+018" calcext:value-type="float">
            <text:p>1.47584248271034E+018</text:p>
          </table:table-cell>
          <table:table-cell office:value-type="float" office:value="1.47584248284764E+018" calcext:value-type="float">
            <text:p>1.47584248284764E+018</text:p>
          </table:table-cell>
          <table:table-cell/>
          <table:table-cell table:formula="of:= [.C127] - [.B127]" office:value-type="float" office:value="137299968" calcext:value-type="float">
            <text:p>1372999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584248304368E+018" calcext:value-type="float">
            <text:p>1.47584248304368E+018</text:p>
          </table:table-cell>
          <table:table-cell office:value-type="float" office:value="1.47584248318199E+018" calcext:value-type="float">
            <text:p>1.47584248318199E+018</text:p>
          </table:table-cell>
          <table:table-cell/>
          <table:table-cell table:formula="of:= [.C128] - [.B128]" office:value-type="float" office:value="138310144" calcext:value-type="float">
            <text:p>1383101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584248337701E+018" calcext:value-type="float">
            <text:p>1.47584248337701E+018</text:p>
          </table:table-cell>
          <table:table-cell office:value-type="float" office:value="1.47584248351634E+018" calcext:value-type="float">
            <text:p>1.47584248351634E+018</text:p>
          </table:table-cell>
          <table:table-cell/>
          <table:table-cell table:formula="of:= [.C129] - [.B129]" office:value-type="float" office:value="139329792" calcext:value-type="float">
            <text:p>13932979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584248371034E+018" calcext:value-type="float">
            <text:p>1.47584248371034E+018</text:p>
          </table:table-cell>
          <table:table-cell office:value-type="float" office:value="1.47584248385078E+018" calcext:value-type="float">
            <text:p>1.47584248385078E+018</text:p>
          </table:table-cell>
          <table:table-cell/>
          <table:table-cell table:formula="of:= [.C130] - [.B130]" office:value-type="float" office:value="140440064" calcext:value-type="float">
            <text:p>1404400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584248404368E+018" calcext:value-type="float">
            <text:p>1.47584248404368E+018</text:p>
          </table:table-cell>
          <table:table-cell office:value-type="float" office:value="1.47584248418521E+018" calcext:value-type="float">
            <text:p>1.47584248418521E+018</text:p>
          </table:table-cell>
          <table:table-cell/>
          <table:table-cell table:formula="of:= [.C131] - [.B131]" office:value-type="float" office:value="141530112" calcext:value-type="float">
            <text:p>1415301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584248437701E+018" calcext:value-type="float">
            <text:p>1.47584248437701E+018</text:p>
          </table:table-cell>
          <table:table-cell office:value-type="float" office:value="1.47584248451959E+018" calcext:value-type="float">
            <text:p>1.47584248451959E+018</text:p>
          </table:table-cell>
          <table:table-cell/>
          <table:table-cell table:formula="of:= [.C132] - [.B132]" office:value-type="float" office:value="142579968" calcext:value-type="float">
            <text:p>1425799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584248471035E+018" calcext:value-type="float">
            <text:p>1.47584248471035E+018</text:p>
          </table:table-cell>
          <table:table-cell office:value-type="float" office:value="1.47584248485403E+018" calcext:value-type="float">
            <text:p>1.47584248485403E+018</text:p>
          </table:table-cell>
          <table:table-cell/>
          <table:table-cell table:formula="of:= [.C133] - [.B133]" office:value-type="float" office:value="143679744" calcext:value-type="float">
            <text:p>1436797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584248504367E+018" calcext:value-type="float">
            <text:p>1.47584248504367E+018</text:p>
          </table:table-cell>
          <table:table-cell office:value-type="float" office:value="1.47584248518842E+018" calcext:value-type="float">
            <text:p>1.47584248518842E+018</text:p>
          </table:table-cell>
          <table:table-cell/>
          <table:table-cell table:formula="of:= [.C134] - [.B134]" office:value-type="float" office:value="144750080" calcext:value-type="float">
            <text:p>14475008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584248537701E+018" calcext:value-type="float">
            <text:p>1.47584248537701E+018</text:p>
          </table:table-cell>
          <table:table-cell office:value-type="float" office:value="1.47584248552275E+018" calcext:value-type="float">
            <text:p>1.47584248552275E+018</text:p>
          </table:table-cell>
          <table:table-cell/>
          <table:table-cell table:formula="of:= [.C135] - [.B135]" office:value-type="float" office:value="145740288" calcext:value-type="float">
            <text:p>1457402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584248571034E+018" calcext:value-type="float">
            <text:p>1.47584248571034E+018</text:p>
          </table:table-cell>
          <table:table-cell office:value-type="float" office:value="1.47584248585725E+018" calcext:value-type="float">
            <text:p>1.47584248585725E+018</text:p>
          </table:table-cell>
          <table:table-cell/>
          <table:table-cell table:formula="of:= [.C136] - [.B136]" office:value-type="float" office:value="146909952" calcext:value-type="float">
            <text:p>1469099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584248604368E+018" calcext:value-type="float">
            <text:p>1.47584248604368E+018</text:p>
          </table:table-cell>
          <table:table-cell office:value-type="float" office:value="1.47584248619154E+018" calcext:value-type="float">
            <text:p>1.47584248619154E+018</text:p>
          </table:table-cell>
          <table:table-cell/>
          <table:table-cell table:formula="of:= [.C137] - [.B137]" office:value-type="float" office:value="147859968" calcext:value-type="float">
            <text:p>1478599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584248637701E+018" calcext:value-type="float">
            <text:p>1.47584248637701E+018</text:p>
          </table:table-cell>
          <table:table-cell office:value-type="float" office:value="1.47584248652595E+018" calcext:value-type="float">
            <text:p>1.47584248652595E+018</text:p>
          </table:table-cell>
          <table:table-cell/>
          <table:table-cell table:formula="of:= [.C138] - [.B138]" office:value-type="float" office:value="148940032" calcext:value-type="float">
            <text:p>14894003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584248671034E+018" calcext:value-type="float">
            <text:p>1.47584248671034E+018</text:p>
          </table:table-cell>
          <table:table-cell office:value-type="float" office:value="1.4758424868604E+018" calcext:value-type="float">
            <text:p>1.4758424868604E+018</text:p>
          </table:table-cell>
          <table:table-cell/>
          <table:table-cell table:formula="of:= [.C139] - [.B139]" office:value-type="float" office:value="150060032" calcext:value-type="float">
            <text:p>1500600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584248704368E+018" calcext:value-type="float">
            <text:p>1.47584248704368E+018</text:p>
          </table:table-cell>
          <table:table-cell office:value-type="float" office:value="1.47584248719483E+018" calcext:value-type="float">
            <text:p>1.47584248719483E+018</text:p>
          </table:table-cell>
          <table:table-cell/>
          <table:table-cell table:formula="of:= [.C140] - [.B140]" office:value-type="float" office:value="151149824" calcext:value-type="float">
            <text:p>1511498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584248737701E+018" calcext:value-type="float">
            <text:p>1.47584248737701E+018</text:p>
          </table:table-cell>
          <table:table-cell office:value-type="float" office:value="1.47584248752916E+018" calcext:value-type="float">
            <text:p>1.47584248752916E+018</text:p>
          </table:table-cell>
          <table:table-cell/>
          <table:table-cell table:formula="of:= [.C141] - [.B141]" office:value-type="float" office:value="152150016" calcext:value-type="float">
            <text:p>1521500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584248771034E+018" calcext:value-type="float">
            <text:p>1.47584248771034E+018</text:p>
          </table:table-cell>
          <table:table-cell office:value-type="float" office:value="1.47584248786367E+018" calcext:value-type="float">
            <text:p>1.47584248786367E+018</text:p>
          </table:table-cell>
          <table:table-cell/>
          <table:table-cell table:formula="of:= [.C142] - [.B142]" office:value-type="float" office:value="153329920" calcext:value-type="float">
            <text:p>15332992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584248804368E+018" calcext:value-type="float">
            <text:p>1.47584248804368E+018</text:p>
          </table:table-cell>
          <table:table-cell office:value-type="float" office:value="1.47584248819814E+018" calcext:value-type="float">
            <text:p>1.47584248819814E+018</text:p>
          </table:table-cell>
          <table:table-cell/>
          <table:table-cell table:formula="of:= [.C143] - [.B143]" office:value-type="float" office:value="154459904" calcext:value-type="float">
            <text:p>1544599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5842488377E+018" calcext:value-type="float">
            <text:p>1.475842488377E+018</text:p>
          </table:table-cell>
          <table:table-cell office:value-type="float" office:value="1.47584248853254E+018" calcext:value-type="float">
            <text:p>1.47584248853254E+018</text:p>
          </table:table-cell>
          <table:table-cell/>
          <table:table-cell table:formula="of:= [.C144] - [.B144]" office:value-type="float" office:value="155540224" calcext:value-type="float">
            <text:p>1555402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584248871034E+018" calcext:value-type="float">
            <text:p>1.47584248871034E+018</text:p>
          </table:table-cell>
          <table:table-cell office:value-type="float" office:value="1.47584248886695E+018" calcext:value-type="float">
            <text:p>1.47584248886695E+018</text:p>
          </table:table-cell>
          <table:table-cell/>
          <table:table-cell table:formula="of:= [.C145] - [.B145]" office:value-type="float" office:value="156610048" calcext:value-type="float">
            <text:p>1566100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584248904367E+018" calcext:value-type="float">
            <text:p>1.47584248904367E+018</text:p>
          </table:table-cell>
          <table:table-cell office:value-type="float" office:value="1.47584248920132E+018" calcext:value-type="float">
            <text:p>1.47584248920132E+018</text:p>
          </table:table-cell>
          <table:table-cell/>
          <table:table-cell table:formula="of:= [.C146] - [.B146]" office:value-type="float" office:value="157649920" calcext:value-type="float">
            <text:p>15764992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584248937701E+018" calcext:value-type="float">
            <text:p>1.47584248937701E+018</text:p>
          </table:table-cell>
          <table:table-cell office:value-type="float" office:value="1.47584248953575E+018" calcext:value-type="float">
            <text:p>1.47584248953575E+018</text:p>
          </table:table-cell>
          <table:table-cell/>
          <table:table-cell table:formula="of:= [.C147] - [.B147]" office:value-type="float" office:value="158739968" calcext:value-type="float">
            <text:p>15873996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584248971054E+018" calcext:value-type="float">
            <text:p>1.47584248971054E+018</text:p>
          </table:table-cell>
          <table:table-cell office:value-type="float" office:value="1.47584248987012E+018" calcext:value-type="float">
            <text:p>1.47584248987012E+018</text:p>
          </table:table-cell>
          <table:table-cell/>
          <table:table-cell table:formula="of:= [.C148] - [.B148]" office:value-type="float" office:value="159580160" calcext:value-type="float">
            <text:p>1595801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584249004368E+018" calcext:value-type="float">
            <text:p>1.47584249004368E+018</text:p>
          </table:table-cell>
          <table:table-cell office:value-type="float" office:value="1.47584249020471E+018" calcext:value-type="float">
            <text:p>1.47584249020471E+018</text:p>
          </table:table-cell>
          <table:table-cell/>
          <table:table-cell table:formula="of:= [.C149] - [.B149]" office:value-type="float" office:value="161030144" calcext:value-type="float">
            <text:p>16103014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584249037701E+018" calcext:value-type="float">
            <text:p>1.47584249037701E+018</text:p>
          </table:table-cell>
          <table:table-cell office:value-type="float" office:value="1.47584249053902E+018" calcext:value-type="float">
            <text:p>1.47584249053902E+018</text:p>
          </table:table-cell>
          <table:table-cell/>
          <table:table-cell table:formula="of:= [.C150] - [.B150]" office:value-type="float" office:value="162010112" calcext:value-type="float">
            <text:p>1620101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584249071034E+018" calcext:value-type="float">
            <text:p>1.47584249071034E+018</text:p>
          </table:table-cell>
          <table:table-cell office:value-type="float" office:value="1.47584249087347E+018" calcext:value-type="float">
            <text:p>1.47584249087347E+018</text:p>
          </table:table-cell>
          <table:table-cell/>
          <table:table-cell table:formula="of:= [.C151] - [.B151]" office:value-type="float" office:value="163129856" calcext:value-type="float">
            <text:p>1631298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584249104369E+018" calcext:value-type="float">
            <text:p>1.47584249104369E+018</text:p>
          </table:table-cell>
          <table:table-cell office:value-type="float" office:value="1.47584249120783E+018" calcext:value-type="float">
            <text:p>1.47584249120783E+018</text:p>
          </table:table-cell>
          <table:table-cell/>
          <table:table-cell table:formula="of:= [.C152] - [.B152]" office:value-type="float" office:value="164140032" calcext:value-type="float">
            <text:p>1641400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584249137701E+018" calcext:value-type="float">
            <text:p>1.47584249137701E+018</text:p>
          </table:table-cell>
          <table:table-cell office:value-type="float" office:value="1.47584249154224E+018" calcext:value-type="float">
            <text:p>1.47584249154224E+018</text:p>
          </table:table-cell>
          <table:table-cell/>
          <table:table-cell table:formula="of:= [.C153] - [.B153]" office:value-type="float" office:value="165229824" calcext:value-type="float">
            <text:p>1652298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584249171034E+018" calcext:value-type="float">
            <text:p>1.47584249171034E+018</text:p>
          </table:table-cell>
          <table:table-cell office:value-type="float" office:value="1.47584249187662E+018" calcext:value-type="float">
            <text:p>1.47584249187662E+018</text:p>
          </table:table-cell>
          <table:table-cell/>
          <table:table-cell table:formula="of:= [.C154] - [.B154]" office:value-type="float" office:value="166279936" calcext:value-type="float">
            <text:p>1662799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584249204368E+018" calcext:value-type="float">
            <text:p>1.47584249204368E+018</text:p>
          </table:table-cell>
          <table:table-cell office:value-type="float" office:value="1.47584249221096E+018" calcext:value-type="float">
            <text:p>1.47584249221096E+018</text:p>
          </table:table-cell>
          <table:table-cell/>
          <table:table-cell table:formula="of:= [.C155] - [.B155]" office:value-type="float" office:value="167280128" calcext:value-type="float">
            <text:p>16728012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584249237702E+018" calcext:value-type="float">
            <text:p>1.47584249237702E+018</text:p>
          </table:table-cell>
          <table:table-cell office:value-type="float" office:value="1.47584249254542E+018" calcext:value-type="float">
            <text:p>1.47584249254542E+018</text:p>
          </table:table-cell>
          <table:table-cell/>
          <table:table-cell table:formula="of:= [.C156] - [.B156]" office:value-type="float" office:value="168400128" calcext:value-type="float">
            <text:p>16840012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584249271034E+018" calcext:value-type="float">
            <text:p>1.47584249271034E+018</text:p>
          </table:table-cell>
          <table:table-cell office:value-type="float" office:value="1.47584249287983E+018" calcext:value-type="float">
            <text:p>1.47584249287983E+018</text:p>
          </table:table-cell>
          <table:table-cell/>
          <table:table-cell table:formula="of:= [.C157] - [.B157]" office:value-type="float" office:value="169490176" calcext:value-type="float">
            <text:p>16949017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584249304368E+018" calcext:value-type="float">
            <text:p>1.47584249304368E+018</text:p>
          </table:table-cell>
          <table:table-cell office:value-type="float" office:value="1.47584249321417E+018" calcext:value-type="float">
            <text:p>1.47584249321417E+018</text:p>
          </table:table-cell>
          <table:table-cell/>
          <table:table-cell table:formula="of:= [.C158] - [.B158]" office:value-type="float" office:value="170490112" calcext:value-type="float">
            <text:p>1704901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584249337701E+018" calcext:value-type="float">
            <text:p>1.47584249337701E+018</text:p>
          </table:table-cell>
          <table:table-cell office:value-type="float" office:value="1.47584249354868E+018" calcext:value-type="float">
            <text:p>1.47584249354868E+018</text:p>
          </table:table-cell>
          <table:table-cell/>
          <table:table-cell table:formula="of:= [.C159] - [.B159]" office:value-type="float" office:value="171670016" calcext:value-type="float">
            <text:p>1716700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584249371038E+018" calcext:value-type="float">
            <text:p>1.47584249371038E+018</text:p>
          </table:table-cell>
          <table:table-cell office:value-type="float" office:value="1.47584249388322E+018" calcext:value-type="float">
            <text:p>1.47584249388322E+018</text:p>
          </table:table-cell>
          <table:table-cell/>
          <table:table-cell table:formula="of:= [.C160] - [.B160]" office:value-type="float" office:value="172839936" calcext:value-type="float">
            <text:p>1728399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584249404369E+018" calcext:value-type="float">
            <text:p>1.47584249404369E+018</text:p>
          </table:table-cell>
          <table:table-cell office:value-type="float" office:value="1.47584249421755E+018" calcext:value-type="float">
            <text:p>1.47584249421755E+018</text:p>
          </table:table-cell>
          <table:table-cell/>
          <table:table-cell table:formula="of:= [.C161] - [.B161]" office:value-type="float" office:value="173860096" calcext:value-type="float">
            <text:p>17386009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584249437701E+018" calcext:value-type="float">
            <text:p>1.47584249437701E+018</text:p>
          </table:table-cell>
          <table:table-cell office:value-type="float" office:value="1.47584249455192E+018" calcext:value-type="float">
            <text:p>1.47584249455192E+018</text:p>
          </table:table-cell>
          <table:table-cell/>
          <table:table-cell table:formula="of:= [.C162] - [.B162]" office:value-type="float" office:value="174909696" calcext:value-type="float">
            <text:p>17490969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584249471034E+018" calcext:value-type="float">
            <text:p>1.47584249471034E+018</text:p>
          </table:table-cell>
          <table:table-cell office:value-type="float" office:value="1.47584249488636E+018" calcext:value-type="float">
            <text:p>1.47584249488636E+018</text:p>
          </table:table-cell>
          <table:table-cell/>
          <table:table-cell table:formula="of:= [.C163] - [.B163]" office:value-type="float" office:value="176020224" calcext:value-type="float">
            <text:p>17602022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584249504368E+018" calcext:value-type="float">
            <text:p>1.47584249504368E+018</text:p>
          </table:table-cell>
          <table:table-cell office:value-type="float" office:value="1.47584249522071E+018" calcext:value-type="float">
            <text:p>1.47584249522071E+018</text:p>
          </table:table-cell>
          <table:table-cell/>
          <table:table-cell table:formula="of:= [.C164] - [.B164]" office:value-type="float" office:value="177029888" calcext:value-type="float">
            <text:p>1770298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584249537701E+018" calcext:value-type="float">
            <text:p>1.47584249537701E+018</text:p>
          </table:table-cell>
          <table:table-cell office:value-type="float" office:value="1.47584249555519E+018" calcext:value-type="float">
            <text:p>1.47584249555519E+018</text:p>
          </table:table-cell>
          <table:table-cell/>
          <table:table-cell table:formula="of:= [.C165] - [.B165]" office:value-type="float" office:value="178179840" calcext:value-type="float">
            <text:p>17817984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584249571034E+018" calcext:value-type="float">
            <text:p>1.47584249571034E+018</text:p>
          </table:table-cell>
          <table:table-cell office:value-type="float" office:value="1.47584249588961E+018" calcext:value-type="float">
            <text:p>1.47584249588961E+018</text:p>
          </table:table-cell>
          <table:table-cell/>
          <table:table-cell table:formula="of:= [.C166] - [.B166]" office:value-type="float" office:value="179269888" calcext:value-type="float">
            <text:p>17926988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584249604368E+018" calcext:value-type="float">
            <text:p>1.47584249604368E+018</text:p>
          </table:table-cell>
          <table:table-cell office:value-type="float" office:value="1.47584249622396E+018" calcext:value-type="float">
            <text:p>1.47584249622396E+018</text:p>
          </table:table-cell>
          <table:table-cell/>
          <table:table-cell table:formula="of:= [.C167] - [.B167]" office:value-type="float" office:value="180280064" calcext:value-type="float">
            <text:p>1802800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5842496377E+018" calcext:value-type="float">
            <text:p>1.475842496377E+018</text:p>
          </table:table-cell>
          <table:table-cell office:value-type="float" office:value="1.47584249655832E+018" calcext:value-type="float">
            <text:p>1.47584249655832E+018</text:p>
          </table:table-cell>
          <table:table-cell/>
          <table:table-cell table:formula="of:= [.C168] - [.B168]" office:value-type="float" office:value="181319936" calcext:value-type="float">
            <text:p>18131993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584249671034E+018" calcext:value-type="float">
            <text:p>1.47584249671034E+018</text:p>
          </table:table-cell>
          <table:table-cell office:value-type="float" office:value="1.47584249689273E+018" calcext:value-type="float">
            <text:p>1.47584249689273E+018</text:p>
          </table:table-cell>
          <table:table-cell/>
          <table:table-cell table:formula="of:= [.C169] - [.B169]" office:value-type="float" office:value="182389760" calcext:value-type="float">
            <text:p>18238976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584249704368E+018" calcext:value-type="float">
            <text:p>1.47584249704368E+018</text:p>
          </table:table-cell>
          <table:table-cell office:value-type="float" office:value="1.4758424972271E+018" calcext:value-type="float">
            <text:p>1.4758424972271E+018</text:p>
          </table:table-cell>
          <table:table-cell/>
          <table:table-cell table:formula="of:= [.C170] - [.B170]" office:value-type="float" office:value="183420160" calcext:value-type="float">
            <text:p>18342016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5842497377E+018" calcext:value-type="float">
            <text:p>1.475842497377E+018</text:p>
          </table:table-cell>
          <table:table-cell office:value-type="float" office:value="1.47584249756149E+018" calcext:value-type="float">
            <text:p>1.47584249756149E+018</text:p>
          </table:table-cell>
          <table:table-cell/>
          <table:table-cell table:formula="of:= [.C171] - [.B171]" office:value-type="float" office:value="184489728" calcext:value-type="float">
            <text:p>1844897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584249771033E+018" calcext:value-type="float">
            <text:p>1.47584249771033E+018</text:p>
          </table:table-cell>
          <table:table-cell office:value-type="float" office:value="1.47584249789592E+018" calcext:value-type="float">
            <text:p>1.47584249789592E+018</text:p>
          </table:table-cell>
          <table:table-cell/>
          <table:table-cell table:formula="of:= [.C172] - [.B172]" office:value-type="float" office:value="185590016" calcext:value-type="float">
            <text:p>1855900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584249804367E+018" calcext:value-type="float">
            <text:p>1.47584249804367E+018</text:p>
          </table:table-cell>
          <table:table-cell office:value-type="float" office:value="1.47584249823022E+018" calcext:value-type="float">
            <text:p>1.47584249823022E+018</text:p>
          </table:table-cell>
          <table:table-cell/>
          <table:table-cell table:formula="of:= [.C173] - [.B173]" office:value-type="float" office:value="186550016" calcext:value-type="float">
            <text:p>1865500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5842498377E+018" calcext:value-type="float">
            <text:p>1.475842498377E+018</text:p>
          </table:table-cell>
          <table:table-cell office:value-type="float" office:value="1.47584249856471E+018" calcext:value-type="float">
            <text:p>1.47584249856471E+018</text:p>
          </table:table-cell>
          <table:table-cell/>
          <table:table-cell table:formula="of:= [.C174] - [.B174]" office:value-type="float" office:value="187710208" calcext:value-type="float">
            <text:p>1877102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584249871034E+018" calcext:value-type="float">
            <text:p>1.47584249871034E+018</text:p>
          </table:table-cell>
          <table:table-cell office:value-type="float" office:value="1.47584249889906E+018" calcext:value-type="float">
            <text:p>1.47584249889906E+018</text:p>
          </table:table-cell>
          <table:table-cell/>
          <table:table-cell table:formula="of:= [.C175] - [.B175]" office:value-type="float" office:value="188719872" calcext:value-type="float">
            <text:p>1887198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584249904367E+018" calcext:value-type="float">
            <text:p>1.47584249904367E+018</text:p>
          </table:table-cell>
          <table:table-cell office:value-type="float" office:value="1.47584249923342E+018" calcext:value-type="float">
            <text:p>1.47584249923342E+018</text:p>
          </table:table-cell>
          <table:table-cell/>
          <table:table-cell table:formula="of:= [.C176] - [.B176]" office:value-type="float" office:value="189750016" calcext:value-type="float">
            <text:p>1897500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584249937701E+018" calcext:value-type="float">
            <text:p>1.47584249937701E+018</text:p>
          </table:table-cell>
          <table:table-cell office:value-type="float" office:value="1.47584249956779E+018" calcext:value-type="float">
            <text:p>1.47584249956779E+018</text:p>
          </table:table-cell>
          <table:table-cell/>
          <table:table-cell table:formula="of:= [.C177] - [.B177]" office:value-type="float" office:value="190779648" calcext:value-type="float">
            <text:p>19077964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584249971034E+018" calcext:value-type="float">
            <text:p>1.47584249971034E+018</text:p>
          </table:table-cell>
          <table:table-cell office:value-type="float" office:value="1.47584249990223E+018" calcext:value-type="float">
            <text:p>1.47584249990223E+018</text:p>
          </table:table-cell>
          <table:table-cell/>
          <table:table-cell table:formula="of:= [.C178] - [.B178]" office:value-type="float" office:value="191890176" calcext:value-type="float">
            <text:p>1918901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584250004368E+018" calcext:value-type="float">
            <text:p>1.47584250004368E+018</text:p>
          </table:table-cell>
          <table:table-cell office:value-type="float" office:value="1.47584250023658E+018" calcext:value-type="float">
            <text:p>1.47584250023658E+018</text:p>
          </table:table-cell>
          <table:table-cell/>
          <table:table-cell table:formula="of:= [.C179] - [.B179]" office:value-type="float" office:value="192900096" calcext:value-type="float">
            <text:p>19290009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584250037701E+018" calcext:value-type="float">
            <text:p>1.47584250037701E+018</text:p>
          </table:table-cell>
          <table:table-cell office:value-type="float" office:value="1.47584250057095E+018" calcext:value-type="float">
            <text:p>1.47584250057095E+018</text:p>
          </table:table-cell>
          <table:table-cell/>
          <table:table-cell table:formula="of:= [.C180] - [.B180]" office:value-type="float" office:value="193940224" calcext:value-type="float">
            <text:p>1939402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584250071034E+018" calcext:value-type="float">
            <text:p>1.47584250071034E+018</text:p>
          </table:table-cell>
          <table:table-cell office:value-type="float" office:value="1.47584250090544E+018" calcext:value-type="float">
            <text:p>1.47584250090544E+018</text:p>
          </table:table-cell>
          <table:table-cell/>
          <table:table-cell table:formula="of:= [.C181] - [.B181]" office:value-type="float" office:value="195100160" calcext:value-type="float">
            <text:p>1951001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584250104369E+018" calcext:value-type="float">
            <text:p>1.47584250104369E+018</text:p>
          </table:table-cell>
          <table:table-cell office:value-type="float" office:value="1.47584250123978E+018" calcext:value-type="float">
            <text:p>1.47584250123978E+018</text:p>
          </table:table-cell>
          <table:table-cell/>
          <table:table-cell table:formula="of:= [.C182] - [.B182]" office:value-type="float" office:value="196090112" calcext:value-type="float">
            <text:p>1960901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584250137702E+018" calcext:value-type="float">
            <text:p>1.47584250137702E+018</text:p>
          </table:table-cell>
          <table:table-cell office:value-type="float" office:value="1.47584250157417E+018" calcext:value-type="float">
            <text:p>1.47584250157417E+018</text:p>
          </table:table-cell>
          <table:table-cell/>
          <table:table-cell table:formula="of:= [.C183] - [.B183]" office:value-type="float" office:value="197150208" calcext:value-type="float">
            <text:p>1971502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584250171034E+018" calcext:value-type="float">
            <text:p>1.47584250171034E+018</text:p>
          </table:table-cell>
          <table:table-cell office:value-type="float" office:value="1.47584250190877E+018" calcext:value-type="float">
            <text:p>1.47584250190877E+018</text:p>
          </table:table-cell>
          <table:table-cell/>
          <table:table-cell table:formula="of:= [.C184] - [.B184]" office:value-type="float" office:value="198429952" calcext:value-type="float">
            <text:p>19842995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584250204368E+018" calcext:value-type="float">
            <text:p>1.47584250204368E+018</text:p>
          </table:table-cell>
          <table:table-cell office:value-type="float" office:value="1.47584250224313E+018" calcext:value-type="float">
            <text:p>1.47584250224313E+018</text:p>
          </table:table-cell>
          <table:table-cell/>
          <table:table-cell table:formula="of:= [.C185] - [.B185]" office:value-type="float" office:value="199450112" calcext:value-type="float">
            <text:p>1994501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584250237701E+018" calcext:value-type="float">
            <text:p>1.47584250237701E+018</text:p>
          </table:table-cell>
          <table:table-cell office:value-type="float" office:value="1.47584250257758E+018" calcext:value-type="float">
            <text:p>1.47584250257758E+018</text:p>
          </table:table-cell>
          <table:table-cell/>
          <table:table-cell table:formula="of:= [.C186] - [.B186]" office:value-type="float" office:value="200570112" calcext:value-type="float">
            <text:p>2005701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584250271035E+018" calcext:value-type="float">
            <text:p>1.47584250271035E+018</text:p>
          </table:table-cell>
          <table:table-cell office:value-type="float" office:value="1.47584250291192E+018" calcext:value-type="float">
            <text:p>1.47584250291192E+018</text:p>
          </table:table-cell>
          <table:table-cell/>
          <table:table-cell table:formula="of:= [.C187] - [.B187]" office:value-type="float" office:value="201570048" calcext:value-type="float">
            <text:p>2015700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584250304369E+018" calcext:value-type="float">
            <text:p>1.47584250304369E+018</text:p>
          </table:table-cell>
          <table:table-cell office:value-type="float" office:value="1.47584250324628E+018" calcext:value-type="float">
            <text:p>1.47584250324628E+018</text:p>
          </table:table-cell>
          <table:table-cell/>
          <table:table-cell table:formula="of:= [.C188] - [.B188]" office:value-type="float" office:value="202590208" calcext:value-type="float">
            <text:p>20259020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584250337701E+018" calcext:value-type="float">
            <text:p>1.47584250337701E+018</text:p>
          </table:table-cell>
          <table:table-cell office:value-type="float" office:value="1.47584250358067E+018" calcext:value-type="float">
            <text:p>1.47584250358067E+018</text:p>
          </table:table-cell>
          <table:table-cell/>
          <table:table-cell table:formula="of:= [.C189] - [.B189]" office:value-type="float" office:value="203660032" calcext:value-type="float">
            <text:p>20366003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584250371034E+018" calcext:value-type="float">
            <text:p>1.47584250371034E+018</text:p>
          </table:table-cell>
          <table:table-cell office:value-type="float" office:value="1.47584250391516E+018" calcext:value-type="float">
            <text:p>1.47584250391516E+018</text:p>
          </table:table-cell>
          <table:table-cell/>
          <table:table-cell table:formula="of:= [.C190] - [.B190]" office:value-type="float" office:value="204819712" calcext:value-type="float">
            <text:p>2048197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584250404368E+018" calcext:value-type="float">
            <text:p>1.47584250404368E+018</text:p>
          </table:table-cell>
          <table:table-cell office:value-type="float" office:value="1.47584250424952E+018" calcext:value-type="float">
            <text:p>1.47584250424952E+018</text:p>
          </table:table-cell>
          <table:table-cell/>
          <table:table-cell table:formula="of:= [.C191] - [.B191]" office:value-type="float" office:value="205840128" calcext:value-type="float">
            <text:p>20584012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584250437701E+018" calcext:value-type="float">
            <text:p>1.47584250437701E+018</text:p>
          </table:table-cell>
          <table:table-cell office:value-type="float" office:value="1.47584250458389E+018" calcext:value-type="float">
            <text:p>1.47584250458389E+018</text:p>
          </table:table-cell>
          <table:table-cell/>
          <table:table-cell table:formula="of:= [.C192] - [.B192]" office:value-type="float" office:value="206880000" calcext:value-type="float">
            <text:p>2068800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584250471034E+018" calcext:value-type="float">
            <text:p>1.47584250471034E+018</text:p>
          </table:table-cell>
          <table:table-cell office:value-type="float" office:value="1.47584250491832E+018" calcext:value-type="float">
            <text:p>1.47584250491832E+018</text:p>
          </table:table-cell>
          <table:table-cell/>
          <table:table-cell table:formula="of:= [.C193] - [.B193]" office:value-type="float" office:value="207979776" calcext:value-type="float">
            <text:p>20797977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584250504368E+018" calcext:value-type="float">
            <text:p>1.47584250504368E+018</text:p>
          </table:table-cell>
          <table:table-cell office:value-type="float" office:value="1.47584250525265E+018" calcext:value-type="float">
            <text:p>1.47584250525265E+018</text:p>
          </table:table-cell>
          <table:table-cell/>
          <table:table-cell table:formula="of:= [.C194] - [.B194]" office:value-type="float" office:value="208970240" calcext:value-type="float">
            <text:p>20897024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584250537702E+018" calcext:value-type="float">
            <text:p>1.47584250537702E+018</text:p>
          </table:table-cell>
          <table:table-cell office:value-type="float" office:value="1.47584250558705E+018" calcext:value-type="float">
            <text:p>1.47584250558705E+018</text:p>
          </table:table-cell>
          <table:table-cell/>
          <table:table-cell table:formula="of:= [.C195] - [.B195]" office:value-type="float" office:value="210030080" calcext:value-type="float">
            <text:p>2100300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584250571034E+018" calcext:value-type="float">
            <text:p>1.47584250571034E+018</text:p>
          </table:table-cell>
          <table:table-cell office:value-type="float" office:value="1.47584250592145E+018" calcext:value-type="float">
            <text:p>1.47584250592145E+018</text:p>
          </table:table-cell>
          <table:table-cell/>
          <table:table-cell table:formula="of:= [.C196] - [.B196]" office:value-type="float" office:value="211110144" calcext:value-type="float">
            <text:p>2111101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584250604369E+018" calcext:value-type="float">
            <text:p>1.47584250604369E+018</text:p>
          </table:table-cell>
          <table:table-cell office:value-type="float" office:value="1.47584250625583E+018" calcext:value-type="float">
            <text:p>1.47584250625583E+018</text:p>
          </table:table-cell>
          <table:table-cell/>
          <table:table-cell table:formula="of:= [.C197] - [.B197]" office:value-type="float" office:value="212140032" calcext:value-type="float">
            <text:p>2121400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584250637702E+018" calcext:value-type="float">
            <text:p>1.47584250637702E+018</text:p>
          </table:table-cell>
          <table:table-cell office:value-type="float" office:value="1.47584250659019E+018" calcext:value-type="float">
            <text:p>1.47584250659019E+018</text:p>
          </table:table-cell>
          <table:table-cell/>
          <table:table-cell table:formula="of:= [.C198] - [.B198]" office:value-type="float" office:value="213169920" calcext:value-type="float">
            <text:p>21316992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584250671034E+018" calcext:value-type="float">
            <text:p>1.47584250671034E+018</text:p>
          </table:table-cell>
          <table:table-cell office:value-type="float" office:value="1.47584250692467E+018" calcext:value-type="float">
            <text:p>1.47584250692467E+018</text:p>
          </table:table-cell>
          <table:table-cell/>
          <table:table-cell table:formula="of:= [.C199] - [.B199]" office:value-type="float" office:value="214329856" calcext:value-type="float">
            <text:p>21432985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584250704367E+018" calcext:value-type="float">
            <text:p>1.47584250704367E+018</text:p>
          </table:table-cell>
          <table:table-cell office:value-type="float" office:value="1.47584250725897E+018" calcext:value-type="float">
            <text:p>1.47584250725897E+018</text:p>
          </table:table-cell>
          <table:table-cell/>
          <table:table-cell table:formula="of:= [.C200] - [.B200]" office:value-type="float" office:value="215300096" calcext:value-type="float">
            <text:p>2153000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584250737701E+018" calcext:value-type="float">
            <text:p>1.47584250737701E+018</text:p>
          </table:table-cell>
          <table:table-cell office:value-type="float" office:value="1.47584250759335E+018" calcext:value-type="float">
            <text:p>1.47584250759335E+018</text:p>
          </table:table-cell>
          <table:table-cell/>
          <table:table-cell table:formula="of:= [.C201] - [.B201]" office:value-type="float" office:value="216339968" calcext:value-type="float">
            <text:p>2163399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584250771033E+018" calcext:value-type="float">
            <text:p>1.47584250771033E+018</text:p>
          </table:table-cell>
          <table:table-cell office:value-type="float" office:value="1.47584250792786E+018" calcext:value-type="float">
            <text:p>1.47584250792786E+018</text:p>
          </table:table-cell>
          <table:table-cell/>
          <table:table-cell table:formula="of:= [.C202] - [.B202]" office:value-type="float" office:value="217530112" calcext:value-type="float">
            <text:p>2175301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584250804369E+018" calcext:value-type="float">
            <text:p>1.47584250804369E+018</text:p>
          </table:table-cell>
          <table:table-cell office:value-type="float" office:value="1.47584250826215E+018" calcext:value-type="float">
            <text:p>1.47584250826215E+018</text:p>
          </table:table-cell>
          <table:table-cell/>
          <table:table-cell table:formula="of:= [.C203] - [.B203]" office:value-type="float" office:value="218460160" calcext:value-type="float">
            <text:p>21846016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584250837702E+018" calcext:value-type="float">
            <text:p>1.47584250837702E+018</text:p>
          </table:table-cell>
          <table:table-cell office:value-type="float" office:value="1.47584250859653E+018" calcext:value-type="float">
            <text:p>1.47584250859653E+018</text:p>
          </table:table-cell>
          <table:table-cell/>
          <table:table-cell table:formula="of:= [.C204] - [.B204]" office:value-type="float" office:value="219509760" calcext:value-type="float">
            <text:p>21950976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584250871034E+018" calcext:value-type="float">
            <text:p>1.47584250871034E+018</text:p>
          </table:table-cell>
          <table:table-cell office:value-type="float" office:value="1.47584250893097E+018" calcext:value-type="float">
            <text:p>1.47584250893097E+018</text:p>
          </table:table-cell>
          <table:table-cell/>
          <table:table-cell table:formula="of:= [.C205] - [.B205]" office:value-type="float" office:value="220630016" calcext:value-type="float">
            <text:p>2206300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584250904367E+018" calcext:value-type="float">
            <text:p>1.47584250904367E+018</text:p>
          </table:table-cell>
          <table:table-cell office:value-type="float" office:value="1.47584250926538E+018" calcext:value-type="float">
            <text:p>1.47584250926538E+018</text:p>
          </table:table-cell>
          <table:table-cell/>
          <table:table-cell table:formula="of:= [.C206] - [.B206]" office:value-type="float" office:value="221709824" calcext:value-type="float">
            <text:p>2217098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584250937701E+018" calcext:value-type="float">
            <text:p>1.47584250937701E+018</text:p>
          </table:table-cell>
          <table:table-cell office:value-type="float" office:value="1.47584250959975E+018" calcext:value-type="float">
            <text:p>1.47584250959975E+018</text:p>
          </table:table-cell>
          <table:table-cell/>
          <table:table-cell table:formula="of:= [.C207] - [.B207]" office:value-type="float" office:value="222740224" calcext:value-type="float">
            <text:p>2227402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584250971033E+018" calcext:value-type="float">
            <text:p>1.47584250971033E+018</text:p>
          </table:table-cell>
          <table:table-cell office:value-type="float" office:value="1.4758425099344E+018" calcext:value-type="float">
            <text:p>1.4758425099344E+018</text:p>
          </table:table-cell>
          <table:table-cell/>
          <table:table-cell table:formula="of:= [.C208] - [.B208]" office:value-type="float" office:value="224070144" calcext:value-type="float">
            <text:p>22407014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584251004368E+018" calcext:value-type="float">
            <text:p>1.47584251004368E+018</text:p>
          </table:table-cell>
          <table:table-cell office:value-type="float" office:value="1.47584251026869E+018" calcext:value-type="float">
            <text:p>1.47584251026869E+018</text:p>
          </table:table-cell>
          <table:table-cell/>
          <table:table-cell table:formula="of:= [.C209] - [.B209]" office:value-type="float" office:value="225010176" calcext:value-type="float">
            <text:p>2250101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584251037702E+018" calcext:value-type="float">
            <text:p>1.47584251037702E+018</text:p>
          </table:table-cell>
          <table:table-cell office:value-type="float" office:value="1.47584251060312E+018" calcext:value-type="float">
            <text:p>1.47584251060312E+018</text:p>
          </table:table-cell>
          <table:table-cell/>
          <table:table-cell table:formula="of:= [.C210] - [.B210]" office:value-type="float" office:value="226099712" calcext:value-type="float">
            <text:p>2260997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584251071034E+018" calcext:value-type="float">
            <text:p>1.47584251071034E+018</text:p>
          </table:table-cell>
          <table:table-cell office:value-type="float" office:value="1.47584251093752E+018" calcext:value-type="float">
            <text:p>1.47584251093752E+018</text:p>
          </table:table-cell>
          <table:table-cell/>
          <table:table-cell table:formula="of:= [.C211] - [.B211]" office:value-type="float" office:value="227180032" calcext:value-type="float">
            <text:p>22718003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584251104368E+018" calcext:value-type="float">
            <text:p>1.47584251104368E+018</text:p>
          </table:table-cell>
          <table:table-cell office:value-type="float" office:value="1.47584251127187E+018" calcext:value-type="float">
            <text:p>1.47584251127187E+018</text:p>
          </table:table-cell>
          <table:table-cell/>
          <table:table-cell table:formula="of:= [.C212] - [.B212]" office:value-type="float" office:value="228189952" calcext:value-type="float">
            <text:p>22818995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584251137701E+018" calcext:value-type="float">
            <text:p>1.47584251137701E+018</text:p>
          </table:table-cell>
          <table:table-cell office:value-type="float" office:value="1.47584251160626E+018" calcext:value-type="float">
            <text:p>1.47584251160626E+018</text:p>
          </table:table-cell>
          <table:table-cell/>
          <table:table-cell table:formula="of:= [.C213] - [.B213]" office:value-type="float" office:value="229250304" calcext:value-type="float">
            <text:p>22925030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584251171034E+018" calcext:value-type="float">
            <text:p>1.47584251171034E+018</text:p>
          </table:table-cell>
          <table:table-cell office:value-type="float" office:value="1.47584251194069E+018" calcext:value-type="float">
            <text:p>1.47584251194069E+018</text:p>
          </table:table-cell>
          <table:table-cell/>
          <table:table-cell table:formula="of:= [.C214] - [.B214]" office:value-type="float" office:value="230349824" calcext:value-type="float">
            <text:p>2303498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584251204368E+018" calcext:value-type="float">
            <text:p>1.47584251204368E+018</text:p>
          </table:table-cell>
          <table:table-cell office:value-type="float" office:value="1.47584251227526E+018" calcext:value-type="float">
            <text:p>1.47584251227526E+018</text:p>
          </table:table-cell>
          <table:table-cell/>
          <table:table-cell table:formula="of:= [.C215] - [.B215]" office:value-type="float" office:value="231580160" calcext:value-type="float">
            <text:p>23158016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584251237704E+018" calcext:value-type="float">
            <text:p>1.47584251237704E+018</text:p>
          </table:table-cell>
          <table:table-cell office:value-type="float" office:value="1.47584251260948E+018" calcext:value-type="float">
            <text:p>1.47584251260948E+018</text:p>
          </table:table-cell>
          <table:table-cell/>
          <table:table-cell table:formula="of:= [.C216] - [.B216]" office:value-type="float" office:value="232440064" calcext:value-type="float">
            <text:p>23244006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584251271035E+018" calcext:value-type="float">
            <text:p>1.47584251271035E+018</text:p>
          </table:table-cell>
          <table:table-cell office:value-type="float" office:value="1.47584251294391E+018" calcext:value-type="float">
            <text:p>1.47584251294391E+018</text:p>
          </table:table-cell>
          <table:table-cell/>
          <table:table-cell table:formula="of:= [.C217] - [.B217]" office:value-type="float" office:value="233560064" calcext:value-type="float">
            <text:p>2335600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584251304368E+018" calcext:value-type="float">
            <text:p>1.47584251304368E+018</text:p>
          </table:table-cell>
          <table:table-cell office:value-type="float" office:value="1.47584251327825E+018" calcext:value-type="float">
            <text:p>1.47584251327825E+018</text:p>
          </table:table-cell>
          <table:table-cell/>
          <table:table-cell table:formula="of:= [.C218] - [.B218]" office:value-type="float" office:value="234569984" calcext:value-type="float">
            <text:p>2345699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584251337701E+018" calcext:value-type="float">
            <text:p>1.47584251337701E+018</text:p>
          </table:table-cell>
          <table:table-cell office:value-type="float" office:value="1.47584251361263E+018" calcext:value-type="float">
            <text:p>1.47584251361263E+018</text:p>
          </table:table-cell>
          <table:table-cell/>
          <table:table-cell table:formula="of:= [.C219] - [.B219]" office:value-type="float" office:value="235620096" calcext:value-type="float">
            <text:p>2356200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584251371034E+018" calcext:value-type="float">
            <text:p>1.47584251371034E+018</text:p>
          </table:table-cell>
          <table:table-cell office:value-type="float" office:value="1.47584251394712E+018" calcext:value-type="float">
            <text:p>1.47584251394712E+018</text:p>
          </table:table-cell>
          <table:table-cell/>
          <table:table-cell table:formula="of:= [.C220] - [.B220]" office:value-type="float" office:value="236780288" calcext:value-type="float">
            <text:p>23678028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584251404368E+018" calcext:value-type="float">
            <text:p>1.47584251404368E+018</text:p>
          </table:table-cell>
          <table:table-cell office:value-type="float" office:value="1.47584251428143E+018" calcext:value-type="float">
            <text:p>1.47584251428143E+018</text:p>
          </table:table-cell>
          <table:table-cell/>
          <table:table-cell table:formula="of:= [.C221] - [.B221]" office:value-type="float" office:value="237750016" calcext:value-type="float">
            <text:p>2377500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584251437701E+018" calcext:value-type="float">
            <text:p>1.47584251437701E+018</text:p>
          </table:table-cell>
          <table:table-cell office:value-type="float" office:value="1.47584251461579E+018" calcext:value-type="float">
            <text:p>1.47584251461579E+018</text:p>
          </table:table-cell>
          <table:table-cell/>
          <table:table-cell table:formula="of:= [.C222] - [.B222]" office:value-type="float" office:value="238780160" calcext:value-type="float">
            <text:p>2387801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584251471033E+018" calcext:value-type="float">
            <text:p>1.47584251471033E+018</text:p>
          </table:table-cell>
          <table:table-cell office:value-type="float" office:value="1.47584251495025E+018" calcext:value-type="float">
            <text:p>1.47584251495025E+018</text:p>
          </table:table-cell>
          <table:table-cell/>
          <table:table-cell table:formula="of:= [.C223] - [.B223]" office:value-type="float" office:value="239919872" calcext:value-type="float">
            <text:p>23991987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584251504367E+018" calcext:value-type="float">
            <text:p>1.47584251504367E+018</text:p>
          </table:table-cell>
          <table:table-cell office:value-type="float" office:value="1.47584251528465E+018" calcext:value-type="float">
            <text:p>1.47584251528465E+018</text:p>
          </table:table-cell>
          <table:table-cell/>
          <table:table-cell table:formula="of:= [.C224] - [.B224]" office:value-type="float" office:value="240979968" calcext:value-type="float">
            <text:p>24097996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584251537701E+018" calcext:value-type="float">
            <text:p>1.47584251537701E+018</text:p>
          </table:table-cell>
          <table:table-cell office:value-type="float" office:value="1.47584251561898E+018" calcext:value-type="float">
            <text:p>1.47584251561898E+018</text:p>
          </table:table-cell>
          <table:table-cell/>
          <table:table-cell table:formula="of:= [.C225] - [.B225]" office:value-type="float" office:value="241969920" calcext:value-type="float">
            <text:p>2419699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584251571034E+018" calcext:value-type="float">
            <text:p>1.47584251571034E+018</text:p>
          </table:table-cell>
          <table:table-cell office:value-type="float" office:value="1.47584251595348E+018" calcext:value-type="float">
            <text:p>1.47584251595348E+018</text:p>
          </table:table-cell>
          <table:table-cell/>
          <table:table-cell table:formula="of:= [.C226] - [.B226]" office:value-type="float" office:value="243140096" calcext:value-type="float">
            <text:p>24314009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584251604368E+018" calcext:value-type="float">
            <text:p>1.47584251604368E+018</text:p>
          </table:table-cell>
          <table:table-cell office:value-type="float" office:value="1.47584251628778E+018" calcext:value-type="float">
            <text:p>1.47584251628778E+018</text:p>
          </table:table-cell>
          <table:table-cell/>
          <table:table-cell table:formula="of:= [.C227] - [.B227]" office:value-type="float" office:value="244099840" calcext:value-type="float">
            <text:p>24409984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584251637701E+018" calcext:value-type="float">
            <text:p>1.47584251637701E+018</text:p>
          </table:table-cell>
          <table:table-cell office:value-type="float" office:value="1.47584251662215E+018" calcext:value-type="float">
            <text:p>1.47584251662215E+018</text:p>
          </table:table-cell>
          <table:table-cell/>
          <table:table-cell table:formula="of:= [.C228] - [.B228]" office:value-type="float" office:value="245140224" calcext:value-type="float">
            <text:p>24514022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584251671034E+018" calcext:value-type="float">
            <text:p>1.47584251671034E+018</text:p>
          </table:table-cell>
          <table:table-cell office:value-type="float" office:value="1.47584251695661E+018" calcext:value-type="float">
            <text:p>1.47584251695661E+018</text:p>
          </table:table-cell>
          <table:table-cell/>
          <table:table-cell table:formula="of:= [.C229] - [.B229]" office:value-type="float" office:value="246270208" calcext:value-type="float">
            <text:p>2462702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584251704368E+018" calcext:value-type="float">
            <text:p>1.47584251704368E+018</text:p>
          </table:table-cell>
          <table:table-cell office:value-type="float" office:value="1.47584251729095E+018" calcext:value-type="float">
            <text:p>1.47584251729095E+018</text:p>
          </table:table-cell>
          <table:table-cell/>
          <table:table-cell table:formula="of:= [.C230] - [.B230]" office:value-type="float" office:value="247269888" calcext:value-type="float">
            <text:p>24726988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584251737702E+018" calcext:value-type="float">
            <text:p>1.47584251737702E+018</text:p>
          </table:table-cell>
          <table:table-cell office:value-type="float" office:value="1.47584251762551E+018" calcext:value-type="float">
            <text:p>1.47584251762551E+018</text:p>
          </table:table-cell>
          <table:table-cell/>
          <table:table-cell table:formula="of:= [.C231] - [.B231]" office:value-type="float" office:value="248490240" calcext:value-type="float">
            <text:p>2484902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584251771034E+018" calcext:value-type="float">
            <text:p>1.47584251771034E+018</text:p>
          </table:table-cell>
          <table:table-cell office:value-type="float" office:value="1.47584251795995E+018" calcext:value-type="float">
            <text:p>1.47584251795995E+018</text:p>
          </table:table-cell>
          <table:table-cell/>
          <table:table-cell table:formula="of:= [.C232] - [.B232]" office:value-type="float" office:value="249609728" calcext:value-type="float">
            <text:p>24960972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584251804368E+018" calcext:value-type="float">
            <text:p>1.47584251804368E+018</text:p>
          </table:table-cell>
          <table:table-cell office:value-type="float" office:value="1.47584251829424E+018" calcext:value-type="float">
            <text:p>1.47584251829424E+018</text:p>
          </table:table-cell>
          <table:table-cell/>
          <table:table-cell table:formula="of:= [.C233] - [.B233]" office:value-type="float" office:value="250560000" calcext:value-type="float">
            <text:p>250560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584251837701E+018" calcext:value-type="float">
            <text:p>1.47584251837701E+018</text:p>
          </table:table-cell>
          <table:table-cell office:value-type="float" office:value="1.4758425186287E+018" calcext:value-type="float">
            <text:p>1.4758425186287E+018</text:p>
          </table:table-cell>
          <table:table-cell/>
          <table:table-cell table:formula="of:= [.C234] - [.B234]" office:value-type="float" office:value="251689984" calcext:value-type="float">
            <text:p>25168998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584251871033E+018" calcext:value-type="float">
            <text:p>1.47584251871033E+018</text:p>
          </table:table-cell>
          <table:table-cell office:value-type="float" office:value="1.47584251896319E+018" calcext:value-type="float">
            <text:p>1.47584251896319E+018</text:p>
          </table:table-cell>
          <table:table-cell/>
          <table:table-cell table:formula="of:= [.C235] - [.B235]" office:value-type="float" office:value="252860160" calcext:value-type="float">
            <text:p>2528601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584251904368E+018" calcext:value-type="float">
            <text:p>1.47584251904368E+018</text:p>
          </table:table-cell>
          <table:table-cell office:value-type="float" office:value="1.47584251929715E+018" calcext:value-type="float">
            <text:p>1.47584251929715E+018</text:p>
          </table:table-cell>
          <table:table-cell/>
          <table:table-cell table:formula="of:= [.C236] - [.B236]" office:value-type="float" office:value="253469696" calcext:value-type="float">
            <text:p>25346969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584251937701E+018" calcext:value-type="float">
            <text:p>1.47584251937701E+018</text:p>
          </table:table-cell>
          <table:table-cell office:value-type="float" office:value="1.47584251963151E+018" calcext:value-type="float">
            <text:p>1.47584251963151E+018</text:p>
          </table:table-cell>
          <table:table-cell/>
          <table:table-cell table:formula="of:= [.C237] - [.B237]" office:value-type="float" office:value="254500096" calcext:value-type="float">
            <text:p>25450009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584251971033E+018" calcext:value-type="float">
            <text:p>1.47584251971033E+018</text:p>
          </table:table-cell>
          <table:table-cell office:value-type="float" office:value="1.47584251996593E+018" calcext:value-type="float">
            <text:p>1.47584251996593E+018</text:p>
          </table:table-cell>
          <table:table-cell/>
          <table:table-cell table:formula="of:= [.C238] - [.B238]" office:value-type="float" office:value="255600128" calcext:value-type="float">
            <text:p>2556001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584252004368E+018" calcext:value-type="float">
            <text:p>1.47584252004368E+018</text:p>
          </table:table-cell>
          <table:table-cell office:value-type="float" office:value="1.47584252030027E+018" calcext:value-type="float">
            <text:p>1.47584252030027E+018</text:p>
          </table:table-cell>
          <table:table-cell/>
          <table:table-cell table:formula="of:= [.C239] - [.B239]" office:value-type="float" office:value="256590080" calcext:value-type="float">
            <text:p>25659008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584252037701E+018" calcext:value-type="float">
            <text:p>1.47584252037701E+018</text:p>
          </table:table-cell>
          <table:table-cell office:value-type="float" office:value="1.47584252063474E+018" calcext:value-type="float">
            <text:p>1.47584252063474E+018</text:p>
          </table:table-cell>
          <table:table-cell/>
          <table:table-cell table:formula="of:= [.C240] - [.B240]" office:value-type="float" office:value="257730048" calcext:value-type="float">
            <text:p>2577300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584252071033E+018" calcext:value-type="float">
            <text:p>1.47584252071033E+018</text:p>
          </table:table-cell>
          <table:table-cell office:value-type="float" office:value="1.47584252096909E+018" calcext:value-type="float">
            <text:p>1.47584252096909E+018</text:p>
          </table:table-cell>
          <table:table-cell/>
          <table:table-cell table:formula="of:= [.C241] - [.B241]" office:value-type="float" office:value="258759936" calcext:value-type="float">
            <text:p>25875993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584252104368E+018" calcext:value-type="float">
            <text:p>1.47584252104368E+018</text:p>
          </table:table-cell>
          <table:table-cell office:value-type="float" office:value="1.47584252130344E+018" calcext:value-type="float">
            <text:p>1.47584252130344E+018</text:p>
          </table:table-cell>
          <table:table-cell/>
          <table:table-cell table:formula="of:= [.C242] - [.B242]" office:value-type="float" office:value="259760128" calcext:value-type="float">
            <text:p>2597601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584252137701E+018" calcext:value-type="float">
            <text:p>1.47584252137701E+018</text:p>
          </table:table-cell>
          <table:table-cell office:value-type="float" office:value="1.47584252163782E+018" calcext:value-type="float">
            <text:p>1.47584252163782E+018</text:p>
          </table:table-cell>
          <table:table-cell/>
          <table:table-cell table:formula="of:= [.C243] - [.B243]" office:value-type="float" office:value="260809728" calcext:value-type="float">
            <text:p>2608097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584252171034E+018" calcext:value-type="float">
            <text:p>1.47584252171034E+018</text:p>
          </table:table-cell>
          <table:table-cell office:value-type="float" office:value="1.47584252197223E+018" calcext:value-type="float">
            <text:p>1.47584252197223E+018</text:p>
          </table:table-cell>
          <table:table-cell/>
          <table:table-cell table:formula="of:= [.C244] - [.B244]" office:value-type="float" office:value="261890048" calcext:value-type="float">
            <text:p>26189004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584252204368E+018" calcext:value-type="float">
            <text:p>1.47584252204368E+018</text:p>
          </table:table-cell>
          <table:table-cell office:value-type="float" office:value="1.47584252230663E+018" calcext:value-type="float">
            <text:p>1.47584252230663E+018</text:p>
          </table:table-cell>
          <table:table-cell/>
          <table:table-cell table:formula="of:= [.C245] - [.B245]" office:value-type="float" office:value="262950144" calcext:value-type="float">
            <text:p>2629501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584252237701E+018" calcext:value-type="float">
            <text:p>1.47584252237701E+018</text:p>
          </table:table-cell>
          <table:table-cell office:value-type="float" office:value="1.47584252264097E+018" calcext:value-type="float">
            <text:p>1.47584252264097E+018</text:p>
          </table:table-cell>
          <table:table-cell/>
          <table:table-cell table:formula="of:= [.C246] - [.B246]" office:value-type="float" office:value="263960064" calcext:value-type="float">
            <text:p>26396006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584252271034E+018" calcext:value-type="float">
            <text:p>1.47584252271034E+018</text:p>
          </table:table-cell>
          <table:table-cell office:value-type="float" office:value="1.47584252297547E+018" calcext:value-type="float">
            <text:p>1.47584252297547E+018</text:p>
          </table:table-cell>
          <table:table-cell/>
          <table:table-cell table:formula="of:= [.C247] - [.B247]" office:value-type="float" office:value="265129728" calcext:value-type="float">
            <text:p>26512972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584252304368E+018" calcext:value-type="float">
            <text:p>1.47584252304368E+018</text:p>
          </table:table-cell>
          <table:table-cell office:value-type="float" office:value="1.47584252330987E+018" calcext:value-type="float">
            <text:p>1.47584252330987E+018</text:p>
          </table:table-cell>
          <table:table-cell/>
          <table:table-cell table:formula="of:= [.C248] - [.B248]" office:value-type="float" office:value="266190080" calcext:value-type="float">
            <text:p>26619008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584252337701E+018" calcext:value-type="float">
            <text:p>1.47584252337701E+018</text:p>
          </table:table-cell>
          <table:table-cell office:value-type="float" office:value="1.47584252364422E+018" calcext:value-type="float">
            <text:p>1.47584252364422E+018</text:p>
          </table:table-cell>
          <table:table-cell/>
          <table:table-cell table:formula="of:= [.C249] - [.B249]" office:value-type="float" office:value="267209984" calcext:value-type="float">
            <text:p>26720998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584252371033E+018" calcext:value-type="float">
            <text:p>1.47584252371033E+018</text:p>
          </table:table-cell>
          <table:table-cell office:value-type="float" office:value="1.47584252397878E+018" calcext:value-type="float">
            <text:p>1.47584252397878E+018</text:p>
          </table:table-cell>
          <table:table-cell/>
          <table:table-cell table:formula="of:= [.C250] - [.B250]" office:value-type="float" office:value="268450048" calcext:value-type="float">
            <text:p>2684500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584252404367E+018" calcext:value-type="float">
            <text:p>1.47584252404367E+018</text:p>
          </table:table-cell>
          <table:table-cell office:value-type="float" office:value="1.47584252431317E+018" calcext:value-type="float">
            <text:p>1.47584252431317E+018</text:p>
          </table:table-cell>
          <table:table-cell/>
          <table:table-cell table:formula="of:= [.C251] - [.B251]" office:value-type="float" office:value="269499904" calcext:value-type="float">
            <text:p>26949990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584252437701E+018" calcext:value-type="float">
            <text:p>1.47584252437701E+018</text:p>
          </table:table-cell>
          <table:table-cell office:value-type="float" office:value="1.47584252464748E+018" calcext:value-type="float">
            <text:p>1.47584252464748E+018</text:p>
          </table:table-cell>
          <table:table-cell/>
          <table:table-cell table:formula="of:= [.C252] - [.B252]" office:value-type="float" office:value="270470144" calcext:value-type="float">
            <text:p>27047014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584252471034E+018" calcext:value-type="float">
            <text:p>1.47584252471034E+018</text:p>
          </table:table-cell>
          <table:table-cell office:value-type="float" office:value="1.4758425249819E+018" calcext:value-type="float">
            <text:p>1.4758425249819E+018</text:p>
          </table:table-cell>
          <table:table-cell/>
          <table:table-cell table:formula="of:= [.C253] - [.B253]" office:value-type="float" office:value="271560192" calcext:value-type="float">
            <text:p>27156019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584252504368E+018" calcext:value-type="float">
            <text:p>1.47584252504368E+018</text:p>
          </table:table-cell>
          <table:table-cell office:value-type="float" office:value="1.47584252531627E+018" calcext:value-type="float">
            <text:p>1.47584252531627E+018</text:p>
          </table:table-cell>
          <table:table-cell/>
          <table:table-cell table:formula="of:= [.C254] - [.B254]" office:value-type="float" office:value="272590080" calcext:value-type="float">
            <text:p>27259008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5842525377E+018" calcext:value-type="float">
            <text:p>1.475842525377E+018</text:p>
          </table:table-cell>
          <table:table-cell office:value-type="float" office:value="1.47584252565062E+018" calcext:value-type="float">
            <text:p>1.47584252565062E+018</text:p>
          </table:table-cell>
          <table:table-cell/>
          <table:table-cell table:formula="of:= [.C255] - [.B255]" office:value-type="float" office:value="273619968" calcext:value-type="float">
            <text:p>27361996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584252571034E+018" calcext:value-type="float">
            <text:p>1.47584252571034E+018</text:p>
          </table:table-cell>
          <table:table-cell office:value-type="float" office:value="1.47584252598518E+018" calcext:value-type="float">
            <text:p>1.47584252598518E+018</text:p>
          </table:table-cell>
          <table:table-cell/>
          <table:table-cell table:formula="of:= [.C256] - [.B256]" office:value-type="float" office:value="274839808" calcext:value-type="float">
            <text:p>2748398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584252604368E+018" calcext:value-type="float">
            <text:p>1.47584252604368E+018</text:p>
          </table:table-cell>
          <table:table-cell office:value-type="float" office:value="1.47584252631951E+018" calcext:value-type="float">
            <text:p>1.47584252631951E+018</text:p>
          </table:table-cell>
          <table:table-cell/>
          <table:table-cell table:formula="of:= [.C257] - [.B257]" office:value-type="float" office:value="275830016" calcext:value-type="float">
            <text:p>2758300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584252637701E+018" calcext:value-type="float">
            <text:p>1.47584252637701E+018</text:p>
          </table:table-cell>
          <table:table-cell office:value-type="float" office:value="1.47584252665388E+018" calcext:value-type="float">
            <text:p>1.47584252665388E+018</text:p>
          </table:table-cell>
          <table:table-cell/>
          <table:table-cell table:formula="of:= [.C258] - [.B258]" office:value-type="float" office:value="276869888" calcext:value-type="float">
            <text:p>27686988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584252671034E+018" calcext:value-type="float">
            <text:p>1.47584252671034E+018</text:p>
          </table:table-cell>
          <table:table-cell office:value-type="float" office:value="1.4758425269883E+018" calcext:value-type="float">
            <text:p>1.4758425269883E+018</text:p>
          </table:table-cell>
          <table:table-cell/>
          <table:table-cell table:formula="of:= [.C259] - [.B259]" office:value-type="float" office:value="277960192" calcext:value-type="float">
            <text:p>27796019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584252704367E+018" calcext:value-type="float">
            <text:p>1.47584252704367E+018</text:p>
          </table:table-cell>
          <table:table-cell office:value-type="float" office:value="1.47584252732267E+018" calcext:value-type="float">
            <text:p>1.47584252732267E+018</text:p>
          </table:table-cell>
          <table:table-cell/>
          <table:table-cell table:formula="of:= [.C260] - [.B260]" office:value-type="float" office:value="279000064" calcext:value-type="float">
            <text:p>27900006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584252737701E+018" calcext:value-type="float">
            <text:p>1.47584252737701E+018</text:p>
          </table:table-cell>
          <table:table-cell office:value-type="float" office:value="1.47584252765705E+018" calcext:value-type="float">
            <text:p>1.47584252765705E+018</text:p>
          </table:table-cell>
          <table:table-cell/>
          <table:table-cell table:formula="of:= [.C261] - [.B261]" office:value-type="float" office:value="280039936" calcext:value-type="float">
            <text:p>28003993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584252771034E+018" calcext:value-type="float">
            <text:p>1.47584252771034E+018</text:p>
          </table:table-cell>
          <table:table-cell office:value-type="float" office:value="1.47584252799148E+018" calcext:value-type="float">
            <text:p>1.47584252799148E+018</text:p>
          </table:table-cell>
          <table:table-cell/>
          <table:table-cell table:formula="of:= [.C262] - [.B262]" office:value-type="float" office:value="281139968" calcext:value-type="float">
            <text:p>28113996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584252804368E+018" calcext:value-type="float">
            <text:p>1.47584252804368E+018</text:p>
          </table:table-cell>
          <table:table-cell office:value-type="float" office:value="1.47584252832587E+018" calcext:value-type="float">
            <text:p>1.47584252832587E+018</text:p>
          </table:table-cell>
          <table:table-cell/>
          <table:table-cell table:formula="of:= [.C263] - [.B263]" office:value-type="float" office:value="282190080" calcext:value-type="float">
            <text:p>28219008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584252837701E+018" calcext:value-type="float">
            <text:p>1.47584252837701E+018</text:p>
          </table:table-cell>
          <table:table-cell office:value-type="float" office:value="1.47584252866021E+018" calcext:value-type="float">
            <text:p>1.47584252866021E+018</text:p>
          </table:table-cell>
          <table:table-cell/>
          <table:table-cell table:formula="of:= [.C264] - [.B264]" office:value-type="float" office:value="283200000" calcext:value-type="float">
            <text:p>2832000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584252871034E+018" calcext:value-type="float">
            <text:p>1.47584252871034E+018</text:p>
          </table:table-cell>
          <table:table-cell office:value-type="float" office:value="1.47584252899472E+018" calcext:value-type="float">
            <text:p>1.47584252899472E+018</text:p>
          </table:table-cell>
          <table:table-cell/>
          <table:table-cell table:formula="of:= [.C265] - [.B265]" office:value-type="float" office:value="284379904" calcext:value-type="float">
            <text:p>2843799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584252904347E+018" calcext:value-type="float">
            <text:p>1.47584252904347E+018</text:p>
          </table:table-cell>
          <table:table-cell office:value-type="float" office:value="1.47584252932905E+018" calcext:value-type="float">
            <text:p>1.47584252932905E+018</text:p>
          </table:table-cell>
          <table:table-cell/>
          <table:table-cell table:formula="of:= [.C266] - [.B266]" office:value-type="float" office:value="285580032" calcext:value-type="float">
            <text:p>28558003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5842529377E+018" calcext:value-type="float">
            <text:p>1.475842529377E+018</text:p>
          </table:table-cell>
          <table:table-cell office:value-type="float" office:value="1.47584252966337E+018" calcext:value-type="float">
            <text:p>1.47584252966337E+018</text:p>
          </table:table-cell>
          <table:table-cell/>
          <table:table-cell table:formula="of:= [.C267] - [.B267]" office:value-type="float" office:value="286369792" calcext:value-type="float">
            <text:p>28636979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584252971034E+018" calcext:value-type="float">
            <text:p>1.47584252971034E+018</text:p>
          </table:table-cell>
          <table:table-cell office:value-type="float" office:value="1.47584252999801E+018" calcext:value-type="float">
            <text:p>1.47584252999801E+018</text:p>
          </table:table-cell>
          <table:table-cell/>
          <table:table-cell table:formula="of:= [.C268] - [.B268]" office:value-type="float" office:value="287670016" calcext:value-type="float">
            <text:p>2876700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58425300436E+018" calcext:value-type="float">
            <text:p>1.4758425300436E+018</text:p>
          </table:table-cell>
          <table:table-cell office:value-type="float" office:value="1.47584253033231E+018" calcext:value-type="float">
            <text:p>1.47584253033231E+018</text:p>
          </table:table-cell>
          <table:table-cell/>
          <table:table-cell table:formula="of:= [.C269] - [.B269]" office:value-type="float" office:value="288710144" calcext:value-type="float">
            <text:p>28871014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5842530377E+018" calcext:value-type="float">
            <text:p>1.475842530377E+018</text:p>
          </table:table-cell>
          <table:table-cell office:value-type="float" office:value="1.47584253066667E+018" calcext:value-type="float">
            <text:p>1.47584253066667E+018</text:p>
          </table:table-cell>
          <table:table-cell/>
          <table:table-cell table:formula="of:= [.C270] - [.B270]" office:value-type="float" office:value="289670144" calcext:value-type="float">
            <text:p>28967014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584253071033E+018" calcext:value-type="float">
            <text:p>1.47584253071033E+018</text:p>
          </table:table-cell>
          <table:table-cell office:value-type="float" office:value="1.4758425310011E+018" calcext:value-type="float">
            <text:p>1.4758425310011E+018</text:p>
          </table:table-cell>
          <table:table-cell/>
          <table:table-cell table:formula="of:= [.C271] - [.B271]" office:value-type="float" office:value="290769920" calcext:value-type="float">
            <text:p>29076992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584253104368E+018" calcext:value-type="float">
            <text:p>1.47584253104368E+018</text:p>
          </table:table-cell>
          <table:table-cell office:value-type="float" office:value="1.47584253133546E+018" calcext:value-type="float">
            <text:p>1.47584253133546E+018</text:p>
          </table:table-cell>
          <table:table-cell/>
          <table:table-cell table:formula="of:= [.C272] - [.B272]" office:value-type="float" office:value="291779840" calcext:value-type="float">
            <text:p>29177984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5842531377E+018" calcext:value-type="float">
            <text:p>1.475842531377E+018</text:p>
          </table:table-cell>
          <table:table-cell office:value-type="float" office:value="1.47584253166987E+018" calcext:value-type="float">
            <text:p>1.47584253166987E+018</text:p>
          </table:table-cell>
          <table:table-cell/>
          <table:table-cell table:formula="of:= [.C273] - [.B273]" office:value-type="float" office:value="292870144" calcext:value-type="float">
            <text:p>29287014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584253171033E+018" calcext:value-type="float">
            <text:p>1.47584253171033E+018</text:p>
          </table:table-cell>
          <table:table-cell office:value-type="float" office:value="1.47584253200427E+018" calcext:value-type="float">
            <text:p>1.47584253200427E+018</text:p>
          </table:table-cell>
          <table:table-cell/>
          <table:table-cell table:formula="of:= [.C274] - [.B274]" office:value-type="float" office:value="293939968" calcext:value-type="float">
            <text:p>29393996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584253204367E+018" calcext:value-type="float">
            <text:p>1.47584253204367E+018</text:p>
          </table:table-cell>
          <table:table-cell office:value-type="float" office:value="1.47584253233864E+018" calcext:value-type="float">
            <text:p>1.47584253233864E+018</text:p>
          </table:table-cell>
          <table:table-cell/>
          <table:table-cell table:formula="of:= [.C275] - [.B275]" office:value-type="float" office:value="294969856" calcext:value-type="float">
            <text:p>2949698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5842532377E+018" calcext:value-type="float">
            <text:p>1.475842532377E+018</text:p>
          </table:table-cell>
          <table:table-cell office:value-type="float" office:value="1.47584253267308E+018" calcext:value-type="float">
            <text:p>1.47584253267308E+018</text:p>
          </table:table-cell>
          <table:table-cell/>
          <table:table-cell table:formula="of:= [.C276] - [.B276]" office:value-type="float" office:value="296080128" calcext:value-type="float">
            <text:p>29608012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584253271034E+018" calcext:value-type="float">
            <text:p>1.47584253271034E+018</text:p>
          </table:table-cell>
          <table:table-cell office:value-type="float" office:value="1.47584253300742E+018" calcext:value-type="float">
            <text:p>1.47584253300742E+018</text:p>
          </table:table-cell>
          <table:table-cell/>
          <table:table-cell table:formula="of:= [.C277] - [.B277]" office:value-type="float" office:value="297080320" calcext:value-type="float">
            <text:p>29708032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584253304368E+018" calcext:value-type="float">
            <text:p>1.47584253304368E+018</text:p>
          </table:table-cell>
          <table:table-cell office:value-type="float" office:value="1.4758425333418E+018" calcext:value-type="float">
            <text:p>1.4758425333418E+018</text:p>
          </table:table-cell>
          <table:table-cell/>
          <table:table-cell table:formula="of:= [.C278] - [.B278]" office:value-type="float" office:value="298119936" calcext:value-type="float">
            <text:p>29811993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584253337702E+018" calcext:value-type="float">
            <text:p>1.47584253337702E+018</text:p>
          </table:table-cell>
          <table:table-cell office:value-type="float" office:value="1.47584253367617E+018" calcext:value-type="float">
            <text:p>1.47584253367617E+018</text:p>
          </table:table-cell>
          <table:table-cell/>
          <table:table-cell table:formula="of:= [.C279] - [.B279]" office:value-type="float" office:value="299150080" calcext:value-type="float">
            <text:p>29915008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584253371034E+018" calcext:value-type="float">
            <text:p>1.47584253371034E+018</text:p>
          </table:table-cell>
          <table:table-cell office:value-type="float" office:value="1.4758425340106E+018" calcext:value-type="float">
            <text:p>1.4758425340106E+018</text:p>
          </table:table-cell>
          <table:table-cell/>
          <table:table-cell table:formula="of:= [.C280] - [.B280]" office:value-type="float" office:value="300259840" calcext:value-type="float">
            <text:p>30025984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584253404368E+018" calcext:value-type="float">
            <text:p>1.47584253404368E+018</text:p>
          </table:table-cell>
          <table:table-cell office:value-type="float" office:value="1.47584253434507E+018" calcext:value-type="float">
            <text:p>1.47584253434507E+018</text:p>
          </table:table-cell>
          <table:table-cell/>
          <table:table-cell table:formula="of:= [.C281] - [.B281]" office:value-type="float" office:value="301390080" calcext:value-type="float">
            <text:p>3013900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584253437701E+018" calcext:value-type="float">
            <text:p>1.47584253437701E+018</text:p>
          </table:table-cell>
          <table:table-cell office:value-type="float" office:value="1.4758425346794E+018" calcext:value-type="float">
            <text:p>1.4758425346794E+018</text:p>
          </table:table-cell>
          <table:table-cell/>
          <table:table-cell table:formula="of:= [.C282] - [.B282]" office:value-type="float" office:value="302389760" calcext:value-type="float">
            <text:p>30238976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584253471035E+018" calcext:value-type="float">
            <text:p>1.47584253471035E+018</text:p>
          </table:table-cell>
          <table:table-cell office:value-type="float" office:value="1.47584253501386E+018" calcext:value-type="float">
            <text:p>1.47584253501386E+018</text:p>
          </table:table-cell>
          <table:table-cell/>
          <table:table-cell table:formula="of:= [.C283] - [.B283]" office:value-type="float" office:value="303510272" calcext:value-type="float">
            <text:p>30351027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584253504368E+018" calcext:value-type="float">
            <text:p>1.47584253504368E+018</text:p>
          </table:table-cell>
          <table:table-cell office:value-type="float" office:value="1.47584253534822E+018" calcext:value-type="float">
            <text:p>1.47584253534822E+018</text:p>
          </table:table-cell>
          <table:table-cell/>
          <table:table-cell table:formula="of:= [.C284] - [.B284]" office:value-type="float" office:value="304540160" calcext:value-type="float">
            <text:p>30454016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584253537701E+018" calcext:value-type="float">
            <text:p>1.47584253537701E+018</text:p>
          </table:table-cell>
          <table:table-cell office:value-type="float" office:value="1.4758425356826E+018" calcext:value-type="float">
            <text:p>1.4758425356826E+018</text:p>
          </table:table-cell>
          <table:table-cell/>
          <table:table-cell table:formula="of:= [.C285] - [.B285]" office:value-type="float" office:value="305590016" calcext:value-type="float">
            <text:p>3055900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584253571034E+018" calcext:value-type="float">
            <text:p>1.47584253571034E+018</text:p>
          </table:table-cell>
          <table:table-cell office:value-type="float" office:value="1.47584253601703E+018" calcext:value-type="float">
            <text:p>1.47584253601703E+018</text:p>
          </table:table-cell>
          <table:table-cell/>
          <table:table-cell table:formula="of:= [.C286] - [.B286]" office:value-type="float" office:value="306690048" calcext:value-type="float">
            <text:p>30669004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584253604368E+018" calcext:value-type="float">
            <text:p>1.47584253604368E+018</text:p>
          </table:table-cell>
          <table:table-cell office:value-type="float" office:value="1.47584253635138E+018" calcext:value-type="float">
            <text:p>1.47584253635138E+018</text:p>
          </table:table-cell>
          <table:table-cell/>
          <table:table-cell table:formula="of:= [.C287] - [.B287]" office:value-type="float" office:value="307699968" calcext:value-type="float">
            <text:p>30769996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584253637701E+018" calcext:value-type="float">
            <text:p>1.47584253637701E+018</text:p>
          </table:table-cell>
          <table:table-cell office:value-type="float" office:value="1.4758425366858E+018" calcext:value-type="float">
            <text:p>1.4758425366858E+018</text:p>
          </table:table-cell>
          <table:table-cell/>
          <table:table-cell table:formula="of:= [.C288] - [.B288]" office:value-type="float" office:value="308790016" calcext:value-type="float">
            <text:p>3087900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584253671034E+018" calcext:value-type="float">
            <text:p>1.47584253671034E+018</text:p>
          </table:table-cell>
          <table:table-cell office:value-type="float" office:value="1.47584253702017E+018" calcext:value-type="float">
            <text:p>1.47584253702017E+018</text:p>
          </table:table-cell>
          <table:table-cell/>
          <table:table-cell table:formula="of:= [.C289] - [.B289]" office:value-type="float" office:value="309829888" calcext:value-type="float">
            <text:p>3098298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584253704368E+018" calcext:value-type="float">
            <text:p>1.47584253704368E+018</text:p>
          </table:table-cell>
          <table:table-cell office:value-type="float" office:value="1.47584253735464E+018" calcext:value-type="float">
            <text:p>1.47584253735464E+018</text:p>
          </table:table-cell>
          <table:table-cell/>
          <table:table-cell table:formula="of:= [.C290] - [.B290]" office:value-type="float" office:value="310959872" calcext:value-type="float">
            <text:p>3109598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584253737701E+018" calcext:value-type="float">
            <text:p>1.47584253737701E+018</text:p>
          </table:table-cell>
          <table:table-cell office:value-type="float" office:value="1.47584253768902E+018" calcext:value-type="float">
            <text:p>1.47584253768902E+018</text:p>
          </table:table-cell>
          <table:table-cell/>
          <table:table-cell table:formula="of:= [.C291] - [.B291]" office:value-type="float" office:value="312009984" calcext:value-type="float">
            <text:p>31200998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584253771034E+018" calcext:value-type="float">
            <text:p>1.47584253771034E+018</text:p>
          </table:table-cell>
          <table:table-cell office:value-type="float" office:value="1.47584253802336E+018" calcext:value-type="float">
            <text:p>1.47584253802336E+018</text:p>
          </table:table-cell>
          <table:table-cell/>
          <table:table-cell table:formula="of:= [.C292] - [.B292]" office:value-type="float" office:value="313020160" calcext:value-type="float">
            <text:p>31302016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584253804368E+018" calcext:value-type="float">
            <text:p>1.47584253804368E+018</text:p>
          </table:table-cell>
          <table:table-cell office:value-type="float" office:value="1.47584253835777E+018" calcext:value-type="float">
            <text:p>1.47584253835777E+018</text:p>
          </table:table-cell>
          <table:table-cell/>
          <table:table-cell table:formula="of:= [.C293] - [.B293]" office:value-type="float" office:value="314089984" calcext:value-type="float">
            <text:p>31408998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584253837701E+018" calcext:value-type="float">
            <text:p>1.47584253837701E+018</text:p>
          </table:table-cell>
          <table:table-cell office:value-type="float" office:value="1.47584253869212E+018" calcext:value-type="float">
            <text:p>1.47584253869212E+018</text:p>
          </table:table-cell>
          <table:table-cell/>
          <table:table-cell table:formula="of:= [.C294] - [.B294]" office:value-type="float" office:value="315109888" calcext:value-type="float">
            <text:p>31510988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584253871033E+018" calcext:value-type="float">
            <text:p>1.47584253871033E+018</text:p>
          </table:table-cell>
          <table:table-cell office:value-type="float" office:value="1.47584253902656E+018" calcext:value-type="float">
            <text:p>1.47584253902656E+018</text:p>
          </table:table-cell>
          <table:table-cell/>
          <table:table-cell table:formula="of:= [.C295] - [.B295]" office:value-type="float" office:value="316229888" calcext:value-type="float">
            <text:p>31622988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584253904368E+018" calcext:value-type="float">
            <text:p>1.47584253904368E+018</text:p>
          </table:table-cell>
          <table:table-cell office:value-type="float" office:value="1.47584253936098E+018" calcext:value-type="float">
            <text:p>1.47584253936098E+018</text:p>
          </table:table-cell>
          <table:table-cell/>
          <table:table-cell table:formula="of:= [.C296] - [.B296]" office:value-type="float" office:value="317299968" calcext:value-type="float">
            <text:p>31729996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584253937701E+018" calcext:value-type="float">
            <text:p>1.47584253937701E+018</text:p>
          </table:table-cell>
          <table:table-cell office:value-type="float" office:value="1.4758425396954E+018" calcext:value-type="float">
            <text:p>1.4758425396954E+018</text:p>
          </table:table-cell>
          <table:table-cell/>
          <table:table-cell table:formula="of:= [.C297] - [.B297]" office:value-type="float" office:value="318390016" calcext:value-type="float">
            <text:p>3183900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584253971034E+018" calcext:value-type="float">
            <text:p>1.47584253971034E+018</text:p>
          </table:table-cell>
          <table:table-cell office:value-type="float" office:value="1.47584254002984E+018" calcext:value-type="float">
            <text:p>1.47584254002984E+018</text:p>
          </table:table-cell>
          <table:table-cell/>
          <table:table-cell table:formula="of:= [.C298] - [.B298]" office:value-type="float" office:value="319500032" calcext:value-type="float">
            <text:p>31950003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584254004369E+018" calcext:value-type="float">
            <text:p>1.47584254004369E+018</text:p>
          </table:table-cell>
          <table:table-cell office:value-type="float" office:value="1.47584254036417E+018" calcext:value-type="float">
            <text:p>1.47584254036417E+018</text:p>
          </table:table-cell>
          <table:table-cell/>
          <table:table-cell table:formula="of:= [.C299] - [.B299]" office:value-type="float" office:value="320480000" calcext:value-type="float">
            <text:p>320480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584254037701E+018" calcext:value-type="float">
            <text:p>1.47584254037701E+018</text:p>
          </table:table-cell>
          <table:table-cell office:value-type="float" office:value="1.47584254069864E+018" calcext:value-type="float">
            <text:p>1.47584254069864E+018</text:p>
          </table:table-cell>
          <table:table-cell/>
          <table:table-cell table:formula="of:= [.C300] - [.B300]" office:value-type="float" office:value="321629952" calcext:value-type="float">
            <text:p>3216299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584254071034E+018" calcext:value-type="float">
            <text:p>1.47584254071034E+018</text:p>
          </table:table-cell>
          <table:table-cell office:value-type="float" office:value="1.47584254103307E+018" calcext:value-type="float">
            <text:p>1.47584254103307E+018</text:p>
          </table:table-cell>
          <table:table-cell/>
          <table:table-cell table:formula="of:= [.C301] - [.B301]" office:value-type="float" office:value="322730240" calcext:value-type="float">
            <text:p>32273024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584254104368E+018" calcext:value-type="float">
            <text:p>1.47584254104368E+018</text:p>
          </table:table-cell>
          <table:table-cell office:value-type="float" office:value="1.47584254136742E+018" calcext:value-type="float">
            <text:p>1.47584254136742E+018</text:p>
          </table:table-cell>
          <table:table-cell/>
          <table:table-cell table:formula="of:= [.C302] - [.B302]" office:value-type="float" office:value="323739904" calcext:value-type="float">
            <text:p>32373990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584254137701E+018" calcext:value-type="float">
            <text:p>1.47584254137701E+018</text:p>
          </table:table-cell>
          <table:table-cell office:value-type="float" office:value="1.47584254170193E+018" calcext:value-type="float">
            <text:p>1.47584254170193E+018</text:p>
          </table:table-cell>
          <table:table-cell/>
          <table:table-cell table:formula="of:= [.C303] - [.B303]" office:value-type="float" office:value="324920064" calcext:value-type="float">
            <text:p>32492006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584254171034E+018" calcext:value-type="float">
            <text:p>1.47584254171034E+018</text:p>
          </table:table-cell>
          <table:table-cell office:value-type="float" office:value="1.47584254203642E+018" calcext:value-type="float">
            <text:p>1.47584254203642E+018</text:p>
          </table:table-cell>
          <table:table-cell/>
          <table:table-cell table:formula="of:= [.C304] - [.B304]" office:value-type="float" office:value="326080000" calcext:value-type="float">
            <text:p>3260800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584254204367E+018" calcext:value-type="float">
            <text:p>1.47584254204367E+018</text:p>
          </table:table-cell>
          <table:table-cell office:value-type="float" office:value="1.47584254237084E+018" calcext:value-type="float">
            <text:p>1.47584254237084E+018</text:p>
          </table:table-cell>
          <table:table-cell/>
          <table:table-cell table:formula="of:= [.C305] - [.B305]" office:value-type="float" office:value="327169792" calcext:value-type="float">
            <text:p>32716979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584254237701E+018" calcext:value-type="float">
            <text:p>1.47584254237701E+018</text:p>
          </table:table-cell>
          <table:table-cell office:value-type="float" office:value="1.47584254270529E+018" calcext:value-type="float">
            <text:p>1.47584254270529E+018</text:p>
          </table:table-cell>
          <table:table-cell/>
          <table:table-cell table:formula="of:= [.C306] - [.B306]" office:value-type="float" office:value="328279808" calcext:value-type="float">
            <text:p>3282798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584254271035E+018" calcext:value-type="float">
            <text:p>1.47584254271035E+018</text:p>
          </table:table-cell>
          <table:table-cell office:value-type="float" office:value="1.47584254303965E+018" calcext:value-type="float">
            <text:p>1.47584254303965E+018</text:p>
          </table:table-cell>
          <table:table-cell/>
          <table:table-cell table:formula="of:= [.C307] - [.B307]" office:value-type="float" office:value="329299968" calcext:value-type="float">
            <text:p>32929996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584254304368E+018" calcext:value-type="float">
            <text:p>1.47584254304368E+018</text:p>
          </table:table-cell>
          <table:table-cell office:value-type="float" office:value="1.47584254337399E+018" calcext:value-type="float">
            <text:p>1.47584254337399E+018</text:p>
          </table:table-cell>
          <table:table-cell/>
          <table:table-cell table:formula="of:= [.C308] - [.B308]" office:value-type="float" office:value="330309888" calcext:value-type="float">
            <text:p>33030988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584254337701E+018" calcext:value-type="float">
            <text:p>1.47584254337701E+018</text:p>
          </table:table-cell>
          <table:table-cell office:value-type="float" office:value="1.47584254370847E+018" calcext:value-type="float">
            <text:p>1.47584254370847E+018</text:p>
          </table:table-cell>
          <table:table-cell/>
          <table:table-cell table:formula="of:= [.C309] - [.B309]" office:value-type="float" office:value="331460096" calcext:value-type="float">
            <text:p>33146009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584254371034E+018" calcext:value-type="float">
            <text:p>1.47584254371034E+018</text:p>
          </table:table-cell>
          <table:table-cell office:value-type="float" office:value="1.47584254404292E+018" calcext:value-type="float">
            <text:p>1.47584254404292E+018</text:p>
          </table:table-cell>
          <table:table-cell/>
          <table:table-cell table:formula="of:= [.C310] - [.B310]" office:value-type="float" office:value="332580096" calcext:value-type="float">
            <text:p>33258009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584254404368E+018" calcext:value-type="float">
            <text:p>1.47584254404368E+018</text:p>
          </table:table-cell>
          <table:table-cell office:value-type="float" office:value="1.4758425443776E+018" calcext:value-type="float">
            <text:p>1.4758425443776E+018</text:p>
          </table:table-cell>
          <table:table-cell/>
          <table:table-cell table:formula="of:= [.C311] - [.B311]" office:value-type="float" office:value="333920000" calcext:value-type="float">
            <text:p>333920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5842544377E+018" calcext:value-type="float">
            <text:p>1.475842544377E+018</text:p>
          </table:table-cell>
          <table:table-cell office:value-type="float" office:value="1.4758425447116E+018" calcext:value-type="float">
            <text:p>1.4758425447116E+018</text:p>
          </table:table-cell>
          <table:table-cell/>
          <table:table-cell table:formula="of:= [.C312] - [.B312]" office:value-type="float" office:value="334599936" calcext:value-type="float">
            <text:p>33459993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584254471034E+018" calcext:value-type="float">
            <text:p>1.47584254471034E+018</text:p>
          </table:table-cell>
          <table:table-cell office:value-type="float" office:value="1.47584254504607E+018" calcext:value-type="float">
            <text:p>1.47584254504607E+018</text:p>
          </table:table-cell>
          <table:table-cell/>
          <table:table-cell table:formula="of:= [.C313] - [.B313]" office:value-type="float" office:value="335729920" calcext:value-type="float">
            <text:p>33572992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584254504368E+018" calcext:value-type="float">
            <text:p>1.47584254504368E+018</text:p>
          </table:table-cell>
          <table:table-cell office:value-type="float" office:value="1.47584254538021E+018" calcext:value-type="float">
            <text:p>1.47584254538021E+018</text:p>
          </table:table-cell>
          <table:table-cell/>
          <table:table-cell table:formula="of:= [.C314] - [.B314]" office:value-type="float" office:value="336529920" calcext:value-type="float">
            <text:p>33652992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584254537701E+018" calcext:value-type="float">
            <text:p>1.47584254537701E+018</text:p>
          </table:table-cell>
          <table:table-cell office:value-type="float" office:value="1.47584254571475E+018" calcext:value-type="float">
            <text:p>1.47584254571475E+018</text:p>
          </table:table-cell>
          <table:table-cell/>
          <table:table-cell table:formula="of:= [.C315] - [.B315]" office:value-type="float" office:value="337740032" calcext:value-type="float">
            <text:p>33774003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584254571033E+018" calcext:value-type="float">
            <text:p>1.47584254571033E+018</text:p>
          </table:table-cell>
          <table:table-cell office:value-type="float" office:value="1.47584254604883E+018" calcext:value-type="float">
            <text:p>1.47584254604883E+018</text:p>
          </table:table-cell>
          <table:table-cell/>
          <table:table-cell table:formula="of:= [.C316] - [.B316]" office:value-type="float" office:value="338500096" calcext:value-type="float">
            <text:p>33850009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584254604368E+018" calcext:value-type="float">
            <text:p>1.47584254604368E+018</text:p>
          </table:table-cell>
          <table:table-cell office:value-type="float" office:value="1.47584254638332E+018" calcext:value-type="float">
            <text:p>1.47584254638332E+018</text:p>
          </table:table-cell>
          <table:table-cell/>
          <table:table-cell table:formula="of:= [.C317] - [.B317]" office:value-type="float" office:value="339640064" calcext:value-type="float">
            <text:p>33964006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584254637701E+018" calcext:value-type="float">
            <text:p>1.47584254637701E+018</text:p>
          </table:table-cell>
          <table:table-cell office:value-type="float" office:value="1.47584254671746E+018" calcext:value-type="float">
            <text:p>1.47584254671746E+018</text:p>
          </table:table-cell>
          <table:table-cell/>
          <table:table-cell table:formula="of:= [.C318] - [.B318]" office:value-type="float" office:value="340450048" calcext:value-type="float">
            <text:p>34045004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584254671033E+018" calcext:value-type="float">
            <text:p>1.47584254671033E+018</text:p>
          </table:table-cell>
          <table:table-cell office:value-type="float" office:value="1.47584254705197E+018" calcext:value-type="float">
            <text:p>1.47584254705197E+018</text:p>
          </table:table-cell>
          <table:table-cell/>
          <table:table-cell table:formula="of:= [.C319] - [.B319]" office:value-type="float" office:value="341639936" calcext:value-type="float">
            <text:p>3416399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584254704368E+018" calcext:value-type="float">
            <text:p>1.47584254704368E+018</text:p>
          </table:table-cell>
          <table:table-cell office:value-type="float" office:value="1.47584254738618E+018" calcext:value-type="float">
            <text:p>1.47584254738618E+018</text:p>
          </table:table-cell>
          <table:table-cell/>
          <table:table-cell table:formula="of:= [.C320] - [.B320]" office:value-type="float" office:value="342500096" calcext:value-type="float">
            <text:p>34250009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584254737701E+018" calcext:value-type="float">
            <text:p>1.47584254737701E+018</text:p>
          </table:table-cell>
          <table:table-cell office:value-type="float" office:value="1.47584254772057E+018" calcext:value-type="float">
            <text:p>1.47584254772057E+018</text:p>
          </table:table-cell>
          <table:table-cell/>
          <table:table-cell table:formula="of:= [.C321] - [.B321]" office:value-type="float" office:value="343559936" calcext:value-type="float">
            <text:p>34355993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584254771033E+018" calcext:value-type="float">
            <text:p>1.47584254771033E+018</text:p>
          </table:table-cell>
          <table:table-cell office:value-type="float" office:value="1.47584254805513E+018" calcext:value-type="float">
            <text:p>1.47584254805513E+018</text:p>
          </table:table-cell>
          <table:table-cell/>
          <table:table-cell table:formula="of:= [.C322] - [.B322]" office:value-type="float" office:value="344800000" calcext:value-type="float">
            <text:p>34480000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584254804368E+018" calcext:value-type="float">
            <text:p>1.47584254804368E+018</text:p>
          </table:table-cell>
          <table:table-cell office:value-type="float" office:value="1.47584254838949E+018" calcext:value-type="float">
            <text:p>1.47584254838949E+018</text:p>
          </table:table-cell>
          <table:table-cell/>
          <table:table-cell table:formula="of:= [.C323] - [.B323]" office:value-type="float" office:value="345810176" calcext:value-type="float">
            <text:p>34581017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584254837701E+018" calcext:value-type="float">
            <text:p>1.47584254837701E+018</text:p>
          </table:table-cell>
          <table:table-cell office:value-type="float" office:value="1.47584254872366E+018" calcext:value-type="float">
            <text:p>1.47584254872366E+018</text:p>
          </table:table-cell>
          <table:table-cell/>
          <table:table-cell table:formula="of:= [.C324] - [.B324]" office:value-type="float" office:value="346649856" calcext:value-type="float">
            <text:p>34664985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584254871033E+018" calcext:value-type="float">
            <text:p>1.47584254871033E+018</text:p>
          </table:table-cell>
          <table:table-cell office:value-type="float" office:value="1.47584254905815E+018" calcext:value-type="float">
            <text:p>1.47584254905815E+018</text:p>
          </table:table-cell>
          <table:table-cell/>
          <table:table-cell table:formula="of:= [.C325] - [.B325]" office:value-type="float" office:value="347820032" calcext:value-type="float">
            <text:p>34782003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584254904368E+018" calcext:value-type="float">
            <text:p>1.47584254904368E+018</text:p>
          </table:table-cell>
          <table:table-cell office:value-type="float" office:value="1.4758425493923E+018" calcext:value-type="float">
            <text:p>1.4758425493923E+018</text:p>
          </table:table-cell>
          <table:table-cell/>
          <table:table-cell table:formula="of:= [.C326] - [.B326]" office:value-type="float" office:value="348620032" calcext:value-type="float">
            <text:p>34862003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584254937701E+018" calcext:value-type="float">
            <text:p>1.47584254937701E+018</text:p>
          </table:table-cell>
          <table:table-cell office:value-type="float" office:value="1.47584254972682E+018" calcext:value-type="float">
            <text:p>1.47584254972682E+018</text:p>
          </table:table-cell>
          <table:table-cell/>
          <table:table-cell table:formula="of:= [.C327] - [.B327]" office:value-type="float" office:value="349809920" calcext:value-type="float">
            <text:p>34980992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584254971034E+018" calcext:value-type="float">
            <text:p>1.47584254971034E+018</text:p>
          </table:table-cell>
          <table:table-cell office:value-type="float" office:value="1.47584255006117E+018" calcext:value-type="float">
            <text:p>1.47584255006117E+018</text:p>
          </table:table-cell>
          <table:table-cell/>
          <table:table-cell table:formula="of:= [.C328] - [.B328]" office:value-type="float" office:value="350829824" calcext:value-type="float">
            <text:p>3508298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584255004369E+018" calcext:value-type="float">
            <text:p>1.47584255004369E+018</text:p>
          </table:table-cell>
          <table:table-cell office:value-type="float" office:value="1.4758425503957E+018" calcext:value-type="float">
            <text:p>1.4758425503957E+018</text:p>
          </table:table-cell>
          <table:table-cell/>
          <table:table-cell table:formula="of:= [.C329] - [.B329]" office:value-type="float" office:value="352009984" calcext:value-type="float">
            <text:p>35200998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584255037701E+018" calcext:value-type="float">
            <text:p>1.47584255037701E+018</text:p>
          </table:table-cell>
          <table:table-cell office:value-type="float" office:value="1.47584255072984E+018" calcext:value-type="float">
            <text:p>1.47584255072984E+018</text:p>
          </table:table-cell>
          <table:table-cell/>
          <table:table-cell table:formula="of:= [.C330] - [.B330]" office:value-type="float" office:value="352829952" calcext:value-type="float">
            <text:p>3528299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584255071034E+018" calcext:value-type="float">
            <text:p>1.47584255071034E+018</text:p>
          </table:table-cell>
          <table:table-cell office:value-type="float" office:value="1.47584255106441E+018" calcext:value-type="float">
            <text:p>1.47584255106441E+018</text:p>
          </table:table-cell>
          <table:table-cell/>
          <table:table-cell table:formula="of:= [.C331] - [.B331]" office:value-type="float" office:value="354069760" calcext:value-type="float">
            <text:p>35406976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584255104368E+018" calcext:value-type="float">
            <text:p>1.47584255104368E+018</text:p>
          </table:table-cell>
          <table:table-cell office:value-type="float" office:value="1.47584255139846E+018" calcext:value-type="float">
            <text:p>1.47584255139846E+018</text:p>
          </table:table-cell>
          <table:table-cell/>
          <table:table-cell table:formula="of:= [.C332] - [.B332]" office:value-type="float" office:value="354779904" calcext:value-type="float">
            <text:p>35477990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584255137701E+018" calcext:value-type="float">
            <text:p>1.47584255137701E+018</text:p>
          </table:table-cell>
          <table:table-cell office:value-type="float" office:value="1.47584255173308E+018" calcext:value-type="float">
            <text:p>1.47584255173308E+018</text:p>
          </table:table-cell>
          <table:table-cell/>
          <table:table-cell table:formula="of:= [.C333] - [.B333]" office:value-type="float" office:value="356070144" calcext:value-type="float">
            <text:p>35607014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584255171033E+018" calcext:value-type="float">
            <text:p>1.47584255171033E+018</text:p>
          </table:table-cell>
          <table:table-cell office:value-type="float" office:value="1.47584255206688E+018" calcext:value-type="float">
            <text:p>1.47584255206688E+018</text:p>
          </table:table-cell>
          <table:table-cell/>
          <table:table-cell table:formula="of:= [.C334] - [.B334]" office:value-type="float" office:value="356549888" calcext:value-type="float">
            <text:p>35654988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584255204367E+018" calcext:value-type="float">
            <text:p>1.47584255204367E+018</text:p>
          </table:table-cell>
          <table:table-cell office:value-type="float" office:value="1.47584255240142E+018" calcext:value-type="float">
            <text:p>1.47584255240142E+018</text:p>
          </table:table-cell>
          <table:table-cell/>
          <table:table-cell table:formula="of:= [.C335] - [.B335]" office:value-type="float" office:value="357750016" calcext:value-type="float">
            <text:p>3577500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584255237708E+018" calcext:value-type="float">
            <text:p>1.47584255237708E+018</text:p>
          </table:table-cell>
          <table:table-cell office:value-type="float" office:value="1.47584255273555E+018" calcext:value-type="float">
            <text:p>1.47584255273555E+018</text:p>
          </table:table-cell>
          <table:table-cell/>
          <table:table-cell table:formula="of:= [.C336] - [.B336]" office:value-type="float" office:value="358469888" calcext:value-type="float">
            <text:p>35846988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584255271036E+018" calcext:value-type="float">
            <text:p>1.47584255271036E+018</text:p>
          </table:table-cell>
          <table:table-cell office:value-type="float" office:value="1.47584255307001E+018" calcext:value-type="float">
            <text:p>1.47584255307001E+018</text:p>
          </table:table-cell>
          <table:table-cell/>
          <table:table-cell table:formula="of:= [.C337] - [.B337]" office:value-type="float" office:value="359649792" calcext:value-type="float">
            <text:p>35964979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584255304371E+018" calcext:value-type="float">
            <text:p>1.47584255304371E+018</text:p>
          </table:table-cell>
          <table:table-cell office:value-type="float" office:value="1.47584255340414E+018" calcext:value-type="float">
            <text:p>1.47584255340414E+018</text:p>
          </table:table-cell>
          <table:table-cell/>
          <table:table-cell table:formula="of:= [.C338] - [.B338]" office:value-type="float" office:value="360430080" calcext:value-type="float">
            <text:p>36043008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584255337702E+018" calcext:value-type="float">
            <text:p>1.47584255337702E+018</text:p>
          </table:table-cell>
          <table:table-cell office:value-type="float" office:value="1.4758425537387E+018" calcext:value-type="float">
            <text:p>1.4758425537387E+018</text:p>
          </table:table-cell>
          <table:table-cell/>
          <table:table-cell table:formula="of:= [.C339] - [.B339]" office:value-type="float" office:value="361679872" calcext:value-type="float">
            <text:p>36167987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584255371034E+018" calcext:value-type="float">
            <text:p>1.47584255371034E+018</text:p>
          </table:table-cell>
          <table:table-cell office:value-type="float" office:value="1.47584255407284E+018" calcext:value-type="float">
            <text:p>1.47584255407284E+018</text:p>
          </table:table-cell>
          <table:table-cell/>
          <table:table-cell table:formula="of:= [.C340] - [.B340]" office:value-type="float" office:value="362500096" calcext:value-type="float">
            <text:p>36250009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584255404369E+018" calcext:value-type="float">
            <text:p>1.47584255404369E+018</text:p>
          </table:table-cell>
          <table:table-cell office:value-type="float" office:value="1.47584255440734E+018" calcext:value-type="float">
            <text:p>1.47584255440734E+018</text:p>
          </table:table-cell>
          <table:table-cell/>
          <table:table-cell table:formula="of:= [.C341] - [.B341]" office:value-type="float" office:value="363649792" calcext:value-type="float">
            <text:p>36364979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584255437702E+018" calcext:value-type="float">
            <text:p>1.47584255437702E+018</text:p>
          </table:table-cell>
          <table:table-cell office:value-type="float" office:value="1.47584255474157E+018" calcext:value-type="float">
            <text:p>1.47584255474157E+018</text:p>
          </table:table-cell>
          <table:table-cell/>
          <table:table-cell table:formula="of:= [.C342] - [.B342]" office:value-type="float" office:value="364550144" calcext:value-type="float">
            <text:p>36455014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584255471034E+018" calcext:value-type="float">
            <text:p>1.47584255471034E+018</text:p>
          </table:table-cell>
          <table:table-cell office:value-type="float" office:value="1.47584255507597E+018" calcext:value-type="float">
            <text:p>1.47584255507597E+018</text:p>
          </table:table-cell>
          <table:table-cell/>
          <table:table-cell table:formula="of:= [.C343] - [.B343]" office:value-type="float" office:value="365629952" calcext:value-type="float">
            <text:p>36562995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584255504368E+018" calcext:value-type="float">
            <text:p>1.47584255504368E+018</text:p>
          </table:table-cell>
          <table:table-cell office:value-type="float" office:value="1.47584255541013E+018" calcext:value-type="float">
            <text:p>1.47584255541013E+018</text:p>
          </table:table-cell>
          <table:table-cell/>
          <table:table-cell table:formula="of:= [.C344] - [.B344]" office:value-type="float" office:value="366449920" calcext:value-type="float">
            <text:p>3664499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584255537701E+018" calcext:value-type="float">
            <text:p>1.47584255537701E+018</text:p>
          </table:table-cell>
          <table:table-cell office:value-type="float" office:value="1.47584255574468E+018" calcext:value-type="float">
            <text:p>1.47584255574468E+018</text:p>
          </table:table-cell>
          <table:table-cell/>
          <table:table-cell table:formula="of:= [.C345] - [.B345]" office:value-type="float" office:value="367670016" calcext:value-type="float">
            <text:p>36767001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584255571034E+018" calcext:value-type="float">
            <text:p>1.47584255571034E+018</text:p>
          </table:table-cell>
          <table:table-cell office:value-type="float" office:value="1.47584255607876E+018" calcext:value-type="float">
            <text:p>1.47584255607876E+018</text:p>
          </table:table-cell>
          <table:table-cell/>
          <table:table-cell table:formula="of:= [.C346] - [.B346]" office:value-type="float" office:value="368419840" calcext:value-type="float">
            <text:p>36841984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584255604368E+018" calcext:value-type="float">
            <text:p>1.47584255604368E+018</text:p>
          </table:table-cell>
          <table:table-cell office:value-type="float" office:value="1.47584255641327E+018" calcext:value-type="float">
            <text:p>1.47584255641327E+018</text:p>
          </table:table-cell>
          <table:table-cell/>
          <table:table-cell table:formula="of:= [.C347] - [.B347]" office:value-type="float" office:value="369590016" calcext:value-type="float">
            <text:p>3695900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584255637701E+018" calcext:value-type="float">
            <text:p>1.47584255637701E+018</text:p>
          </table:table-cell>
          <table:table-cell office:value-type="float" office:value="1.47584255674739E+018" calcext:value-type="float">
            <text:p>1.47584255674739E+018</text:p>
          </table:table-cell>
          <table:table-cell/>
          <table:table-cell table:formula="of:= [.C348] - [.B348]" office:value-type="float" office:value="370380032" calcext:value-type="float">
            <text:p>37038003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584255671033E+018" calcext:value-type="float">
            <text:p>1.47584255671033E+018</text:p>
          </table:table-cell>
          <table:table-cell office:value-type="float" office:value="1.47584255708185E+018" calcext:value-type="float">
            <text:p>1.47584255708185E+018</text:p>
          </table:table-cell>
          <table:table-cell/>
          <table:table-cell table:formula="of:= [.C349] - [.B349]" office:value-type="float" office:value="371520256" calcext:value-type="float">
            <text:p>37152025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584255704368E+018" calcext:value-type="float">
            <text:p>1.47584255704368E+018</text:p>
          </table:table-cell>
          <table:table-cell office:value-type="float" office:value="1.47584255741601E+018" calcext:value-type="float">
            <text:p>1.47584255741601E+018</text:p>
          </table:table-cell>
          <table:table-cell/>
          <table:table-cell table:formula="of:= [.C350] - [.B350]" office:value-type="float" office:value="372329984" calcext:value-type="float">
            <text:p>37232998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584255737701E+018" calcext:value-type="float">
            <text:p>1.47584255737701E+018</text:p>
          </table:table-cell>
          <table:table-cell office:value-type="float" office:value="1.47584255775049E+018" calcext:value-type="float">
            <text:p>1.47584255775049E+018</text:p>
          </table:table-cell>
          <table:table-cell/>
          <table:table-cell table:formula="of:= [.C351] - [.B351]" office:value-type="float" office:value="373479936" calcext:value-type="float">
            <text:p>37347993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584255771034E+018" calcext:value-type="float">
            <text:p>1.47584255771034E+018</text:p>
          </table:table-cell>
          <table:table-cell office:value-type="float" office:value="1.47584255808474E+018" calcext:value-type="float">
            <text:p>1.47584255808474E+018</text:p>
          </table:table-cell>
          <table:table-cell/>
          <table:table-cell table:formula="of:= [.C352] - [.B352]" office:value-type="float" office:value="374400000" calcext:value-type="float">
            <text:p>37440000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584255804368E+018" calcext:value-type="float">
            <text:p>1.47584255804368E+018</text:p>
          </table:table-cell>
          <table:table-cell office:value-type="float" office:value="1.47584255841914E+018" calcext:value-type="float">
            <text:p>1.47584255841914E+018</text:p>
          </table:table-cell>
          <table:table-cell/>
          <table:table-cell table:formula="of:= [.C353] - [.B353]" office:value-type="float" office:value="375459840" calcext:value-type="float">
            <text:p>37545984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584255837701E+018" calcext:value-type="float">
            <text:p>1.47584255837701E+018</text:p>
          </table:table-cell>
          <table:table-cell office:value-type="float" office:value="1.47584255875328E+018" calcext:value-type="float">
            <text:p>1.47584255875328E+018</text:p>
          </table:table-cell>
          <table:table-cell/>
          <table:table-cell table:formula="of:= [.C354] - [.B354]" office:value-type="float" office:value="376269824" calcext:value-type="float">
            <text:p>37626982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584255871033E+018" calcext:value-type="float">
            <text:p>1.47584255871033E+018</text:p>
          </table:table-cell>
          <table:table-cell office:value-type="float" office:value="1.47584255908774E+018" calcext:value-type="float">
            <text:p>1.47584255908774E+018</text:p>
          </table:table-cell>
          <table:table-cell/>
          <table:table-cell table:formula="of:= [.C355] - [.B355]" office:value-type="float" office:value="377409792" calcext:value-type="float">
            <text:p>37740979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584255904368E+018" calcext:value-type="float">
            <text:p>1.47584255904368E+018</text:p>
          </table:table-cell>
          <table:table-cell office:value-type="float" office:value="1.47584255942188E+018" calcext:value-type="float">
            <text:p>1.47584255942188E+018</text:p>
          </table:table-cell>
          <table:table-cell/>
          <table:table-cell table:formula="of:= [.C356] - [.B356]" office:value-type="float" office:value="378200064" calcext:value-type="float">
            <text:p>37820006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584255937701E+018" calcext:value-type="float">
            <text:p>1.47584255937701E+018</text:p>
          </table:table-cell>
          <table:table-cell office:value-type="float" office:value="1.47584255975637E+018" calcext:value-type="float">
            <text:p>1.47584255975637E+018</text:p>
          </table:table-cell>
          <table:table-cell/>
          <table:table-cell table:formula="of:= [.C357] - [.B357]" office:value-type="float" office:value="379360000" calcext:value-type="float">
            <text:p>379360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584255971034E+018" calcext:value-type="float">
            <text:p>1.47584255971034E+018</text:p>
          </table:table-cell>
          <table:table-cell office:value-type="float" office:value="1.4758425600905E+018" calcext:value-type="float">
            <text:p>1.4758425600905E+018</text:p>
          </table:table-cell>
          <table:table-cell/>
          <table:table-cell table:formula="of:= [.C358] - [.B358]" office:value-type="float" office:value="380160256" calcext:value-type="float">
            <text:p>38016025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584256004368E+018" calcext:value-type="float">
            <text:p>1.47584256004368E+018</text:p>
          </table:table-cell>
          <table:table-cell office:value-type="float" office:value="1.47584256042509E+018" calcext:value-type="float">
            <text:p>1.47584256042509E+018</text:p>
          </table:table-cell>
          <table:table-cell/>
          <table:table-cell table:formula="of:= [.C359] - [.B359]" office:value-type="float" office:value="381410048" calcext:value-type="float">
            <text:p>38141004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584256037701E+018" calcext:value-type="float">
            <text:p>1.47584256037701E+018</text:p>
          </table:table-cell>
          <table:table-cell office:value-type="float" office:value="1.47584256075921E+018" calcext:value-type="float">
            <text:p>1.47584256075921E+018</text:p>
          </table:table-cell>
          <table:table-cell/>
          <table:table-cell table:formula="of:= [.C360] - [.B360]" office:value-type="float" office:value="382200064" calcext:value-type="float">
            <text:p>3822000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584256071034E+018" calcext:value-type="float">
            <text:p>1.47584256071034E+018</text:p>
          </table:table-cell>
          <table:table-cell office:value-type="float" office:value="1.47584256109365E+018" calcext:value-type="float">
            <text:p>1.47584256109365E+018</text:p>
          </table:table-cell>
          <table:table-cell/>
          <table:table-cell table:formula="of:= [.C361] - [.B361]" office:value-type="float" office:value="383309824" calcext:value-type="float">
            <text:p>38330982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584256104368E+018" calcext:value-type="float">
            <text:p>1.47584256104368E+018</text:p>
          </table:table-cell>
          <table:table-cell office:value-type="float" office:value="1.4758425614278E+018" calcext:value-type="float">
            <text:p>1.4758425614278E+018</text:p>
          </table:table-cell>
          <table:table-cell/>
          <table:table-cell table:formula="of:= [.C362] - [.B362]" office:value-type="float" office:value="384119808" calcext:value-type="float">
            <text:p>38411980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584256137702E+018" calcext:value-type="float">
            <text:p>1.47584256137702E+018</text:p>
          </table:table-cell>
          <table:table-cell office:value-type="float" office:value="1.47584256176251E+018" calcext:value-type="float">
            <text:p>1.47584256176251E+018</text:p>
          </table:table-cell>
          <table:table-cell/>
          <table:table-cell table:formula="of:= [.C363] - [.B363]" office:value-type="float" office:value="385489664" calcext:value-type="float">
            <text:p>38548966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584256171034E+018" calcext:value-type="float">
            <text:p>1.47584256171034E+018</text:p>
          </table:table-cell>
          <table:table-cell office:value-type="float" office:value="1.47584256209664E+018" calcext:value-type="float">
            <text:p>1.47584256209664E+018</text:p>
          </table:table-cell>
          <table:table-cell/>
          <table:table-cell table:formula="of:= [.C364] - [.B364]" office:value-type="float" office:value="386299904" calcext:value-type="float">
            <text:p>38629990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584256204368E+018" calcext:value-type="float">
            <text:p>1.47584256204368E+018</text:p>
          </table:table-cell>
          <table:table-cell office:value-type="float" office:value="1.47584256243113E+018" calcext:value-type="float">
            <text:p>1.47584256243113E+018</text:p>
          </table:table-cell>
          <table:table-cell/>
          <table:table-cell table:formula="of:= [.C365] - [.B365]" office:value-type="float" office:value="387450112" calcext:value-type="float">
            <text:p>3874501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584256237701E+018" calcext:value-type="float">
            <text:p>1.47584256237701E+018</text:p>
          </table:table-cell>
          <table:table-cell office:value-type="float" office:value="1.47584256276529E+018" calcext:value-type="float">
            <text:p>1.47584256276529E+018</text:p>
          </table:table-cell>
          <table:table-cell/>
          <table:table-cell table:formula="of:= [.C366] - [.B366]" office:value-type="float" office:value="388280064" calcext:value-type="float">
            <text:p>38828006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584256271034E+018" calcext:value-type="float">
            <text:p>1.47584256271034E+018</text:p>
          </table:table-cell>
          <table:table-cell office:value-type="float" office:value="1.47584256309971E+018" calcext:value-type="float">
            <text:p>1.47584256309971E+018</text:p>
          </table:table-cell>
          <table:table-cell/>
          <table:table-cell table:formula="of:= [.C367] - [.B367]" office:value-type="float" office:value="389369856" calcext:value-type="float">
            <text:p>38936985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584256304368E+018" calcext:value-type="float">
            <text:p>1.47584256304368E+018</text:p>
          </table:table-cell>
          <table:table-cell office:value-type="float" office:value="1.47584256343389E+018" calcext:value-type="float">
            <text:p>1.47584256343389E+018</text:p>
          </table:table-cell>
          <table:table-cell/>
          <table:table-cell table:formula="of:= [.C368] - [.B368]" office:value-type="float" office:value="390209792" calcext:value-type="float">
            <text:p>39020979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584256337701E+018" calcext:value-type="float">
            <text:p>1.47584256337701E+018</text:p>
          </table:table-cell>
          <table:table-cell office:value-type="float" office:value="1.47584256376846E+018" calcext:value-type="float">
            <text:p>1.47584256376846E+018</text:p>
          </table:table-cell>
          <table:table-cell/>
          <table:table-cell table:formula="of:= [.C369] - [.B369]" office:value-type="float" office:value="391450112" calcext:value-type="float">
            <text:p>39145011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584256371033E+018" calcext:value-type="float">
            <text:p>1.47584256371033E+018</text:p>
          </table:table-cell>
          <table:table-cell office:value-type="float" office:value="1.47584256410258E+018" calcext:value-type="float">
            <text:p>1.47584256410258E+018</text:p>
          </table:table-cell>
          <table:table-cell/>
          <table:table-cell table:formula="of:= [.C370] - [.B370]" office:value-type="float" office:value="392249856" calcext:value-type="float">
            <text:p>39224985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584256404368E+018" calcext:value-type="float">
            <text:p>1.47584256404368E+018</text:p>
          </table:table-cell>
          <table:table-cell office:value-type="float" office:value="1.47584256443708E+018" calcext:value-type="float">
            <text:p>1.47584256443708E+018</text:p>
          </table:table-cell>
          <table:table-cell/>
          <table:table-cell table:formula="of:= [.C371] - [.B371]" office:value-type="float" office:value="393400320" calcext:value-type="float">
            <text:p>39340032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584256437701E+018" calcext:value-type="float">
            <text:p>1.47584256437701E+018</text:p>
          </table:table-cell>
          <table:table-cell office:value-type="float" office:value="1.47584256477125E+018" calcext:value-type="float">
            <text:p>1.47584256477125E+018</text:p>
          </table:table-cell>
          <table:table-cell/>
          <table:table-cell table:formula="of:= [.C372] - [.B372]" office:value-type="float" office:value="394239744" calcext:value-type="float">
            <text:p>39423974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584256471033E+018" calcext:value-type="float">
            <text:p>1.47584256471033E+018</text:p>
          </table:table-cell>
          <table:table-cell office:value-type="float" office:value="1.47584256510569E+018" calcext:value-type="float">
            <text:p>1.47584256510569E+018</text:p>
          </table:table-cell>
          <table:table-cell/>
          <table:table-cell table:formula="of:= [.C373] - [.B373]" office:value-type="float" office:value="395360000" calcext:value-type="float">
            <text:p>395360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584256504368E+018" calcext:value-type="float">
            <text:p>1.47584256504368E+018</text:p>
          </table:table-cell>
          <table:table-cell office:value-type="float" office:value="1.47584256543983E+018" calcext:value-type="float">
            <text:p>1.47584256543983E+018</text:p>
          </table:table-cell>
          <table:table-cell/>
          <table:table-cell table:formula="of:= [.C374] - [.B374]" office:value-type="float" office:value="396150016" calcext:value-type="float">
            <text:p>3961500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5842565377E+018" calcext:value-type="float">
            <text:p>1.475842565377E+018</text:p>
          </table:table-cell>
          <table:table-cell office:value-type="float" office:value="1.4758425657744E+018" calcext:value-type="float">
            <text:p>1.4758425657744E+018</text:p>
          </table:table-cell>
          <table:table-cell/>
          <table:table-cell table:formula="of:= [.C375] - [.B375]" office:value-type="float" office:value="397400064" calcext:value-type="float">
            <text:p>39740006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584256571034E+018" calcext:value-type="float">
            <text:p>1.47584256571034E+018</text:p>
          </table:table-cell>
          <table:table-cell office:value-type="float" office:value="1.47584256610846E+018" calcext:value-type="float">
            <text:p>1.47584256610846E+018</text:p>
          </table:table-cell>
          <table:table-cell/>
          <table:table-cell table:formula="of:= [.C376] - [.B376]" office:value-type="float" office:value="398119936" calcext:value-type="float">
            <text:p>39811993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584256604369E+018" calcext:value-type="float">
            <text:p>1.47584256604369E+018</text:p>
          </table:table-cell>
          <table:table-cell office:value-type="float" office:value="1.47584256644307E+018" calcext:value-type="float">
            <text:p>1.47584256644307E+018</text:p>
          </table:table-cell>
          <table:table-cell/>
          <table:table-cell table:formula="of:= [.C377] - [.B377]" office:value-type="float" office:value="399379968" calcext:value-type="float">
            <text:p>39937996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584256637703E+018" calcext:value-type="float">
            <text:p>1.47584256637703E+018</text:p>
          </table:table-cell>
          <table:table-cell office:value-type="float" office:value="1.47584256677714E+018" calcext:value-type="float">
            <text:p>1.47584256677714E+018</text:p>
          </table:table-cell>
          <table:table-cell/>
          <table:table-cell table:formula="of:= [.C378] - [.B378]" office:value-type="float" office:value="400109824" calcext:value-type="float">
            <text:p>40010982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584256671034E+018" calcext:value-type="float">
            <text:p>1.47584256671034E+018</text:p>
          </table:table-cell>
          <table:table-cell office:value-type="float" office:value="1.47584256711161E+018" calcext:value-type="float">
            <text:p>1.47584256711161E+018</text:p>
          </table:table-cell>
          <table:table-cell/>
          <table:table-cell table:formula="of:= [.C379] - [.B379]" office:value-type="float" office:value="401270016" calcext:value-type="float">
            <text:p>40127001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584256704368E+018" calcext:value-type="float">
            <text:p>1.47584256704368E+018</text:p>
          </table:table-cell>
          <table:table-cell office:value-type="float" office:value="1.47584256744577E+018" calcext:value-type="float">
            <text:p>1.47584256744577E+018</text:p>
          </table:table-cell>
          <table:table-cell/>
          <table:table-cell table:formula="of:= [.C380] - [.B380]" office:value-type="float" office:value="402089984" calcext:value-type="float">
            <text:p>40208998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584256737701E+018" calcext:value-type="float">
            <text:p>1.47584256737701E+018</text:p>
          </table:table-cell>
          <table:table-cell office:value-type="float" office:value="1.47584256778025E+018" calcext:value-type="float">
            <text:p>1.47584256778025E+018</text:p>
          </table:table-cell>
          <table:table-cell/>
          <table:table-cell table:formula="of:= [.C381] - [.B381]" office:value-type="float" office:value="403240192" calcext:value-type="float">
            <text:p>40324019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584256771034E+018" calcext:value-type="float">
            <text:p>1.47584256771034E+018</text:p>
          </table:table-cell>
          <table:table-cell office:value-type="float" office:value="1.4758425681144E+018" calcext:value-type="float">
            <text:p>1.4758425681144E+018</text:p>
          </table:table-cell>
          <table:table-cell/>
          <table:table-cell table:formula="of:= [.C382] - [.B382]" office:value-type="float" office:value="404060160" calcext:value-type="float">
            <text:p>40406016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584256804368E+018" calcext:value-type="float">
            <text:p>1.47584256804368E+018</text:p>
          </table:table-cell>
          <table:table-cell office:value-type="float" office:value="1.47584256844886E+018" calcext:value-type="float">
            <text:p>1.47584256844886E+018</text:p>
          </table:table-cell>
          <table:table-cell/>
          <table:table-cell table:formula="of:= [.C383] - [.B383]" office:value-type="float" office:value="405180160" calcext:value-type="float">
            <text:p>40518016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584256837701E+018" calcext:value-type="float">
            <text:p>1.47584256837701E+018</text:p>
          </table:table-cell>
          <table:table-cell office:value-type="float" office:value="1.47584256878305E+018" calcext:value-type="float">
            <text:p>1.47584256878305E+018</text:p>
          </table:table-cell>
          <table:table-cell/>
          <table:table-cell table:formula="of:= [.C384] - [.B384]" office:value-type="float" office:value="406040064" calcext:value-type="float">
            <text:p>40604006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584256871034E+018" calcext:value-type="float">
            <text:p>1.47584256871034E+018</text:p>
          </table:table-cell>
          <table:table-cell office:value-type="float" office:value="1.47584256911747E+018" calcext:value-type="float">
            <text:p>1.47584256911747E+018</text:p>
          </table:table-cell>
          <table:table-cell/>
          <table:table-cell table:formula="of:= [.C385] - [.B385]" office:value-type="float" office:value="407130112" calcext:value-type="float">
            <text:p>40713011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584256904368E+018" calcext:value-type="float">
            <text:p>1.47584256904368E+018</text:p>
          </table:table-cell>
          <table:table-cell office:value-type="float" office:value="1.47584256945161E+018" calcext:value-type="float">
            <text:p>1.47584256945161E+018</text:p>
          </table:table-cell>
          <table:table-cell/>
          <table:table-cell table:formula="of:= [.C386] - [.B386]" office:value-type="float" office:value="407929856" calcext:value-type="float">
            <text:p>40792985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584256937701E+018" calcext:value-type="float">
            <text:p>1.47584256937701E+018</text:p>
          </table:table-cell>
          <table:table-cell office:value-type="float" office:value="1.47584256978613E+018" calcext:value-type="float">
            <text:p>1.47584256978613E+018</text:p>
          </table:table-cell>
          <table:table-cell/>
          <table:table-cell table:formula="of:= [.C387] - [.B387]" office:value-type="float" office:value="409119744" calcext:value-type="float">
            <text:p>40911974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584256971034E+018" calcext:value-type="float">
            <text:p>1.47584256971034E+018</text:p>
          </table:table-cell>
          <table:table-cell office:value-type="float" office:value="1.47584257012039E+018" calcext:value-type="float">
            <text:p>1.47584257012039E+018</text:p>
          </table:table-cell>
          <table:table-cell/>
          <table:table-cell table:formula="of:= [.C388] - [.B388]" office:value-type="float" office:value="410050304" calcext:value-type="float">
            <text:p>41005030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584257004368E+018" calcext:value-type="float">
            <text:p>1.47584257004368E+018</text:p>
          </table:table-cell>
          <table:table-cell office:value-type="float" office:value="1.47584257045497E+018" calcext:value-type="float">
            <text:p>1.47584257045497E+018</text:p>
          </table:table-cell>
          <table:table-cell/>
          <table:table-cell table:formula="of:= [.C389] - [.B389]" office:value-type="float" office:value="411290112" calcext:value-type="float">
            <text:p>41129011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584257037701E+018" calcext:value-type="float">
            <text:p>1.47584257037701E+018</text:p>
          </table:table-cell>
          <table:table-cell office:value-type="float" office:value="1.47584257078908E+018" calcext:value-type="float">
            <text:p>1.47584257078908E+018</text:p>
          </table:table-cell>
          <table:table-cell/>
          <table:table-cell table:formula="of:= [.C390] - [.B390]" office:value-type="float" office:value="412070144" calcext:value-type="float">
            <text:p>41207014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584257071034E+018" calcext:value-type="float">
            <text:p>1.47584257071034E+018</text:p>
          </table:table-cell>
          <table:table-cell office:value-type="float" office:value="1.47584257112352E+018" calcext:value-type="float">
            <text:p>1.47584257112352E+018</text:p>
          </table:table-cell>
          <table:table-cell/>
          <table:table-cell table:formula="of:= [.C391] - [.B391]" office:value-type="float" office:value="413180160" calcext:value-type="float">
            <text:p>41318016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584257104367E+018" calcext:value-type="float">
            <text:p>1.47584257104367E+018</text:p>
          </table:table-cell>
          <table:table-cell office:value-type="float" office:value="1.47584257145767E+018" calcext:value-type="float">
            <text:p>1.47584257145767E+018</text:p>
          </table:table-cell>
          <table:table-cell/>
          <table:table-cell table:formula="of:= [.C392] - [.B392]" office:value-type="float" office:value="413999872" calcext:value-type="float">
            <text:p>41399987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584257137701E+018" calcext:value-type="float">
            <text:p>1.47584257137701E+018</text:p>
          </table:table-cell>
          <table:table-cell office:value-type="float" office:value="1.47584257179227E+018" calcext:value-type="float">
            <text:p>1.47584257179227E+018</text:p>
          </table:table-cell>
          <table:table-cell/>
          <table:table-cell table:formula="of:= [.C393] - [.B393]" office:value-type="float" office:value="415260160" calcext:value-type="float">
            <text:p>41526016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584257171018E+018" calcext:value-type="float">
            <text:p>1.47584257171018E+018</text:p>
          </table:table-cell>
          <table:table-cell office:value-type="float" office:value="1.47584257212634E+018" calcext:value-type="float">
            <text:p>1.47584257212634E+018</text:p>
          </table:table-cell>
          <table:table-cell/>
          <table:table-cell table:formula="of:= [.C394] - [.B394]" office:value-type="float" office:value="416160000" calcext:value-type="float">
            <text:p>4161600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584257204369E+018" calcext:value-type="float">
            <text:p>1.47584257204369E+018</text:p>
          </table:table-cell>
          <table:table-cell office:value-type="float" office:value="1.47584257246085E+018" calcext:value-type="float">
            <text:p>1.47584257246085E+018</text:p>
          </table:table-cell>
          <table:table-cell/>
          <table:table-cell table:formula="of:= [.C395] - [.B395]" office:value-type="float" office:value="417159936" calcext:value-type="float">
            <text:p>41715993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584257237702E+018" calcext:value-type="float">
            <text:p>1.47584257237702E+018</text:p>
          </table:table-cell>
          <table:table-cell office:value-type="float" office:value="1.47584257279507E+018" calcext:value-type="float">
            <text:p>1.47584257279507E+018</text:p>
          </table:table-cell>
          <table:table-cell/>
          <table:table-cell table:formula="of:= [.C396] - [.B396]" office:value-type="float" office:value="418049792" calcext:value-type="float">
            <text:p>41804979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584257271042E+018" calcext:value-type="float">
            <text:p>1.47584257271042E+018</text:p>
          </table:table-cell>
          <table:table-cell office:value-type="float" office:value="1.47584257312947E+018" calcext:value-type="float">
            <text:p>1.47584257312947E+018</text:p>
          </table:table-cell>
          <table:table-cell/>
          <table:table-cell table:formula="of:= [.C397] - [.B397]" office:value-type="float" office:value="419049984" calcext:value-type="float">
            <text:p>41904998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584257304367E+018" calcext:value-type="float">
            <text:p>1.47584257304367E+018</text:p>
          </table:table-cell>
          <table:table-cell office:value-type="float" office:value="1.47584257346361E+018" calcext:value-type="float">
            <text:p>1.47584257346361E+018</text:p>
          </table:table-cell>
          <table:table-cell/>
          <table:table-cell table:formula="of:= [.C398] - [.B398]" office:value-type="float" office:value="419940096" calcext:value-type="float">
            <text:p>41994009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584257337701E+018" calcext:value-type="float">
            <text:p>1.47584257337701E+018</text:p>
          </table:table-cell>
          <table:table-cell office:value-type="float" office:value="1.47584257379815E+018" calcext:value-type="float">
            <text:p>1.47584257379815E+018</text:p>
          </table:table-cell>
          <table:table-cell/>
          <table:table-cell table:formula="of:= [.C399] - [.B399]" office:value-type="float" office:value="421139968" calcext:value-type="float">
            <text:p>42113996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584257371033E+018" calcext:value-type="float">
            <text:p>1.47584257371033E+018</text:p>
          </table:table-cell>
          <table:table-cell office:value-type="float" office:value="1.47584257413223E+018" calcext:value-type="float">
            <text:p>1.47584257413223E+018</text:p>
          </table:table-cell>
          <table:table-cell/>
          <table:table-cell table:formula="of:= [.C400] - [.B400]" office:value-type="float" office:value="421900032" calcext:value-type="float">
            <text:p>4219000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584257404368E+018" calcext:value-type="float">
            <text:p>1.47584257404368E+018</text:p>
          </table:table-cell>
          <table:table-cell office:value-type="float" office:value="1.47584257446676E+018" calcext:value-type="float">
            <text:p>1.47584257446676E+018</text:p>
          </table:table-cell>
          <table:table-cell/>
          <table:table-cell table:formula="of:= [.C401] - [.B401]" office:value-type="float" office:value="423079936" calcext:value-type="float">
            <text:p>42307993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584257437701E+018" calcext:value-type="float">
            <text:p>1.47584257437701E+018</text:p>
          </table:table-cell>
          <table:table-cell office:value-type="float" office:value="1.47584257480094E+018" calcext:value-type="float">
            <text:p>1.47584257480094E+018</text:p>
          </table:table-cell>
          <table:table-cell/>
          <table:table-cell table:formula="of:= [.C402] - [.B402]" office:value-type="float" office:value="423929856" calcext:value-type="float">
            <text:p>42392985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584257471034E+018" calcext:value-type="float">
            <text:p>1.47584257471034E+018</text:p>
          </table:table-cell>
          <table:table-cell office:value-type="float" office:value="1.47584257513538E+018" calcext:value-type="float">
            <text:p>1.47584257513538E+018</text:p>
          </table:table-cell>
          <table:table-cell/>
          <table:table-cell table:formula="of:= [.C403] - [.B403]" office:value-type="float" office:value="425039872" calcext:value-type="float">
            <text:p>42503987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584257504376E+018" calcext:value-type="float">
            <text:p>1.47584257504376E+018</text:p>
          </table:table-cell>
          <table:table-cell office:value-type="float" office:value="1.47584257546956E+018" calcext:value-type="float">
            <text:p>1.47584257546956E+018</text:p>
          </table:table-cell>
          <table:table-cell/>
          <table:table-cell table:formula="of:= [.C404] - [.B404]" office:value-type="float" office:value="425799936" calcext:value-type="float">
            <text:p>42579993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584257537701E+018" calcext:value-type="float">
            <text:p>1.47584257537701E+018</text:p>
          </table:table-cell>
          <table:table-cell office:value-type="float" office:value="1.47584257580408E+018" calcext:value-type="float">
            <text:p>1.47584257580408E+018</text:p>
          </table:table-cell>
          <table:table-cell/>
          <table:table-cell table:formula="of:= [.C405] - [.B405]" office:value-type="float" office:value="427069952" calcext:value-type="float">
            <text:p>42706995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584257571033E+018" calcext:value-type="float">
            <text:p>1.47584257571033E+018</text:p>
          </table:table-cell>
          <table:table-cell office:value-type="float" office:value="1.47584257613819E+018" calcext:value-type="float">
            <text:p>1.47584257613819E+018</text:p>
          </table:table-cell>
          <table:table-cell/>
          <table:table-cell table:formula="of:= [.C406] - [.B406]" office:value-type="float" office:value="427859968" calcext:value-type="float">
            <text:p>42785996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584257604368E+018" calcext:value-type="float">
            <text:p>1.47584257604368E+018</text:p>
          </table:table-cell>
          <table:table-cell office:value-type="float" office:value="1.47584257647269E+018" calcext:value-type="float">
            <text:p>1.47584257647269E+018</text:p>
          </table:table-cell>
          <table:table-cell/>
          <table:table-cell table:formula="of:= [.C407] - [.B407]" office:value-type="float" office:value="429010176" calcext:value-type="float">
            <text:p>42901017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584257637701E+018" calcext:value-type="float">
            <text:p>1.47584257637701E+018</text:p>
          </table:table-cell>
          <table:table-cell office:value-type="float" office:value="1.47584257680685E+018" calcext:value-type="float">
            <text:p>1.47584257680685E+018</text:p>
          </table:table-cell>
          <table:table-cell/>
          <table:table-cell table:formula="of:= [.C408] - [.B408]" office:value-type="float" office:value="429840128" calcext:value-type="float">
            <text:p>42984012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584257671034E+018" calcext:value-type="float">
            <text:p>1.47584257671034E+018</text:p>
          </table:table-cell>
          <table:table-cell office:value-type="float" office:value="1.47584257714129E+018" calcext:value-type="float">
            <text:p>1.47584257714129E+018</text:p>
          </table:table-cell>
          <table:table-cell/>
          <table:table-cell table:formula="of:= [.C409] - [.B409]" office:value-type="float" office:value="430949888" calcext:value-type="float">
            <text:p>43094988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584257704368E+018" calcext:value-type="float">
            <text:p>1.47584257704368E+018</text:p>
          </table:table-cell>
          <table:table-cell office:value-type="float" office:value="1.47584257747545E+018" calcext:value-type="float">
            <text:p>1.47584257747545E+018</text:p>
          </table:table-cell>
          <table:table-cell/>
          <table:table-cell table:formula="of:= [.C410] - [.B410]" office:value-type="float" office:value="431770112" calcext:value-type="float">
            <text:p>43177011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584257737701E+018" calcext:value-type="float">
            <text:p>1.47584257737701E+018</text:p>
          </table:table-cell>
          <table:table-cell office:value-type="float" office:value="1.47584257780997E+018" calcext:value-type="float">
            <text:p>1.47584257780997E+018</text:p>
          </table:table-cell>
          <table:table-cell/>
          <table:table-cell table:formula="of:= [.C411] - [.B411]" office:value-type="float" office:value="432959744" calcext:value-type="float">
            <text:p>43295974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584257771033E+018" calcext:value-type="float">
            <text:p>1.47584257771033E+018</text:p>
          </table:table-cell>
          <table:table-cell office:value-type="float" office:value="1.47584257814411E+018" calcext:value-type="float">
            <text:p>1.47584257814411E+018</text:p>
          </table:table-cell>
          <table:table-cell/>
          <table:table-cell table:formula="of:= [.C412] - [.B412]" office:value-type="float" office:value="433780224" calcext:value-type="float">
            <text:p>43378022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584257804368E+018" calcext:value-type="float">
            <text:p>1.47584257804368E+018</text:p>
          </table:table-cell>
          <table:table-cell office:value-type="float" office:value="1.47584257847859E+018" calcext:value-type="float">
            <text:p>1.47584257847859E+018</text:p>
          </table:table-cell>
          <table:table-cell/>
          <table:table-cell table:formula="of:= [.C413] - [.B413]" office:value-type="float" office:value="434909696" calcext:value-type="float">
            <text:p>43490969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5842578377E+018" calcext:value-type="float">
            <text:p>1.475842578377E+018</text:p>
          </table:table-cell>
          <table:table-cell office:value-type="float" office:value="1.47584257881276E+018" calcext:value-type="float">
            <text:p>1.47584257881276E+018</text:p>
          </table:table-cell>
          <table:table-cell/>
          <table:table-cell table:formula="of:= [.C414] - [.B414]" office:value-type="float" office:value="435760128" calcext:value-type="float">
            <text:p>43576012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584257871033E+018" calcext:value-type="float">
            <text:p>1.47584257871033E+018</text:p>
          </table:table-cell>
          <table:table-cell office:value-type="float" office:value="1.47584257914724E+018" calcext:value-type="float">
            <text:p>1.47584257914724E+018</text:p>
          </table:table-cell>
          <table:table-cell/>
          <table:table-cell table:formula="of:= [.C415] - [.B415]" office:value-type="float" office:value="436910080" calcext:value-type="float">
            <text:p>43691008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584257904367E+018" calcext:value-type="float">
            <text:p>1.47584257904367E+018</text:p>
          </table:table-cell>
          <table:table-cell office:value-type="float" office:value="1.47584257948139E+018" calcext:value-type="float">
            <text:p>1.47584257948139E+018</text:p>
          </table:table-cell>
          <table:table-cell/>
          <table:table-cell table:formula="of:= [.C416] - [.B416]" office:value-type="float" office:value="437720064" calcext:value-type="float">
            <text:p>43772006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58425793771E+018" calcext:value-type="float">
            <text:p>1.4758425793771E+018</text:p>
          </table:table-cell>
          <table:table-cell office:value-type="float" office:value="1.47584257981595E+018" calcext:value-type="float">
            <text:p>1.47584257981595E+018</text:p>
          </table:table-cell>
          <table:table-cell/>
          <table:table-cell table:formula="of:= [.C417] - [.B417]" office:value-type="float" office:value="438850048" calcext:value-type="float">
            <text:p>43885004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584257971033E+018" calcext:value-type="float">
            <text:p>1.47584257971033E+018</text:p>
          </table:table-cell>
          <table:table-cell office:value-type="float" office:value="1.47584258015011E+018" calcext:value-type="float">
            <text:p>1.47584258015011E+018</text:p>
          </table:table-cell>
          <table:table-cell/>
          <table:table-cell table:formula="of:= [.C418] - [.B418]" office:value-type="float" office:value="439779840" calcext:value-type="float">
            <text:p>43977984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584258004368E+018" calcext:value-type="float">
            <text:p>1.47584258004368E+018</text:p>
          </table:table-cell>
          <table:table-cell office:value-type="float" office:value="1.47584258048467E+018" calcext:value-type="float">
            <text:p>1.47584258048467E+018</text:p>
          </table:table-cell>
          <table:table-cell/>
          <table:table-cell table:formula="of:= [.C419] - [.B419]" office:value-type="float" office:value="440989952" calcext:value-type="float">
            <text:p>44098995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5842580377E+018" calcext:value-type="float">
            <text:p>1.475842580377E+018</text:p>
          </table:table-cell>
          <table:table-cell office:value-type="float" office:value="1.47584258081876E+018" calcext:value-type="float">
            <text:p>1.47584258081876E+018</text:p>
          </table:table-cell>
          <table:table-cell/>
          <table:table-cell table:formula="of:= [.C420] - [.B420]" office:value-type="float" office:value="441760256" calcext:value-type="float">
            <text:p>44176025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584258071033E+018" calcext:value-type="float">
            <text:p>1.47584258071033E+018</text:p>
          </table:table-cell>
          <table:table-cell office:value-type="float" office:value="1.47584258115316E+018" calcext:value-type="float">
            <text:p>1.47584258115316E+018</text:p>
          </table:table-cell>
          <table:table-cell/>
          <table:table-cell table:formula="of:= [.C421] - [.B421]" office:value-type="float" office:value="442830080" calcext:value-type="float">
            <text:p>44283008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584258104367E+018" calcext:value-type="float">
            <text:p>1.47584258104367E+018</text:p>
          </table:table-cell>
          <table:table-cell office:value-type="float" office:value="1.47584258148734E+018" calcext:value-type="float">
            <text:p>1.47584258148734E+018</text:p>
          </table:table-cell>
          <table:table-cell/>
          <table:table-cell table:formula="of:= [.C422] - [.B422]" office:value-type="float" office:value="443670016" calcext:value-type="float">
            <text:p>44367001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5842581377E+018" calcext:value-type="float">
            <text:p>1.475842581377E+018</text:p>
          </table:table-cell>
          <table:table-cell office:value-type="float" office:value="1.47584258182185E+018" calcext:value-type="float">
            <text:p>1.47584258182185E+018</text:p>
          </table:table-cell>
          <table:table-cell/>
          <table:table-cell table:formula="of:= [.C423] - [.B423]" office:value-type="float" office:value="444849920" calcext:value-type="float">
            <text:p>44484992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584258171033E+018" calcext:value-type="float">
            <text:p>1.47584258171033E+018</text:p>
          </table:table-cell>
          <table:table-cell office:value-type="float" office:value="1.47584258215598E+018" calcext:value-type="float">
            <text:p>1.47584258215598E+018</text:p>
          </table:table-cell>
          <table:table-cell/>
          <table:table-cell table:formula="of:= [.C424] - [.B424]" office:value-type="float" office:value="445649920" calcext:value-type="float">
            <text:p>44564992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584258204368E+018" calcext:value-type="float">
            <text:p>1.47584258204368E+018</text:p>
          </table:table-cell>
          <table:table-cell office:value-type="float" office:value="1.47584258249047E+018" calcext:value-type="float">
            <text:p>1.47584258249047E+018</text:p>
          </table:table-cell>
          <table:table-cell/>
          <table:table-cell table:formula="of:= [.C425] - [.B425]" office:value-type="float" office:value="446789888" calcext:value-type="float">
            <text:p>44678988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5842582377E+018" calcext:value-type="float">
            <text:p>1.475842582377E+018</text:p>
          </table:table-cell>
          <table:table-cell office:value-type="float" office:value="1.4758425828247E+018" calcext:value-type="float">
            <text:p>1.4758425828247E+018</text:p>
          </table:table-cell>
          <table:table-cell/>
          <table:table-cell table:formula="of:= [.C426] - [.B426]" office:value-type="float" office:value="447699968" calcext:value-type="float">
            <text:p>44769996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584258271033E+018" calcext:value-type="float">
            <text:p>1.47584258271033E+018</text:p>
          </table:table-cell>
          <table:table-cell office:value-type="float" office:value="1.4758425831591E+018" calcext:value-type="float">
            <text:p>1.4758425831591E+018</text:p>
          </table:table-cell>
          <table:table-cell/>
          <table:table-cell table:formula="of:= [.C427] - [.B427]" office:value-type="float" office:value="448770048" calcext:value-type="float">
            <text:p>44877004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584258304367E+018" calcext:value-type="float">
            <text:p>1.47584258304367E+018</text:p>
          </table:table-cell>
          <table:table-cell office:value-type="float" office:value="1.47584258349328E+018" calcext:value-type="float">
            <text:p>1.47584258349328E+018</text:p>
          </table:table-cell>
          <table:table-cell/>
          <table:table-cell table:formula="of:= [.C428] - [.B428]" office:value-type="float" office:value="449610240" calcext:value-type="float">
            <text:p>44961024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5842583377E+018" calcext:value-type="float">
            <text:p>1.475842583377E+018</text:p>
          </table:table-cell>
          <table:table-cell office:value-type="float" office:value="1.47584258382783E+018" calcext:value-type="float">
            <text:p>1.47584258382783E+018</text:p>
          </table:table-cell>
          <table:table-cell/>
          <table:table-cell table:formula="of:= [.C429] - [.B429]" office:value-type="float" office:value="450830080" calcext:value-type="float">
            <text:p>45083008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584258371033E+018" calcext:value-type="float">
            <text:p>1.47584258371033E+018</text:p>
          </table:table-cell>
          <table:table-cell office:value-type="float" office:value="1.47584258416188E+018" calcext:value-type="float">
            <text:p>1.47584258416188E+018</text:p>
          </table:table-cell>
          <table:table-cell/>
          <table:table-cell table:formula="of:= [.C430] - [.B430]" office:value-type="float" office:value="451550208" calcext:value-type="float">
            <text:p>45155020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584258404368E+018" calcext:value-type="float">
            <text:p>1.47584258404368E+018</text:p>
          </table:table-cell>
          <table:table-cell office:value-type="float" office:value="1.47584258449641E+018" calcext:value-type="float">
            <text:p>1.47584258449641E+018</text:p>
          </table:table-cell>
          <table:table-cell/>
          <table:table-cell table:formula="of:= [.C431] - [.B431]" office:value-type="float" office:value="452730112" calcext:value-type="float">
            <text:p>45273011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5842584377E+018" calcext:value-type="float">
            <text:p>1.475842584377E+018</text:p>
          </table:table-cell>
          <table:table-cell office:value-type="float" office:value="1.47584258483058E+018" calcext:value-type="float">
            <text:p>1.47584258483058E+018</text:p>
          </table:table-cell>
          <table:table-cell/>
          <table:table-cell table:formula="of:= [.C432] - [.B432]" office:value-type="float" office:value="453580032" calcext:value-type="float">
            <text:p>45358003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584258471033E+018" calcext:value-type="float">
            <text:p>1.47584258471033E+018</text:p>
          </table:table-cell>
          <table:table-cell office:value-type="float" office:value="1.47584258516512E+018" calcext:value-type="float">
            <text:p>1.47584258516512E+018</text:p>
          </table:table-cell>
          <table:table-cell/>
          <table:table-cell table:formula="of:= [.C433] - [.B433]" office:value-type="float" office:value="454789888" calcext:value-type="float">
            <text:p>45478988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584258504368E+018" calcext:value-type="float">
            <text:p>1.47584258504368E+018</text:p>
          </table:table-cell>
          <table:table-cell office:value-type="float" office:value="1.47584258549928E+018" calcext:value-type="float">
            <text:p>1.47584258549928E+018</text:p>
          </table:table-cell>
          <table:table-cell/>
          <table:table-cell table:formula="of:= [.C434] - [.B434]" office:value-type="float" office:value="455600128" calcext:value-type="float">
            <text:p>45560012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584258537699E+018" calcext:value-type="float">
            <text:p>1.47584258537699E+018</text:p>
          </table:table-cell>
          <table:table-cell office:value-type="float" office:value="1.47584258583376E+018" calcext:value-type="float">
            <text:p>1.47584258583376E+018</text:p>
          </table:table-cell>
          <table:table-cell/>
          <table:table-cell table:formula="of:= [.C435] - [.B435]" office:value-type="float" office:value="456769792" calcext:value-type="float">
            <text:p>45676979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584258571033E+018" calcext:value-type="float">
            <text:p>1.47584258571033E+018</text:p>
          </table:table-cell>
          <table:table-cell office:value-type="float" office:value="1.47584258616786E+018" calcext:value-type="float">
            <text:p>1.47584258616786E+018</text:p>
          </table:table-cell>
          <table:table-cell/>
          <table:table-cell table:formula="of:= [.C436] - [.B436]" office:value-type="float" office:value="457530112" calcext:value-type="float">
            <text:p>45753011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584258604368E+018" calcext:value-type="float">
            <text:p>1.47584258604368E+018</text:p>
          </table:table-cell>
          <table:table-cell office:value-type="float" office:value="1.47584258650241E+018" calcext:value-type="float">
            <text:p>1.47584258650241E+018</text:p>
          </table:table-cell>
          <table:table-cell/>
          <table:table-cell table:formula="of:= [.C437] - [.B437]" office:value-type="float" office:value="458729984" calcext:value-type="float">
            <text:p>45872998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5842586377E+018" calcext:value-type="float">
            <text:p>1.475842586377E+018</text:p>
          </table:table-cell>
          <table:table-cell office:value-type="float" office:value="1.47584258683654E+018" calcext:value-type="float">
            <text:p>1.47584258683654E+018</text:p>
          </table:table-cell>
          <table:table-cell/>
          <table:table-cell table:formula="of:= [.C438] - [.B438]" office:value-type="float" office:value="459539968" calcext:value-type="float">
            <text:p>45953996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584258671033E+018" calcext:value-type="float">
            <text:p>1.47584258671033E+018</text:p>
          </table:table-cell>
          <table:table-cell office:value-type="float" office:value="1.47584258717099E+018" calcext:value-type="float">
            <text:p>1.47584258717099E+018</text:p>
          </table:table-cell>
          <table:table-cell/>
          <table:table-cell table:formula="of:= [.C439] - [.B439]" office:value-type="float" office:value="460659968" calcext:value-type="float">
            <text:p>46065996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584258704368E+018" calcext:value-type="float">
            <text:p>1.47584258704368E+018</text:p>
          </table:table-cell>
          <table:table-cell office:value-type="float" office:value="1.47584258750516E+018" calcext:value-type="float">
            <text:p>1.47584258750516E+018</text:p>
          </table:table-cell>
          <table:table-cell/>
          <table:table-cell table:formula="of:= [.C440] - [.B440]" office:value-type="float" office:value="461479936" calcext:value-type="float">
            <text:p>46147993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5842587377E+018" calcext:value-type="float">
            <text:p>1.475842587377E+018</text:p>
          </table:table-cell>
          <table:table-cell office:value-type="float" office:value="1.47584258783967E+018" calcext:value-type="float">
            <text:p>1.47584258783967E+018</text:p>
          </table:table-cell>
          <table:table-cell/>
          <table:table-cell table:formula="of:= [.C441] - [.B441]" office:value-type="float" office:value="462670080" calcext:value-type="float">
            <text:p>46267008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584258771033E+018" calcext:value-type="float">
            <text:p>1.47584258771033E+018</text:p>
          </table:table-cell>
          <table:table-cell office:value-type="float" office:value="1.47584258817381E+018" calcext:value-type="float">
            <text:p>1.47584258817381E+018</text:p>
          </table:table-cell>
          <table:table-cell/>
          <table:table-cell table:formula="of:= [.C442] - [.B442]" office:value-type="float" office:value="463479808" calcext:value-type="float">
            <text:p>46347980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584258804368E+018" calcext:value-type="float">
            <text:p>1.47584258804368E+018</text:p>
          </table:table-cell>
          <table:table-cell office:value-type="float" office:value="1.47584258850842E+018" calcext:value-type="float">
            <text:p>1.47584258850842E+018</text:p>
          </table:table-cell>
          <table:table-cell/>
          <table:table-cell table:formula="of:= [.C443] - [.B443]" office:value-type="float" office:value="464739840" calcext:value-type="float">
            <text:p>46473984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5842588377E+018" calcext:value-type="float">
            <text:p>1.475842588377E+018</text:p>
          </table:table-cell>
          <table:table-cell office:value-type="float" office:value="1.47584258884255E+018" calcext:value-type="float">
            <text:p>1.47584258884255E+018</text:p>
          </table:table-cell>
          <table:table-cell/>
          <table:table-cell table:formula="of:= [.C444] - [.B444]" office:value-type="float" office:value="465549824" calcext:value-type="float">
            <text:p>46554982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584258871033E+018" calcext:value-type="float">
            <text:p>1.47584258871033E+018</text:p>
          </table:table-cell>
          <table:table-cell office:value-type="float" office:value="1.47584258917703E+018" calcext:value-type="float">
            <text:p>1.47584258917703E+018</text:p>
          </table:table-cell>
          <table:table-cell/>
          <table:table-cell table:formula="of:= [.C445] - [.B445]" office:value-type="float" office:value="466700032" calcext:value-type="float">
            <text:p>46670003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584258904368E+018" calcext:value-type="float">
            <text:p>1.47584258904368E+018</text:p>
          </table:table-cell>
          <table:table-cell office:value-type="float" office:value="1.47584258951119E+018" calcext:value-type="float">
            <text:p>1.47584258951119E+018</text:p>
          </table:table-cell>
          <table:table-cell/>
          <table:table-cell table:formula="of:= [.C446] - [.B446]" office:value-type="float" office:value="467510016" calcext:value-type="float">
            <text:p>46751001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5842589377E+018" calcext:value-type="float">
            <text:p>1.475842589377E+018</text:p>
          </table:table-cell>
          <table:table-cell office:value-type="float" office:value="1.47584258984573E+018" calcext:value-type="float">
            <text:p>1.47584258984573E+018</text:p>
          </table:table-cell>
          <table:table-cell/>
          <table:table-cell table:formula="of:= [.C447] - [.B447]" office:value-type="float" office:value="468730112" calcext:value-type="float">
            <text:p>46873011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584258971033E+018" calcext:value-type="float">
            <text:p>1.47584258971033E+018</text:p>
          </table:table-cell>
          <table:table-cell office:value-type="float" office:value="1.47584259018001E+018" calcext:value-type="float">
            <text:p>1.47584259018001E+018</text:p>
          </table:table-cell>
          <table:table-cell/>
          <table:table-cell table:formula="of:= [.C448] - [.B448]" office:value-type="float" office:value="469679872" calcext:value-type="float">
            <text:p>46967987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584259004368E+018" calcext:value-type="float">
            <text:p>1.47584259004368E+018</text:p>
          </table:table-cell>
          <table:table-cell office:value-type="float" office:value="1.47584259051456E+018" calcext:value-type="float">
            <text:p>1.47584259051456E+018</text:p>
          </table:table-cell>
          <table:table-cell/>
          <table:table-cell table:formula="of:= [.C449] - [.B449]" office:value-type="float" office:value="470880000" calcext:value-type="float">
            <text:p>470880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584259037699E+018" calcext:value-type="float">
            <text:p>1.47584259037699E+018</text:p>
          </table:table-cell>
          <table:table-cell office:value-type="float" office:value="1.47584259084862E+018" calcext:value-type="float">
            <text:p>1.47584259084862E+018</text:p>
          </table:table-cell>
          <table:table-cell/>
          <table:table-cell table:formula="of:= [.C450] - [.B450]" office:value-type="float" office:value="471630080" calcext:value-type="float">
            <text:p>47163008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584259071033E+018" calcext:value-type="float">
            <text:p>1.47584259071033E+018</text:p>
          </table:table-cell>
          <table:table-cell office:value-type="float" office:value="1.47584259118316E+018" calcext:value-type="float">
            <text:p>1.47584259118316E+018</text:p>
          </table:table-cell>
          <table:table-cell/>
          <table:table-cell table:formula="of:= [.C451] - [.B451]" office:value-type="float" office:value="472829952" calcext:value-type="float">
            <text:p>47282995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584259104368E+018" calcext:value-type="float">
            <text:p>1.47584259104368E+018</text:p>
          </table:table-cell>
          <table:table-cell office:value-type="float" office:value="1.47584259151726E+018" calcext:value-type="float">
            <text:p>1.47584259151726E+018</text:p>
          </table:table-cell>
          <table:table-cell/>
          <table:table-cell table:formula="of:= [.C452] - [.B452]" office:value-type="float" office:value="473580032" calcext:value-type="float">
            <text:p>47358003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584259137699E+018" calcext:value-type="float">
            <text:p>1.47584259137699E+018</text:p>
          </table:table-cell>
          <table:table-cell office:value-type="float" office:value="1.47584259185176E+018" calcext:value-type="float">
            <text:p>1.47584259185176E+018</text:p>
          </table:table-cell>
          <table:table-cell/>
          <table:table-cell table:formula="of:= [.C453] - [.B453]" office:value-type="float" office:value="474769920" calcext:value-type="float">
            <text:p>47476992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584259171033E+018" calcext:value-type="float">
            <text:p>1.47584259171033E+018</text:p>
          </table:table-cell>
          <table:table-cell office:value-type="float" office:value="1.47584259218587E+018" calcext:value-type="float">
            <text:p>1.47584259218587E+018</text:p>
          </table:table-cell>
          <table:table-cell/>
          <table:table-cell table:formula="of:= [.C454] - [.B454]" office:value-type="float" office:value="475540224" calcext:value-type="float">
            <text:p>47554022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584259204368E+018" calcext:value-type="float">
            <text:p>1.47584259204368E+018</text:p>
          </table:table-cell>
          <table:table-cell office:value-type="float" office:value="1.47584259252042E+018" calcext:value-type="float">
            <text:p>1.47584259252042E+018</text:p>
          </table:table-cell>
          <table:table-cell/>
          <table:table-cell table:formula="of:= [.C455] - [.B455]" office:value-type="float" office:value="476739840" calcext:value-type="float">
            <text:p>47673984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584259237706E+018" calcext:value-type="float">
            <text:p>1.47584259237706E+018</text:p>
          </table:table-cell>
          <table:table-cell office:value-type="float" office:value="1.47584259285464E+018" calcext:value-type="float">
            <text:p>1.47584259285464E+018</text:p>
          </table:table-cell>
          <table:table-cell/>
          <table:table-cell table:formula="of:= [.C456] - [.B456]" office:value-type="float" office:value="477580032" calcext:value-type="float">
            <text:p>47758003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584259271036E+018" calcext:value-type="float">
            <text:p>1.47584259271036E+018</text:p>
          </table:table-cell>
          <table:table-cell office:value-type="float" office:value="1.47584259318903E+018" calcext:value-type="float">
            <text:p>1.47584259318903E+018</text:p>
          </table:table-cell>
          <table:table-cell/>
          <table:table-cell table:formula="of:= [.C457] - [.B457]" office:value-type="float" office:value="478669824" calcext:value-type="float">
            <text:p>47866982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584259304368E+018" calcext:value-type="float">
            <text:p>1.47584259304368E+018</text:p>
          </table:table-cell>
          <table:table-cell office:value-type="float" office:value="1.47584259352339E+018" calcext:value-type="float">
            <text:p>1.47584259352339E+018</text:p>
          </table:table-cell>
          <table:table-cell/>
          <table:table-cell table:formula="of:= [.C458] - [.B458]" office:value-type="float" office:value="479710208" calcext:value-type="float">
            <text:p>47971020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5842593377E+018" calcext:value-type="float">
            <text:p>1.475842593377E+018</text:p>
          </table:table-cell>
          <table:table-cell office:value-type="float" office:value="1.47584259385789E+018" calcext:value-type="float">
            <text:p>1.47584259385789E+018</text:p>
          </table:table-cell>
          <table:table-cell/>
          <table:table-cell table:formula="of:= [.C459] - [.B459]" office:value-type="float" office:value="480889856" calcext:value-type="float">
            <text:p>48088985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584259371033E+018" calcext:value-type="float">
            <text:p>1.47584259371033E+018</text:p>
          </table:table-cell>
          <table:table-cell office:value-type="float" office:value="1.47584259419198E+018" calcext:value-type="float">
            <text:p>1.47584259419198E+018</text:p>
          </table:table-cell>
          <table:table-cell/>
          <table:table-cell table:formula="of:= [.C460] - [.B460]" office:value-type="float" office:value="481650176" calcext:value-type="float">
            <text:p>48165017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584259404369E+018" calcext:value-type="float">
            <text:p>1.47584259404369E+018</text:p>
          </table:table-cell>
          <table:table-cell office:value-type="float" office:value="1.4758425945265E+018" calcext:value-type="float">
            <text:p>1.4758425945265E+018</text:p>
          </table:table-cell>
          <table:table-cell/>
          <table:table-cell table:formula="of:= [.C461] - [.B461]" office:value-type="float" office:value="482810112" calcext:value-type="float">
            <text:p>48281011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5842594377E+018" calcext:value-type="float">
            <text:p>1.475842594377E+018</text:p>
          </table:table-cell>
          <table:table-cell office:value-type="float" office:value="1.47584259486067E+018" calcext:value-type="float">
            <text:p>1.47584259486067E+018</text:p>
          </table:table-cell>
          <table:table-cell/>
          <table:table-cell table:formula="of:= [.C462] - [.B462]" office:value-type="float" office:value="483670016" calcext:value-type="float">
            <text:p>4836700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584259471033E+018" calcext:value-type="float">
            <text:p>1.47584259471033E+018</text:p>
          </table:table-cell>
          <table:table-cell office:value-type="float" office:value="1.47584259519521E+018" calcext:value-type="float">
            <text:p>1.47584259519521E+018</text:p>
          </table:table-cell>
          <table:table-cell/>
          <table:table-cell table:formula="of:= [.C463] - [.B463]" office:value-type="float" office:value="484880128" calcext:value-type="float">
            <text:p>48488012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584259504368E+018" calcext:value-type="float">
            <text:p>1.47584259504368E+018</text:p>
          </table:table-cell>
          <table:table-cell office:value-type="float" office:value="1.47584259552937E+018" calcext:value-type="float">
            <text:p>1.47584259552937E+018</text:p>
          </table:table-cell>
          <table:table-cell/>
          <table:table-cell table:formula="of:= [.C464] - [.B464]" office:value-type="float" office:value="485689856" calcext:value-type="float">
            <text:p>48568985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5842595377E+018" calcext:value-type="float">
            <text:p>1.475842595377E+018</text:p>
          </table:table-cell>
          <table:table-cell office:value-type="float" office:value="1.47584259586398E+018" calcext:value-type="float">
            <text:p>1.47584259586398E+018</text:p>
          </table:table-cell>
          <table:table-cell/>
          <table:table-cell table:formula="of:= [.C465] - [.B465]" office:value-type="float" office:value="486980096" calcext:value-type="float">
            <text:p>48698009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584259571033E+018" calcext:value-type="float">
            <text:p>1.47584259571033E+018</text:p>
          </table:table-cell>
          <table:table-cell office:value-type="float" office:value="1.47584259619819E+018" calcext:value-type="float">
            <text:p>1.47584259619819E+018</text:p>
          </table:table-cell>
          <table:table-cell/>
          <table:table-cell table:formula="of:= [.C466] - [.B466]" office:value-type="float" office:value="487859968" calcext:value-type="float">
            <text:p>48785996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584259604369E+018" calcext:value-type="float">
            <text:p>1.47584259604369E+018</text:p>
          </table:table-cell>
          <table:table-cell office:value-type="float" office:value="1.47584259653259E+018" calcext:value-type="float">
            <text:p>1.47584259653259E+018</text:p>
          </table:table-cell>
          <table:table-cell/>
          <table:table-cell table:formula="of:= [.C467] - [.B467]" office:value-type="float" office:value="488900096" calcext:value-type="float">
            <text:p>48890009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5842596377E+018" calcext:value-type="float">
            <text:p>1.475842596377E+018</text:p>
          </table:table-cell>
          <table:table-cell office:value-type="float" office:value="1.47584259686672E+018" calcext:value-type="float">
            <text:p>1.47584259686672E+018</text:p>
          </table:table-cell>
          <table:table-cell/>
          <table:table-cell table:formula="of:= [.C468] - [.B468]" office:value-type="float" office:value="489720064" calcext:value-type="float">
            <text:p>48972006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584259671034E+018" calcext:value-type="float">
            <text:p>1.47584259671034E+018</text:p>
          </table:table-cell>
          <table:table-cell office:value-type="float" office:value="1.47584259720118E+018" calcext:value-type="float">
            <text:p>1.47584259720118E+018</text:p>
          </table:table-cell>
          <table:table-cell/>
          <table:table-cell table:formula="of:= [.C469] - [.B469]" office:value-type="float" office:value="490840064" calcext:value-type="float">
            <text:p>49084006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584259704368E+018" calcext:value-type="float">
            <text:p>1.47584259704368E+018</text:p>
          </table:table-cell>
          <table:table-cell office:value-type="float" office:value="1.47584259753534E+018" calcext:value-type="float">
            <text:p>1.47584259753534E+018</text:p>
          </table:table-cell>
          <table:table-cell/>
          <table:table-cell table:formula="of:= [.C470] - [.B470]" office:value-type="float" office:value="491660032" calcext:value-type="float">
            <text:p>49166003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5842597377E+018" calcext:value-type="float">
            <text:p>1.475842597377E+018</text:p>
          </table:table-cell>
          <table:table-cell office:value-type="float" office:value="1.47584259786984E+018" calcext:value-type="float">
            <text:p>1.47584259786984E+018</text:p>
          </table:table-cell>
          <table:table-cell/>
          <table:table-cell table:formula="of:= [.C471] - [.B471]" office:value-type="float" office:value="492839936" calcext:value-type="float">
            <text:p>49283993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584259771033E+018" calcext:value-type="float">
            <text:p>1.47584259771033E+018</text:p>
          </table:table-cell>
          <table:table-cell office:value-type="float" office:value="1.47584259820395E+018" calcext:value-type="float">
            <text:p>1.47584259820395E+018</text:p>
          </table:table-cell>
          <table:table-cell/>
          <table:table-cell table:formula="of:= [.C472] - [.B472]" office:value-type="float" office:value="493619968" calcext:value-type="float">
            <text:p>49361996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584259804367E+018" calcext:value-type="float">
            <text:p>1.47584259804367E+018</text:p>
          </table:table-cell>
          <table:table-cell office:value-type="float" office:value="1.47584259853849E+018" calcext:value-type="float">
            <text:p>1.47584259853849E+018</text:p>
          </table:table-cell>
          <table:table-cell/>
          <table:table-cell table:formula="of:= [.C473] - [.B473]" office:value-type="float" office:value="494819840" calcext:value-type="float">
            <text:p>49481984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584259837699E+018" calcext:value-type="float">
            <text:p>1.47584259837699E+018</text:p>
          </table:table-cell>
          <table:table-cell office:value-type="float" office:value="1.47584259887262E+018" calcext:value-type="float">
            <text:p>1.47584259887262E+018</text:p>
          </table:table-cell>
          <table:table-cell/>
          <table:table-cell table:formula="of:= [.C474] - [.B474]" office:value-type="float" office:value="495630080" calcext:value-type="float">
            <text:p>49563008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584259871033E+018" calcext:value-type="float">
            <text:p>1.47584259871033E+018</text:p>
          </table:table-cell>
          <table:table-cell office:value-type="float" office:value="1.47584259920712E+018" calcext:value-type="float">
            <text:p>1.47584259920712E+018</text:p>
          </table:table-cell>
          <table:table-cell/>
          <table:table-cell table:formula="of:= [.C475] - [.B475]" office:value-type="float" office:value="496790016" calcext:value-type="float">
            <text:p>49679001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584259904368E+018" calcext:value-type="float">
            <text:p>1.47584259904368E+018</text:p>
          </table:table-cell>
          <table:table-cell office:value-type="float" office:value="1.47584259954131E+018" calcext:value-type="float">
            <text:p>1.47584259954131E+018</text:p>
          </table:table-cell>
          <table:table-cell/>
          <table:table-cell table:formula="of:= [.C476] - [.B476]" office:value-type="float" office:value="497629952" calcext:value-type="float">
            <text:p>49762995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584259937699E+018" calcext:value-type="float">
            <text:p>1.47584259937699E+018</text:p>
          </table:table-cell>
          <table:table-cell office:value-type="float" office:value="1.47584259987581E+018" calcext:value-type="float">
            <text:p>1.47584259987581E+018</text:p>
          </table:table-cell>
          <table:table-cell/>
          <table:table-cell table:formula="of:= [.C477] - [.B477]" office:value-type="float" office:value="498820096" calcext:value-type="float">
            <text:p>49882009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584259971034E+018" calcext:value-type="float">
            <text:p>1.47584259971034E+018</text:p>
          </table:table-cell>
          <table:table-cell office:value-type="float" office:value="1.47584260020992E+018" calcext:value-type="float">
            <text:p>1.47584260020992E+018</text:p>
          </table:table-cell>
          <table:table-cell/>
          <table:table-cell table:formula="of:= [.C478] - [.B478]" office:value-type="float" office:value="499580160" calcext:value-type="float">
            <text:p>49958016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584260004367E+018" calcext:value-type="float">
            <text:p>1.47584260004367E+018</text:p>
          </table:table-cell>
          <table:table-cell office:value-type="float" office:value="1.47584260054448E+018" calcext:value-type="float">
            <text:p>1.47584260054448E+018</text:p>
          </table:table-cell>
          <table:table-cell/>
          <table:table-cell table:formula="of:= [.C479] - [.B479]" office:value-type="float" office:value="500809984" calcext:value-type="float">
            <text:p>50080998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5842600377E+018" calcext:value-type="float">
            <text:p>1.475842600377E+018</text:p>
          </table:table-cell>
          <table:table-cell office:value-type="float" office:value="1.47584260087861E+018" calcext:value-type="float">
            <text:p>1.47584260087861E+018</text:p>
          </table:table-cell>
          <table:table-cell/>
          <table:table-cell table:formula="of:= [.C480] - [.B480]" office:value-type="float" office:value="501610240" calcext:value-type="float">
            <text:p>50161024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584260071034E+018" calcext:value-type="float">
            <text:p>1.47584260071034E+018</text:p>
          </table:table-cell>
          <table:table-cell office:value-type="float" office:value="1.47584260121312E+018" calcext:value-type="float">
            <text:p>1.47584260121312E+018</text:p>
          </table:table-cell>
          <table:table-cell/>
          <table:table-cell table:formula="of:= [.C481] - [.B481]" office:value-type="float" office:value="502779904" calcext:value-type="float">
            <text:p>50277990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584260104368E+018" calcext:value-type="float">
            <text:p>1.47584260104368E+018</text:p>
          </table:table-cell>
          <table:table-cell office:value-type="float" office:value="1.47584260154725E+018" calcext:value-type="float">
            <text:p>1.47584260154725E+018</text:p>
          </table:table-cell>
          <table:table-cell/>
          <table:table-cell table:formula="of:= [.C482] - [.B482]" office:value-type="float" office:value="503569920" calcext:value-type="float">
            <text:p>50356992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5842601377E+018" calcext:value-type="float">
            <text:p>1.475842601377E+018</text:p>
          </table:table-cell>
          <table:table-cell office:value-type="float" office:value="1.47584260188179E+018" calcext:value-type="float">
            <text:p>1.47584260188179E+018</text:p>
          </table:table-cell>
          <table:table-cell/>
          <table:table-cell table:formula="of:= [.C483] - [.B483]" office:value-type="float" office:value="504790016" calcext:value-type="float">
            <text:p>5047900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584260171033E+018" calcext:value-type="float">
            <text:p>1.47584260171033E+018</text:p>
          </table:table-cell>
          <table:table-cell office:value-type="float" office:value="1.47584260221583E+018" calcext:value-type="float">
            <text:p>1.47584260221583E+018</text:p>
          </table:table-cell>
          <table:table-cell/>
          <table:table-cell table:formula="of:= [.C484] - [.B484]" office:value-type="float" office:value="505499904" calcext:value-type="float">
            <text:p>50549990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584260204369E+018" calcext:value-type="float">
            <text:p>1.47584260204369E+018</text:p>
          </table:table-cell>
          <table:table-cell office:value-type="float" office:value="1.47584260255033E+018" calcext:value-type="float">
            <text:p>1.47584260255033E+018</text:p>
          </table:table-cell>
          <table:table-cell/>
          <table:table-cell table:formula="of:= [.C485] - [.B485]" office:value-type="float" office:value="506639872" calcext:value-type="float">
            <text:p>50663987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584260237701E+018" calcext:value-type="float">
            <text:p>1.47584260237701E+018</text:p>
          </table:table-cell>
          <table:table-cell office:value-type="float" office:value="1.47584260288458E+018" calcext:value-type="float">
            <text:p>1.47584260288458E+018</text:p>
          </table:table-cell>
          <table:table-cell/>
          <table:table-cell table:formula="of:= [.C486] - [.B486]" office:value-type="float" office:value="507570176" calcext:value-type="float">
            <text:p>50757017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584260271033E+018" calcext:value-type="float">
            <text:p>1.47584260271033E+018</text:p>
          </table:table-cell>
          <table:table-cell office:value-type="float" office:value="1.47584260321897E+018" calcext:value-type="float">
            <text:p>1.47584260321897E+018</text:p>
          </table:table-cell>
          <table:table-cell/>
          <table:table-cell table:formula="of:= [.C487] - [.B487]" office:value-type="float" office:value="508640000" calcext:value-type="float">
            <text:p>508640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584260304368E+018" calcext:value-type="float">
            <text:p>1.47584260304368E+018</text:p>
          </table:table-cell>
          <table:table-cell office:value-type="float" office:value="1.47584260355318E+018" calcext:value-type="float">
            <text:p>1.47584260355318E+018</text:p>
          </table:table-cell>
          <table:table-cell/>
          <table:table-cell table:formula="of:= [.C488] - [.B488]" office:value-type="float" office:value="509499904" calcext:value-type="float">
            <text:p>50949990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5842603377E+018" calcext:value-type="float">
            <text:p>1.475842603377E+018</text:p>
          </table:table-cell>
          <table:table-cell office:value-type="float" office:value="1.47584260388769E+018" calcext:value-type="float">
            <text:p>1.47584260388769E+018</text:p>
          </table:table-cell>
          <table:table-cell/>
          <table:table-cell table:formula="of:= [.C489] - [.B489]" office:value-type="float" office:value="510690048" calcext:value-type="float">
            <text:p>51069004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584260371033E+018" calcext:value-type="float">
            <text:p>1.47584260371033E+018</text:p>
          </table:table-cell>
          <table:table-cell office:value-type="float" office:value="1.47584260422175E+018" calcext:value-type="float">
            <text:p>1.47584260422175E+018</text:p>
          </table:table-cell>
          <table:table-cell/>
          <table:table-cell table:formula="of:= [.C490] - [.B490]" office:value-type="float" office:value="511419904" calcext:value-type="float">
            <text:p>51141990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584260404368E+018" calcext:value-type="float">
            <text:p>1.47584260404368E+018</text:p>
          </table:table-cell>
          <table:table-cell office:value-type="float" office:value="1.47584260455627E+018" calcext:value-type="float">
            <text:p>1.47584260455627E+018</text:p>
          </table:table-cell>
          <table:table-cell/>
          <table:table-cell table:formula="of:= [.C491] - [.B491]" office:value-type="float" office:value="512590080" calcext:value-type="float">
            <text:p>51259008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5842604377E+018" calcext:value-type="float">
            <text:p>1.475842604377E+018</text:p>
          </table:table-cell>
          <table:table-cell office:value-type="float" office:value="1.47584260489043E+018" calcext:value-type="float">
            <text:p>1.47584260489043E+018</text:p>
          </table:table-cell>
          <table:table-cell/>
          <table:table-cell table:formula="of:= [.C492] - [.B492]" office:value-type="float" office:value="513429760" calcext:value-type="float">
            <text:p>51342976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584260471033E+018" calcext:value-type="float">
            <text:p>1.47584260471033E+018</text:p>
          </table:table-cell>
          <table:table-cell office:value-type="float" office:value="1.47584260522497E+018" calcext:value-type="float">
            <text:p>1.47584260522497E+018</text:p>
          </table:table-cell>
          <table:table-cell/>
          <table:table-cell table:formula="of:= [.C493] - [.B493]" office:value-type="float" office:value="514640128" calcext:value-type="float">
            <text:p>51464012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584260504367E+018" calcext:value-type="float">
            <text:p>1.47584260504367E+018</text:p>
          </table:table-cell>
          <table:table-cell office:value-type="float" office:value="1.47584260555896E+018" calcext:value-type="float">
            <text:p>1.47584260555896E+018</text:p>
          </table:table-cell>
          <table:table-cell/>
          <table:table-cell table:formula="of:= [.C494] - [.B494]" office:value-type="float" office:value="515289856" calcext:value-type="float">
            <text:p>51528985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5842605377E+018" calcext:value-type="float">
            <text:p>1.475842605377E+018</text:p>
          </table:table-cell>
          <table:table-cell office:value-type="float" office:value="1.47584260589355E+018" calcext:value-type="float">
            <text:p>1.47584260589355E+018</text:p>
          </table:table-cell>
          <table:table-cell/>
          <table:table-cell table:formula="of:= [.C495] - [.B495]" office:value-type="float" office:value="516550144" calcext:value-type="float">
            <text:p>51655014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584260571033E+018" calcext:value-type="float">
            <text:p>1.47584260571033E+018</text:p>
          </table:table-cell>
          <table:table-cell office:value-type="float" office:value="1.47584260622761E+018" calcext:value-type="float">
            <text:p>1.47584260622761E+018</text:p>
          </table:table-cell>
          <table:table-cell/>
          <table:table-cell table:formula="of:= [.C496] - [.B496]" office:value-type="float" office:value="517280000" calcext:value-type="float">
            <text:p>51728000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584260604369E+018" calcext:value-type="float">
            <text:p>1.47584260604369E+018</text:p>
          </table:table-cell>
          <table:table-cell office:value-type="float" office:value="1.4758426065621E+018" calcext:value-type="float">
            <text:p>1.4758426065621E+018</text:p>
          </table:table-cell>
          <table:table-cell/>
          <table:table-cell table:formula="of:= [.C497] - [.B497]" office:value-type="float" office:value="518409984" calcext:value-type="float">
            <text:p>51840998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584260637701E+018" calcext:value-type="float">
            <text:p>1.47584260637701E+018</text:p>
          </table:table-cell>
          <table:table-cell office:value-type="float" office:value="1.47584260689626E+018" calcext:value-type="float">
            <text:p>1.47584260689626E+018</text:p>
          </table:table-cell>
          <table:table-cell/>
          <table:table-cell table:formula="of:= [.C498] - [.B498]" office:value-type="float" office:value="519250176" calcext:value-type="float">
            <text:p>51925017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584260671033E+018" calcext:value-type="float">
            <text:p>1.47584260671033E+018</text:p>
          </table:table-cell>
          <table:table-cell office:value-type="float" office:value="1.47584260723071E+018" calcext:value-type="float">
            <text:p>1.47584260723071E+018</text:p>
          </table:table-cell>
          <table:table-cell/>
          <table:table-cell table:formula="of:= [.C499] - [.B499]" office:value-type="float" office:value="520379904" calcext:value-type="float">
            <text:p>52037990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584260704367E+018" calcext:value-type="float">
            <text:p>1.47584260704367E+018</text:p>
          </table:table-cell>
          <table:table-cell office:value-type="float" office:value="1.47584260756488E+018" calcext:value-type="float">
            <text:p>1.47584260756488E+018</text:p>
          </table:table-cell>
          <table:table-cell/>
          <table:table-cell table:formula="of:= [.C500] - [.B500]" office:value-type="float" office:value="521210112" calcext:value-type="float">
            <text:p>5212101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5842607377E+018" calcext:value-type="float">
            <text:p>1.475842607377E+018</text:p>
          </table:table-cell>
          <table:table-cell office:value-type="float" office:value="1.4758426078994E+018" calcext:value-type="float">
            <text:p>1.4758426078994E+018</text:p>
          </table:table-cell>
          <table:table-cell/>
          <table:table-cell table:formula="of:= [.C501] - [.B501]" office:value-type="float" office:value="522400000" calcext:value-type="float">
            <text:p>522400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584260771033E+018" calcext:value-type="float">
            <text:p>1.47584260771033E+018</text:p>
          </table:table-cell>
          <table:table-cell office:value-type="float" office:value="1.47584260823351E+018" calcext:value-type="float">
            <text:p>1.47584260823351E+018</text:p>
          </table:table-cell>
          <table:table-cell/>
          <table:table-cell table:formula="of:= [.C502] - [.B502]" office:value-type="float" office:value="523180032" calcext:value-type="float">
            <text:p>52318003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584260804367E+018" calcext:value-type="float">
            <text:p>1.47584260804367E+018</text:p>
          </table:table-cell>
          <table:table-cell office:value-type="float" office:value="1.47584260856804E+018" calcext:value-type="float">
            <text:p>1.47584260856804E+018</text:p>
          </table:table-cell>
          <table:table-cell/>
          <table:table-cell table:formula="of:= [.C503] - [.B503]" office:value-type="float" office:value="524369920" calcext:value-type="float">
            <text:p>52436992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5842608377E+018" calcext:value-type="float">
            <text:p>1.475842608377E+018</text:p>
          </table:table-cell>
          <table:table-cell office:value-type="float" office:value="1.47584260890217E+018" calcext:value-type="float">
            <text:p>1.47584260890217E+018</text:p>
          </table:table-cell>
          <table:table-cell/>
          <table:table-cell table:formula="of:= [.C504] - [.B504]" office:value-type="float" office:value="525170176" calcext:value-type="float">
            <text:p>52517017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584260871033E+018" calcext:value-type="float">
            <text:p>1.47584260871033E+018</text:p>
          </table:table-cell>
          <table:table-cell office:value-type="float" office:value="1.47584260923666E+018" calcext:value-type="float">
            <text:p>1.47584260923666E+018</text:p>
          </table:table-cell>
          <table:table-cell/>
          <table:table-cell table:formula="of:= [.C505] - [.B505]" office:value-type="float" office:value="526329856" calcext:value-type="float">
            <text:p>52632985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584260904367E+018" calcext:value-type="float">
            <text:p>1.47584260904367E+018</text:p>
          </table:table-cell>
          <table:table-cell office:value-type="float" office:value="1.47584260957081E+018" calcext:value-type="float">
            <text:p>1.47584260957081E+018</text:p>
          </table:table-cell>
          <table:table-cell/>
          <table:table-cell table:formula="of:= [.C506] - [.B506]" office:value-type="float" office:value="527139840" calcext:value-type="float">
            <text:p>52713984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5842609377E+018" calcext:value-type="float">
            <text:p>1.475842609377E+018</text:p>
          </table:table-cell>
          <table:table-cell office:value-type="float" office:value="1.4758426099055E+018" calcext:value-type="float">
            <text:p>1.4758426099055E+018</text:p>
          </table:table-cell>
          <table:table-cell/>
          <table:table-cell table:formula="of:= [.C507] - [.B507]" office:value-type="float" office:value="528499712" calcext:value-type="float">
            <text:p>52849971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584260971033E+018" calcext:value-type="float">
            <text:p>1.47584260971033E+018</text:p>
          </table:table-cell>
          <table:table-cell office:value-type="float" office:value="1.47584261023956E+018" calcext:value-type="float">
            <text:p>1.47584261023956E+018</text:p>
          </table:table-cell>
          <table:table-cell/>
          <table:table-cell table:formula="of:= [.C508] - [.B508]" office:value-type="float" office:value="529230080" calcext:value-type="float">
            <text:p>52923008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584261004367E+018" calcext:value-type="float">
            <text:p>1.47584261004367E+018</text:p>
          </table:table-cell>
          <table:table-cell office:value-type="float" office:value="1.4758426105742E+018" calcext:value-type="float">
            <text:p>1.4758426105742E+018</text:p>
          </table:table-cell>
          <table:table-cell/>
          <table:table-cell table:formula="of:= [.C509] - [.B509]" office:value-type="float" office:value="530530048" calcext:value-type="float">
            <text:p>53053004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584261037699E+018" calcext:value-type="float">
            <text:p>1.47584261037699E+018</text:p>
          </table:table-cell>
          <table:table-cell office:value-type="float" office:value="1.47584261090823E+018" calcext:value-type="float">
            <text:p>1.47584261090823E+018</text:p>
          </table:table-cell>
          <table:table-cell/>
          <table:table-cell table:formula="of:= [.C510] - [.B510]" office:value-type="float" office:value="531239936" calcext:value-type="float">
            <text:p>53123993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584261071033E+018" calcext:value-type="float">
            <text:p>1.47584261071033E+018</text:p>
          </table:table-cell>
          <table:table-cell office:value-type="float" office:value="1.47584261124269E+018" calcext:value-type="float">
            <text:p>1.47584261124269E+018</text:p>
          </table:table-cell>
          <table:table-cell/>
          <table:table-cell table:formula="of:= [.C511] - [.B511]" office:value-type="float" office:value="532359936" calcext:value-type="float">
            <text:p>53235993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584261104368E+018" calcext:value-type="float">
            <text:p>1.47584261104368E+018</text:p>
          </table:table-cell>
          <table:table-cell office:value-type="float" office:value="1.47584261157684E+018" calcext:value-type="float">
            <text:p>1.47584261157684E+018</text:p>
          </table:table-cell>
          <table:table-cell/>
          <table:table-cell table:formula="of:= [.C512] - [.B512]" office:value-type="float" office:value="533159936" calcext:value-type="float">
            <text:p>5331599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5842611377E+018" calcext:value-type="float">
            <text:p>1.475842611377E+018</text:p>
          </table:table-cell>
          <table:table-cell office:value-type="float" office:value="1.47584261191144E+018" calcext:value-type="float">
            <text:p>1.47584261191144E+018</text:p>
          </table:table-cell>
          <table:table-cell/>
          <table:table-cell table:formula="of:= [.C513] - [.B513]" office:value-type="float" office:value="534440192" calcext:value-type="float">
            <text:p>53444019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584261171033E+018" calcext:value-type="float">
            <text:p>1.47584261171033E+018</text:p>
          </table:table-cell>
          <table:table-cell office:value-type="float" office:value="1.47584261224555E+018" calcext:value-type="float">
            <text:p>1.47584261224555E+018</text:p>
          </table:table-cell>
          <table:table-cell/>
          <table:table-cell table:formula="of:= [.C514] - [.B514]" office:value-type="float" office:value="535219712" calcext:value-type="float">
            <text:p>53521971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584261204368E+018" calcext:value-type="float">
            <text:p>1.47584261204368E+018</text:p>
          </table:table-cell>
          <table:table-cell office:value-type="float" office:value="1.47584261258007E+018" calcext:value-type="float">
            <text:p>1.47584261258007E+018</text:p>
          </table:table-cell>
          <table:table-cell/>
          <table:table-cell table:formula="of:= [.C515] - [.B515]" office:value-type="float" office:value="536389888" calcext:value-type="float">
            <text:p>53638988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5842612377E+018" calcext:value-type="float">
            <text:p>1.475842612377E+018</text:p>
          </table:table-cell>
          <table:table-cell office:value-type="float" office:value="1.47584261291426E+018" calcext:value-type="float">
            <text:p>1.47584261291426E+018</text:p>
          </table:table-cell>
          <table:table-cell/>
          <table:table-cell table:formula="of:= [.C516] - [.B516]" office:value-type="float" office:value="537260032" calcext:value-type="float">
            <text:p>53726003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584261271033E+018" calcext:value-type="float">
            <text:p>1.47584261271033E+018</text:p>
          </table:table-cell>
          <table:table-cell office:value-type="float" office:value="1.47584261324869E+018" calcext:value-type="float">
            <text:p>1.47584261324869E+018</text:p>
          </table:table-cell>
          <table:table-cell/>
          <table:table-cell table:formula="of:= [.C517] - [.B517]" office:value-type="float" office:value="538359808" calcext:value-type="float">
            <text:p>53835980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584261304367E+018" calcext:value-type="float">
            <text:p>1.47584261304367E+018</text:p>
          </table:table-cell>
          <table:table-cell office:value-type="float" office:value="1.47584261358294E+018" calcext:value-type="float">
            <text:p>1.47584261358294E+018</text:p>
          </table:table-cell>
          <table:table-cell/>
          <table:table-cell table:formula="of:= [.C518] - [.B518]" office:value-type="float" office:value="539270144" calcext:value-type="float">
            <text:p>53927014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584261337699E+018" calcext:value-type="float">
            <text:p>1.47584261337699E+018</text:p>
          </table:table-cell>
          <table:table-cell office:value-type="float" office:value="1.47584261391739E+018" calcext:value-type="float">
            <text:p>1.47584261391739E+018</text:p>
          </table:table-cell>
          <table:table-cell/>
          <table:table-cell table:formula="of:= [.C519] - [.B519]" office:value-type="float" office:value="540399872" calcext:value-type="float">
            <text:p>54039987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584261371033E+018" calcext:value-type="float">
            <text:p>1.47584261371033E+018</text:p>
          </table:table-cell>
          <table:table-cell office:value-type="float" office:value="1.47584261425148E+018" calcext:value-type="float">
            <text:p>1.47584261425148E+018</text:p>
          </table:table-cell>
          <table:table-cell/>
          <table:table-cell table:formula="of:= [.C520] - [.B520]" office:value-type="float" office:value="541149952" calcext:value-type="float">
            <text:p>54114995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584261404367E+018" calcext:value-type="float">
            <text:p>1.47584261404367E+018</text:p>
          </table:table-cell>
          <table:table-cell office:value-type="float" office:value="1.47584261458599E+018" calcext:value-type="float">
            <text:p>1.47584261458599E+018</text:p>
          </table:table-cell>
          <table:table-cell/>
          <table:table-cell table:formula="of:= [.C521] - [.B521]" office:value-type="float" office:value="542319872" calcext:value-type="float">
            <text:p>54231987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584261437701E+018" calcext:value-type="float">
            <text:p>1.47584261437701E+018</text:p>
          </table:table-cell>
          <table:table-cell office:value-type="float" office:value="1.47584261492015E+018" calcext:value-type="float">
            <text:p>1.47584261492015E+018</text:p>
          </table:table-cell>
          <table:table-cell/>
          <table:table-cell table:formula="of:= [.C522] - [.B522]" office:value-type="float" office:value="543140096" calcext:value-type="float">
            <text:p>54314009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584261471033E+018" calcext:value-type="float">
            <text:p>1.47584261471033E+018</text:p>
          </table:table-cell>
          <table:table-cell office:value-type="float" office:value="1.47584261525476E+018" calcext:value-type="float">
            <text:p>1.47584261525476E+018</text:p>
          </table:table-cell>
          <table:table-cell/>
          <table:table-cell table:formula="of:= [.C523] - [.B523]" office:value-type="float" office:value="544430080" calcext:value-type="float">
            <text:p>54443008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584261504367E+018" calcext:value-type="float">
            <text:p>1.47584261504367E+018</text:p>
          </table:table-cell>
          <table:table-cell office:value-type="float" office:value="1.47584261558886E+018" calcext:value-type="float">
            <text:p>1.47584261558886E+018</text:p>
          </table:table-cell>
          <table:table-cell/>
          <table:table-cell table:formula="of:= [.C524] - [.B524]" office:value-type="float" office:value="545190144" calcext:value-type="float">
            <text:p>54519014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5842615377E+018" calcext:value-type="float">
            <text:p>1.475842615377E+018</text:p>
          </table:table-cell>
          <table:table-cell office:value-type="float" office:value="1.47584261592343E+018" calcext:value-type="float">
            <text:p>1.47584261592343E+018</text:p>
          </table:table-cell>
          <table:table-cell/>
          <table:table-cell table:formula="of:= [.C525] - [.B525]" office:value-type="float" office:value="546429952" calcext:value-type="float">
            <text:p>54642995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584261571033E+018" calcext:value-type="float">
            <text:p>1.47584261571033E+018</text:p>
          </table:table-cell>
          <table:table-cell office:value-type="float" office:value="1.47584261625753E+018" calcext:value-type="float">
            <text:p>1.47584261625753E+018</text:p>
          </table:table-cell>
          <table:table-cell/>
          <table:table-cell table:formula="of:= [.C526] - [.B526]" office:value-type="float" office:value="547200256" calcext:value-type="float">
            <text:p>54720025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584261604368E+018" calcext:value-type="float">
            <text:p>1.47584261604368E+018</text:p>
          </table:table-cell>
          <table:table-cell office:value-type="float" office:value="1.47584261659201E+018" calcext:value-type="float">
            <text:p>1.47584261659201E+018</text:p>
          </table:table-cell>
          <table:table-cell/>
          <table:table-cell table:formula="of:= [.C527] - [.B527]" office:value-type="float" office:value="548329984" calcext:value-type="float">
            <text:p>54832998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5842616377E+018" calcext:value-type="float">
            <text:p>1.475842616377E+018</text:p>
          </table:table-cell>
          <table:table-cell office:value-type="float" office:value="1.4758426169262E+018" calcext:value-type="float">
            <text:p>1.4758426169262E+018</text:p>
          </table:table-cell>
          <table:table-cell/>
          <table:table-cell table:formula="of:= [.C528] - [.B528]" office:value-type="float" office:value="549200128" calcext:value-type="float">
            <text:p>54920012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584261671034E+018" calcext:value-type="float">
            <text:p>1.47584261671034E+018</text:p>
          </table:table-cell>
          <table:table-cell office:value-type="float" office:value="1.47584261726065E+018" calcext:value-type="float">
            <text:p>1.47584261726065E+018</text:p>
          </table:table-cell>
          <table:table-cell/>
          <table:table-cell table:formula="of:= [.C529] - [.B529]" office:value-type="float" office:value="550309888" calcext:value-type="float">
            <text:p>55030988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584261704367E+018" calcext:value-type="float">
            <text:p>1.47584261704367E+018</text:p>
          </table:table-cell>
          <table:table-cell office:value-type="float" office:value="1.47584261759482E+018" calcext:value-type="float">
            <text:p>1.47584261759482E+018</text:p>
          </table:table-cell>
          <table:table-cell/>
          <table:table-cell table:formula="of:= [.C530] - [.B530]" office:value-type="float" office:value="551150080" calcext:value-type="float">
            <text:p>55115008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584261737699E+018" calcext:value-type="float">
            <text:p>1.47584261737699E+018</text:p>
          </table:table-cell>
          <table:table-cell office:value-type="float" office:value="1.47584261792934E+018" calcext:value-type="float">
            <text:p>1.47584261792934E+018</text:p>
          </table:table-cell>
          <table:table-cell/>
          <table:table-cell table:formula="of:= [.C531] - [.B531]" office:value-type="float" office:value="552349952" calcext:value-type="float">
            <text:p>55234995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584261771033E+018" calcext:value-type="float">
            <text:p>1.47584261771033E+018</text:p>
          </table:table-cell>
          <table:table-cell office:value-type="float" office:value="1.47584261826342E+018" calcext:value-type="float">
            <text:p>1.47584261826342E+018</text:p>
          </table:table-cell>
          <table:table-cell/>
          <table:table-cell table:formula="of:= [.C532] - [.B532]" office:value-type="float" office:value="553090048" calcext:value-type="float">
            <text:p>5530900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584261804368E+018" calcext:value-type="float">
            <text:p>1.47584261804368E+018</text:p>
          </table:table-cell>
          <table:table-cell office:value-type="float" office:value="1.47584261859794E+018" calcext:value-type="float">
            <text:p>1.47584261859794E+018</text:p>
          </table:table-cell>
          <table:table-cell/>
          <table:table-cell table:formula="of:= [.C533] - [.B533]" office:value-type="float" office:value="554259968" calcext:value-type="float">
            <text:p>55425996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5842618377E+018" calcext:value-type="float">
            <text:p>1.475842618377E+018</text:p>
          </table:table-cell>
          <table:table-cell office:value-type="float" office:value="1.47584261893213E+018" calcext:value-type="float">
            <text:p>1.47584261893213E+018</text:p>
          </table:table-cell>
          <table:table-cell/>
          <table:table-cell table:formula="of:= [.C534] - [.B534]" office:value-type="float" office:value="555130112" calcext:value-type="float">
            <text:p>55513011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584261871033E+018" calcext:value-type="float">
            <text:p>1.47584261871033E+018</text:p>
          </table:table-cell>
          <table:table-cell office:value-type="float" office:value="1.47584261926657E+018" calcext:value-type="float">
            <text:p>1.47584261926657E+018</text:p>
          </table:table-cell>
          <table:table-cell/>
          <table:table-cell table:formula="of:= [.C535] - [.B535]" office:value-type="float" office:value="556240384" calcext:value-type="float">
            <text:p>55624038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584261904368E+018" calcext:value-type="float">
            <text:p>1.47584261904368E+018</text:p>
          </table:table-cell>
          <table:table-cell office:value-type="float" office:value="1.47584261960072E+018" calcext:value-type="float">
            <text:p>1.47584261960072E+018</text:p>
          </table:table-cell>
          <table:table-cell/>
          <table:table-cell table:formula="of:= [.C536] - [.B536]" office:value-type="float" office:value="557039872" calcext:value-type="float">
            <text:p>55703987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5842619377E+018" calcext:value-type="float">
            <text:p>1.475842619377E+018</text:p>
          </table:table-cell>
          <table:table-cell office:value-type="float" office:value="1.47584261993525E+018" calcext:value-type="float">
            <text:p>1.47584261993525E+018</text:p>
          </table:table-cell>
          <table:table-cell/>
          <table:table-cell table:formula="of:= [.C537] - [.B537]" office:value-type="float" office:value="558249984" calcext:value-type="float">
            <text:p>55824998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584261971033E+018" calcext:value-type="float">
            <text:p>1.47584261971033E+018</text:p>
          </table:table-cell>
          <table:table-cell office:value-type="float" office:value="1.47584262026934E+018" calcext:value-type="float">
            <text:p>1.47584262026934E+018</text:p>
          </table:table-cell>
          <table:table-cell/>
          <table:table-cell table:formula="of:= [.C538] - [.B538]" office:value-type="float" office:value="559009792" calcext:value-type="float">
            <text:p>55900979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584262004368E+018" calcext:value-type="float">
            <text:p>1.47584262004368E+018</text:p>
          </table:table-cell>
          <table:table-cell office:value-type="float" office:value="1.47584262060384E+018" calcext:value-type="float">
            <text:p>1.47584262060384E+018</text:p>
          </table:table-cell>
          <table:table-cell/>
          <table:table-cell table:formula="of:= [.C539] - [.B539]" office:value-type="float" office:value="560160000" calcext:value-type="float">
            <text:p>560160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5842620377E+018" calcext:value-type="float">
            <text:p>1.475842620377E+018</text:p>
          </table:table-cell>
          <table:table-cell office:value-type="float" office:value="1.47584262093819E+018" calcext:value-type="float">
            <text:p>1.47584262093819E+018</text:p>
          </table:table-cell>
          <table:table-cell/>
          <table:table-cell table:formula="of:= [.C540] - [.B540]" office:value-type="float" office:value="561189888" calcext:value-type="float">
            <text:p>56118988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584262071033E+018" calcext:value-type="float">
            <text:p>1.47584262071033E+018</text:p>
          </table:table-cell>
          <table:table-cell office:value-type="float" office:value="1.47584262127259E+018" calcext:value-type="float">
            <text:p>1.47584262127259E+018</text:p>
          </table:table-cell>
          <table:table-cell/>
          <table:table-cell table:formula="of:= [.C541] - [.B541]" office:value-type="float" office:value="562259968" calcext:value-type="float">
            <text:p>56225996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584262104368E+018" calcext:value-type="float">
            <text:p>1.47584262104368E+018</text:p>
          </table:table-cell>
          <table:table-cell office:value-type="float" office:value="1.47584262160692E+018" calcext:value-type="float">
            <text:p>1.47584262160692E+018</text:p>
          </table:table-cell>
          <table:table-cell/>
          <table:table-cell table:formula="of:= [.C542] - [.B542]" office:value-type="float" office:value="563239680" calcext:value-type="float">
            <text:p>56323968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584262137726E+018" calcext:value-type="float">
            <text:p>1.47584262137726E+018</text:p>
          </table:table-cell>
          <table:table-cell office:value-type="float" office:value="1.47584262194168E+018" calcext:value-type="float">
            <text:p>1.47584262194168E+018</text:p>
          </table:table-cell>
          <table:table-cell/>
          <table:table-cell table:formula="of:= [.C543] - [.B543]" office:value-type="float" office:value="564420096" calcext:value-type="float">
            <text:p>56442009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584262171041E+018" calcext:value-type="float">
            <text:p>1.47584262171041E+018</text:p>
          </table:table-cell>
          <table:table-cell office:value-type="float" office:value="1.47584262227593E+018" calcext:value-type="float">
            <text:p>1.47584262227593E+018</text:p>
          </table:table-cell>
          <table:table-cell/>
          <table:table-cell table:formula="of:= [.C544] - [.B544]" office:value-type="float" office:value="565520128" calcext:value-type="float">
            <text:p>56552012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584262204369E+018" calcext:value-type="float">
            <text:p>1.47584262204369E+018</text:p>
          </table:table-cell>
          <table:table-cell office:value-type="float" office:value="1.47584262261034E+018" calcext:value-type="float">
            <text:p>1.47584262261034E+018</text:p>
          </table:table-cell>
          <table:table-cell/>
          <table:table-cell table:formula="of:= [.C545] - [.B545]" office:value-type="float" office:value="566650112" calcext:value-type="float">
            <text:p>56665011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5842622377E+018" calcext:value-type="float">
            <text:p>1.475842622377E+018</text:p>
          </table:table-cell>
          <table:table-cell office:value-type="float" office:value="1.47584262294455E+018" calcext:value-type="float">
            <text:p>1.47584262294455E+018</text:p>
          </table:table-cell>
          <table:table-cell/>
          <table:table-cell table:formula="of:= [.C546] - [.B546]" office:value-type="float" office:value="567550208" calcext:value-type="float">
            <text:p>56755020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584262271033E+018" calcext:value-type="float">
            <text:p>1.47584262271033E+018</text:p>
          </table:table-cell>
          <table:table-cell office:value-type="float" office:value="1.47584262327896E+018" calcext:value-type="float">
            <text:p>1.47584262327896E+018</text:p>
          </table:table-cell>
          <table:table-cell/>
          <table:table-cell table:formula="of:= [.C547] - [.B547]" office:value-type="float" office:value="568630016" calcext:value-type="float">
            <text:p>56863001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584262304367E+018" calcext:value-type="float">
            <text:p>1.47584262304367E+018</text:p>
          </table:table-cell>
          <table:table-cell office:value-type="float" office:value="1.47584262361315E+018" calcext:value-type="float">
            <text:p>1.47584262361315E+018</text:p>
          </table:table-cell>
          <table:table-cell/>
          <table:table-cell table:formula="of:= [.C548] - [.B548]" office:value-type="float" office:value="569480192" calcext:value-type="float">
            <text:p>56948019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5842623377E+018" calcext:value-type="float">
            <text:p>1.475842623377E+018</text:p>
          </table:table-cell>
          <table:table-cell office:value-type="float" office:value="1.4758426239477E+018" calcext:value-type="float">
            <text:p>1.4758426239477E+018</text:p>
          </table:table-cell>
          <table:table-cell/>
          <table:table-cell table:formula="of:= [.C549] - [.B549]" office:value-type="float" office:value="570700032" calcext:value-type="float">
            <text:p>57070003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584262371033E+018" calcext:value-type="float">
            <text:p>1.47584262371033E+018</text:p>
          </table:table-cell>
          <table:table-cell office:value-type="float" office:value="1.47584262428181E+018" calcext:value-type="float">
            <text:p>1.47584262428181E+018</text:p>
          </table:table-cell>
          <table:table-cell/>
          <table:table-cell table:formula="of:= [.C550] - [.B550]" office:value-type="float" office:value="571480064" calcext:value-type="float">
            <text:p>57148006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584262404368E+018" calcext:value-type="float">
            <text:p>1.47584262404368E+018</text:p>
          </table:table-cell>
          <table:table-cell office:value-type="float" office:value="1.47584262461637E+018" calcext:value-type="float">
            <text:p>1.47584262461637E+018</text:p>
          </table:table-cell>
          <table:table-cell/>
          <table:table-cell table:formula="of:= [.C551] - [.B551]" office:value-type="float" office:value="572690176" calcext:value-type="float">
            <text:p>57269017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5842624377E+018" calcext:value-type="float">
            <text:p>1.475842624377E+018</text:p>
          </table:table-cell>
          <table:table-cell office:value-type="float" office:value="1.47584262495049E+018" calcext:value-type="float">
            <text:p>1.47584262495049E+018</text:p>
          </table:table-cell>
          <table:table-cell/>
          <table:table-cell table:formula="of:= [.C552] - [.B552]" office:value-type="float" office:value="573490176" calcext:value-type="float">
            <text:p>57349017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584262471034E+018" calcext:value-type="float">
            <text:p>1.47584262471034E+018</text:p>
          </table:table-cell>
          <table:table-cell office:value-type="float" office:value="1.47584262528503E+018" calcext:value-type="float">
            <text:p>1.47584262528503E+018</text:p>
          </table:table-cell>
          <table:table-cell/>
          <table:table-cell table:formula="of:= [.C553] - [.B553]" office:value-type="float" office:value="574690048" calcext:value-type="float">
            <text:p>57469004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584262504368E+018" calcext:value-type="float">
            <text:p>1.47584262504368E+018</text:p>
          </table:table-cell>
          <table:table-cell office:value-type="float" office:value="1.47584262561915E+018" calcext:value-type="float">
            <text:p>1.47584262561915E+018</text:p>
          </table:table-cell>
          <table:table-cell/>
          <table:table-cell table:formula="of:= [.C554] - [.B554]" office:value-type="float" office:value="575469824" calcext:value-type="float">
            <text:p>57546982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5842625377E+018" calcext:value-type="float">
            <text:p>1.475842625377E+018</text:p>
          </table:table-cell>
          <table:table-cell office:value-type="float" office:value="1.47584262595369E+018" calcext:value-type="float">
            <text:p>1.47584262595369E+018</text:p>
          </table:table-cell>
          <table:table-cell/>
          <table:table-cell table:formula="of:= [.C555] - [.B555]" office:value-type="float" office:value="576689920" calcext:value-type="float">
            <text:p>57668992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584262571033E+018" calcext:value-type="float">
            <text:p>1.47584262571033E+018</text:p>
          </table:table-cell>
          <table:table-cell office:value-type="float" office:value="1.47584262628789E+018" calcext:value-type="float">
            <text:p>1.47584262628789E+018</text:p>
          </table:table-cell>
          <table:table-cell/>
          <table:table-cell table:formula="of:= [.C556] - [.B556]" office:value-type="float" office:value="577560320" calcext:value-type="float">
            <text:p>57756032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584262604368E+018" calcext:value-type="float">
            <text:p>1.47584262604368E+018</text:p>
          </table:table-cell>
          <table:table-cell office:value-type="float" office:value="1.4758426266224E+018" calcext:value-type="float">
            <text:p>1.4758426266224E+018</text:p>
          </table:table-cell>
          <table:table-cell/>
          <table:table-cell table:formula="of:= [.C557] - [.B557]" office:value-type="float" office:value="578720000" calcext:value-type="float">
            <text:p>578720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584262637701E+018" calcext:value-type="float">
            <text:p>1.47584262637701E+018</text:p>
          </table:table-cell>
          <table:table-cell office:value-type="float" office:value="1.47584262695668E+018" calcext:value-type="float">
            <text:p>1.47584262695668E+018</text:p>
          </table:table-cell>
          <table:table-cell/>
          <table:table-cell table:formula="of:= [.C558] - [.B558]" office:value-type="float" office:value="579670016" calcext:value-type="float">
            <text:p>57967001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584262671034E+018" calcext:value-type="float">
            <text:p>1.47584262671034E+018</text:p>
          </table:table-cell>
          <table:table-cell office:value-type="float" office:value="1.47584262729117E+018" calcext:value-type="float">
            <text:p>1.47584262729117E+018</text:p>
          </table:table-cell>
          <table:table-cell/>
          <table:table-cell table:formula="of:= [.C559] - [.B559]" office:value-type="float" office:value="580830208" calcext:value-type="float">
            <text:p>58083020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584262704369E+018" calcext:value-type="float">
            <text:p>1.47584262704369E+018</text:p>
          </table:table-cell>
          <table:table-cell office:value-type="float" office:value="1.47584262762529E+018" calcext:value-type="float">
            <text:p>1.47584262762529E+018</text:p>
          </table:table-cell>
          <table:table-cell/>
          <table:table-cell table:formula="of:= [.C560] - [.B560]" office:value-type="float" office:value="581600000" calcext:value-type="float">
            <text:p>5816000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584262737701E+018" calcext:value-type="float">
            <text:p>1.47584262737701E+018</text:p>
          </table:table-cell>
          <table:table-cell office:value-type="float" office:value="1.47584262795989E+018" calcext:value-type="float">
            <text:p>1.47584262795989E+018</text:p>
          </table:table-cell>
          <table:table-cell/>
          <table:table-cell table:formula="of:= [.C561] - [.B561]" office:value-type="float" office:value="582880000" calcext:value-type="float">
            <text:p>582880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584262771033E+018" calcext:value-type="float">
            <text:p>1.47584262771033E+018</text:p>
          </table:table-cell>
          <table:table-cell office:value-type="float" office:value="1.47584262829397E+018" calcext:value-type="float">
            <text:p>1.47584262829397E+018</text:p>
          </table:table-cell>
          <table:table-cell/>
          <table:table-cell table:formula="of:= [.C562] - [.B562]" office:value-type="float" office:value="583640064" calcext:value-type="float">
            <text:p>58364006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584262804368E+018" calcext:value-type="float">
            <text:p>1.47584262804368E+018</text:p>
          </table:table-cell>
          <table:table-cell office:value-type="float" office:value="1.4758426286285E+018" calcext:value-type="float">
            <text:p>1.4758426286285E+018</text:p>
          </table:table-cell>
          <table:table-cell/>
          <table:table-cell table:formula="of:= [.C563] - [.B563]" office:value-type="float" office:value="584819968" calcext:value-type="float">
            <text:p>58481996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584262837701E+018" calcext:value-type="float">
            <text:p>1.47584262837701E+018</text:p>
          </table:table-cell>
          <table:table-cell office:value-type="float" office:value="1.47584262896271E+018" calcext:value-type="float">
            <text:p>1.47584262896271E+018</text:p>
          </table:table-cell>
          <table:table-cell/>
          <table:table-cell table:formula="of:= [.C564] - [.B564]" office:value-type="float" office:value="585699840" calcext:value-type="float">
            <text:p>58569984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584262871034E+018" calcext:value-type="float">
            <text:p>1.47584262871034E+018</text:p>
          </table:table-cell>
          <table:table-cell office:value-type="float" office:value="1.47584262929715E+018" calcext:value-type="float">
            <text:p>1.47584262929715E+018</text:p>
          </table:table-cell>
          <table:table-cell/>
          <table:table-cell table:formula="of:= [.C565] - [.B565]" office:value-type="float" office:value="586810112" calcext:value-type="float">
            <text:p>58681011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584262904368E+018" calcext:value-type="float">
            <text:p>1.47584262904368E+018</text:p>
          </table:table-cell>
          <table:table-cell office:value-type="float" office:value="1.47584262963131E+018" calcext:value-type="float">
            <text:p>1.47584262963131E+018</text:p>
          </table:table-cell>
          <table:table-cell/>
          <table:table-cell table:formula="of:= [.C566] - [.B566]" office:value-type="float" office:value="587630080" calcext:value-type="float">
            <text:p>58763008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584262937701E+018" calcext:value-type="float">
            <text:p>1.47584262937701E+018</text:p>
          </table:table-cell>
          <table:table-cell office:value-type="float" office:value="1.47584262996602E+018" calcext:value-type="float">
            <text:p>1.47584262996602E+018</text:p>
          </table:table-cell>
          <table:table-cell/>
          <table:table-cell table:formula="of:= [.C567] - [.B567]" office:value-type="float" office:value="589009920" calcext:value-type="float">
            <text:p>58900992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584262971033E+018" calcext:value-type="float">
            <text:p>1.47584262971033E+018</text:p>
          </table:table-cell>
          <table:table-cell office:value-type="float" office:value="1.47584263030009E+018" calcext:value-type="float">
            <text:p>1.47584263030009E+018</text:p>
          </table:table-cell>
          <table:table-cell/>
          <table:table-cell table:formula="of:= [.C568] - [.B568]" office:value-type="float" office:value="589760256" calcext:value-type="float">
            <text:p>58976025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584263004367E+018" calcext:value-type="float">
            <text:p>1.47584263004367E+018</text:p>
          </table:table-cell>
          <table:table-cell office:value-type="float" office:value="1.47584263063468E+018" calcext:value-type="float">
            <text:p>1.47584263063468E+018</text:p>
          </table:table-cell>
          <table:table-cell/>
          <table:table-cell table:formula="of:= [.C569] - [.B569]" office:value-type="float" office:value="591010048" calcext:value-type="float">
            <text:p>59101004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5842630377E+018" calcext:value-type="float">
            <text:p>1.475842630377E+018</text:p>
          </table:table-cell>
          <table:table-cell office:value-type="float" office:value="1.47584263096896E+018" calcext:value-type="float">
            <text:p>1.47584263096896E+018</text:p>
          </table:table-cell>
          <table:table-cell/>
          <table:table-cell table:formula="of:= [.C570] - [.B570]" office:value-type="float" office:value="591960064" calcext:value-type="float">
            <text:p>59196006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584263071033E+018" calcext:value-type="float">
            <text:p>1.47584263071033E+018</text:p>
          </table:table-cell>
          <table:table-cell office:value-type="float" office:value="1.47584263130334E+018" calcext:value-type="float">
            <text:p>1.47584263130334E+018</text:p>
          </table:table-cell>
          <table:table-cell/>
          <table:table-cell table:formula="of:= [.C571] - [.B571]" office:value-type="float" office:value="593009920" calcext:value-type="float">
            <text:p>59300992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584263104368E+018" calcext:value-type="float">
            <text:p>1.47584263104368E+018</text:p>
          </table:table-cell>
          <table:table-cell office:value-type="float" office:value="1.47584263163753E+018" calcext:value-type="float">
            <text:p>1.47584263163753E+018</text:p>
          </table:table-cell>
          <table:table-cell/>
          <table:table-cell table:formula="of:= [.C572] - [.B572]" office:value-type="float" office:value="593849856" calcext:value-type="float">
            <text:p>59384985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5842631377E+018" calcext:value-type="float">
            <text:p>1.475842631377E+018</text:p>
          </table:table-cell>
          <table:table-cell office:value-type="float" office:value="1.47584263197202E+018" calcext:value-type="float">
            <text:p>1.47584263197202E+018</text:p>
          </table:table-cell>
          <table:table-cell/>
          <table:table-cell table:formula="of:= [.C573] - [.B573]" office:value-type="float" office:value="595019776" calcext:value-type="float">
            <text:p>59501977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584263171033E+018" calcext:value-type="float">
            <text:p>1.47584263171033E+018</text:p>
          </table:table-cell>
          <table:table-cell office:value-type="float" office:value="1.47584263230627E+018" calcext:value-type="float">
            <text:p>1.47584263230627E+018</text:p>
          </table:table-cell>
          <table:table-cell/>
          <table:table-cell table:formula="of:= [.C574] - [.B574]" office:value-type="float" office:value="595940352" calcext:value-type="float">
            <text:p>59594035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584263204368E+018" calcext:value-type="float">
            <text:p>1.47584263204368E+018</text:p>
          </table:table-cell>
          <table:table-cell office:value-type="float" office:value="1.47584263264065E+018" calcext:value-type="float">
            <text:p>1.47584263264065E+018</text:p>
          </table:table-cell>
          <table:table-cell/>
          <table:table-cell table:formula="of:= [.C575] - [.B575]" office:value-type="float" office:value="596969984" calcext:value-type="float">
            <text:p>59696998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584263237702E+018" calcext:value-type="float">
            <text:p>1.47584263237702E+018</text:p>
          </table:table-cell>
          <table:table-cell office:value-type="float" office:value="1.47584263297481E+018" calcext:value-type="float">
            <text:p>1.47584263297481E+018</text:p>
          </table:table-cell>
          <table:table-cell/>
          <table:table-cell table:formula="of:= [.C576] - [.B576]" office:value-type="float" office:value="597790208" calcext:value-type="float">
            <text:p>59779020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584263271034E+018" calcext:value-type="float">
            <text:p>1.47584263271034E+018</text:p>
          </table:table-cell>
          <table:table-cell office:value-type="float" office:value="1.47584263330927E+018" calcext:value-type="float">
            <text:p>1.47584263330927E+018</text:p>
          </table:table-cell>
          <table:table-cell/>
          <table:table-cell table:formula="of:= [.C577] - [.B577]" office:value-type="float" office:value="598929920" calcext:value-type="float">
            <text:p>59892992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584263304367E+018" calcext:value-type="float">
            <text:p>1.47584263304367E+018</text:p>
          </table:table-cell>
          <table:table-cell office:value-type="float" office:value="1.47584263364342E+018" calcext:value-type="float">
            <text:p>1.47584263364342E+018</text:p>
          </table:table-cell>
          <table:table-cell/>
          <table:table-cell table:formula="of:= [.C578] - [.B578]" office:value-type="float" office:value="599750144" calcext:value-type="float">
            <text:p>59975014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5842633377E+018" calcext:value-type="float">
            <text:p>1.475842633377E+018</text:p>
          </table:table-cell>
          <table:table-cell office:value-type="float" office:value="1.47584263397807E+018" calcext:value-type="float">
            <text:p>1.47584263397807E+018</text:p>
          </table:table-cell>
          <table:table-cell/>
          <table:table-cell table:formula="of:= [.C579] - [.B579]" office:value-type="float" office:value="601070080" calcext:value-type="float">
            <text:p>60107008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584263371033E+018" calcext:value-type="float">
            <text:p>1.47584263371033E+018</text:p>
          </table:table-cell>
          <table:table-cell office:value-type="float" office:value="1.47584263431206E+018" calcext:value-type="float">
            <text:p>1.47584263431206E+018</text:p>
          </table:table-cell>
          <table:table-cell/>
          <table:table-cell table:formula="of:= [.C580] - [.B580]" office:value-type="float" office:value="601729792" calcext:value-type="float">
            <text:p>60172979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584263404368E+018" calcext:value-type="float">
            <text:p>1.47584263404368E+018</text:p>
          </table:table-cell>
          <table:table-cell office:value-type="float" office:value="1.47584263464657E+018" calcext:value-type="float">
            <text:p>1.47584263464657E+018</text:p>
          </table:table-cell>
          <table:table-cell/>
          <table:table-cell table:formula="of:= [.C581] - [.B581]" office:value-type="float" office:value="602889984" calcext:value-type="float">
            <text:p>60288998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584263437701E+018" calcext:value-type="float">
            <text:p>1.47584263437701E+018</text:p>
          </table:table-cell>
          <table:table-cell office:value-type="float" office:value="1.47584263498072E+018" calcext:value-type="float">
            <text:p>1.47584263498072E+018</text:p>
          </table:table-cell>
          <table:table-cell/>
          <table:table-cell table:formula="of:= [.C582] - [.B582]" office:value-type="float" office:value="603709952" calcext:value-type="float">
            <text:p>60370995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584263471033E+018" calcext:value-type="float">
            <text:p>1.47584263471033E+018</text:p>
          </table:table-cell>
          <table:table-cell office:value-type="float" office:value="1.47584263531526E+018" calcext:value-type="float">
            <text:p>1.47584263531526E+018</text:p>
          </table:table-cell>
          <table:table-cell/>
          <table:table-cell table:formula="of:= [.C583] - [.B583]" office:value-type="float" office:value="604930304" calcext:value-type="float">
            <text:p>60493030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584263504367E+018" calcext:value-type="float">
            <text:p>1.47584263504367E+018</text:p>
          </table:table-cell>
          <table:table-cell office:value-type="float" office:value="1.47584263564933E+018" calcext:value-type="float">
            <text:p>1.47584263564933E+018</text:p>
          </table:table-cell>
          <table:table-cell/>
          <table:table-cell table:formula="of:= [.C584] - [.B584]" office:value-type="float" office:value="605659904" calcext:value-type="float">
            <text:p>60565990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584263537701E+018" calcext:value-type="float">
            <text:p>1.47584263537701E+018</text:p>
          </table:table-cell>
          <table:table-cell office:value-type="float" office:value="1.47584263598385E+018" calcext:value-type="float">
            <text:p>1.47584263598385E+018</text:p>
          </table:table-cell>
          <table:table-cell/>
          <table:table-cell table:formula="of:= [.C585] - [.B585]" office:value-type="float" office:value="606840320" calcext:value-type="float">
            <text:p>60684032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584263571033E+018" calcext:value-type="float">
            <text:p>1.47584263571033E+018</text:p>
          </table:table-cell>
          <table:table-cell office:value-type="float" office:value="1.47584263631798E+018" calcext:value-type="float">
            <text:p>1.47584263631798E+018</text:p>
          </table:table-cell>
          <table:table-cell/>
          <table:table-cell table:formula="of:= [.C586] - [.B586]" office:value-type="float" office:value="607649792" calcext:value-type="float">
            <text:p>60764979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584263604367E+018" calcext:value-type="float">
            <text:p>1.47584263604367E+018</text:p>
          </table:table-cell>
          <table:table-cell office:value-type="float" office:value="1.47584263665246E+018" calcext:value-type="float">
            <text:p>1.47584263665246E+018</text:p>
          </table:table-cell>
          <table:table-cell/>
          <table:table-cell table:formula="of:= [.C587] - [.B587]" office:value-type="float" office:value="608790016" calcext:value-type="float">
            <text:p>60879001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584263637701E+018" calcext:value-type="float">
            <text:p>1.47584263637701E+018</text:p>
          </table:table-cell>
          <table:table-cell office:value-type="float" office:value="1.47584263698666E+018" calcext:value-type="float">
            <text:p>1.47584263698666E+018</text:p>
          </table:table-cell>
          <table:table-cell/>
          <table:table-cell table:formula="of:= [.C588] - [.B588]" office:value-type="float" office:value="609649664" calcext:value-type="float">
            <text:p>60964966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584263671033E+018" calcext:value-type="float">
            <text:p>1.47584263671033E+018</text:p>
          </table:table-cell>
          <table:table-cell office:value-type="float" office:value="1.47584263732126E+018" calcext:value-type="float">
            <text:p>1.47584263732126E+018</text:p>
          </table:table-cell>
          <table:table-cell/>
          <table:table-cell table:formula="of:= [.C589] - [.B589]" office:value-type="float" office:value="610929920" calcext:value-type="float">
            <text:p>61092992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584263704367E+018" calcext:value-type="float">
            <text:p>1.47584263704367E+018</text:p>
          </table:table-cell>
          <table:table-cell office:value-type="float" office:value="1.47584263765542E+018" calcext:value-type="float">
            <text:p>1.47584263765542E+018</text:p>
          </table:table-cell>
          <table:table-cell/>
          <table:table-cell table:formula="of:= [.C590] - [.B590]" office:value-type="float" office:value="611750144" calcext:value-type="float">
            <text:p>61175014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584263737701E+018" calcext:value-type="float">
            <text:p>1.47584263737701E+018</text:p>
          </table:table-cell>
          <table:table-cell office:value-type="float" office:value="1.47584263798995E+018" calcext:value-type="float">
            <text:p>1.47584263798995E+018</text:p>
          </table:table-cell>
          <table:table-cell/>
          <table:table-cell table:formula="of:= [.C591] - [.B591]" office:value-type="float" office:value="612940032" calcext:value-type="float">
            <text:p>61294003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584263771033E+018" calcext:value-type="float">
            <text:p>1.47584263771033E+018</text:p>
          </table:table-cell>
          <table:table-cell office:value-type="float" office:value="1.47584263832409E+018" calcext:value-type="float">
            <text:p>1.47584263832409E+018</text:p>
          </table:table-cell>
          <table:table-cell/>
          <table:table-cell table:formula="of:= [.C592] - [.B592]" office:value-type="float" office:value="613760256" calcext:value-type="float">
            <text:p>61376025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584263804367E+018" calcext:value-type="float">
            <text:p>1.47584263804367E+018</text:p>
          </table:table-cell>
          <table:table-cell office:value-type="float" office:value="1.47584263865856E+018" calcext:value-type="float">
            <text:p>1.47584263865856E+018</text:p>
          </table:table-cell>
          <table:table-cell/>
          <table:table-cell table:formula="of:= [.C593] - [.B593]" office:value-type="float" office:value="614889984" calcext:value-type="float">
            <text:p>61488998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5842638377E+018" calcext:value-type="float">
            <text:p>1.475842638377E+018</text:p>
          </table:table-cell>
          <table:table-cell office:value-type="float" office:value="1.47584263899275E+018" calcext:value-type="float">
            <text:p>1.47584263899275E+018</text:p>
          </table:table-cell>
          <table:table-cell/>
          <table:table-cell table:formula="of:= [.C594] - [.B594]" office:value-type="float" office:value="615749888" calcext:value-type="float">
            <text:p>61574988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584263871033E+018" calcext:value-type="float">
            <text:p>1.47584263871033E+018</text:p>
          </table:table-cell>
          <table:table-cell office:value-type="float" office:value="1.4758426393272E+018" calcext:value-type="float">
            <text:p>1.4758426393272E+018</text:p>
          </table:table-cell>
          <table:table-cell/>
          <table:table-cell table:formula="of:= [.C595] - [.B595]" office:value-type="float" office:value="616869888" calcext:value-type="float">
            <text:p>61686988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584263904368E+018" calcext:value-type="float">
            <text:p>1.47584263904368E+018</text:p>
          </table:table-cell>
          <table:table-cell office:value-type="float" office:value="1.47584263966134E+018" calcext:value-type="float">
            <text:p>1.47584263966134E+018</text:p>
          </table:table-cell>
          <table:table-cell/>
          <table:table-cell table:formula="of:= [.C596] - [.B596]" office:value-type="float" office:value="617659904" calcext:value-type="float">
            <text:p>61765990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584263937701E+018" calcext:value-type="float">
            <text:p>1.47584263937701E+018</text:p>
          </table:table-cell>
          <table:table-cell office:value-type="float" office:value="1.47584263999591E+018" calcext:value-type="float">
            <text:p>1.47584263999591E+018</text:p>
          </table:table-cell>
          <table:table-cell/>
          <table:table-cell table:formula="of:= [.C597] - [.B597]" office:value-type="float" office:value="618899712" calcext:value-type="float">
            <text:p>61889971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584263971033E+018" calcext:value-type="float">
            <text:p>1.47584263971033E+018</text:p>
          </table:table-cell>
          <table:table-cell office:value-type="float" office:value="1.47584264032997E+018" calcext:value-type="float">
            <text:p>1.47584264032997E+018</text:p>
          </table:table-cell>
          <table:table-cell/>
          <table:table-cell table:formula="of:= [.C598] - [.B598]" office:value-type="float" office:value="619640064" calcext:value-type="float">
            <text:p>61964006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584264004368E+018" calcext:value-type="float">
            <text:p>1.47584264004368E+018</text:p>
          </table:table-cell>
          <table:table-cell office:value-type="float" office:value="1.47584264066453E+018" calcext:value-type="float">
            <text:p>1.47584264066453E+018</text:p>
          </table:table-cell>
          <table:table-cell/>
          <table:table-cell table:formula="of:= [.C599] - [.B599]" office:value-type="float" office:value="620849920" calcext:value-type="float">
            <text:p>62084992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5842640377E+018" calcext:value-type="float">
            <text:p>1.475842640377E+018</text:p>
          </table:table-cell>
          <table:table-cell office:value-type="float" office:value="1.47584264099871E+018" calcext:value-type="float">
            <text:p>1.47584264099871E+018</text:p>
          </table:table-cell>
          <table:table-cell/>
          <table:table-cell table:formula="of:= [.C600] - [.B600]" office:value-type="float" office:value="621710080" calcext:value-type="float">
            <text:p>62171008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584264071033E+018" calcext:value-type="float">
            <text:p>1.47584264071033E+018</text:p>
          </table:table-cell>
          <table:table-cell office:value-type="float" office:value="1.47584264133319E+018" calcext:value-type="float">
            <text:p>1.47584264133319E+018</text:p>
          </table:table-cell>
          <table:table-cell/>
          <table:table-cell table:formula="of:= [.C601] - [.B601]" office:value-type="float" office:value="622859776" calcext:value-type="float">
            <text:p>62285977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584264104367E+018" calcext:value-type="float">
            <text:p>1.47584264104367E+018</text:p>
          </table:table-cell>
          <table:table-cell office:value-type="float" office:value="1.47584264166729E+018" calcext:value-type="float">
            <text:p>1.47584264166729E+018</text:p>
          </table:table-cell>
          <table:table-cell/>
          <table:table-cell table:formula="of:= [.C602] - [.B602]" office:value-type="float" office:value="623620096" calcext:value-type="float">
            <text:p>62362009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5842641377E+018" calcext:value-type="float">
            <text:p>1.475842641377E+018</text:p>
          </table:table-cell>
          <table:table-cell office:value-type="float" office:value="1.47584264200183E+018" calcext:value-type="float">
            <text:p>1.47584264200183E+018</text:p>
          </table:table-cell>
          <table:table-cell/>
          <table:table-cell table:formula="of:= [.C603] - [.B603]" office:value-type="float" office:value="624830208" calcext:value-type="float">
            <text:p>62483020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584264171033E+018" calcext:value-type="float">
            <text:p>1.47584264171033E+018</text:p>
          </table:table-cell>
          <table:table-cell office:value-type="float" office:value="1.47584264233593E+018" calcext:value-type="float">
            <text:p>1.47584264233593E+018</text:p>
          </table:table-cell>
          <table:table-cell/>
          <table:table-cell table:formula="of:= [.C604] - [.B604]" office:value-type="float" office:value="625600000" calcext:value-type="float">
            <text:p>62560000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584264204367E+018" calcext:value-type="float">
            <text:p>1.47584264204367E+018</text:p>
          </table:table-cell>
          <table:table-cell office:value-type="float" office:value="1.47584264267043E+018" calcext:value-type="float">
            <text:p>1.47584264267043E+018</text:p>
          </table:table-cell>
          <table:table-cell/>
          <table:table-cell table:formula="of:= [.C605] - [.B605]" office:value-type="float" office:value="626760448" calcext:value-type="float">
            <text:p>62676044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584264237701E+018" calcext:value-type="float">
            <text:p>1.47584264237701E+018</text:p>
          </table:table-cell>
          <table:table-cell office:value-type="float" office:value="1.47584264300468E+018" calcext:value-type="float">
            <text:p>1.47584264300468E+018</text:p>
          </table:table-cell>
          <table:table-cell/>
          <table:table-cell table:formula="of:= [.C606] - [.B606]" office:value-type="float" office:value="627670016" calcext:value-type="float">
            <text:p>62767001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584264271033E+018" calcext:value-type="float">
            <text:p>1.47584264271033E+018</text:p>
          </table:table-cell>
          <table:table-cell office:value-type="float" office:value="1.47584264333915E+018" calcext:value-type="float">
            <text:p>1.47584264333915E+018</text:p>
          </table:table-cell>
          <table:table-cell/>
          <table:table-cell table:formula="of:= [.C607] - [.B607]" office:value-type="float" office:value="628820224" calcext:value-type="float">
            <text:p>62882022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584264304367E+018" calcext:value-type="float">
            <text:p>1.47584264304367E+018</text:p>
          </table:table-cell>
          <table:table-cell office:value-type="float" office:value="1.47584264367332E+018" calcext:value-type="float">
            <text:p>1.47584264367332E+018</text:p>
          </table:table-cell>
          <table:table-cell/>
          <table:table-cell table:formula="of:= [.C608] - [.B608]" office:value-type="float" office:value="629650176" calcext:value-type="float">
            <text:p>62965017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5842643377E+018" calcext:value-type="float">
            <text:p>1.475842643377E+018</text:p>
          </table:table-cell>
          <table:table-cell office:value-type="float" office:value="1.47584264400788E+018" calcext:value-type="float">
            <text:p>1.47584264400788E+018</text:p>
          </table:table-cell>
          <table:table-cell/>
          <table:table-cell table:formula="of:= [.C609] - [.B609]" office:value-type="float" office:value="630880000" calcext:value-type="float">
            <text:p>630880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584264371033E+018" calcext:value-type="float">
            <text:p>1.47584264371033E+018</text:p>
          </table:table-cell>
          <table:table-cell office:value-type="float" office:value="1.47584264434197E+018" calcext:value-type="float">
            <text:p>1.47584264434197E+018</text:p>
          </table:table-cell>
          <table:table-cell/>
          <table:table-cell table:formula="of:= [.C610] - [.B610]" office:value-type="float" office:value="631640064" calcext:value-type="float">
            <text:p>63164006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584264404367E+018" calcext:value-type="float">
            <text:p>1.47584264404367E+018</text:p>
          </table:table-cell>
          <table:table-cell office:value-type="float" office:value="1.47584264467648E+018" calcext:value-type="float">
            <text:p>1.47584264467648E+018</text:p>
          </table:table-cell>
          <table:table-cell/>
          <table:table-cell table:formula="of:= [.C611] - [.B611]" office:value-type="float" office:value="632809984" calcext:value-type="float">
            <text:p>63280998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5842644377E+018" calcext:value-type="float">
            <text:p>1.475842644377E+018</text:p>
          </table:table-cell>
          <table:table-cell office:value-type="float" office:value="1.47584264501068E+018" calcext:value-type="float">
            <text:p>1.47584264501068E+018</text:p>
          </table:table-cell>
          <table:table-cell/>
          <table:table-cell table:formula="of:= [.C612] - [.B612]" office:value-type="float" office:value="633680128" calcext:value-type="float">
            <text:p>63368012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584264471034E+018" calcext:value-type="float">
            <text:p>1.47584264471034E+018</text:p>
          </table:table-cell>
          <table:table-cell office:value-type="float" office:value="1.4758426453451E+018" calcext:value-type="float">
            <text:p>1.4758426453451E+018</text:p>
          </table:table-cell>
          <table:table-cell/>
          <table:table-cell table:formula="of:= [.C613] - [.B613]" office:value-type="float" office:value="634760192" calcext:value-type="float">
            <text:p>63476019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584264504368E+018" calcext:value-type="float">
            <text:p>1.47584264504368E+018</text:p>
          </table:table-cell>
          <table:table-cell office:value-type="float" office:value="1.47584264567936E+018" calcext:value-type="float">
            <text:p>1.47584264567936E+018</text:p>
          </table:table-cell>
          <table:table-cell/>
          <table:table-cell table:formula="of:= [.C614] - [.B614]" office:value-type="float" office:value="635680000" calcext:value-type="float">
            <text:p>63568000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584264537701E+018" calcext:value-type="float">
            <text:p>1.47584264537701E+018</text:p>
          </table:table-cell>
          <table:table-cell office:value-type="float" office:value="1.47584264601381E+018" calcext:value-type="float">
            <text:p>1.47584264601381E+018</text:p>
          </table:table-cell>
          <table:table-cell/>
          <table:table-cell table:formula="of:= [.C615] - [.B615]" office:value-type="float" office:value="636800256" calcext:value-type="float">
            <text:p>63680025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584264571034E+018" calcext:value-type="float">
            <text:p>1.47584264571034E+018</text:p>
          </table:table-cell>
          <table:table-cell office:value-type="float" office:value="1.47584264634791E+018" calcext:value-type="float">
            <text:p>1.47584264634791E+018</text:p>
          </table:table-cell>
          <table:table-cell/>
          <table:table-cell table:formula="of:= [.C616] - [.B616]" office:value-type="float" office:value="637570048" calcext:value-type="float">
            <text:p>63757004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584264604367E+018" calcext:value-type="float">
            <text:p>1.47584264604367E+018</text:p>
          </table:table-cell>
          <table:table-cell office:value-type="float" office:value="1.47584264668243E+018" calcext:value-type="float">
            <text:p>1.47584264668243E+018</text:p>
          </table:table-cell>
          <table:table-cell/>
          <table:table-cell table:formula="of:= [.C617] - [.B617]" office:value-type="float" office:value="638759936" calcext:value-type="float">
            <text:p>63875993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584264637701E+018" calcext:value-type="float">
            <text:p>1.47584264637701E+018</text:p>
          </table:table-cell>
          <table:table-cell office:value-type="float" office:value="1.47584264701659E+018" calcext:value-type="float">
            <text:p>1.47584264701659E+018</text:p>
          </table:table-cell>
          <table:table-cell/>
          <table:table-cell table:formula="of:= [.C618] - [.B618]" office:value-type="float" office:value="639580160" calcext:value-type="float">
            <text:p>63958016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584264671033E+018" calcext:value-type="float">
            <text:p>1.47584264671033E+018</text:p>
          </table:table-cell>
          <table:table-cell office:value-type="float" office:value="1.47584264735104E+018" calcext:value-type="float">
            <text:p>1.47584264735104E+018</text:p>
          </table:table-cell>
          <table:table-cell/>
          <table:table-cell table:formula="of:= [.C619] - [.B619]" office:value-type="float" office:value="640709888" calcext:value-type="float">
            <text:p>64070988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584264704367E+018" calcext:value-type="float">
            <text:p>1.47584264704367E+018</text:p>
          </table:table-cell>
          <table:table-cell office:value-type="float" office:value="1.47584264768524E+018" calcext:value-type="float">
            <text:p>1.47584264768524E+018</text:p>
          </table:table-cell>
          <table:table-cell/>
          <table:table-cell table:formula="of:= [.C620] - [.B620]" office:value-type="float" office:value="641570048" calcext:value-type="float">
            <text:p>6415700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5842647377E+018" calcext:value-type="float">
            <text:p>1.475842647377E+018</text:p>
          </table:table-cell>
          <table:table-cell office:value-type="float" office:value="1.47584264801973E+018" calcext:value-type="float">
            <text:p>1.47584264801973E+018</text:p>
          </table:table-cell>
          <table:table-cell/>
          <table:table-cell table:formula="of:= [.C621] - [.B621]" office:value-type="float" office:value="642729728" calcext:value-type="float">
            <text:p>64272972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584264771033E+018" calcext:value-type="float">
            <text:p>1.47584264771033E+018</text:p>
          </table:table-cell>
          <table:table-cell office:value-type="float" office:value="1.47584264835383E+018" calcext:value-type="float">
            <text:p>1.47584264835383E+018</text:p>
          </table:table-cell>
          <table:table-cell/>
          <table:table-cell table:formula="of:= [.C622] - [.B622]" office:value-type="float" office:value="643500288" calcext:value-type="float">
            <text:p>64350028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584264804368E+018" calcext:value-type="float">
            <text:p>1.47584264804368E+018</text:p>
          </table:table-cell>
          <table:table-cell office:value-type="float" office:value="1.47584264868836E+018" calcext:value-type="float">
            <text:p>1.47584264868836E+018</text:p>
          </table:table-cell>
          <table:table-cell/>
          <table:table-cell table:formula="of:= [.C623] - [.B623]" office:value-type="float" office:value="644679936" calcext:value-type="float">
            <text:p>64467993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5842648377E+018" calcext:value-type="float">
            <text:p>1.475842648377E+018</text:p>
          </table:table-cell>
          <table:table-cell office:value-type="float" office:value="1.4758426490225E+018" calcext:value-type="float">
            <text:p>1.4758426490225E+018</text:p>
          </table:table-cell>
          <table:table-cell/>
          <table:table-cell table:formula="of:= [.C624] - [.B624]" office:value-type="float" office:value="645500160" calcext:value-type="float">
            <text:p>64550016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584264871033E+018" calcext:value-type="float">
            <text:p>1.47584264871033E+018</text:p>
          </table:table-cell>
          <table:table-cell office:value-type="float" office:value="1.47584264935699E+018" calcext:value-type="float">
            <text:p>1.47584264935699E+018</text:p>
          </table:table-cell>
          <table:table-cell/>
          <table:table-cell table:formula="of:= [.C625] - [.B625]" office:value-type="float" office:value="646659840" calcext:value-type="float">
            <text:p>64665984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584264904367E+018" calcext:value-type="float">
            <text:p>1.47584264904367E+018</text:p>
          </table:table-cell>
          <table:table-cell office:value-type="float" office:value="1.47584264969114E+018" calcext:value-type="float">
            <text:p>1.47584264969114E+018</text:p>
          </table:table-cell>
          <table:table-cell/>
          <table:table-cell table:formula="of:= [.C626] - [.B626]" office:value-type="float" office:value="647470080" calcext:value-type="float">
            <text:p>64747008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584264937699E+018" calcext:value-type="float">
            <text:p>1.47584264937699E+018</text:p>
          </table:table-cell>
          <table:table-cell office:value-type="float" office:value="1.47584265002584E+018" calcext:value-type="float">
            <text:p>1.47584265002584E+018</text:p>
          </table:table-cell>
          <table:table-cell/>
          <table:table-cell table:formula="of:= [.C627] - [.B627]" office:value-type="float" office:value="648849920" calcext:value-type="float">
            <text:p>64884992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584264971033E+018" calcext:value-type="float">
            <text:p>1.47584264971033E+018</text:p>
          </table:table-cell>
          <table:table-cell office:value-type="float" office:value="1.47584265035989E+018" calcext:value-type="float">
            <text:p>1.47584265035989E+018</text:p>
          </table:table-cell>
          <table:table-cell/>
          <table:table-cell table:formula="of:= [.C628] - [.B628]" office:value-type="float" office:value="649559808" calcext:value-type="float">
            <text:p>64955980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584265004368E+018" calcext:value-type="float">
            <text:p>1.47584265004368E+018</text:p>
          </table:table-cell>
          <table:table-cell office:value-type="float" office:value="1.47584265069449E+018" calcext:value-type="float">
            <text:p>1.47584265069449E+018</text:p>
          </table:table-cell>
          <table:table-cell/>
          <table:table-cell table:formula="of:= [.C629] - [.B629]" office:value-type="float" office:value="650810112" calcext:value-type="float">
            <text:p>65081011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5842650377E+018" calcext:value-type="float">
            <text:p>1.475842650377E+018</text:p>
          </table:table-cell>
          <table:table-cell office:value-type="float" office:value="1.47584265102858E+018" calcext:value-type="float">
            <text:p>1.47584265102858E+018</text:p>
          </table:table-cell>
          <table:table-cell/>
          <table:table-cell table:formula="of:= [.C630] - [.B630]" office:value-type="float" office:value="651580160" calcext:value-type="float">
            <text:p>65158016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584265071033E+018" calcext:value-type="float">
            <text:p>1.47584265071033E+018</text:p>
          </table:table-cell>
          <table:table-cell office:value-type="float" office:value="1.47584265136307E+018" calcext:value-type="float">
            <text:p>1.47584265136307E+018</text:p>
          </table:table-cell>
          <table:table-cell/>
          <table:table-cell table:formula="of:= [.C631] - [.B631]" office:value-type="float" office:value="652740096" calcext:value-type="float">
            <text:p>65274009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584265104368E+018" calcext:value-type="float">
            <text:p>1.47584265104368E+018</text:p>
          </table:table-cell>
          <table:table-cell office:value-type="float" office:value="1.4758426516972E+018" calcext:value-type="float">
            <text:p>1.4758426516972E+018</text:p>
          </table:table-cell>
          <table:table-cell/>
          <table:table-cell table:formula="of:= [.C632] - [.B632]" office:value-type="float" office:value="653520128" calcext:value-type="float">
            <text:p>65352012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5842651377E+018" calcext:value-type="float">
            <text:p>1.475842651377E+018</text:p>
          </table:table-cell>
          <table:table-cell office:value-type="float" office:value="1.47584265203183E+018" calcext:value-type="float">
            <text:p>1.47584265203183E+018</text:p>
          </table:table-cell>
          <table:table-cell/>
          <table:table-cell table:formula="of:= [.C633] - [.B633]" office:value-type="float" office:value="654830080" calcext:value-type="float">
            <text:p>65483008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584265171033E+018" calcext:value-type="float">
            <text:p>1.47584265171033E+018</text:p>
          </table:table-cell>
          <table:table-cell office:value-type="float" office:value="1.47584265236591E+018" calcext:value-type="float">
            <text:p>1.47584265236591E+018</text:p>
          </table:table-cell>
          <table:table-cell/>
          <table:table-cell table:formula="of:= [.C634] - [.B634]" office:value-type="float" office:value="655579904" calcext:value-type="float">
            <text:p>65557990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584265204368E+018" calcext:value-type="float">
            <text:p>1.47584265204368E+018</text:p>
          </table:table-cell>
          <table:table-cell office:value-type="float" office:value="1.4758426527004E+018" calcext:value-type="float">
            <text:p>1.4758426527004E+018</text:p>
          </table:table-cell>
          <table:table-cell/>
          <table:table-cell table:formula="of:= [.C635] - [.B635]" office:value-type="float" office:value="656720128" calcext:value-type="float">
            <text:p>65672012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584265237699E+018" calcext:value-type="float">
            <text:p>1.47584265237699E+018</text:p>
          </table:table-cell>
          <table:table-cell office:value-type="float" office:value="1.47584265303459E+018" calcext:value-type="float">
            <text:p>1.47584265303459E+018</text:p>
          </table:table-cell>
          <table:table-cell/>
          <table:table-cell table:formula="of:= [.C636] - [.B636]" office:value-type="float" office:value="657600000" calcext:value-type="float">
            <text:p>65760000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584265271041E+018" calcext:value-type="float">
            <text:p>1.47584265271041E+018</text:p>
          </table:table-cell>
          <table:table-cell office:value-type="float" office:value="1.47584265336911E+018" calcext:value-type="float">
            <text:p>1.47584265336911E+018</text:p>
          </table:table-cell>
          <table:table-cell/>
          <table:table-cell table:formula="of:= [.C637] - [.B637]" office:value-type="float" office:value="658700032" calcext:value-type="float">
            <text:p>65870003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584265304367E+018" calcext:value-type="float">
            <text:p>1.47584265304367E+018</text:p>
          </table:table-cell>
          <table:table-cell office:value-type="float" office:value="1.47584265370322E+018" calcext:value-type="float">
            <text:p>1.47584265370322E+018</text:p>
          </table:table-cell>
          <table:table-cell/>
          <table:table-cell table:formula="of:= [.C638] - [.B638]" office:value-type="float" office:value="659550208" calcext:value-type="float">
            <text:p>65955020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5842653377E+018" calcext:value-type="float">
            <text:p>1.475842653377E+018</text:p>
          </table:table-cell>
          <table:table-cell office:value-type="float" office:value="1.47584265403778E+018" calcext:value-type="float">
            <text:p>1.47584265403778E+018</text:p>
          </table:table-cell>
          <table:table-cell/>
          <table:table-cell table:formula="of:= [.C639] - [.B639]" office:value-type="float" office:value="660780032" calcext:value-type="float">
            <text:p>66078003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584265371033E+018" calcext:value-type="float">
            <text:p>1.47584265371033E+018</text:p>
          </table:table-cell>
          <table:table-cell office:value-type="float" office:value="1.47584265437183E+018" calcext:value-type="float">
            <text:p>1.47584265437183E+018</text:p>
          </table:table-cell>
          <table:table-cell/>
          <table:table-cell table:formula="of:= [.C640] - [.B640]" office:value-type="float" office:value="661500160" calcext:value-type="float">
            <text:p>66150016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584265404366E+018" calcext:value-type="float">
            <text:p>1.47584265404366E+018</text:p>
          </table:table-cell>
          <table:table-cell office:value-type="float" office:value="1.47584265470637E+018" calcext:value-type="float">
            <text:p>1.47584265470637E+018</text:p>
          </table:table-cell>
          <table:table-cell/>
          <table:table-cell table:formula="of:= [.C641] - [.B641]" office:value-type="float" office:value="662710016" calcext:value-type="float">
            <text:p>66271001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5842654377E+018" calcext:value-type="float">
            <text:p>1.475842654377E+018</text:p>
          </table:table-cell>
          <table:table-cell office:value-type="float" office:value="1.47584265504051E+018" calcext:value-type="float">
            <text:p>1.47584265504051E+018</text:p>
          </table:table-cell>
          <table:table-cell/>
          <table:table-cell table:formula="of:= [.C642] - [.B642]" office:value-type="float" office:value="663510016" calcext:value-type="float">
            <text:p>66351001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584265471033E+018" calcext:value-type="float">
            <text:p>1.47584265471033E+018</text:p>
          </table:table-cell>
          <table:table-cell office:value-type="float" office:value="1.47584265537497E+018" calcext:value-type="float">
            <text:p>1.47584265537497E+018</text:p>
          </table:table-cell>
          <table:table-cell/>
          <table:table-cell table:formula="of:= [.C643] - [.B643]" office:value-type="float" office:value="664639744" calcext:value-type="float">
            <text:p>66463974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584265504387E+018" calcext:value-type="float">
            <text:p>1.47584265504387E+018</text:p>
          </table:table-cell>
          <table:table-cell office:value-type="float" office:value="1.47584265570914E+018" calcext:value-type="float">
            <text:p>1.47584265570914E+018</text:p>
          </table:table-cell>
          <table:table-cell/>
          <table:table-cell table:formula="of:= [.C644] - [.B644]" office:value-type="float" office:value="665270016" calcext:value-type="float">
            <text:p>66527001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584265537701E+018" calcext:value-type="float">
            <text:p>1.47584265537701E+018</text:p>
          </table:table-cell>
          <table:table-cell office:value-type="float" office:value="1.47584265604372E+018" calcext:value-type="float">
            <text:p>1.47584265604372E+018</text:p>
          </table:table-cell>
          <table:table-cell/>
          <table:table-cell table:formula="of:= [.C645] - [.B645]" office:value-type="float" office:value="666709760" calcext:value-type="float">
            <text:p>66670976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584265571033E+018" calcext:value-type="float">
            <text:p>1.47584265571033E+018</text:p>
          </table:table-cell>
          <table:table-cell office:value-type="float" office:value="1.47584265637807E+018" calcext:value-type="float">
            <text:p>1.47584265637807E+018</text:p>
          </table:table-cell>
          <table:table-cell/>
          <table:table-cell table:formula="of:= [.C646] - [.B646]" office:value-type="float" office:value="667739904" calcext:value-type="float">
            <text:p>66773990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584265604429E+018" calcext:value-type="float">
            <text:p>1.47584265604429E+018</text:p>
          </table:table-cell>
          <table:table-cell office:value-type="float" office:value="1.4758426567125E+018" calcext:value-type="float">
            <text:p>1.4758426567125E+018</text:p>
          </table:table-cell>
          <table:table-cell/>
          <table:table-cell table:formula="of:= [.C647] - [.B647]" office:value-type="float" office:value="668209920" calcext:value-type="float">
            <text:p>66820992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5842656377E+018" calcext:value-type="float">
            <text:p>1.475842656377E+018</text:p>
          </table:table-cell>
          <table:table-cell office:value-type="float" office:value="1.47584265704666E+018" calcext:value-type="float">
            <text:p>1.47584265704666E+018</text:p>
          </table:table-cell>
          <table:table-cell/>
          <table:table-cell table:formula="of:= [.C648] - [.B648]" office:value-type="float" office:value="669660160" calcext:value-type="float">
            <text:p>66966016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584265671035E+018" calcext:value-type="float">
            <text:p>1.47584265671035E+018</text:p>
          </table:table-cell>
          <table:table-cell office:value-type="float" office:value="1.47584265738087E+018" calcext:value-type="float">
            <text:p>1.47584265738087E+018</text:p>
          </table:table-cell>
          <table:table-cell/>
          <table:table-cell table:formula="of:= [.C649] - [.B649]" office:value-type="float" office:value="670520064" calcext:value-type="float">
            <text:p>67052006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584265704368E+018" calcext:value-type="float">
            <text:p>1.47584265704368E+018</text:p>
          </table:table-cell>
          <table:table-cell office:value-type="float" office:value="1.47584265771564E+018" calcext:value-type="float">
            <text:p>1.47584265771564E+018</text:p>
          </table:table-cell>
          <table:table-cell/>
          <table:table-cell table:formula="of:= [.C650] - [.B650]" office:value-type="float" office:value="671960064" calcext:value-type="float">
            <text:p>67196006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584265737709E+018" calcext:value-type="float">
            <text:p>1.47584265737709E+018</text:p>
          </table:table-cell>
          <table:table-cell office:value-type="float" office:value="1.47584265804963E+018" calcext:value-type="float">
            <text:p>1.47584265804963E+018</text:p>
          </table:table-cell>
          <table:table-cell/>
          <table:table-cell table:formula="of:= [.C651] - [.B651]" office:value-type="float" office:value="672539904" calcext:value-type="float">
            <text:p>67253990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584265771033E+018" calcext:value-type="float">
            <text:p>1.47584265771033E+018</text:p>
          </table:table-cell>
          <table:table-cell office:value-type="float" office:value="1.47584265838378E+018" calcext:value-type="float">
            <text:p>1.47584265838378E+018</text:p>
          </table:table-cell>
          <table:table-cell/>
          <table:table-cell table:formula="of:= [.C652] - [.B652]" office:value-type="float" office:value="673449984" calcext:value-type="float">
            <text:p>67344998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584265804368E+018" calcext:value-type="float">
            <text:p>1.47584265804368E+018</text:p>
          </table:table-cell>
          <table:table-cell office:value-type="float" office:value="1.47584265871835E+018" calcext:value-type="float">
            <text:p>1.47584265871835E+018</text:p>
          </table:table-cell>
          <table:table-cell/>
          <table:table-cell table:formula="of:= [.C653] - [.B653]" office:value-type="float" office:value="674670080" calcext:value-type="float">
            <text:p>67467008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5842658377E+018" calcext:value-type="float">
            <text:p>1.475842658377E+018</text:p>
          </table:table-cell>
          <table:table-cell office:value-type="float" office:value="1.47584265905257E+018" calcext:value-type="float">
            <text:p>1.47584265905257E+018</text:p>
          </table:table-cell>
          <table:table-cell/>
          <table:table-cell table:formula="of:= [.C654] - [.B654]" office:value-type="float" office:value="675569664" calcext:value-type="float">
            <text:p>67556966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584265871033E+018" calcext:value-type="float">
            <text:p>1.47584265871033E+018</text:p>
          </table:table-cell>
          <table:table-cell office:value-type="float" office:value="1.4758426593867E+018" calcext:value-type="float">
            <text:p>1.4758426593867E+018</text:p>
          </table:table-cell>
          <table:table-cell/>
          <table:table-cell table:formula="of:= [.C655] - [.B655]" office:value-type="float" office:value="676370176" calcext:value-type="float">
            <text:p>67637017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584265904369E+018" calcext:value-type="float">
            <text:p>1.47584265904369E+018</text:p>
          </table:table-cell>
          <table:table-cell office:value-type="float" office:value="1.47584265972138E+018" calcext:value-type="float">
            <text:p>1.47584265972138E+018</text:p>
          </table:table-cell>
          <table:table-cell/>
          <table:table-cell table:formula="of:= [.C656] - [.B656]" office:value-type="float" office:value="677690112" calcext:value-type="float">
            <text:p>67769011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5842659377E+018" calcext:value-type="float">
            <text:p>1.475842659377E+018</text:p>
          </table:table-cell>
          <table:table-cell office:value-type="float" office:value="1.47584266005545E+018" calcext:value-type="float">
            <text:p>1.47584266005545E+018</text:p>
          </table:table-cell>
          <table:table-cell/>
          <table:table-cell table:formula="of:= [.C657] - [.B657]" office:value-type="float" office:value="678449920" calcext:value-type="float">
            <text:p>67844992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584265971034E+018" calcext:value-type="float">
            <text:p>1.47584265971034E+018</text:p>
          </table:table-cell>
          <table:table-cell office:value-type="float" office:value="1.47584266038958E+018" calcext:value-type="float">
            <text:p>1.47584266038958E+018</text:p>
          </table:table-cell>
          <table:table-cell/>
          <table:table-cell table:formula="of:= [.C658] - [.B658]" office:value-type="float" office:value="679239936" calcext:value-type="float">
            <text:p>67923993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584266004368E+018" calcext:value-type="float">
            <text:p>1.47584266004368E+018</text:p>
          </table:table-cell>
          <table:table-cell office:value-type="float" office:value="1.47584266072432E+018" calcext:value-type="float">
            <text:p>1.47584266072432E+018</text:p>
          </table:table-cell>
          <table:table-cell/>
          <table:table-cell table:formula="of:= [.C659] - [.B659]" office:value-type="float" office:value="680640000" calcext:value-type="float">
            <text:p>680640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5842660377E+018" calcext:value-type="float">
            <text:p>1.475842660377E+018</text:p>
          </table:table-cell>
          <table:table-cell office:value-type="float" office:value="1.47584266105844E+018" calcext:value-type="float">
            <text:p>1.47584266105844E+018</text:p>
          </table:table-cell>
          <table:table-cell/>
          <table:table-cell table:formula="of:= [.C660] - [.B660]" office:value-type="float" office:value="681440000" calcext:value-type="float">
            <text:p>6814400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584266071034E+018" calcext:value-type="float">
            <text:p>1.47584266071034E+018</text:p>
          </table:table-cell>
          <table:table-cell office:value-type="float" office:value="1.47584266139256E+018" calcext:value-type="float">
            <text:p>1.47584266139256E+018</text:p>
          </table:table-cell>
          <table:table-cell/>
          <table:table-cell table:formula="of:= [.C661] - [.B661]" office:value-type="float" office:value="682220032" calcext:value-type="float">
            <text:p>68222003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584266104369E+018" calcext:value-type="float">
            <text:p>1.47584266104369E+018</text:p>
          </table:table-cell>
          <table:table-cell office:value-type="float" office:value="1.47584266172718E+018" calcext:value-type="float">
            <text:p>1.47584266172718E+018</text:p>
          </table:table-cell>
          <table:table-cell/>
          <table:table-cell table:formula="of:= [.C662] - [.B662]" office:value-type="float" office:value="683490048" calcext:value-type="float">
            <text:p>68349004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584266137702E+018" calcext:value-type="float">
            <text:p>1.47584266137702E+018</text:p>
          </table:table-cell>
          <table:table-cell office:value-type="float" office:value="1.47584266206137E+018" calcext:value-type="float">
            <text:p>1.47584266206137E+018</text:p>
          </table:table-cell>
          <table:table-cell/>
          <table:table-cell table:formula="of:= [.C663] - [.B663]" office:value-type="float" office:value="684350208" calcext:value-type="float">
            <text:p>68435020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584266171035E+018" calcext:value-type="float">
            <text:p>1.47584266171035E+018</text:p>
          </table:table-cell>
          <table:table-cell office:value-type="float" office:value="1.47584266239551E+018" calcext:value-type="float">
            <text:p>1.47584266239551E+018</text:p>
          </table:table-cell>
          <table:table-cell/>
          <table:table-cell table:formula="of:= [.C664] - [.B664]" office:value-type="float" office:value="685160192" calcext:value-type="float">
            <text:p>68516019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58426620437E+018" calcext:value-type="float">
            <text:p>1.4758426620437E+018</text:p>
          </table:table-cell>
          <table:table-cell office:value-type="float" office:value="1.47584266273007E+018" calcext:value-type="float">
            <text:p>1.47584266273007E+018</text:p>
          </table:table-cell>
          <table:table-cell/>
          <table:table-cell table:formula="of:= [.C665] - [.B665]" office:value-type="float" office:value="686370048" calcext:value-type="float">
            <text:p>68637004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584266237706E+018" calcext:value-type="float">
            <text:p>1.47584266237706E+018</text:p>
          </table:table-cell>
          <table:table-cell office:value-type="float" office:value="1.47584266306428E+018" calcext:value-type="float">
            <text:p>1.47584266306428E+018</text:p>
          </table:table-cell>
          <table:table-cell/>
          <table:table-cell table:formula="of:= [.C666] - [.B666]" office:value-type="float" office:value="687220224" calcext:value-type="float">
            <text:p>68722022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584266271036E+018" calcext:value-type="float">
            <text:p>1.47584266271036E+018</text:p>
          </table:table-cell>
          <table:table-cell office:value-type="float" office:value="1.47584266339833E+018" calcext:value-type="float">
            <text:p>1.47584266339833E+018</text:p>
          </table:table-cell>
          <table:table-cell/>
          <table:table-cell table:formula="of:= [.C667] - [.B667]" office:value-type="float" office:value="687969792" calcext:value-type="float">
            <text:p>68796979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584266304368E+018" calcext:value-type="float">
            <text:p>1.47584266304368E+018</text:p>
          </table:table-cell>
          <table:table-cell office:value-type="float" office:value="1.47584266373304E+018" calcext:value-type="float">
            <text:p>1.47584266373304E+018</text:p>
          </table:table-cell>
          <table:table-cell/>
          <table:table-cell table:formula="of:= [.C668] - [.B668]" office:value-type="float" office:value="689359872" calcext:value-type="float">
            <text:p>68935987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5842663377E+018" calcext:value-type="float">
            <text:p>1.475842663377E+018</text:p>
          </table:table-cell>
          <table:table-cell office:value-type="float" office:value="1.47584266406705E+018" calcext:value-type="float">
            <text:p>1.47584266406705E+018</text:p>
          </table:table-cell>
          <table:table-cell/>
          <table:table-cell table:formula="of:= [.C669] - [.B669]" office:value-type="float" office:value="690049792" calcext:value-type="float">
            <text:p>69004979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584266371034E+018" calcext:value-type="float">
            <text:p>1.47584266371034E+018</text:p>
          </table:table-cell>
          <table:table-cell office:value-type="float" office:value="1.47584266440118E+018" calcext:value-type="float">
            <text:p>1.47584266440118E+018</text:p>
          </table:table-cell>
          <table:table-cell/>
          <table:table-cell table:formula="of:= [.C670] - [.B670]" office:value-type="float" office:value="690839808" calcext:value-type="float">
            <text:p>69083980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584266404367E+018" calcext:value-type="float">
            <text:p>1.47584266404367E+018</text:p>
          </table:table-cell>
          <table:table-cell office:value-type="float" office:value="1.47584266473578E+018" calcext:value-type="float">
            <text:p>1.47584266473578E+018</text:p>
          </table:table-cell>
          <table:table-cell/>
          <table:table-cell table:formula="of:= [.C671] - [.B671]" office:value-type="float" office:value="692110080" calcext:value-type="float">
            <text:p>69211008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5842664377E+018" calcext:value-type="float">
            <text:p>1.475842664377E+018</text:p>
          </table:table-cell>
          <table:table-cell office:value-type="float" office:value="1.47584266506992E+018" calcext:value-type="float">
            <text:p>1.47584266506992E+018</text:p>
          </table:table-cell>
          <table:table-cell/>
          <table:table-cell table:formula="of:= [.C672] - [.B672]" office:value-type="float" office:value="692920064" calcext:value-type="float">
            <text:p>69292006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584266471033E+018" calcext:value-type="float">
            <text:p>1.47584266471033E+018</text:p>
          </table:table-cell>
          <table:table-cell office:value-type="float" office:value="1.47584266540415E+018" calcext:value-type="float">
            <text:p>1.47584266540415E+018</text:p>
          </table:table-cell>
          <table:table-cell/>
          <table:table-cell table:formula="of:= [.C673] - [.B673]" office:value-type="float" office:value="693819904" calcext:value-type="float">
            <text:p>69381990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584266504367E+018" calcext:value-type="float">
            <text:p>1.47584266504367E+018</text:p>
          </table:table-cell>
          <table:table-cell office:value-type="float" office:value="1.47584266573865E+018" calcext:value-type="float">
            <text:p>1.47584266573865E+018</text:p>
          </table:table-cell>
          <table:table-cell/>
          <table:table-cell table:formula="of:= [.C674] - [.B674]" office:value-type="float" office:value="694980096" calcext:value-type="float">
            <text:p>69498009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5842665377E+018" calcext:value-type="float">
            <text:p>1.475842665377E+018</text:p>
          </table:table-cell>
          <table:table-cell office:value-type="float" office:value="1.47584266607277E+018" calcext:value-type="float">
            <text:p>1.47584266607277E+018</text:p>
          </table:table-cell>
          <table:table-cell/>
          <table:table-cell table:formula="of:= [.C675] - [.B675]" office:value-type="float" office:value="695770112" calcext:value-type="float">
            <text:p>69577011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584266571033E+018" calcext:value-type="float">
            <text:p>1.47584266571033E+018</text:p>
          </table:table-cell>
          <table:table-cell office:value-type="float" office:value="1.47584266640695E+018" calcext:value-type="float">
            <text:p>1.47584266640695E+018</text:p>
          </table:table-cell>
          <table:table-cell/>
          <table:table-cell table:formula="of:= [.C676] - [.B676]" office:value-type="float" office:value="696619776" calcext:value-type="float">
            <text:p>69661977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584266604367E+018" calcext:value-type="float">
            <text:p>1.47584266604367E+018</text:p>
          </table:table-cell>
          <table:table-cell office:value-type="float" office:value="1.47584266674153E+018" calcext:value-type="float">
            <text:p>1.47584266674153E+018</text:p>
          </table:table-cell>
          <table:table-cell/>
          <table:table-cell table:formula="of:= [.C677] - [.B677]" office:value-type="float" office:value="697860096" calcext:value-type="float">
            <text:p>69786009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5842666377E+018" calcext:value-type="float">
            <text:p>1.475842666377E+018</text:p>
          </table:table-cell>
          <table:table-cell office:value-type="float" office:value="1.47584266707569E+018" calcext:value-type="float">
            <text:p>1.47584266707569E+018</text:p>
          </table:table-cell>
          <table:table-cell/>
          <table:table-cell table:formula="of:= [.C678] - [.B678]" office:value-type="float" office:value="698690048" calcext:value-type="float">
            <text:p>69869004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584266671033E+018" calcext:value-type="float">
            <text:p>1.47584266671033E+018</text:p>
          </table:table-cell>
          <table:table-cell office:value-type="float" office:value="1.47584266740982E+018" calcext:value-type="float">
            <text:p>1.47584266740982E+018</text:p>
          </table:table-cell>
          <table:table-cell/>
          <table:table-cell table:formula="of:= [.C679] - [.B679]" office:value-type="float" office:value="699490048" calcext:value-type="float">
            <text:p>69949004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584266704367E+018" calcext:value-type="float">
            <text:p>1.47584266704367E+018</text:p>
          </table:table-cell>
          <table:table-cell office:value-type="float" office:value="1.47584266774447E+018" calcext:value-type="float">
            <text:p>1.47584266774447E+018</text:p>
          </table:table-cell>
          <table:table-cell/>
          <table:table-cell table:formula="of:= [.C680] - [.B680]" office:value-type="float" office:value="700800000" calcext:value-type="float">
            <text:p>7008000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5842667377E+018" calcext:value-type="float">
            <text:p>1.475842667377E+018</text:p>
          </table:table-cell>
          <table:table-cell office:value-type="float" office:value="1.47584266807855E+018" calcext:value-type="float">
            <text:p>1.47584266807855E+018</text:p>
          </table:table-cell>
          <table:table-cell/>
          <table:table-cell table:formula="of:= [.C681] - [.B681]" office:value-type="float" office:value="701550080" calcext:value-type="float">
            <text:p>70155008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584266771033E+018" calcext:value-type="float">
            <text:p>1.47584266771033E+018</text:p>
          </table:table-cell>
          <table:table-cell office:value-type="float" office:value="1.47584266841268E+018" calcext:value-type="float">
            <text:p>1.47584266841268E+018</text:p>
          </table:table-cell>
          <table:table-cell/>
          <table:table-cell table:formula="of:= [.C682] - [.B682]" office:value-type="float" office:value="702349824" calcext:value-type="float">
            <text:p>70234982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584266804368E+018" calcext:value-type="float">
            <text:p>1.47584266804368E+018</text:p>
          </table:table-cell>
          <table:table-cell office:value-type="float" office:value="1.47584266874729E+018" calcext:value-type="float">
            <text:p>1.47584266874729E+018</text:p>
          </table:table-cell>
          <table:table-cell/>
          <table:table-cell table:formula="of:= [.C683] - [.B683]" office:value-type="float" office:value="703610112" calcext:value-type="float">
            <text:p>70361011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5842668377E+018" calcext:value-type="float">
            <text:p>1.475842668377E+018</text:p>
          </table:table-cell>
          <table:table-cell office:value-type="float" office:value="1.47584266908142E+018" calcext:value-type="float">
            <text:p>1.47584266908142E+018</text:p>
          </table:table-cell>
          <table:table-cell/>
          <table:table-cell table:formula="of:= [.C684] - [.B684]" office:value-type="float" office:value="704419840" calcext:value-type="float">
            <text:p>70441984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584266871033E+018" calcext:value-type="float">
            <text:p>1.47584266871033E+018</text:p>
          </table:table-cell>
          <table:table-cell office:value-type="float" office:value="1.47584266941559E+018" calcext:value-type="float">
            <text:p>1.47584266941559E+018</text:p>
          </table:table-cell>
          <table:table-cell/>
          <table:table-cell table:formula="of:= [.C685] - [.B685]" office:value-type="float" office:value="705260032" calcext:value-type="float">
            <text:p>70526003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584266904367E+018" calcext:value-type="float">
            <text:p>1.47584266904367E+018</text:p>
          </table:table-cell>
          <table:table-cell office:value-type="float" office:value="1.47584266975014E+018" calcext:value-type="float">
            <text:p>1.47584266975014E+018</text:p>
          </table:table-cell>
          <table:table-cell/>
          <table:table-cell table:formula="of:= [.C686] - [.B686]" office:value-type="float" office:value="706469888" calcext:value-type="float">
            <text:p>70646988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5842669377E+018" calcext:value-type="float">
            <text:p>1.475842669377E+018</text:p>
          </table:table-cell>
          <table:table-cell office:value-type="float" office:value="1.47584267008457E+018" calcext:value-type="float">
            <text:p>1.47584267008457E+018</text:p>
          </table:table-cell>
          <table:table-cell/>
          <table:table-cell table:formula="of:= [.C687] - [.B687]" office:value-type="float" office:value="707569920" calcext:value-type="float">
            <text:p>70756992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584266971033E+018" calcext:value-type="float">
            <text:p>1.47584266971033E+018</text:p>
          </table:table-cell>
          <table:table-cell office:value-type="float" office:value="1.47584267041861E+018" calcext:value-type="float">
            <text:p>1.47584267041861E+018</text:p>
          </table:table-cell>
          <table:table-cell/>
          <table:table-cell table:formula="of:= [.C688] - [.B688]" office:value-type="float" office:value="708280320" calcext:value-type="float">
            <text:p>70828032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584267004368E+018" calcext:value-type="float">
            <text:p>1.47584267004368E+018</text:p>
          </table:table-cell>
          <table:table-cell office:value-type="float" office:value="1.47584267075328E+018" calcext:value-type="float">
            <text:p>1.47584267075328E+018</text:p>
          </table:table-cell>
          <table:table-cell/>
          <table:table-cell table:formula="of:= [.C689] - [.B689]" office:value-type="float" office:value="709600256" calcext:value-type="float">
            <text:p>70960025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5842670377E+018" calcext:value-type="float">
            <text:p>1.475842670377E+018</text:p>
          </table:table-cell>
          <table:table-cell office:value-type="float" office:value="1.47584267108731E+018" calcext:value-type="float">
            <text:p>1.47584267108731E+018</text:p>
          </table:table-cell>
          <table:table-cell/>
          <table:table-cell table:formula="of:= [.C690] - [.B690]" office:value-type="float" office:value="710310144" calcext:value-type="float">
            <text:p>71031014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584267071032E+018" calcext:value-type="float">
            <text:p>1.47584267071032E+018</text:p>
          </table:table-cell>
          <table:table-cell office:value-type="float" office:value="1.47584267142153E+018" calcext:value-type="float">
            <text:p>1.47584267142153E+018</text:p>
          </table:table-cell>
          <table:table-cell/>
          <table:table-cell table:formula="of:= [.C691] - [.B691]" office:value-type="float" office:value="711209984" calcext:value-type="float">
            <text:p>71120998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584267104368E+018" calcext:value-type="float">
            <text:p>1.47584267104368E+018</text:p>
          </table:table-cell>
          <table:table-cell office:value-type="float" office:value="1.47584267175608E+018" calcext:value-type="float">
            <text:p>1.47584267175608E+018</text:p>
          </table:table-cell>
          <table:table-cell/>
          <table:table-cell table:formula="of:= [.C692] - [.B692]" office:value-type="float" office:value="712399872" calcext:value-type="float">
            <text:p>71239987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5842671377E+018" calcext:value-type="float">
            <text:p>1.475842671377E+018</text:p>
          </table:table-cell>
          <table:table-cell office:value-type="float" office:value="1.47584267209017E+018" calcext:value-type="float">
            <text:p>1.47584267209017E+018</text:p>
          </table:table-cell>
          <table:table-cell/>
          <table:table-cell table:formula="of:= [.C693] - [.B693]" office:value-type="float" office:value="713170176" calcext:value-type="float">
            <text:p>71317017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584267171033E+018" calcext:value-type="float">
            <text:p>1.47584267171033E+018</text:p>
          </table:table-cell>
          <table:table-cell office:value-type="float" office:value="1.47584267242444E+018" calcext:value-type="float">
            <text:p>1.47584267242444E+018</text:p>
          </table:table-cell>
          <table:table-cell/>
          <table:table-cell table:formula="of:= [.C694] - [.B694]" office:value-type="float" office:value="714109952" calcext:value-type="float">
            <text:p>71410995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584267204367E+018" calcext:value-type="float">
            <text:p>1.47584267204367E+018</text:p>
          </table:table-cell>
          <table:table-cell office:value-type="float" office:value="1.47584267275898E+018" calcext:value-type="float">
            <text:p>1.47584267275898E+018</text:p>
          </table:table-cell>
          <table:table-cell/>
          <table:table-cell table:formula="of:= [.C695] - [.B695]" office:value-type="float" office:value="715309824" calcext:value-type="float">
            <text:p>71530982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584267237706E+018" calcext:value-type="float">
            <text:p>1.47584267237706E+018</text:p>
          </table:table-cell>
          <table:table-cell office:value-type="float" office:value="1.47584267309321E+018" calcext:value-type="float">
            <text:p>1.47584267309321E+018</text:p>
          </table:table-cell>
          <table:table-cell/>
          <table:table-cell table:formula="of:= [.C696] - [.B696]" office:value-type="float" office:value="716150016" calcext:value-type="float">
            <text:p>7161500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584267271035E+018" calcext:value-type="float">
            <text:p>1.47584267271035E+018</text:p>
          </table:table-cell>
          <table:table-cell office:value-type="float" office:value="1.47584267342727E+018" calcext:value-type="float">
            <text:p>1.47584267342727E+018</text:p>
          </table:table-cell>
          <table:table-cell/>
          <table:table-cell table:formula="of:= [.C697] - [.B697]" office:value-type="float" office:value="716920064" calcext:value-type="float">
            <text:p>71692006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584267304367E+018" calcext:value-type="float">
            <text:p>1.47584267304367E+018</text:p>
          </table:table-cell>
          <table:table-cell office:value-type="float" office:value="1.47584267376186E+018" calcext:value-type="float">
            <text:p>1.47584267376186E+018</text:p>
          </table:table-cell>
          <table:table-cell/>
          <table:table-cell table:formula="of:= [.C698] - [.B698]" office:value-type="float" office:value="718189824" calcext:value-type="float">
            <text:p>71818982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5842673377E+018" calcext:value-type="float">
            <text:p>1.475842673377E+018</text:p>
          </table:table-cell>
          <table:table-cell office:value-type="float" office:value="1.47584267409597E+018" calcext:value-type="float">
            <text:p>1.47584267409597E+018</text:p>
          </table:table-cell>
          <table:table-cell/>
          <table:table-cell table:formula="of:= [.C699] - [.B699]" office:value-type="float" office:value="718970112" calcext:value-type="float">
            <text:p>71897011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584267371033E+018" calcext:value-type="float">
            <text:p>1.47584267371033E+018</text:p>
          </table:table-cell>
          <table:table-cell office:value-type="float" office:value="1.47584267443012E+018" calcext:value-type="float">
            <text:p>1.47584267443012E+018</text:p>
          </table:table-cell>
          <table:table-cell/>
          <table:table-cell table:formula="of:= [.C700] - [.B700]" office:value-type="float" office:value="719790080" calcext:value-type="float">
            <text:p>71979008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584267404367E+018" calcext:value-type="float">
            <text:p>1.47584267404367E+018</text:p>
          </table:table-cell>
          <table:table-cell office:value-type="float" office:value="1.47584267476477E+018" calcext:value-type="float">
            <text:p>1.47584267476477E+018</text:p>
          </table:table-cell>
          <table:table-cell/>
          <table:table-cell table:formula="of:= [.C701] - [.B701]" office:value-type="float" office:value="721100288" calcext:value-type="float">
            <text:p>72110028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584267437701E+018" calcext:value-type="float">
            <text:p>1.47584267437701E+018</text:p>
          </table:table-cell>
          <table:table-cell office:value-type="float" office:value="1.47584267509892E+018" calcext:value-type="float">
            <text:p>1.47584267509892E+018</text:p>
          </table:table-cell>
          <table:table-cell/>
          <table:table-cell table:formula="of:= [.C702] - [.B702]" office:value-type="float" office:value="721910016" calcext:value-type="float">
            <text:p>72191001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584267471033E+018" calcext:value-type="float">
            <text:p>1.47584267471033E+018</text:p>
          </table:table-cell>
          <table:table-cell office:value-type="float" office:value="1.47584267543308E+018" calcext:value-type="float">
            <text:p>1.47584267543308E+018</text:p>
          </table:table-cell>
          <table:table-cell/>
          <table:table-cell table:formula="of:= [.C703] - [.B703]" office:value-type="float" office:value="722750208" calcext:value-type="float">
            <text:p>72275020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584267504367E+018" calcext:value-type="float">
            <text:p>1.47584267504367E+018</text:p>
          </table:table-cell>
          <table:table-cell office:value-type="float" office:value="1.47584267576771E+018" calcext:value-type="float">
            <text:p>1.47584267576771E+018</text:p>
          </table:table-cell>
          <table:table-cell/>
          <table:table-cell table:formula="of:= [.C704] - [.B704]" office:value-type="float" office:value="724039936" calcext:value-type="float">
            <text:p>72403993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5842675377E+018" calcext:value-type="float">
            <text:p>1.475842675377E+018</text:p>
          </table:table-cell>
          <table:table-cell office:value-type="float" office:value="1.47584267610175E+018" calcext:value-type="float">
            <text:p>1.47584267610175E+018</text:p>
          </table:table-cell>
          <table:table-cell/>
          <table:table-cell table:formula="of:= [.C705] - [.B705]" office:value-type="float" office:value="724750080" calcext:value-type="float">
            <text:p>72475008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584267571033E+018" calcext:value-type="float">
            <text:p>1.47584267571033E+018</text:p>
          </table:table-cell>
          <table:table-cell office:value-type="float" office:value="1.47584267643594E+018" calcext:value-type="float">
            <text:p>1.47584267643594E+018</text:p>
          </table:table-cell>
          <table:table-cell/>
          <table:table-cell table:formula="of:= [.C706] - [.B706]" office:value-type="float" office:value="725609984" calcext:value-type="float">
            <text:p>72560998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584267604368E+018" calcext:value-type="float">
            <text:p>1.47584267604368E+018</text:p>
          </table:table-cell>
          <table:table-cell office:value-type="float" office:value="1.47584267677061E+018" calcext:value-type="float">
            <text:p>1.47584267677061E+018</text:p>
          </table:table-cell>
          <table:table-cell/>
          <table:table-cell table:formula="of:= [.C707] - [.B707]" office:value-type="float" office:value="726929920" calcext:value-type="float">
            <text:p>72692992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5842676377E+018" calcext:value-type="float">
            <text:p>1.475842676377E+018</text:p>
          </table:table-cell>
          <table:table-cell office:value-type="float" office:value="1.47584267710474E+018" calcext:value-type="float">
            <text:p>1.47584267710474E+018</text:p>
          </table:table-cell>
          <table:table-cell/>
          <table:table-cell table:formula="of:= [.C708] - [.B708]" office:value-type="float" office:value="727739904" calcext:value-type="float">
            <text:p>72773990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584267671033E+018" calcext:value-type="float">
            <text:p>1.47584267671033E+018</text:p>
          </table:table-cell>
          <table:table-cell office:value-type="float" office:value="1.47584267743888E+018" calcext:value-type="float">
            <text:p>1.47584267743888E+018</text:p>
          </table:table-cell>
          <table:table-cell/>
          <table:table-cell table:formula="of:= [.C709] - [.B709]" office:value-type="float" office:value="728549888" calcext:value-type="float">
            <text:p>72854988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584267704367E+018" calcext:value-type="float">
            <text:p>1.47584267704367E+018</text:p>
          </table:table-cell>
          <table:table-cell office:value-type="float" office:value="1.47584267777349E+018" calcext:value-type="float">
            <text:p>1.47584267777349E+018</text:p>
          </table:table-cell>
          <table:table-cell/>
          <table:table-cell table:formula="of:= [.C710] - [.B710]" office:value-type="float" office:value="729819904" calcext:value-type="float">
            <text:p>72981990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5842677377E+018" calcext:value-type="float">
            <text:p>1.475842677377E+018</text:p>
          </table:table-cell>
          <table:table-cell office:value-type="float" office:value="1.47584267810766E+018" calcext:value-type="float">
            <text:p>1.47584267810766E+018</text:p>
          </table:table-cell>
          <table:table-cell/>
          <table:table-cell table:formula="of:= [.C711] - [.B711]" office:value-type="float" office:value="730659840" calcext:value-type="float">
            <text:p>73065984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584267771034E+018" calcext:value-type="float">
            <text:p>1.47584267771034E+018</text:p>
          </table:table-cell>
          <table:table-cell office:value-type="float" office:value="1.47584267844182E+018" calcext:value-type="float">
            <text:p>1.47584267844182E+018</text:p>
          </table:table-cell>
          <table:table-cell/>
          <table:table-cell table:formula="of:= [.C712] - [.B712]" office:value-type="float" office:value="731480064" calcext:value-type="float">
            <text:p>73148006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584267804368E+018" calcext:value-type="float">
            <text:p>1.47584267804368E+018</text:p>
          </table:table-cell>
          <table:table-cell office:value-type="float" office:value="1.47584267877641E+018" calcext:value-type="float">
            <text:p>1.47584267877641E+018</text:p>
          </table:table-cell>
          <table:table-cell/>
          <table:table-cell table:formula="of:= [.C713] - [.B713]" office:value-type="float" office:value="732730112" calcext:value-type="float">
            <text:p>73273011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584267837701E+018" calcext:value-type="float">
            <text:p>1.47584267837701E+018</text:p>
          </table:table-cell>
          <table:table-cell office:value-type="float" office:value="1.47584267911052E+018" calcext:value-type="float">
            <text:p>1.47584267911052E+018</text:p>
          </table:table-cell>
          <table:table-cell/>
          <table:table-cell table:formula="of:= [.C714] - [.B714]" office:value-type="float" office:value="733509888" calcext:value-type="float">
            <text:p>73350988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584267871033E+018" calcext:value-type="float">
            <text:p>1.47584267871033E+018</text:p>
          </table:table-cell>
          <table:table-cell office:value-type="float" office:value="1.47584267944468E+018" calcext:value-type="float">
            <text:p>1.47584267944468E+018</text:p>
          </table:table-cell>
          <table:table-cell/>
          <table:table-cell table:formula="of:= [.C715] - [.B715]" office:value-type="float" office:value="734349824" calcext:value-type="float">
            <text:p>73434982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584267904368E+018" calcext:value-type="float">
            <text:p>1.47584267904368E+018</text:p>
          </table:table-cell>
          <table:table-cell office:value-type="float" office:value="1.47584267977927E+018" calcext:value-type="float">
            <text:p>1.47584267977927E+018</text:p>
          </table:table-cell>
          <table:table-cell/>
          <table:table-cell table:formula="of:= [.C716] - [.B716]" office:value-type="float" office:value="735589888" calcext:value-type="float">
            <text:p>73558988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5842679377E+018" calcext:value-type="float">
            <text:p>1.475842679377E+018</text:p>
          </table:table-cell>
          <table:table-cell office:value-type="float" office:value="1.4758426801134E+018" calcext:value-type="float">
            <text:p>1.4758426801134E+018</text:p>
          </table:table-cell>
          <table:table-cell/>
          <table:table-cell table:formula="of:= [.C717] - [.B717]" office:value-type="float" office:value="736399616" calcext:value-type="float">
            <text:p>7363996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584267971033E+018" calcext:value-type="float">
            <text:p>1.47584267971033E+018</text:p>
          </table:table-cell>
          <table:table-cell office:value-type="float" office:value="1.47584268044756E+018" calcext:value-type="float">
            <text:p>1.47584268044756E+018</text:p>
          </table:table-cell>
          <table:table-cell/>
          <table:table-cell table:formula="of:= [.C718] - [.B718]" office:value-type="float" office:value="737230080" calcext:value-type="float">
            <text:p>73723008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584268004367E+018" calcext:value-type="float">
            <text:p>1.47584268004367E+018</text:p>
          </table:table-cell>
          <table:table-cell office:value-type="float" office:value="1.47584268078219E+018" calcext:value-type="float">
            <text:p>1.47584268078219E+018</text:p>
          </table:table-cell>
          <table:table-cell/>
          <table:table-cell table:formula="of:= [.C719] - [.B719]" office:value-type="float" office:value="738520064" calcext:value-type="float">
            <text:p>73852006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5842680377E+018" calcext:value-type="float">
            <text:p>1.475842680377E+018</text:p>
          </table:table-cell>
          <table:table-cell office:value-type="float" office:value="1.47584268111629E+018" calcext:value-type="float">
            <text:p>1.47584268111629E+018</text:p>
          </table:table-cell>
          <table:table-cell/>
          <table:table-cell table:formula="of:= [.C720] - [.B720]" office:value-type="float" office:value="739290112" calcext:value-type="float">
            <text:p>73929011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584268071033E+018" calcext:value-type="float">
            <text:p>1.47584268071033E+018</text:p>
          </table:table-cell>
          <table:table-cell office:value-type="float" office:value="1.47584268145048E+018" calcext:value-type="float">
            <text:p>1.47584268145048E+018</text:p>
          </table:table-cell>
          <table:table-cell/>
          <table:table-cell table:formula="of:= [.C721] - [.B721]" office:value-type="float" office:value="740150016" calcext:value-type="float">
            <text:p>74015001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584268104368E+018" calcext:value-type="float">
            <text:p>1.47584268104368E+018</text:p>
          </table:table-cell>
          <table:table-cell office:value-type="float" office:value="1.47584268178509E+018" calcext:value-type="float">
            <text:p>1.47584268178509E+018</text:p>
          </table:table-cell>
          <table:table-cell/>
          <table:table-cell table:formula="of:= [.C722] - [.B722]" office:value-type="float" office:value="741410048" calcext:value-type="float">
            <text:p>74141004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584268137701E+018" calcext:value-type="float">
            <text:p>1.47584268137701E+018</text:p>
          </table:table-cell>
          <table:table-cell office:value-type="float" office:value="1.47584268211922E+018" calcext:value-type="float">
            <text:p>1.47584268211922E+018</text:p>
          </table:table-cell>
          <table:table-cell/>
          <table:table-cell table:formula="of:= [.C723] - [.B723]" office:value-type="float" office:value="742210048" calcext:value-type="float">
            <text:p>74221004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584268171034E+018" calcext:value-type="float">
            <text:p>1.47584268171034E+018</text:p>
          </table:table-cell>
          <table:table-cell office:value-type="float" office:value="1.47584268245334E+018" calcext:value-type="float">
            <text:p>1.47584268245334E+018</text:p>
          </table:table-cell>
          <table:table-cell/>
          <table:table-cell table:formula="of:= [.C724] - [.B724]" office:value-type="float" office:value="742999808" calcext:value-type="float">
            <text:p>74299980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584268204368E+018" calcext:value-type="float">
            <text:p>1.47584268204368E+018</text:p>
          </table:table-cell>
          <table:table-cell office:value-type="float" office:value="1.47584268278794E+018" calcext:value-type="float">
            <text:p>1.47584268278794E+018</text:p>
          </table:table-cell>
          <table:table-cell/>
          <table:table-cell table:formula="of:= [.C725] - [.B725]" office:value-type="float" office:value="744260096" calcext:value-type="float">
            <text:p>74426009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5842682377E+018" calcext:value-type="float">
            <text:p>1.475842682377E+018</text:p>
          </table:table-cell>
          <table:table-cell office:value-type="float" office:value="1.47584268312207E+018" calcext:value-type="float">
            <text:p>1.47584268312207E+018</text:p>
          </table:table-cell>
          <table:table-cell/>
          <table:table-cell table:formula="of:= [.C726] - [.B726]" office:value-type="float" office:value="745070080" calcext:value-type="float">
            <text:p>74507008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584268271033E+018" calcext:value-type="float">
            <text:p>1.47584268271033E+018</text:p>
          </table:table-cell>
          <table:table-cell office:value-type="float" office:value="1.47584268345624E+018" calcext:value-type="float">
            <text:p>1.47584268345624E+018</text:p>
          </table:table-cell>
          <table:table-cell/>
          <table:table-cell table:formula="of:= [.C727] - [.B727]" office:value-type="float" office:value="745910016" calcext:value-type="float">
            <text:p>74591001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584268304367E+018" calcext:value-type="float">
            <text:p>1.47584268304367E+018</text:p>
          </table:table-cell>
          <table:table-cell office:value-type="float" office:value="1.47584268379085E+018" calcext:value-type="float">
            <text:p>1.47584268379085E+018</text:p>
          </table:table-cell>
          <table:table-cell/>
          <table:table-cell table:formula="of:= [.C728] - [.B728]" office:value-type="float" office:value="747180032" calcext:value-type="float">
            <text:p>74718003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5842683377E+018" calcext:value-type="float">
            <text:p>1.475842683377E+018</text:p>
          </table:table-cell>
          <table:table-cell office:value-type="float" office:value="1.47584268412502E+018" calcext:value-type="float">
            <text:p>1.47584268412502E+018</text:p>
          </table:table-cell>
          <table:table-cell/>
          <table:table-cell table:formula="of:= [.C729] - [.B729]" office:value-type="float" office:value="748020224" calcext:value-type="float">
            <text:p>74802022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584268371033E+018" calcext:value-type="float">
            <text:p>1.47584268371033E+018</text:p>
          </table:table-cell>
          <table:table-cell office:value-type="float" office:value="1.47584268445921E+018" calcext:value-type="float">
            <text:p>1.47584268445921E+018</text:p>
          </table:table-cell>
          <table:table-cell/>
          <table:table-cell table:formula="of:= [.C730] - [.B730]" office:value-type="float" office:value="748879872" calcext:value-type="float">
            <text:p>74887987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584268404368E+018" calcext:value-type="float">
            <text:p>1.47584268404368E+018</text:p>
          </table:table-cell>
          <table:table-cell office:value-type="float" office:value="1.47584268479376E+018" calcext:value-type="float">
            <text:p>1.47584268479376E+018</text:p>
          </table:table-cell>
          <table:table-cell/>
          <table:table-cell table:formula="of:= [.C731] - [.B731]" office:value-type="float" office:value="750080000" calcext:value-type="float">
            <text:p>750080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5842684377E+018" calcext:value-type="float">
            <text:p>1.475842684377E+018</text:p>
          </table:table-cell>
          <table:table-cell office:value-type="float" office:value="1.47584268512788E+018" calcext:value-type="float">
            <text:p>1.47584268512788E+018</text:p>
          </table:table-cell>
          <table:table-cell/>
          <table:table-cell table:formula="of:= [.C732] - [.B732]" office:value-type="float" office:value="750880000" calcext:value-type="float">
            <text:p>75088000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584268471033E+018" calcext:value-type="float">
            <text:p>1.47584268471033E+018</text:p>
          </table:table-cell>
          <table:table-cell office:value-type="float" office:value="1.47584268546203E+018" calcext:value-type="float">
            <text:p>1.47584268546203E+018</text:p>
          </table:table-cell>
          <table:table-cell/>
          <table:table-cell table:formula="of:= [.C733] - [.B733]" office:value-type="float" office:value="751699968" calcext:value-type="float">
            <text:p>75169996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584268504368E+018" calcext:value-type="float">
            <text:p>1.47584268504368E+018</text:p>
          </table:table-cell>
          <table:table-cell office:value-type="float" office:value="1.47584268579671E+018" calcext:value-type="float">
            <text:p>1.47584268579671E+018</text:p>
          </table:table-cell>
          <table:table-cell/>
          <table:table-cell table:formula="of:= [.C734] - [.B734]" office:value-type="float" office:value="753029888" calcext:value-type="float">
            <text:p>75302988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5842685377E+018" calcext:value-type="float">
            <text:p>1.475842685377E+018</text:p>
          </table:table-cell>
          <table:table-cell office:value-type="float" office:value="1.4758426861308E+018" calcext:value-type="float">
            <text:p>1.4758426861308E+018</text:p>
          </table:table-cell>
          <table:table-cell/>
          <table:table-cell table:formula="of:= [.C735] - [.B735]" office:value-type="float" office:value="753800192" calcext:value-type="float">
            <text:p>75380019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584268571034E+018" calcext:value-type="float">
            <text:p>1.47584268571034E+018</text:p>
          </table:table-cell>
          <table:table-cell office:value-type="float" office:value="1.47584268646498E+018" calcext:value-type="float">
            <text:p>1.47584268646498E+018</text:p>
          </table:table-cell>
          <table:table-cell/>
          <table:table-cell table:formula="of:= [.C736] - [.B736]" office:value-type="float" office:value="754640128" calcext:value-type="float">
            <text:p>75464012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584268604368E+018" calcext:value-type="float">
            <text:p>1.47584268604368E+018</text:p>
          </table:table-cell>
          <table:table-cell office:value-type="float" office:value="1.47584268679958E+018" calcext:value-type="float">
            <text:p>1.47584268679958E+018</text:p>
          </table:table-cell>
          <table:table-cell/>
          <table:table-cell table:formula="of:= [.C737] - [.B737]" office:value-type="float" office:value="755899904" calcext:value-type="float">
            <text:p>75589990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584268637701E+018" calcext:value-type="float">
            <text:p>1.47584268637701E+018</text:p>
          </table:table-cell>
          <table:table-cell office:value-type="float" office:value="1.47584268713368E+018" calcext:value-type="float">
            <text:p>1.47584268713368E+018</text:p>
          </table:table-cell>
          <table:table-cell/>
          <table:table-cell table:formula="of:= [.C738] - [.B738]" office:value-type="float" office:value="756670208" calcext:value-type="float">
            <text:p>75667020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584268671035E+018" calcext:value-type="float">
            <text:p>1.47584268671035E+018</text:p>
          </table:table-cell>
          <table:table-cell office:value-type="float" office:value="1.47584268746784E+018" calcext:value-type="float">
            <text:p>1.47584268746784E+018</text:p>
          </table:table-cell>
          <table:table-cell/>
          <table:table-cell table:formula="of:= [.C739] - [.B739]" office:value-type="float" office:value="757489920" calcext:value-type="float">
            <text:p>75748992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584268704368E+018" calcext:value-type="float">
            <text:p>1.47584268704368E+018</text:p>
          </table:table-cell>
          <table:table-cell office:value-type="float" office:value="1.47584268780247E+018" calcext:value-type="float">
            <text:p>1.47584268780247E+018</text:p>
          </table:table-cell>
          <table:table-cell/>
          <table:table-cell table:formula="of:= [.C740] - [.B740]" office:value-type="float" office:value="758789888" calcext:value-type="float">
            <text:p>75878988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584268737701E+018" calcext:value-type="float">
            <text:p>1.47584268737701E+018</text:p>
          </table:table-cell>
          <table:table-cell office:value-type="float" office:value="1.47584268813657E+018" calcext:value-type="float">
            <text:p>1.47584268813657E+018</text:p>
          </table:table-cell>
          <table:table-cell/>
          <table:table-cell table:formula="of:= [.C741] - [.B741]" office:value-type="float" office:value="759559936" calcext:value-type="float">
            <text:p>75955993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584268771033E+018" calcext:value-type="float">
            <text:p>1.47584268771033E+018</text:p>
          </table:table-cell>
          <table:table-cell office:value-type="float" office:value="1.47584268847072E+018" calcext:value-type="float">
            <text:p>1.47584268847072E+018</text:p>
          </table:table-cell>
          <table:table-cell/>
          <table:table-cell table:formula="of:= [.C742] - [.B742]" office:value-type="float" office:value="760389888" calcext:value-type="float">
            <text:p>76038988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584268804368E+018" calcext:value-type="float">
            <text:p>1.47584268804368E+018</text:p>
          </table:table-cell>
          <table:table-cell office:value-type="float" office:value="1.47584268880532E+018" calcext:value-type="float">
            <text:p>1.47584268880532E+018</text:p>
          </table:table-cell>
          <table:table-cell/>
          <table:table-cell table:formula="of:= [.C743] - [.B743]" office:value-type="float" office:value="761639936" calcext:value-type="float">
            <text:p>76163993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5842688377E+018" calcext:value-type="float">
            <text:p>1.475842688377E+018</text:p>
          </table:table-cell>
          <table:table-cell office:value-type="float" office:value="1.47584268913944E+018" calcext:value-type="float">
            <text:p>1.47584268913944E+018</text:p>
          </table:table-cell>
          <table:table-cell/>
          <table:table-cell table:formula="of:= [.C744] - [.B744]" office:value-type="float" office:value="762440192" calcext:value-type="float">
            <text:p>76244019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584268871033E+018" calcext:value-type="float">
            <text:p>1.47584268871033E+018</text:p>
          </table:table-cell>
          <table:table-cell office:value-type="float" office:value="1.4758426894736E+018" calcext:value-type="float">
            <text:p>1.4758426894736E+018</text:p>
          </table:table-cell>
          <table:table-cell/>
          <table:table-cell table:formula="of:= [.C745] - [.B745]" office:value-type="float" office:value="763270144" calcext:value-type="float">
            <text:p>76327014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584268904368E+018" calcext:value-type="float">
            <text:p>1.47584268904368E+018</text:p>
          </table:table-cell>
          <table:table-cell office:value-type="float" office:value="1.47584268980824E+018" calcext:value-type="float">
            <text:p>1.47584268980824E+018</text:p>
          </table:table-cell>
          <table:table-cell/>
          <table:table-cell table:formula="of:= [.C746] - [.B746]" office:value-type="float" office:value="764559872" calcext:value-type="float">
            <text:p>76455987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5842689377E+018" calcext:value-type="float">
            <text:p>1.475842689377E+018</text:p>
          </table:table-cell>
          <table:table-cell office:value-type="float" office:value="1.47584269014257E+018" calcext:value-type="float">
            <text:p>1.47584269014257E+018</text:p>
          </table:table-cell>
          <table:table-cell/>
          <table:table-cell table:formula="of:= [.C747] - [.B747]" office:value-type="float" office:value="765570048" calcext:value-type="float">
            <text:p>76557004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584268971033E+018" calcext:value-type="float">
            <text:p>1.47584268971033E+018</text:p>
          </table:table-cell>
          <table:table-cell office:value-type="float" office:value="1.47584269047661E+018" calcext:value-type="float">
            <text:p>1.47584269047661E+018</text:p>
          </table:table-cell>
          <table:table-cell/>
          <table:table-cell table:formula="of:= [.C748] - [.B748]" office:value-type="float" office:value="766279936" calcext:value-type="float">
            <text:p>76627993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584269004369E+018" calcext:value-type="float">
            <text:p>1.47584269004369E+018</text:p>
          </table:table-cell>
          <table:table-cell office:value-type="float" office:value="1.47584269081123E+018" calcext:value-type="float">
            <text:p>1.47584269081123E+018</text:p>
          </table:table-cell>
          <table:table-cell/>
          <table:table-cell table:formula="of:= [.C749] - [.B749]" office:value-type="float" office:value="767540224" calcext:value-type="float">
            <text:p>76754022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584269037701E+018" calcext:value-type="float">
            <text:p>1.47584269037701E+018</text:p>
          </table:table-cell>
          <table:table-cell office:value-type="float" office:value="1.47584269114534E+018" calcext:value-type="float">
            <text:p>1.47584269114534E+018</text:p>
          </table:table-cell>
          <table:table-cell/>
          <table:table-cell table:formula="of:= [.C750] - [.B750]" office:value-type="float" office:value="768329984" calcext:value-type="float">
            <text:p>76832998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584269071034E+018" calcext:value-type="float">
            <text:p>1.47584269071034E+018</text:p>
          </table:table-cell>
          <table:table-cell office:value-type="float" office:value="1.47584269147949E+018" calcext:value-type="float">
            <text:p>1.47584269147949E+018</text:p>
          </table:table-cell>
          <table:table-cell/>
          <table:table-cell table:formula="of:= [.C751] - [.B751]" office:value-type="float" office:value="769149952" calcext:value-type="float">
            <text:p>76914995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584269104371E+018" calcext:value-type="float">
            <text:p>1.47584269104371E+018</text:p>
          </table:table-cell>
          <table:table-cell office:value-type="float" office:value="1.47584269181412E+018" calcext:value-type="float">
            <text:p>1.47584269181412E+018</text:p>
          </table:table-cell>
          <table:table-cell/>
          <table:table-cell table:formula="of:= [.C752] - [.B752]" office:value-type="float" office:value="770409984" calcext:value-type="float">
            <text:p>77040998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584269137702E+018" calcext:value-type="float">
            <text:p>1.47584269137702E+018</text:p>
          </table:table-cell>
          <table:table-cell office:value-type="float" office:value="1.47584269214824E+018" calcext:value-type="float">
            <text:p>1.47584269214824E+018</text:p>
          </table:table-cell>
          <table:table-cell/>
          <table:table-cell table:formula="of:= [.C753] - [.B753]" office:value-type="float" office:value="771219968" calcext:value-type="float">
            <text:p>77121996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584269171043E+018" calcext:value-type="float">
            <text:p>1.47584269171043E+018</text:p>
          </table:table-cell>
          <table:table-cell office:value-type="float" office:value="1.4758426924824E+018" calcext:value-type="float">
            <text:p>1.4758426924824E+018</text:p>
          </table:table-cell>
          <table:table-cell/>
          <table:table-cell table:formula="of:= [.C754] - [.B754]" office:value-type="float" office:value="771970048" calcext:value-type="float">
            <text:p>77197004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584269204368E+018" calcext:value-type="float">
            <text:p>1.47584269204368E+018</text:p>
          </table:table-cell>
          <table:table-cell office:value-type="float" office:value="1.475842692817E+018" calcext:value-type="float">
            <text:p>1.475842692817E+018</text:p>
          </table:table-cell>
          <table:table-cell/>
          <table:table-cell table:formula="of:= [.C755] - [.B755]" office:value-type="float" office:value="773319936" calcext:value-type="float">
            <text:p>77331993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5842692377E+018" calcext:value-type="float">
            <text:p>1.475842692377E+018</text:p>
          </table:table-cell>
          <table:table-cell office:value-type="float" office:value="1.47584269315108E+018" calcext:value-type="float">
            <text:p>1.47584269315108E+018</text:p>
          </table:table-cell>
          <table:table-cell/>
          <table:table-cell table:formula="of:= [.C756] - [.B756]" office:value-type="float" office:value="774080000" calcext:value-type="float">
            <text:p>77408000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584269271033E+018" calcext:value-type="float">
            <text:p>1.47584269271033E+018</text:p>
          </table:table-cell>
          <table:table-cell office:value-type="float" office:value="1.47584269348524E+018" calcext:value-type="float">
            <text:p>1.47584269348524E+018</text:p>
          </table:table-cell>
          <table:table-cell/>
          <table:table-cell table:formula="of:= [.C757] - [.B757]" office:value-type="float" office:value="774909952" calcext:value-type="float">
            <text:p>77490995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584269304368E+018" calcext:value-type="float">
            <text:p>1.47584269304368E+018</text:p>
          </table:table-cell>
          <table:table-cell office:value-type="float" office:value="1.47584269381983E+018" calcext:value-type="float">
            <text:p>1.47584269381983E+018</text:p>
          </table:table-cell>
          <table:table-cell/>
          <table:table-cell table:formula="of:= [.C758] - [.B758]" office:value-type="float" office:value="776150016" calcext:value-type="float">
            <text:p>77615001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5842693377E+018" calcext:value-type="float">
            <text:p>1.475842693377E+018</text:p>
          </table:table-cell>
          <table:table-cell office:value-type="float" office:value="1.47584269415403E+018" calcext:value-type="float">
            <text:p>1.47584269415403E+018</text:p>
          </table:table-cell>
          <table:table-cell/>
          <table:table-cell table:formula="of:= [.C759] - [.B759]" office:value-type="float" office:value="777029888" calcext:value-type="float">
            <text:p>77702988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584269371033E+018" calcext:value-type="float">
            <text:p>1.47584269371033E+018</text:p>
          </table:table-cell>
          <table:table-cell office:value-type="float" office:value="1.4758426944881E+018" calcext:value-type="float">
            <text:p>1.4758426944881E+018</text:p>
          </table:table-cell>
          <table:table-cell/>
          <table:table-cell table:formula="of:= [.C760] - [.B760]" office:value-type="float" office:value="777770240" calcext:value-type="float">
            <text:p>77777024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584269404377E+018" calcext:value-type="float">
            <text:p>1.47584269404377E+018</text:p>
          </table:table-cell>
          <table:table-cell office:value-type="float" office:value="1.47584269482272E+018" calcext:value-type="float">
            <text:p>1.47584269482272E+018</text:p>
          </table:table-cell>
          <table:table-cell/>
          <table:table-cell table:formula="of:= [.C761] - [.B761]" office:value-type="float" office:value="778949888" calcext:value-type="float">
            <text:p>77894988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5842694377E+018" calcext:value-type="float">
            <text:p>1.475842694377E+018</text:p>
          </table:table-cell>
          <table:table-cell office:value-type="float" office:value="1.47584269515683E+018" calcext:value-type="float">
            <text:p>1.47584269515683E+018</text:p>
          </table:table-cell>
          <table:table-cell/>
          <table:table-cell table:formula="of:= [.C762] - [.B762]" office:value-type="float" office:value="779830016" calcext:value-type="float">
            <text:p>77983001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584269471033E+018" calcext:value-type="float">
            <text:p>1.47584269471033E+018</text:p>
          </table:table-cell>
          <table:table-cell office:value-type="float" office:value="1.475842695491E+018" calcext:value-type="float">
            <text:p>1.475842695491E+018</text:p>
          </table:table-cell>
          <table:table-cell/>
          <table:table-cell table:formula="of:= [.C763] - [.B763]" office:value-type="float" office:value="780669952" calcext:value-type="float">
            <text:p>78066995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584269504368E+018" calcext:value-type="float">
            <text:p>1.47584269504368E+018</text:p>
          </table:table-cell>
          <table:table-cell office:value-type="float" office:value="1.47584269582568E+018" calcext:value-type="float">
            <text:p>1.47584269582568E+018</text:p>
          </table:table-cell>
          <table:table-cell/>
          <table:table-cell table:formula="of:= [.C764] - [.B764]" office:value-type="float" office:value="782000128" calcext:value-type="float">
            <text:p>78200012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5842695377E+018" calcext:value-type="float">
            <text:p>1.475842695377E+018</text:p>
          </table:table-cell>
          <table:table-cell office:value-type="float" office:value="1.4758426961597E+018" calcext:value-type="float">
            <text:p>1.4758426961597E+018</text:p>
          </table:table-cell>
          <table:table-cell/>
          <table:table-cell table:formula="of:= [.C765] - [.B765]" office:value-type="float" office:value="782699776" calcext:value-type="float">
            <text:p>78269977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584269571033E+018" calcext:value-type="float">
            <text:p>1.47584269571033E+018</text:p>
          </table:table-cell>
          <table:table-cell office:value-type="float" office:value="1.47584269649392E+018" calcext:value-type="float">
            <text:p>1.47584269649392E+018</text:p>
          </table:table-cell>
          <table:table-cell/>
          <table:table-cell table:formula="of:= [.C766] - [.B766]" office:value-type="float" office:value="783590144" calcext:value-type="float">
            <text:p>78359014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58426960437E+018" calcext:value-type="float">
            <text:p>1.4758426960437E+018</text:p>
          </table:table-cell>
          <table:table-cell office:value-type="float" office:value="1.47584269682865E+018" calcext:value-type="float">
            <text:p>1.47584269682865E+018</text:p>
          </table:table-cell>
          <table:table-cell/>
          <table:table-cell table:formula="of:= [.C767] - [.B767]" office:value-type="float" office:value="784949760" calcext:value-type="float">
            <text:p>78494976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584269637702E+018" calcext:value-type="float">
            <text:p>1.47584269637702E+018</text:p>
          </table:table-cell>
          <table:table-cell office:value-type="float" office:value="1.47584269716275E+018" calcext:value-type="float">
            <text:p>1.47584269716275E+018</text:p>
          </table:table-cell>
          <table:table-cell/>
          <table:table-cell table:formula="of:= [.C768] - [.B768]" office:value-type="float" office:value="785730048" calcext:value-type="float">
            <text:p>78573004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584269671033E+018" calcext:value-type="float">
            <text:p>1.47584269671033E+018</text:p>
          </table:table-cell>
          <table:table-cell office:value-type="float" office:value="1.4758426974969E+018" calcext:value-type="float">
            <text:p>1.4758426974969E+018</text:p>
          </table:table-cell>
          <table:table-cell/>
          <table:table-cell table:formula="of:= [.C769] - [.B769]" office:value-type="float" office:value="786569984" calcext:value-type="float">
            <text:p>78656998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584269704367E+018" calcext:value-type="float">
            <text:p>1.47584269704367E+018</text:p>
          </table:table-cell>
          <table:table-cell office:value-type="float" office:value="1.47584269783147E+018" calcext:value-type="float">
            <text:p>1.47584269783147E+018</text:p>
          </table:table-cell>
          <table:table-cell/>
          <table:table-cell table:formula="of:= [.C770] - [.B770]" office:value-type="float" office:value="787800064" calcext:value-type="float">
            <text:p>78780006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584269737701E+018" calcext:value-type="float">
            <text:p>1.47584269737701E+018</text:p>
          </table:table-cell>
          <table:table-cell office:value-type="float" office:value="1.47584269816562E+018" calcext:value-type="float">
            <text:p>1.47584269816562E+018</text:p>
          </table:table-cell>
          <table:table-cell/>
          <table:table-cell table:formula="of:= [.C771] - [.B771]" office:value-type="float" office:value="788610048" calcext:value-type="float">
            <text:p>78861004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584269771033E+018" calcext:value-type="float">
            <text:p>1.47584269771033E+018</text:p>
          </table:table-cell>
          <table:table-cell office:value-type="float" office:value="1.47584269849977E+018" calcext:value-type="float">
            <text:p>1.47584269849977E+018</text:p>
          </table:table-cell>
          <table:table-cell/>
          <table:table-cell table:formula="of:= [.C772] - [.B772]" office:value-type="float" office:value="789440000" calcext:value-type="float">
            <text:p>78944000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584269804367E+018" calcext:value-type="float">
            <text:p>1.47584269804367E+018</text:p>
          </table:table-cell>
          <table:table-cell office:value-type="float" office:value="1.47584269883442E+018" calcext:value-type="float">
            <text:p>1.47584269883442E+018</text:p>
          </table:table-cell>
          <table:table-cell/>
          <table:table-cell table:formula="of:= [.C773] - [.B773]" office:value-type="float" office:value="790749952" calcext:value-type="float">
            <text:p>79074995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5842698377E+018" calcext:value-type="float">
            <text:p>1.475842698377E+018</text:p>
          </table:table-cell>
          <table:table-cell office:value-type="float" office:value="1.47584269916853E+018" calcext:value-type="float">
            <text:p>1.47584269916853E+018</text:p>
          </table:table-cell>
          <table:table-cell/>
          <table:table-cell table:formula="of:= [.C774] - [.B774]" office:value-type="float" office:value="791530240" calcext:value-type="float">
            <text:p>79153024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584269871033E+018" calcext:value-type="float">
            <text:p>1.47584269871033E+018</text:p>
          </table:table-cell>
          <table:table-cell office:value-type="float" office:value="1.47584269950269E+018" calcext:value-type="float">
            <text:p>1.47584269950269E+018</text:p>
          </table:table-cell>
          <table:table-cell/>
          <table:table-cell table:formula="of:= [.C775] - [.B775]" office:value-type="float" office:value="792359936" calcext:value-type="float">
            <text:p>79235993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584269904367E+018" calcext:value-type="float">
            <text:p>1.47584269904367E+018</text:p>
          </table:table-cell>
          <table:table-cell office:value-type="float" office:value="1.4758426998373E+018" calcext:value-type="float">
            <text:p>1.4758426998373E+018</text:p>
          </table:table-cell>
          <table:table-cell/>
          <table:table-cell table:formula="of:= [.C776] - [.B776]" office:value-type="float" office:value="793629952" calcext:value-type="float">
            <text:p>79362995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584269937701E+018" calcext:value-type="float">
            <text:p>1.47584269937701E+018</text:p>
          </table:table-cell>
          <table:table-cell office:value-type="float" office:value="1.47584270017141E+018" calcext:value-type="float">
            <text:p>1.47584270017141E+018</text:p>
          </table:table-cell>
          <table:table-cell/>
          <table:table-cell table:formula="of:= [.C777] - [.B777]" office:value-type="float" office:value="794400256" calcext:value-type="float">
            <text:p>79440025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584269971033E+018" calcext:value-type="float">
            <text:p>1.47584269971033E+018</text:p>
          </table:table-cell>
          <table:table-cell office:value-type="float" office:value="1.47584270050555E+018" calcext:value-type="float">
            <text:p>1.47584270050555E+018</text:p>
          </table:table-cell>
          <table:table-cell/>
          <table:table-cell table:formula="of:= [.C778] - [.B778]" office:value-type="float" office:value="795219968" calcext:value-type="float">
            <text:p>79521996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584270004368E+018" calcext:value-type="float">
            <text:p>1.47584270004368E+018</text:p>
          </table:table-cell>
          <table:table-cell office:value-type="float" office:value="1.47584270084014E+018" calcext:value-type="float">
            <text:p>1.47584270084014E+018</text:p>
          </table:table-cell>
          <table:table-cell/>
          <table:table-cell table:formula="of:= [.C779] - [.B779]" office:value-type="float" office:value="796460032" calcext:value-type="float">
            <text:p>79646003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584270037701E+018" calcext:value-type="float">
            <text:p>1.47584270037701E+018</text:p>
          </table:table-cell>
          <table:table-cell office:value-type="float" office:value="1.4758427011744E+018" calcext:value-type="float">
            <text:p>1.4758427011744E+018</text:p>
          </table:table-cell>
          <table:table-cell/>
          <table:table-cell table:formula="of:= [.C780] - [.B780]" office:value-type="float" office:value="797390080" calcext:value-type="float">
            <text:p>79739008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584270071033E+018" calcext:value-type="float">
            <text:p>1.47584270071033E+018</text:p>
          </table:table-cell>
          <table:table-cell office:value-type="float" office:value="1.47584270150857E+018" calcext:value-type="float">
            <text:p>1.47584270150857E+018</text:p>
          </table:table-cell>
          <table:table-cell/>
          <table:table-cell table:formula="of:= [.C781] - [.B781]" office:value-type="float" office:value="798240000" calcext:value-type="float">
            <text:p>798240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584270104367E+018" calcext:value-type="float">
            <text:p>1.47584270104367E+018</text:p>
          </table:table-cell>
          <table:table-cell office:value-type="float" office:value="1.47584270184317E+018" calcext:value-type="float">
            <text:p>1.47584270184317E+018</text:p>
          </table:table-cell>
          <table:table-cell/>
          <table:table-cell table:formula="of:= [.C782] - [.B782]" office:value-type="float" office:value="799500032" calcext:value-type="float">
            <text:p>79950003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584270137701E+018" calcext:value-type="float">
            <text:p>1.47584270137701E+018</text:p>
          </table:table-cell>
          <table:table-cell office:value-type="float" office:value="1.47584270217722E+018" calcext:value-type="float">
            <text:p>1.47584270217722E+018</text:p>
          </table:table-cell>
          <table:table-cell/>
          <table:table-cell table:formula="of:= [.C783] - [.B783]" office:value-type="float" office:value="800210176" calcext:value-type="float">
            <text:p>80021017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584270171033E+018" calcext:value-type="float">
            <text:p>1.47584270171033E+018</text:p>
          </table:table-cell>
          <table:table-cell office:value-type="float" office:value="1.47584270251143E+018" calcext:value-type="float">
            <text:p>1.47584270251143E+018</text:p>
          </table:table-cell>
          <table:table-cell/>
          <table:table-cell table:formula="of:= [.C784] - [.B784]" office:value-type="float" office:value="801100032" calcext:value-type="float">
            <text:p>80110003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584270204367E+018" calcext:value-type="float">
            <text:p>1.47584270204367E+018</text:p>
          </table:table-cell>
          <table:table-cell office:value-type="float" office:value="1.47584270284598E+018" calcext:value-type="float">
            <text:p>1.47584270284598E+018</text:p>
          </table:table-cell>
          <table:table-cell/>
          <table:table-cell table:formula="of:= [.C785] - [.B785]" office:value-type="float" office:value="802309888" calcext:value-type="float">
            <text:p>80230988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584270237706E+018" calcext:value-type="float">
            <text:p>1.47584270237706E+018</text:p>
          </table:table-cell>
          <table:table-cell office:value-type="float" office:value="1.47584270318008E+018" calcext:value-type="float">
            <text:p>1.47584270318008E+018</text:p>
          </table:table-cell>
          <table:table-cell/>
          <table:table-cell table:formula="of:= [.C786] - [.B786]" office:value-type="float" office:value="803020288" calcext:value-type="float">
            <text:p>80302028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584270271035E+018" calcext:value-type="float">
            <text:p>1.47584270271035E+018</text:p>
          </table:table-cell>
          <table:table-cell office:value-type="float" office:value="1.4758427035143E+018" calcext:value-type="float">
            <text:p>1.4758427035143E+018</text:p>
          </table:table-cell>
          <table:table-cell/>
          <table:table-cell table:formula="of:= [.C787] - [.B787]" office:value-type="float" office:value="803949824" calcext:value-type="float">
            <text:p>80394982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584270304368E+018" calcext:value-type="float">
            <text:p>1.47584270304368E+018</text:p>
          </table:table-cell>
          <table:table-cell office:value-type="float" office:value="1.47584270384888E+018" calcext:value-type="float">
            <text:p>1.47584270384888E+018</text:p>
          </table:table-cell>
          <table:table-cell/>
          <table:table-cell table:formula="of:= [.C788] - [.B788]" office:value-type="float" office:value="805199872" calcext:value-type="float">
            <text:p>80519987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584270337701E+018" calcext:value-type="float">
            <text:p>1.47584270337701E+018</text:p>
          </table:table-cell>
          <table:table-cell office:value-type="float" office:value="1.47584270418309E+018" calcext:value-type="float">
            <text:p>1.47584270418309E+018</text:p>
          </table:table-cell>
          <table:table-cell/>
          <table:table-cell table:formula="of:= [.C789] - [.B789]" office:value-type="float" office:value="806079744" calcext:value-type="float">
            <text:p>80607974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584270371033E+018" calcext:value-type="float">
            <text:p>1.47584270371033E+018</text:p>
          </table:table-cell>
          <table:table-cell office:value-type="float" office:value="1.47584270451718E+018" calcext:value-type="float">
            <text:p>1.47584270451718E+018</text:p>
          </table:table-cell>
          <table:table-cell/>
          <table:table-cell table:formula="of:= [.C790] - [.B790]" office:value-type="float" office:value="806849792" calcext:value-type="float">
            <text:p>80684979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584270404368E+018" calcext:value-type="float">
            <text:p>1.47584270404368E+018</text:p>
          </table:table-cell>
          <table:table-cell office:value-type="float" office:value="1.47584270485176E+018" calcext:value-type="float">
            <text:p>1.47584270485176E+018</text:p>
          </table:table-cell>
          <table:table-cell/>
          <table:table-cell table:formula="of:= [.C791] - [.B791]" office:value-type="float" office:value="808079872" calcext:value-type="float">
            <text:p>80807987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584270437701E+018" calcext:value-type="float">
            <text:p>1.47584270437701E+018</text:p>
          </table:table-cell>
          <table:table-cell office:value-type="float" office:value="1.47584270518588E+018" calcext:value-type="float">
            <text:p>1.47584270518588E+018</text:p>
          </table:table-cell>
          <table:table-cell/>
          <table:table-cell table:formula="of:= [.C792] - [.B792]" office:value-type="float" office:value="808870144" calcext:value-type="float">
            <text:p>80887014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584270471033E+018" calcext:value-type="float">
            <text:p>1.47584270471033E+018</text:p>
          </table:table-cell>
          <table:table-cell office:value-type="float" office:value="1.47584270552002E+018" calcext:value-type="float">
            <text:p>1.47584270552002E+018</text:p>
          </table:table-cell>
          <table:table-cell/>
          <table:table-cell table:formula="of:= [.C793] - [.B793]" office:value-type="float" office:value="809690112" calcext:value-type="float">
            <text:p>80969011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584270504368E+018" calcext:value-type="float">
            <text:p>1.47584270504368E+018</text:p>
          </table:table-cell>
          <table:table-cell office:value-type="float" office:value="1.47584270585472E+018" calcext:value-type="float">
            <text:p>1.47584270585472E+018</text:p>
          </table:table-cell>
          <table:table-cell/>
          <table:table-cell table:formula="of:= [.C794] - [.B794]" office:value-type="float" office:value="811040000" calcext:value-type="float">
            <text:p>81104000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584270537701E+018" calcext:value-type="float">
            <text:p>1.47584270537701E+018</text:p>
          </table:table-cell>
          <table:table-cell office:value-type="float" office:value="1.47584270618881E+018" calcext:value-type="float">
            <text:p>1.47584270618881E+018</text:p>
          </table:table-cell>
          <table:table-cell/>
          <table:table-cell table:formula="of:= [.C795] - [.B795]" office:value-type="float" office:value="811800064" calcext:value-type="float">
            <text:p>81180006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584270571033E+018" calcext:value-type="float">
            <text:p>1.47584270571033E+018</text:p>
          </table:table-cell>
          <table:table-cell office:value-type="float" office:value="1.47584270652304E+018" calcext:value-type="float">
            <text:p>1.47584270652304E+018</text:p>
          </table:table-cell>
          <table:table-cell/>
          <table:table-cell table:formula="of:= [.C796] - [.B796]" office:value-type="float" office:value="812709888" calcext:value-type="float">
            <text:p>81270988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584270604368E+018" calcext:value-type="float">
            <text:p>1.47584270604368E+018</text:p>
          </table:table-cell>
          <table:table-cell office:value-type="float" office:value="1.4758427068576E+018" calcext:value-type="float">
            <text:p>1.4758427068576E+018</text:p>
          </table:table-cell>
          <table:table-cell/>
          <table:table-cell table:formula="of:= [.C797] - [.B797]" office:value-type="float" office:value="813920000" calcext:value-type="float">
            <text:p>813920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5842706377E+018" calcext:value-type="float">
            <text:p>1.475842706377E+018</text:p>
          </table:table-cell>
          <table:table-cell office:value-type="float" office:value="1.4758427071917E+018" calcext:value-type="float">
            <text:p>1.4758427071917E+018</text:p>
          </table:table-cell>
          <table:table-cell/>
          <table:table-cell table:formula="of:= [.C798] - [.B798]" office:value-type="float" office:value="814699776" calcext:value-type="float">
            <text:p>81469977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584270671033E+018" calcext:value-type="float">
            <text:p>1.47584270671033E+018</text:p>
          </table:table-cell>
          <table:table-cell office:value-type="float" office:value="1.47584270752588E+018" calcext:value-type="float">
            <text:p>1.47584270752588E+018</text:p>
          </table:table-cell>
          <table:table-cell/>
          <table:table-cell table:formula="of:= [.C799] - [.B799]" office:value-type="float" office:value="815550208" calcext:value-type="float">
            <text:p>81555020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584270704367E+018" calcext:value-type="float">
            <text:p>1.47584270704367E+018</text:p>
          </table:table-cell>
          <table:table-cell office:value-type="float" office:value="1.47584270786049E+018" calcext:value-type="float">
            <text:p>1.47584270786049E+018</text:p>
          </table:table-cell>
          <table:table-cell/>
          <table:table-cell table:formula="of:= [.C800] - [.B800]" office:value-type="float" office:value="816819968" calcext:value-type="float">
            <text:p>8168199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584270737701E+018" calcext:value-type="float">
            <text:p>1.47584270737701E+018</text:p>
          </table:table-cell>
          <table:table-cell office:value-type="float" office:value="1.47584270819459E+018" calcext:value-type="float">
            <text:p>1.47584270819459E+018</text:p>
          </table:table-cell>
          <table:table-cell/>
          <table:table-cell table:formula="of:= [.C801] - [.B801]" office:value-type="float" office:value="817580032" calcext:value-type="float">
            <text:p>81758003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584270771033E+018" calcext:value-type="float">
            <text:p>1.47584270771033E+018</text:p>
          </table:table-cell>
          <table:table-cell office:value-type="float" office:value="1.47584270852876E+018" calcext:value-type="float">
            <text:p>1.47584270852876E+018</text:p>
          </table:table-cell>
          <table:table-cell/>
          <table:table-cell table:formula="of:= [.C802] - [.B802]" office:value-type="float" office:value="818429952" calcext:value-type="float">
            <text:p>81842995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584270804368E+018" calcext:value-type="float">
            <text:p>1.47584270804368E+018</text:p>
          </table:table-cell>
          <table:table-cell office:value-type="float" office:value="1.47584270886334E+018" calcext:value-type="float">
            <text:p>1.47584270886334E+018</text:p>
          </table:table-cell>
          <table:table-cell/>
          <table:table-cell table:formula="of:= [.C803] - [.B803]" office:value-type="float" office:value="819660032" calcext:value-type="float">
            <text:p>81966003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5842708377E+018" calcext:value-type="float">
            <text:p>1.475842708377E+018</text:p>
          </table:table-cell>
          <table:table-cell office:value-type="float" office:value="1.47584270919757E+018" calcext:value-type="float">
            <text:p>1.47584270919757E+018</text:p>
          </table:table-cell>
          <table:table-cell/>
          <table:table-cell table:formula="of:= [.C804] - [.B804]" office:value-type="float" office:value="820570112" calcext:value-type="float">
            <text:p>82057011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584270871033E+018" calcext:value-type="float">
            <text:p>1.47584270871033E+018</text:p>
          </table:table-cell>
          <table:table-cell office:value-type="float" office:value="1.47584270953173E+018" calcext:value-type="float">
            <text:p>1.47584270953173E+018</text:p>
          </table:table-cell>
          <table:table-cell/>
          <table:table-cell table:formula="of:= [.C805] - [.B805]" office:value-type="float" office:value="821399808" calcext:value-type="float">
            <text:p>82139980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584270904368E+018" calcext:value-type="float">
            <text:p>1.47584270904368E+018</text:p>
          </table:table-cell>
          <table:table-cell office:value-type="float" office:value="1.47584270986636E+018" calcext:value-type="float">
            <text:p>1.47584270986636E+018</text:p>
          </table:table-cell>
          <table:table-cell/>
          <table:table-cell table:formula="of:= [.C806] - [.B806]" office:value-type="float" office:value="822680320" calcext:value-type="float">
            <text:p>82268032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5842709377E+018" calcext:value-type="float">
            <text:p>1.475842709377E+018</text:p>
          </table:table-cell>
          <table:table-cell office:value-type="float" office:value="1.47584271020071E+018" calcext:value-type="float">
            <text:p>1.47584271020071E+018</text:p>
          </table:table-cell>
          <table:table-cell/>
          <table:table-cell table:formula="of:= [.C807] - [.B807]" office:value-type="float" office:value="823709952" calcext:value-type="float">
            <text:p>82370995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584270971033E+018" calcext:value-type="float">
            <text:p>1.47584270971033E+018</text:p>
          </table:table-cell>
          <table:table-cell office:value-type="float" office:value="1.47584271053478E+018" calcext:value-type="float">
            <text:p>1.47584271053478E+018</text:p>
          </table:table-cell>
          <table:table-cell/>
          <table:table-cell table:formula="of:= [.C808] - [.B808]" office:value-type="float" office:value="824450048" calcext:value-type="float">
            <text:p>82445004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584271004368E+018" calcext:value-type="float">
            <text:p>1.47584271004368E+018</text:p>
          </table:table-cell>
          <table:table-cell office:value-type="float" office:value="1.47584271086938E+018" calcext:value-type="float">
            <text:p>1.47584271086938E+018</text:p>
          </table:table-cell>
          <table:table-cell/>
          <table:table-cell table:formula="of:= [.C809] - [.B809]" office:value-type="float" office:value="825699840" calcext:value-type="float">
            <text:p>82569984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584271037701E+018" calcext:value-type="float">
            <text:p>1.47584271037701E+018</text:p>
          </table:table-cell>
          <table:table-cell office:value-type="float" office:value="1.47584271120348E+018" calcext:value-type="float">
            <text:p>1.47584271120348E+018</text:p>
          </table:table-cell>
          <table:table-cell/>
          <table:table-cell table:formula="of:= [.C810] - [.B810]" office:value-type="float" office:value="826470144" calcext:value-type="float">
            <text:p>82647014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584271071012E+018" calcext:value-type="float">
            <text:p>1.47584271071012E+018</text:p>
          </table:table-cell>
          <table:table-cell office:value-type="float" office:value="1.47584271153774E+018" calcext:value-type="float">
            <text:p>1.47584271153774E+018</text:p>
          </table:table-cell>
          <table:table-cell/>
          <table:table-cell table:formula="of:= [.C811] - [.B811]" office:value-type="float" office:value="827620096" calcext:value-type="float">
            <text:p>82762009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584271104368E+018" calcext:value-type="float">
            <text:p>1.47584271104368E+018</text:p>
          </table:table-cell>
          <table:table-cell office:value-type="float" office:value="1.47584271187235E+018" calcext:value-type="float">
            <text:p>1.47584271187235E+018</text:p>
          </table:table-cell>
          <table:table-cell/>
          <table:table-cell table:formula="of:= [.C812] - [.B812]" office:value-type="float" office:value="828669952" calcext:value-type="float">
            <text:p>82866995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584271137701E+018" calcext:value-type="float">
            <text:p>1.47584271137701E+018</text:p>
          </table:table-cell>
          <table:table-cell office:value-type="float" office:value="1.47584271220652E+018" calcext:value-type="float">
            <text:p>1.47584271220652E+018</text:p>
          </table:table-cell>
          <table:table-cell/>
          <table:table-cell table:formula="of:= [.C813] - [.B813]" office:value-type="float" office:value="829509888" calcext:value-type="float">
            <text:p>82950988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584271171043E+018" calcext:value-type="float">
            <text:p>1.47584271171043E+018</text:p>
          </table:table-cell>
          <table:table-cell office:value-type="float" office:value="1.47584271254066E+018" calcext:value-type="float">
            <text:p>1.47584271254066E+018</text:p>
          </table:table-cell>
          <table:table-cell/>
          <table:table-cell table:formula="of:= [.C814] - [.B814]" office:value-type="float" office:value="830230016" calcext:value-type="float">
            <text:p>8302300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584271204368E+018" calcext:value-type="float">
            <text:p>1.47584271204368E+018</text:p>
          </table:table-cell>
          <table:table-cell office:value-type="float" office:value="1.4758427128752E+018" calcext:value-type="float">
            <text:p>1.4758427128752E+018</text:p>
          </table:table-cell>
          <table:table-cell/>
          <table:table-cell table:formula="of:= [.C815] - [.B815]" office:value-type="float" office:value="831520000" calcext:value-type="float">
            <text:p>831520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584271237706E+018" calcext:value-type="float">
            <text:p>1.47584271237706E+018</text:p>
          </table:table-cell>
          <table:table-cell office:value-type="float" office:value="1.47584271320932E+018" calcext:value-type="float">
            <text:p>1.47584271320932E+018</text:p>
          </table:table-cell>
          <table:table-cell/>
          <table:table-cell table:formula="of:= [.C816] - [.B816]" office:value-type="float" office:value="832259840" calcext:value-type="float">
            <text:p>83225984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584271271035E+018" calcext:value-type="float">
            <text:p>1.47584271271035E+018</text:p>
          </table:table-cell>
          <table:table-cell office:value-type="float" office:value="1.47584271354349E+018" calcext:value-type="float">
            <text:p>1.47584271354349E+018</text:p>
          </table:table-cell>
          <table:table-cell/>
          <table:table-cell table:formula="of:= [.C817] - [.B817]" office:value-type="float" office:value="833140224" calcext:value-type="float">
            <text:p>83314022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584271304368E+018" calcext:value-type="float">
            <text:p>1.47584271304368E+018</text:p>
          </table:table-cell>
          <table:table-cell office:value-type="float" office:value="1.47584271387815E+018" calcext:value-type="float">
            <text:p>1.47584271387815E+018</text:p>
          </table:table-cell>
          <table:table-cell/>
          <table:table-cell table:formula="of:= [.C818] - [.B818]" office:value-type="float" office:value="834470144" calcext:value-type="float">
            <text:p>83447014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5842713377E+018" calcext:value-type="float">
            <text:p>1.475842713377E+018</text:p>
          </table:table-cell>
          <table:table-cell office:value-type="float" office:value="1.47584271421225E+018" calcext:value-type="float">
            <text:p>1.47584271421225E+018</text:p>
          </table:table-cell>
          <table:table-cell/>
          <table:table-cell table:formula="of:= [.C819] - [.B819]" office:value-type="float" office:value="835249920" calcext:value-type="float">
            <text:p>83524992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584271371033E+018" calcext:value-type="float">
            <text:p>1.47584271371033E+018</text:p>
          </table:table-cell>
          <table:table-cell office:value-type="float" office:value="1.47584271454644E+018" calcext:value-type="float">
            <text:p>1.47584271454644E+018</text:p>
          </table:table-cell>
          <table:table-cell/>
          <table:table-cell table:formula="of:= [.C820] - [.B820]" office:value-type="float" office:value="836109824" calcext:value-type="float">
            <text:p>83610982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584271404377E+018" calcext:value-type="float">
            <text:p>1.47584271404377E+018</text:p>
          </table:table-cell>
          <table:table-cell office:value-type="float" office:value="1.47584271488099E+018" calcext:value-type="float">
            <text:p>1.47584271488099E+018</text:p>
          </table:table-cell>
          <table:table-cell/>
          <table:table-cell table:formula="of:= [.C821] - [.B821]" office:value-type="float" office:value="837219840" calcext:value-type="float">
            <text:p>83721984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5842714377E+018" calcext:value-type="float">
            <text:p>1.475842714377E+018</text:p>
          </table:table-cell>
          <table:table-cell office:value-type="float" office:value="1.47584271521514E+018" calcext:value-type="float">
            <text:p>1.47584271521514E+018</text:p>
          </table:table-cell>
          <table:table-cell/>
          <table:table-cell table:formula="of:= [.C822] - [.B822]" office:value-type="float" office:value="838140160" calcext:value-type="float">
            <text:p>83814016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584271471033E+018" calcext:value-type="float">
            <text:p>1.47584271471033E+018</text:p>
          </table:table-cell>
          <table:table-cell office:value-type="float" office:value="1.47584271554931E+018" calcext:value-type="float">
            <text:p>1.47584271554931E+018</text:p>
          </table:table-cell>
          <table:table-cell/>
          <table:table-cell table:formula="of:= [.C823] - [.B823]" office:value-type="float" office:value="838980096" calcext:value-type="float">
            <text:p>83898009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584271504367E+018" calcext:value-type="float">
            <text:p>1.47584271504367E+018</text:p>
          </table:table-cell>
          <table:table-cell office:value-type="float" office:value="1.47584271588399E+018" calcext:value-type="float">
            <text:p>1.47584271588399E+018</text:p>
          </table:table-cell>
          <table:table-cell/>
          <table:table-cell table:formula="of:= [.C824] - [.B824]" office:value-type="float" office:value="840320000" calcext:value-type="float">
            <text:p>84032000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5842715377E+018" calcext:value-type="float">
            <text:p>1.475842715377E+018</text:p>
          </table:table-cell>
          <table:table-cell office:value-type="float" office:value="1.47584271621802E+018" calcext:value-type="float">
            <text:p>1.47584271621802E+018</text:p>
          </table:table-cell>
          <table:table-cell/>
          <table:table-cell table:formula="of:= [.C825] - [.B825]" office:value-type="float" office:value="841020160" calcext:value-type="float">
            <text:p>84102016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584271571033E+018" calcext:value-type="float">
            <text:p>1.47584271571033E+018</text:p>
          </table:table-cell>
          <table:table-cell office:value-type="float" office:value="1.47584271655218E+018" calcext:value-type="float">
            <text:p>1.47584271655218E+018</text:p>
          </table:table-cell>
          <table:table-cell/>
          <table:table-cell table:formula="of:= [.C826] - [.B826]" office:value-type="float" office:value="841849856" calcext:value-type="float">
            <text:p>84184985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584271604368E+018" calcext:value-type="float">
            <text:p>1.47584271604368E+018</text:p>
          </table:table-cell>
          <table:table-cell office:value-type="float" office:value="1.47584271688676E+018" calcext:value-type="float">
            <text:p>1.47584271688676E+018</text:p>
          </table:table-cell>
          <table:table-cell/>
          <table:table-cell table:formula="of:= [.C827] - [.B827]" office:value-type="float" office:value="843079936" calcext:value-type="float">
            <text:p>84307993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5842716377E+018" calcext:value-type="float">
            <text:p>1.475842716377E+018</text:p>
          </table:table-cell>
          <table:table-cell office:value-type="float" office:value="1.4758427172209E+018" calcext:value-type="float">
            <text:p>1.4758427172209E+018</text:p>
          </table:table-cell>
          <table:table-cell/>
          <table:table-cell table:formula="of:= [.C828] - [.B828]" office:value-type="float" office:value="843900160" calcext:value-type="float">
            <text:p>84390016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584271671033E+018" calcext:value-type="float">
            <text:p>1.47584271671033E+018</text:p>
          </table:table-cell>
          <table:table-cell office:value-type="float" office:value="1.47584271755505E+018" calcext:value-type="float">
            <text:p>1.47584271755505E+018</text:p>
          </table:table-cell>
          <table:table-cell/>
          <table:table-cell table:formula="of:= [.C829] - [.B829]" office:value-type="float" office:value="844719872" calcext:value-type="float">
            <text:p>84471987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584271704368E+018" calcext:value-type="float">
            <text:p>1.47584271704368E+018</text:p>
          </table:table-cell>
          <table:table-cell office:value-type="float" office:value="1.47584271788964E+018" calcext:value-type="float">
            <text:p>1.47584271788964E+018</text:p>
          </table:table-cell>
          <table:table-cell/>
          <table:table-cell table:formula="of:= [.C830] - [.B830]" office:value-type="float" office:value="845959936" calcext:value-type="float">
            <text:p>84595993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5842717377E+018" calcext:value-type="float">
            <text:p>1.475842717377E+018</text:p>
          </table:table-cell>
          <table:table-cell office:value-type="float" office:value="1.47584271822387E+018" calcext:value-type="float">
            <text:p>1.47584271822387E+018</text:p>
          </table:table-cell>
          <table:table-cell/>
          <table:table-cell table:formula="of:= [.C831] - [.B831]" office:value-type="float" office:value="846869760" calcext:value-type="float">
            <text:p>84686976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584271771033E+018" calcext:value-type="float">
            <text:p>1.47584271771033E+018</text:p>
          </table:table-cell>
          <table:table-cell office:value-type="float" office:value="1.47584271855799E+018" calcext:value-type="float">
            <text:p>1.47584271855799E+018</text:p>
          </table:table-cell>
          <table:table-cell/>
          <table:table-cell table:formula="of:= [.C832] - [.B832]" office:value-type="float" office:value="847660288" calcext:value-type="float">
            <text:p>84766028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584271804368E+018" calcext:value-type="float">
            <text:p>1.47584271804368E+018</text:p>
          </table:table-cell>
          <table:table-cell office:value-type="float" office:value="1.47584271889255E+018" calcext:value-type="float">
            <text:p>1.47584271889255E+018</text:p>
          </table:table-cell>
          <table:table-cell/>
          <table:table-cell table:formula="of:= [.C833] - [.B833]" office:value-type="float" office:value="848870144" calcext:value-type="float">
            <text:p>84887014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5842718377E+018" calcext:value-type="float">
            <text:p>1.475842718377E+018</text:p>
          </table:table-cell>
          <table:table-cell office:value-type="float" office:value="1.47584271922666E+018" calcext:value-type="float">
            <text:p>1.47584271922666E+018</text:p>
          </table:table-cell>
          <table:table-cell/>
          <table:table-cell table:formula="of:= [.C834] - [.B834]" office:value-type="float" office:value="849660160" calcext:value-type="float">
            <text:p>84966016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584271871033E+018" calcext:value-type="float">
            <text:p>1.47584271871033E+018</text:p>
          </table:table-cell>
          <table:table-cell office:value-type="float" office:value="1.47584271956081E+018" calcext:value-type="float">
            <text:p>1.47584271956081E+018</text:p>
          </table:table-cell>
          <table:table-cell/>
          <table:table-cell table:formula="of:= [.C835] - [.B835]" office:value-type="float" office:value="850479872" calcext:value-type="float">
            <text:p>85047987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584271904368E+018" calcext:value-type="float">
            <text:p>1.47584271904368E+018</text:p>
          </table:table-cell>
          <table:table-cell office:value-type="float" office:value="1.47584271989545E+018" calcext:value-type="float">
            <text:p>1.47584271989545E+018</text:p>
          </table:table-cell>
          <table:table-cell/>
          <table:table-cell table:formula="of:= [.C836] - [.B836]" office:value-type="float" office:value="851770112" calcext:value-type="float">
            <text:p>85177011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5842719377E+018" calcext:value-type="float">
            <text:p>1.475842719377E+018</text:p>
          </table:table-cell>
          <table:table-cell office:value-type="float" office:value="1.47584272022956E+018" calcext:value-type="float">
            <text:p>1.47584272022956E+018</text:p>
          </table:table-cell>
          <table:table-cell/>
          <table:table-cell table:formula="of:= [.C837] - [.B837]" office:value-type="float" office:value="852559872" calcext:value-type="float">
            <text:p>85255987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584271971033E+018" calcext:value-type="float">
            <text:p>1.47584271971033E+018</text:p>
          </table:table-cell>
          <table:table-cell office:value-type="float" office:value="1.47584272056382E+018" calcext:value-type="float">
            <text:p>1.47584272056382E+018</text:p>
          </table:table-cell>
          <table:table-cell/>
          <table:table-cell table:formula="of:= [.C838] - [.B838]" office:value-type="float" office:value="853489920" calcext:value-type="float">
            <text:p>85348992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584272004367E+018" calcext:value-type="float">
            <text:p>1.47584272004367E+018</text:p>
          </table:table-cell>
          <table:table-cell office:value-type="float" office:value="1.47584272089831E+018" calcext:value-type="float">
            <text:p>1.47584272089831E+018</text:p>
          </table:table-cell>
          <table:table-cell/>
          <table:table-cell table:formula="of:= [.C839] - [.B839]" office:value-type="float" office:value="854640128" calcext:value-type="float">
            <text:p>85464012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5842720377E+018" calcext:value-type="float">
            <text:p>1.475842720377E+018</text:p>
          </table:table-cell>
          <table:table-cell office:value-type="float" office:value="1.47584272123243E+018" calcext:value-type="float">
            <text:p>1.47584272123243E+018</text:p>
          </table:table-cell>
          <table:table-cell/>
          <table:table-cell table:formula="of:= [.C840] - [.B840]" office:value-type="float" office:value="855429888" calcext:value-type="float">
            <text:p>85542988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584272071011E+018" calcext:value-type="float">
            <text:p>1.47584272071011E+018</text:p>
          </table:table-cell>
          <table:table-cell office:value-type="float" office:value="1.47584272156659E+018" calcext:value-type="float">
            <text:p>1.47584272156659E+018</text:p>
          </table:table-cell>
          <table:table-cell/>
          <table:table-cell table:formula="of:= [.C841] - [.B841]" office:value-type="float" office:value="856480256" calcext:value-type="float">
            <text:p>85648025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584272104367E+018" calcext:value-type="float">
            <text:p>1.47584272104367E+018</text:p>
          </table:table-cell>
          <table:table-cell office:value-type="float" office:value="1.47584272190119E+018" calcext:value-type="float">
            <text:p>1.47584272190119E+018</text:p>
          </table:table-cell>
          <table:table-cell/>
          <table:table-cell table:formula="of:= [.C842] - [.B842]" office:value-type="float" office:value="857520128" calcext:value-type="float">
            <text:p>85752012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5842721377E+018" calcext:value-type="float">
            <text:p>1.475842721377E+018</text:p>
          </table:table-cell>
          <table:table-cell office:value-type="float" office:value="1.47584272223529E+018" calcext:value-type="float">
            <text:p>1.47584272223529E+018</text:p>
          </table:table-cell>
          <table:table-cell/>
          <table:table-cell table:formula="of:= [.C843] - [.B843]" office:value-type="float" office:value="858289920" calcext:value-type="float">
            <text:p>85828992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584272171039E+018" calcext:value-type="float">
            <text:p>1.47584272171039E+018</text:p>
          </table:table-cell>
          <table:table-cell office:value-type="float" office:value="1.47584272256945E+018" calcext:value-type="float">
            <text:p>1.47584272256945E+018</text:p>
          </table:table-cell>
          <table:table-cell/>
          <table:table-cell table:formula="of:= [.C844] - [.B844]" office:value-type="float" office:value="859059968" calcext:value-type="float">
            <text:p>85905996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584272204367E+018" calcext:value-type="float">
            <text:p>1.47584272204367E+018</text:p>
          </table:table-cell>
          <table:table-cell office:value-type="float" office:value="1.4758427229041E+018" calcext:value-type="float">
            <text:p>1.4758427229041E+018</text:p>
          </table:table-cell>
          <table:table-cell/>
          <table:table-cell table:formula="of:= [.C845] - [.B845]" office:value-type="float" office:value="860430080" calcext:value-type="float">
            <text:p>86043008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5842722377E+018" calcext:value-type="float">
            <text:p>1.475842722377E+018</text:p>
          </table:table-cell>
          <table:table-cell office:value-type="float" office:value="1.4758427232382E+018" calcext:value-type="float">
            <text:p>1.4758427232382E+018</text:p>
          </table:table-cell>
          <table:table-cell/>
          <table:table-cell table:formula="of:= [.C846] - [.B846]" office:value-type="float" office:value="861199872" calcext:value-type="float">
            <text:p>86119987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584272271033E+018" calcext:value-type="float">
            <text:p>1.47584272271033E+018</text:p>
          </table:table-cell>
          <table:table-cell office:value-type="float" office:value="1.47584272357232E+018" calcext:value-type="float">
            <text:p>1.47584272357232E+018</text:p>
          </table:table-cell>
          <table:table-cell/>
          <table:table-cell table:formula="of:= [.C847] - [.B847]" office:value-type="float" office:value="861990144" calcext:value-type="float">
            <text:p>86199014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584272304367E+018" calcext:value-type="float">
            <text:p>1.47584272304367E+018</text:p>
          </table:table-cell>
          <table:table-cell office:value-type="float" office:value="1.47584272390692E+018" calcext:value-type="float">
            <text:p>1.47584272390692E+018</text:p>
          </table:table-cell>
          <table:table-cell/>
          <table:table-cell table:formula="of:= [.C848] - [.B848]" office:value-type="float" office:value="863249920" calcext:value-type="float">
            <text:p>86324992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5842723377E+018" calcext:value-type="float">
            <text:p>1.475842723377E+018</text:p>
          </table:table-cell>
          <table:table-cell office:value-type="float" office:value="1.47584272424105E+018" calcext:value-type="float">
            <text:p>1.47584272424105E+018</text:p>
          </table:table-cell>
          <table:table-cell/>
          <table:table-cell table:formula="of:= [.C849] - [.B849]" office:value-type="float" office:value="864049920" calcext:value-type="float">
            <text:p>86404992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584272371033E+018" calcext:value-type="float">
            <text:p>1.47584272371033E+018</text:p>
          </table:table-cell>
          <table:table-cell office:value-type="float" office:value="1.4758427245754E+018" calcext:value-type="float">
            <text:p>1.4758427245754E+018</text:p>
          </table:table-cell>
          <table:table-cell/>
          <table:table-cell table:formula="of:= [.C850] - [.B850]" office:value-type="float" office:value="865069824" calcext:value-type="float">
            <text:p>86506982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584272404376E+018" calcext:value-type="float">
            <text:p>1.47584272404376E+018</text:p>
          </table:table-cell>
          <table:table-cell office:value-type="float" office:value="1.47584272491E+018" calcext:value-type="float">
            <text:p>1.47584272491E+018</text:p>
          </table:table-cell>
          <table:table-cell/>
          <table:table-cell table:formula="of:= [.C851] - [.B851]" office:value-type="float" office:value="866240000" calcext:value-type="float">
            <text:p>866240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5842724377E+018" calcext:value-type="float">
            <text:p>1.475842724377E+018</text:p>
          </table:table-cell>
          <table:table-cell office:value-type="float" office:value="1.47584272524421E+018" calcext:value-type="float">
            <text:p>1.47584272524421E+018</text:p>
          </table:table-cell>
          <table:table-cell/>
          <table:table-cell table:formula="of:= [.C852] - [.B852]" office:value-type="float" office:value="867210240" calcext:value-type="float">
            <text:p>86721024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584272471033E+018" calcext:value-type="float">
            <text:p>1.47584272471033E+018</text:p>
          </table:table-cell>
          <table:table-cell office:value-type="float" office:value="1.47584272557832E+018" calcext:value-type="float">
            <text:p>1.47584272557832E+018</text:p>
          </table:table-cell>
          <table:table-cell/>
          <table:table-cell table:formula="of:= [.C853] - [.B853]" office:value-type="float" office:value="867989760" calcext:value-type="float">
            <text:p>86798976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584272504367E+018" calcext:value-type="float">
            <text:p>1.47584272504367E+018</text:p>
          </table:table-cell>
          <table:table-cell office:value-type="float" office:value="1.47584272591299E+018" calcext:value-type="float">
            <text:p>1.47584272591299E+018</text:p>
          </table:table-cell>
          <table:table-cell/>
          <table:table-cell table:formula="of:= [.C854] - [.B854]" office:value-type="float" office:value="869319936" calcext:value-type="float">
            <text:p>86931993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5842725377E+018" calcext:value-type="float">
            <text:p>1.475842725377E+018</text:p>
          </table:table-cell>
          <table:table-cell office:value-type="float" office:value="1.47584272624703E+018" calcext:value-type="float">
            <text:p>1.47584272624703E+018</text:p>
          </table:table-cell>
          <table:table-cell/>
          <table:table-cell table:formula="of:= [.C855] - [.B855]" office:value-type="float" office:value="870030080" calcext:value-type="float">
            <text:p>87003008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584272571006E+018" calcext:value-type="float">
            <text:p>1.47584272571006E+018</text:p>
          </table:table-cell>
          <table:table-cell office:value-type="float" office:value="1.47584272658119E+018" calcext:value-type="float">
            <text:p>1.47584272658119E+018</text:p>
          </table:table-cell>
          <table:table-cell/>
          <table:table-cell table:formula="of:= [.C856] - [.B856]" office:value-type="float" office:value="871129856" calcext:value-type="float">
            <text:p>87112985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584272604368E+018" calcext:value-type="float">
            <text:p>1.47584272604368E+018</text:p>
          </table:table-cell>
          <table:table-cell office:value-type="float" office:value="1.47584272691587E+018" calcext:value-type="float">
            <text:p>1.47584272691587E+018</text:p>
          </table:table-cell>
          <table:table-cell/>
          <table:table-cell table:formula="of:= [.C857] - [.B857]" office:value-type="float" office:value="872189952" calcext:value-type="float">
            <text:p>87218995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5842726377E+018" calcext:value-type="float">
            <text:p>1.475842726377E+018</text:p>
          </table:table-cell>
          <table:table-cell office:value-type="float" office:value="1.47584272724992E+018" calcext:value-type="float">
            <text:p>1.47584272724992E+018</text:p>
          </table:table-cell>
          <table:table-cell/>
          <table:table-cell table:formula="of:= [.C858] - [.B858]" office:value-type="float" office:value="872920064" calcext:value-type="float">
            <text:p>87292006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584272671043E+018" calcext:value-type="float">
            <text:p>1.47584272671043E+018</text:p>
          </table:table-cell>
          <table:table-cell office:value-type="float" office:value="1.47584272758416E+018" calcext:value-type="float">
            <text:p>1.47584272758416E+018</text:p>
          </table:table-cell>
          <table:table-cell/>
          <table:table-cell table:formula="of:= [.C859] - [.B859]" office:value-type="float" office:value="873730304" calcext:value-type="float">
            <text:p>87373030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584272704369E+018" calcext:value-type="float">
            <text:p>1.47584272704369E+018</text:p>
          </table:table-cell>
          <table:table-cell office:value-type="float" office:value="1.47584272791867E+018" calcext:value-type="float">
            <text:p>1.47584272791867E+018</text:p>
          </table:table-cell>
          <table:table-cell/>
          <table:table-cell table:formula="of:= [.C860] - [.B860]" office:value-type="float" office:value="874979840" calcext:value-type="float">
            <text:p>87497984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584272737701E+018" calcext:value-type="float">
            <text:p>1.47584272737701E+018</text:p>
          </table:table-cell>
          <table:table-cell office:value-type="float" office:value="1.47584272825277E+018" calcext:value-type="float">
            <text:p>1.47584272825277E+018</text:p>
          </table:table-cell>
          <table:table-cell/>
          <table:table-cell table:formula="of:= [.C861] - [.B861]" office:value-type="float" office:value="875759872" calcext:value-type="float">
            <text:p>87575987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584272771033E+018" calcext:value-type="float">
            <text:p>1.47584272771033E+018</text:p>
          </table:table-cell>
          <table:table-cell office:value-type="float" office:value="1.47584272858694E+018" calcext:value-type="float">
            <text:p>1.47584272858694E+018</text:p>
          </table:table-cell>
          <table:table-cell/>
          <table:table-cell table:formula="of:= [.C862] - [.B862]" office:value-type="float" office:value="876610048" calcext:value-type="float">
            <text:p>87661004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584272804368E+018" calcext:value-type="float">
            <text:p>1.47584272804368E+018</text:p>
          </table:table-cell>
          <table:table-cell office:value-type="float" office:value="1.47584272892152E+018" calcext:value-type="float">
            <text:p>1.47584272892152E+018</text:p>
          </table:table-cell>
          <table:table-cell/>
          <table:table-cell table:formula="of:= [.C863] - [.B863]" office:value-type="float" office:value="877840128" calcext:value-type="float">
            <text:p>87784012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5842728377E+018" calcext:value-type="float">
            <text:p>1.475842728377E+018</text:p>
          </table:table-cell>
          <table:table-cell office:value-type="float" office:value="1.47584272925567E+018" calcext:value-type="float">
            <text:p>1.47584272925567E+018</text:p>
          </table:table-cell>
          <table:table-cell/>
          <table:table-cell table:formula="of:= [.C864] - [.B864]" office:value-type="float" office:value="878670080" calcext:value-type="float">
            <text:p>87867008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584272871019E+018" calcext:value-type="float">
            <text:p>1.47584272871019E+018</text:p>
          </table:table-cell>
          <table:table-cell office:value-type="float" office:value="1.4758427295898E+018" calcext:value-type="float">
            <text:p>1.4758427295898E+018</text:p>
          </table:table-cell>
          <table:table-cell/>
          <table:table-cell table:formula="of:= [.C865] - [.B865]" office:value-type="float" office:value="879609856" calcext:value-type="float">
            <text:p>87960985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584272904368E+018" calcext:value-type="float">
            <text:p>1.47584272904368E+018</text:p>
          </table:table-cell>
          <table:table-cell office:value-type="float" office:value="1.47584272992463E+018" calcext:value-type="float">
            <text:p>1.47584272992463E+018</text:p>
          </table:table-cell>
          <table:table-cell/>
          <table:table-cell table:formula="of:= [.C866] - [.B866]" office:value-type="float" office:value="880950016" calcext:value-type="float">
            <text:p>88095001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5842729377E+018" calcext:value-type="float">
            <text:p>1.475842729377E+018</text:p>
          </table:table-cell>
          <table:table-cell office:value-type="float" office:value="1.47584273025868E+018" calcext:value-type="float">
            <text:p>1.47584273025868E+018</text:p>
          </table:table-cell>
          <table:table-cell/>
          <table:table-cell table:formula="of:= [.C867] - [.B867]" office:value-type="float" office:value="881680128" calcext:value-type="float">
            <text:p>88168012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584272971055E+018" calcext:value-type="float">
            <text:p>1.47584272971055E+018</text:p>
          </table:table-cell>
          <table:table-cell office:value-type="float" office:value="1.47584273059282E+018" calcext:value-type="float">
            <text:p>1.47584273059282E+018</text:p>
          </table:table-cell>
          <table:table-cell/>
          <table:table-cell table:formula="of:= [.C868] - [.B868]" office:value-type="float" office:value="882270464" calcext:value-type="float">
            <text:p>88227046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584273004367E+018" calcext:value-type="float">
            <text:p>1.47584273004367E+018</text:p>
          </table:table-cell>
          <table:table-cell office:value-type="float" office:value="1.47584273092746E+018" calcext:value-type="float">
            <text:p>1.47584273092746E+018</text:p>
          </table:table-cell>
          <table:table-cell/>
          <table:table-cell table:formula="of:= [.C869] - [.B869]" office:value-type="float" office:value="883790080" calcext:value-type="float">
            <text:p>88379008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5842730377E+018" calcext:value-type="float">
            <text:p>1.475842730377E+018</text:p>
          </table:table-cell>
          <table:table-cell office:value-type="float" office:value="1.47584273126154E+018" calcext:value-type="float">
            <text:p>1.47584273126154E+018</text:p>
          </table:table-cell>
          <table:table-cell/>
          <table:table-cell table:formula="of:= [.C870] - [.B870]" office:value-type="float" office:value="884539904" calcext:value-type="float">
            <text:p>88453990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584273071033E+018" calcext:value-type="float">
            <text:p>1.47584273071033E+018</text:p>
          </table:table-cell>
          <table:table-cell office:value-type="float" office:value="1.47584273159572E+018" calcext:value-type="float">
            <text:p>1.47584273159572E+018</text:p>
          </table:table-cell>
          <table:table-cell/>
          <table:table-cell table:formula="of:= [.C871] - [.B871]" office:value-type="float" office:value="885390080" calcext:value-type="float">
            <text:p>88539008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584273104368E+018" calcext:value-type="float">
            <text:p>1.47584273104368E+018</text:p>
          </table:table-cell>
          <table:table-cell office:value-type="float" office:value="1.47584273193029E+018" calcext:value-type="float">
            <text:p>1.47584273193029E+018</text:p>
          </table:table-cell>
          <table:table-cell/>
          <table:table-cell table:formula="of:= [.C872] - [.B872]" office:value-type="float" office:value="886609920" calcext:value-type="float">
            <text:p>88660992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5842731377E+018" calcext:value-type="float">
            <text:p>1.475842731377E+018</text:p>
          </table:table-cell>
          <table:table-cell office:value-type="float" office:value="1.47584273226444E+018" calcext:value-type="float">
            <text:p>1.47584273226444E+018</text:p>
          </table:table-cell>
          <table:table-cell/>
          <table:table-cell table:formula="of:= [.C873] - [.B873]" office:value-type="float" office:value="887440128" calcext:value-type="float">
            <text:p>88744012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584273171033E+018" calcext:value-type="float">
            <text:p>1.47584273171033E+018</text:p>
          </table:table-cell>
          <table:table-cell office:value-type="float" office:value="1.47584273259854E+018" calcext:value-type="float">
            <text:p>1.47584273259854E+018</text:p>
          </table:table-cell>
          <table:table-cell/>
          <table:table-cell table:formula="of:= [.C874] - [.B874]" office:value-type="float" office:value="888210176" calcext:value-type="float">
            <text:p>88821017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584273204368E+018" calcext:value-type="float">
            <text:p>1.47584273204368E+018</text:p>
          </table:table-cell>
          <table:table-cell office:value-type="float" office:value="1.47584273293317E+018" calcext:value-type="float">
            <text:p>1.47584273293317E+018</text:p>
          </table:table-cell>
          <table:table-cell/>
          <table:table-cell table:formula="of:= [.C875] - [.B875]" office:value-type="float" office:value="889489920" calcext:value-type="float">
            <text:p>88948992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5842732377E+018" calcext:value-type="float">
            <text:p>1.475842732377E+018</text:p>
          </table:table-cell>
          <table:table-cell office:value-type="float" office:value="1.47584273326728E+018" calcext:value-type="float">
            <text:p>1.47584273326728E+018</text:p>
          </table:table-cell>
          <table:table-cell/>
          <table:table-cell table:formula="of:= [.C876] - [.B876]" office:value-type="float" office:value="890279936" calcext:value-type="float">
            <text:p>89027993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584273271033E+018" calcext:value-type="float">
            <text:p>1.47584273271033E+018</text:p>
          </table:table-cell>
          <table:table-cell office:value-type="float" office:value="1.47584273360142E+018" calcext:value-type="float">
            <text:p>1.47584273360142E+018</text:p>
          </table:table-cell>
          <table:table-cell/>
          <table:table-cell table:formula="of:= [.C877] - [.B877]" office:value-type="float" office:value="891089920" calcext:value-type="float">
            <text:p>89108992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584273304367E+018" calcext:value-type="float">
            <text:p>1.47584273304367E+018</text:p>
          </table:table-cell>
          <table:table-cell office:value-type="float" office:value="1.47584273393601E+018" calcext:value-type="float">
            <text:p>1.47584273393601E+018</text:p>
          </table:table-cell>
          <table:table-cell/>
          <table:table-cell table:formula="of:= [.C878] - [.B878]" office:value-type="float" office:value="892340224" calcext:value-type="float">
            <text:p>89234022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5842733377E+018" calcext:value-type="float">
            <text:p>1.475842733377E+018</text:p>
          </table:table-cell>
          <table:table-cell office:value-type="float" office:value="1.47584273427014E+018" calcext:value-type="float">
            <text:p>1.47584273427014E+018</text:p>
          </table:table-cell>
          <table:table-cell/>
          <table:table-cell table:formula="of:= [.C879] - [.B879]" office:value-type="float" office:value="893139712" calcext:value-type="float">
            <text:p>89313971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584273371033E+018" calcext:value-type="float">
            <text:p>1.47584273371033E+018</text:p>
          </table:table-cell>
          <table:table-cell office:value-type="float" office:value="1.47584273460436E+018" calcext:value-type="float">
            <text:p>1.47584273460436E+018</text:p>
          </table:table-cell>
          <table:table-cell/>
          <table:table-cell table:formula="of:= [.C880] - [.B880]" office:value-type="float" office:value="894030336" calcext:value-type="float">
            <text:p>89403033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584273404378E+018" calcext:value-type="float">
            <text:p>1.47584273404378E+018</text:p>
          </table:table-cell>
          <table:table-cell office:value-type="float" office:value="1.47584273493894E+018" calcext:value-type="float">
            <text:p>1.47584273493894E+018</text:p>
          </table:table-cell>
          <table:table-cell/>
          <table:table-cell table:formula="of:= [.C881] - [.B881]" office:value-type="float" office:value="895159808" calcext:value-type="float">
            <text:p>89515980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5842734377E+018" calcext:value-type="float">
            <text:p>1.475842734377E+018</text:p>
          </table:table-cell>
          <table:table-cell office:value-type="float" office:value="1.47584273527313E+018" calcext:value-type="float">
            <text:p>1.47584273527313E+018</text:p>
          </table:table-cell>
          <table:table-cell/>
          <table:table-cell table:formula="of:= [.C882] - [.B882]" office:value-type="float" office:value="896130048" calcext:value-type="float">
            <text:p>89613004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584273471033E+018" calcext:value-type="float">
            <text:p>1.47584273471033E+018</text:p>
          </table:table-cell>
          <table:table-cell office:value-type="float" office:value="1.47584273560722E+018" calcext:value-type="float">
            <text:p>1.47584273560722E+018</text:p>
          </table:table-cell>
          <table:table-cell/>
          <table:table-cell table:formula="of:= [.C883] - [.B883]" office:value-type="float" office:value="896890112" calcext:value-type="float">
            <text:p>89689011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584273504367E+018" calcext:value-type="float">
            <text:p>1.47584273504367E+018</text:p>
          </table:table-cell>
          <table:table-cell office:value-type="float" office:value="1.47584273594183E+018" calcext:value-type="float">
            <text:p>1.47584273594183E+018</text:p>
          </table:table-cell>
          <table:table-cell/>
          <table:table-cell table:formula="of:= [.C884] - [.B884]" office:value-type="float" office:value="898160128" calcext:value-type="float">
            <text:p>89816012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584273537679E+018" calcext:value-type="float">
            <text:p>1.47584273537679E+018</text:p>
          </table:table-cell>
          <table:table-cell office:value-type="float" office:value="1.47584273627597E+018" calcext:value-type="float">
            <text:p>1.47584273627597E+018</text:p>
          </table:table-cell>
          <table:table-cell/>
          <table:table-cell table:formula="of:= [.C885] - [.B885]" office:value-type="float" office:value="899180032" calcext:value-type="float">
            <text:p>89918003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584273571033E+018" calcext:value-type="float">
            <text:p>1.47584273571033E+018</text:p>
          </table:table-cell>
          <table:table-cell office:value-type="float" office:value="1.47584273661011E+018" calcext:value-type="float">
            <text:p>1.47584273661011E+018</text:p>
          </table:table-cell>
          <table:table-cell/>
          <table:table-cell table:formula="of:= [.C886] - [.B886]" office:value-type="float" office:value="899779840" calcext:value-type="float">
            <text:p>89977984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584273604367E+018" calcext:value-type="float">
            <text:p>1.47584273604367E+018</text:p>
          </table:table-cell>
          <table:table-cell office:value-type="float" office:value="1.4758427369448E+018" calcext:value-type="float">
            <text:p>1.4758427369448E+018</text:p>
          </table:table-cell>
          <table:table-cell/>
          <table:table-cell table:formula="of:= [.C887] - [.B887]" office:value-type="float" office:value="901129984" calcext:value-type="float">
            <text:p>90112998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584273637709E+018" calcext:value-type="float">
            <text:p>1.47584273637709E+018</text:p>
          </table:table-cell>
          <table:table-cell office:value-type="float" office:value="1.47584273727886E+018" calcext:value-type="float">
            <text:p>1.47584273727886E+018</text:p>
          </table:table-cell>
          <table:table-cell/>
          <table:table-cell table:formula="of:= [.C888] - [.B888]" office:value-type="float" office:value="901769984" calcext:value-type="float">
            <text:p>90176998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584273671033E+018" calcext:value-type="float">
            <text:p>1.47584273671033E+018</text:p>
          </table:table-cell>
          <table:table-cell office:value-type="float" office:value="1.47584273761303E+018" calcext:value-type="float">
            <text:p>1.47584273761303E+018</text:p>
          </table:table-cell>
          <table:table-cell/>
          <table:table-cell table:formula="of:= [.C889] - [.B889]" office:value-type="float" office:value="902700032" calcext:value-type="float">
            <text:p>90270003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584273704368E+018" calcext:value-type="float">
            <text:p>1.47584273704368E+018</text:p>
          </table:table-cell>
          <table:table-cell office:value-type="float" office:value="1.47584273794764E+018" calcext:value-type="float">
            <text:p>1.47584273794764E+018</text:p>
          </table:table-cell>
          <table:table-cell/>
          <table:table-cell table:formula="of:= [.C890] - [.B890]" office:value-type="float" office:value="903960064" calcext:value-type="float">
            <text:p>90396006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5842737377E+018" calcext:value-type="float">
            <text:p>1.475842737377E+018</text:p>
          </table:table-cell>
          <table:table-cell office:value-type="float" office:value="1.47584273828173E+018" calcext:value-type="float">
            <text:p>1.47584273828173E+018</text:p>
          </table:table-cell>
          <table:table-cell/>
          <table:table-cell table:formula="of:= [.C891] - [.B891]" office:value-type="float" office:value="904730112" calcext:value-type="float">
            <text:p>90473011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584273771033E+018" calcext:value-type="float">
            <text:p>1.47584273771033E+018</text:p>
          </table:table-cell>
          <table:table-cell office:value-type="float" office:value="1.47584273861588E+018" calcext:value-type="float">
            <text:p>1.47584273861588E+018</text:p>
          </table:table-cell>
          <table:table-cell/>
          <table:table-cell table:formula="of:= [.C892] - [.B892]" office:value-type="float" office:value="905550080" calcext:value-type="float">
            <text:p>90555008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584273804368E+018" calcext:value-type="float">
            <text:p>1.47584273804368E+018</text:p>
          </table:table-cell>
          <table:table-cell office:value-type="float" office:value="1.47584273895046E+018" calcext:value-type="float">
            <text:p>1.47584273895046E+018</text:p>
          </table:table-cell>
          <table:table-cell/>
          <table:table-cell table:formula="of:= [.C893] - [.B893]" office:value-type="float" office:value="906779904" calcext:value-type="float">
            <text:p>90677990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584273837701E+018" calcext:value-type="float">
            <text:p>1.47584273837701E+018</text:p>
          </table:table-cell>
          <table:table-cell office:value-type="float" office:value="1.47584273928461E+018" calcext:value-type="float">
            <text:p>1.47584273928461E+018</text:p>
          </table:table-cell>
          <table:table-cell/>
          <table:table-cell table:formula="of:= [.C894] - [.B894]" office:value-type="float" office:value="907599872" calcext:value-type="float">
            <text:p>90759987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584273871042E+018" calcext:value-type="float">
            <text:p>1.47584273871042E+018</text:p>
          </table:table-cell>
          <table:table-cell office:value-type="float" office:value="1.47584273961874E+018" calcext:value-type="float">
            <text:p>1.47584273961874E+018</text:p>
          </table:table-cell>
          <table:table-cell/>
          <table:table-cell table:formula="of:= [.C895] - [.B895]" office:value-type="float" office:value="908320256" calcext:value-type="float">
            <text:p>90832025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584273904367E+018" calcext:value-type="float">
            <text:p>1.47584273904367E+018</text:p>
          </table:table-cell>
          <table:table-cell office:value-type="float" office:value="1.47584273995337E+018" calcext:value-type="float">
            <text:p>1.47584273995337E+018</text:p>
          </table:table-cell>
          <table:table-cell/>
          <table:table-cell table:formula="of:= [.C896] - [.B896]" office:value-type="float" office:value="909700096" calcext:value-type="float">
            <text:p>90970009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5842739377E+018" calcext:value-type="float">
            <text:p>1.475842739377E+018</text:p>
          </table:table-cell>
          <table:table-cell office:value-type="float" office:value="1.47584274028757E+018" calcext:value-type="float">
            <text:p>1.47584274028757E+018</text:p>
          </table:table-cell>
          <table:table-cell/>
          <table:table-cell table:formula="of:= [.C897] - [.B897]" office:value-type="float" office:value="910569984" calcext:value-type="float">
            <text:p>91056998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584273971033E+018" calcext:value-type="float">
            <text:p>1.47584273971033E+018</text:p>
          </table:table-cell>
          <table:table-cell office:value-type="float" office:value="1.47584274062169E+018" calcext:value-type="float">
            <text:p>1.47584274062169E+018</text:p>
          </table:table-cell>
          <table:table-cell/>
          <table:table-cell table:formula="of:= [.C898] - [.B898]" office:value-type="float" office:value="911360256" calcext:value-type="float">
            <text:p>91136025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584274004367E+018" calcext:value-type="float">
            <text:p>1.47584274004367E+018</text:p>
          </table:table-cell>
          <table:table-cell office:value-type="float" office:value="1.4758427409563E+018" calcext:value-type="float">
            <text:p>1.4758427409563E+018</text:p>
          </table:table-cell>
          <table:table-cell/>
          <table:table-cell table:formula="of:= [.C899] - [.B899]" office:value-type="float" office:value="912630016" calcext:value-type="float">
            <text:p>91263001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5842740377E+018" calcext:value-type="float">
            <text:p>1.475842740377E+018</text:p>
          </table:table-cell>
          <table:table-cell office:value-type="float" office:value="1.47584274129042E+018" calcext:value-type="float">
            <text:p>1.47584274129042E+018</text:p>
          </table:table-cell>
          <table:table-cell/>
          <table:table-cell table:formula="of:= [.C900] - [.B900]" office:value-type="float" office:value="913420032" calcext:value-type="float">
            <text:p>9134200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584274071033E+018" calcext:value-type="float">
            <text:p>1.47584274071033E+018</text:p>
          </table:table-cell>
          <table:table-cell office:value-type="float" office:value="1.47584274162461E+018" calcext:value-type="float">
            <text:p>1.47584274162461E+018</text:p>
          </table:table-cell>
          <table:table-cell/>
          <table:table-cell table:formula="of:= [.C901] - [.B901]" office:value-type="float" office:value="914279936" calcext:value-type="float">
            <text:p>91427993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584274104367E+018" calcext:value-type="float">
            <text:p>1.47584274104367E+018</text:p>
          </table:table-cell>
          <table:table-cell office:value-type="float" office:value="1.47584274195921E+018" calcext:value-type="float">
            <text:p>1.47584274195921E+018</text:p>
          </table:table-cell>
          <table:table-cell/>
          <table:table-cell table:formula="of:= [.C902] - [.B902]" office:value-type="float" office:value="915539968" calcext:value-type="float">
            <text:p>91553996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5842741377E+018" calcext:value-type="float">
            <text:p>1.475842741377E+018</text:p>
          </table:table-cell>
          <table:table-cell office:value-type="float" office:value="1.47584274229344E+018" calcext:value-type="float">
            <text:p>1.47584274229344E+018</text:p>
          </table:table-cell>
          <table:table-cell/>
          <table:table-cell table:formula="of:= [.C903] - [.B903]" office:value-type="float" office:value="916440064" calcext:value-type="float">
            <text:p>91644006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584274171033E+018" calcext:value-type="float">
            <text:p>1.47584274171033E+018</text:p>
          </table:table-cell>
          <table:table-cell office:value-type="float" office:value="1.47584274262755E+018" calcext:value-type="float">
            <text:p>1.47584274262755E+018</text:p>
          </table:table-cell>
          <table:table-cell/>
          <table:table-cell table:formula="of:= [.C904] - [.B904]" office:value-type="float" office:value="917220096" calcext:value-type="float">
            <text:p>91722009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584274204367E+018" calcext:value-type="float">
            <text:p>1.47584274204367E+018</text:p>
          </table:table-cell>
          <table:table-cell office:value-type="float" office:value="1.47584274296213E+018" calcext:value-type="float">
            <text:p>1.47584274296213E+018</text:p>
          </table:table-cell>
          <table:table-cell/>
          <table:table-cell table:formula="of:= [.C905] - [.B905]" office:value-type="float" office:value="918459904" calcext:value-type="float">
            <text:p>91845990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584274237702E+018" calcext:value-type="float">
            <text:p>1.47584274237702E+018</text:p>
          </table:table-cell>
          <table:table-cell office:value-type="float" office:value="1.47584274329626E+018" calcext:value-type="float">
            <text:p>1.47584274329626E+018</text:p>
          </table:table-cell>
          <table:table-cell/>
          <table:table-cell table:formula="of:= [.C906] - [.B906]" office:value-type="float" office:value="919240192" calcext:value-type="float">
            <text:p>91924019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584274271034E+018" calcext:value-type="float">
            <text:p>1.47584274271034E+018</text:p>
          </table:table-cell>
          <table:table-cell office:value-type="float" office:value="1.47584274363046E+018" calcext:value-type="float">
            <text:p>1.47584274363046E+018</text:p>
          </table:table-cell>
          <table:table-cell/>
          <table:table-cell table:formula="of:= [.C907] - [.B907]" office:value-type="float" office:value="920119808" calcext:value-type="float">
            <text:p>92011980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584274304367E+018" calcext:value-type="float">
            <text:p>1.47584274304367E+018</text:p>
          </table:table-cell>
          <table:table-cell office:value-type="float" office:value="1.47584274396503E+018" calcext:value-type="float">
            <text:p>1.47584274396503E+018</text:p>
          </table:table-cell>
          <table:table-cell/>
          <table:table-cell table:formula="of:= [.C908] - [.B908]" office:value-type="float" office:value="921360128" calcext:value-type="float">
            <text:p>92136012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5842743377E+018" calcext:value-type="float">
            <text:p>1.475842743377E+018</text:p>
          </table:table-cell>
          <table:table-cell office:value-type="float" office:value="1.47584274429915E+018" calcext:value-type="float">
            <text:p>1.47584274429915E+018</text:p>
          </table:table-cell>
          <table:table-cell/>
          <table:table-cell table:formula="of:= [.C909] - [.B909]" office:value-type="float" office:value="922150144" calcext:value-type="float">
            <text:p>92215014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584274371033E+018" calcext:value-type="float">
            <text:p>1.47584274371033E+018</text:p>
          </table:table-cell>
          <table:table-cell office:value-type="float" office:value="1.4758427446333E+018" calcext:value-type="float">
            <text:p>1.4758427446333E+018</text:p>
          </table:table-cell>
          <table:table-cell/>
          <table:table-cell table:formula="of:= [.C910] - [.B910]" office:value-type="float" office:value="922970112" calcext:value-type="float">
            <text:p>92297011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584274404367E+018" calcext:value-type="float">
            <text:p>1.47584274404367E+018</text:p>
          </table:table-cell>
          <table:table-cell office:value-type="float" office:value="1.47584274496796E+018" calcext:value-type="float">
            <text:p>1.47584274496796E+018</text:p>
          </table:table-cell>
          <table:table-cell/>
          <table:table-cell table:formula="of:= [.C911] - [.B911]" office:value-type="float" office:value="924290048" calcext:value-type="float">
            <text:p>92429004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5842744377E+018" calcext:value-type="float">
            <text:p>1.475842744377E+018</text:p>
          </table:table-cell>
          <table:table-cell office:value-type="float" office:value="1.47584274530204E+018" calcext:value-type="float">
            <text:p>1.47584274530204E+018</text:p>
          </table:table-cell>
          <table:table-cell/>
          <table:table-cell table:formula="of:= [.C912] - [.B912]" office:value-type="float" office:value="925040128" calcext:value-type="float">
            <text:p>92504012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584274471032E+018" calcext:value-type="float">
            <text:p>1.47584274471032E+018</text:p>
          </table:table-cell>
          <table:table-cell office:value-type="float" office:value="1.47584274563619E+018" calcext:value-type="float">
            <text:p>1.47584274563619E+018</text:p>
          </table:table-cell>
          <table:table-cell/>
          <table:table-cell table:formula="of:= [.C913] - [.B913]" office:value-type="float" office:value="925870080" calcext:value-type="float">
            <text:p>92587008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584274504367E+018" calcext:value-type="float">
            <text:p>1.47584274504367E+018</text:p>
          </table:table-cell>
          <table:table-cell office:value-type="float" office:value="1.47584274597077E+018" calcext:value-type="float">
            <text:p>1.47584274597077E+018</text:p>
          </table:table-cell>
          <table:table-cell/>
          <table:table-cell table:formula="of:= [.C914] - [.B914]" office:value-type="float" office:value="927099904" calcext:value-type="float">
            <text:p>92709990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5842745377E+018" calcext:value-type="float">
            <text:p>1.475842745377E+018</text:p>
          </table:table-cell>
          <table:table-cell office:value-type="float" office:value="1.4758427463049E+018" calcext:value-type="float">
            <text:p>1.4758427463049E+018</text:p>
          </table:table-cell>
          <table:table-cell/>
          <table:table-cell table:formula="of:= [.C915] - [.B915]" office:value-type="float" office:value="927900160" calcext:value-type="float">
            <text:p>92790016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584274571033E+018" calcext:value-type="float">
            <text:p>1.47584274571033E+018</text:p>
          </table:table-cell>
          <table:table-cell office:value-type="float" office:value="1.47584274663904E+018" calcext:value-type="float">
            <text:p>1.47584274663904E+018</text:p>
          </table:table-cell>
          <table:table-cell/>
          <table:table-cell table:formula="of:= [.C916] - [.B916]" office:value-type="float" office:value="928709888" calcext:value-type="float">
            <text:p>92870988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584274604367E+018" calcext:value-type="float">
            <text:p>1.47584274604367E+018</text:p>
          </table:table-cell>
          <table:table-cell office:value-type="float" office:value="1.4758427469737E+018" calcext:value-type="float">
            <text:p>1.4758427469737E+018</text:p>
          </table:table-cell>
          <table:table-cell/>
          <table:table-cell table:formula="of:= [.C917] - [.B917]" office:value-type="float" office:value="930029824" calcext:value-type="float">
            <text:p>93002982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584274637699E+018" calcext:value-type="float">
            <text:p>1.47584274637699E+018</text:p>
          </table:table-cell>
          <table:table-cell office:value-type="float" office:value="1.47584274730774E+018" calcext:value-type="float">
            <text:p>1.47584274730774E+018</text:p>
          </table:table-cell>
          <table:table-cell/>
          <table:table-cell table:formula="of:= [.C918] - [.B918]" office:value-type="float" office:value="930749696" calcext:value-type="float">
            <text:p>93074969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584274671034E+018" calcext:value-type="float">
            <text:p>1.47584274671034E+018</text:p>
          </table:table-cell>
          <table:table-cell office:value-type="float" office:value="1.47584274764188E+018" calcext:value-type="float">
            <text:p>1.47584274764188E+018</text:p>
          </table:table-cell>
          <table:table-cell/>
          <table:table-cell table:formula="of:= [.C919] - [.B919]" office:value-type="float" office:value="931540224" calcext:value-type="float">
            <text:p>93154022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584274704367E+018" calcext:value-type="float">
            <text:p>1.47584274704367E+018</text:p>
          </table:table-cell>
          <table:table-cell office:value-type="float" office:value="1.47584274797648E+018" calcext:value-type="float">
            <text:p>1.47584274797648E+018</text:p>
          </table:table-cell>
          <table:table-cell/>
          <table:table-cell table:formula="of:= [.C920] - [.B920]" office:value-type="float" office:value="932809984" calcext:value-type="float">
            <text:p>93280998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5842747377E+018" calcext:value-type="float">
            <text:p>1.475842747377E+018</text:p>
          </table:table-cell>
          <table:table-cell office:value-type="float" office:value="1.47584274831057E+018" calcext:value-type="float">
            <text:p>1.47584274831057E+018</text:p>
          </table:table-cell>
          <table:table-cell/>
          <table:table-cell table:formula="of:= [.C921] - [.B921]" office:value-type="float" office:value="933570048" calcext:value-type="float">
            <text:p>93357004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584274771033E+018" calcext:value-type="float">
            <text:p>1.47584274771033E+018</text:p>
          </table:table-cell>
          <table:table-cell office:value-type="float" office:value="1.47584274864476E+018" calcext:value-type="float">
            <text:p>1.47584274864476E+018</text:p>
          </table:table-cell>
          <table:table-cell/>
          <table:table-cell table:formula="of:= [.C922] - [.B922]" office:value-type="float" office:value="934430208" calcext:value-type="float">
            <text:p>93443020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584274804367E+018" calcext:value-type="float">
            <text:p>1.47584274804367E+018</text:p>
          </table:table-cell>
          <table:table-cell office:value-type="float" office:value="1.4758427489793E+018" calcext:value-type="float">
            <text:p>1.4758427489793E+018</text:p>
          </table:table-cell>
          <table:table-cell/>
          <table:table-cell table:formula="of:= [.C923] - [.B923]" office:value-type="float" office:value="935630080" calcext:value-type="float">
            <text:p>93563008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5842748377E+018" calcext:value-type="float">
            <text:p>1.475842748377E+018</text:p>
          </table:table-cell>
          <table:table-cell office:value-type="float" office:value="1.47584274931352E+018" calcext:value-type="float">
            <text:p>1.47584274931352E+018</text:p>
          </table:table-cell>
          <table:table-cell/>
          <table:table-cell table:formula="of:= [.C924] - [.B924]" office:value-type="float" office:value="936519936" calcext:value-type="float">
            <text:p>93651993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584274871033E+018" calcext:value-type="float">
            <text:p>1.47584274871033E+018</text:p>
          </table:table-cell>
          <table:table-cell office:value-type="float" office:value="1.47584274964756E+018" calcext:value-type="float">
            <text:p>1.47584274964756E+018</text:p>
          </table:table-cell>
          <table:table-cell/>
          <table:table-cell table:formula="of:= [.C925] - [.B925]" office:value-type="float" office:value="937230080" calcext:value-type="float">
            <text:p>93723008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584274904367E+018" calcext:value-type="float">
            <text:p>1.47584274904367E+018</text:p>
          </table:table-cell>
          <table:table-cell office:value-type="float" office:value="1.47584274998236E+018" calcext:value-type="float">
            <text:p>1.47584274998236E+018</text:p>
          </table:table-cell>
          <table:table-cell/>
          <table:table-cell table:formula="of:= [.C926] - [.B926]" office:value-type="float" office:value="938689792" calcext:value-type="float">
            <text:p>93868979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584274937699E+018" calcext:value-type="float">
            <text:p>1.47584274937699E+018</text:p>
          </table:table-cell>
          <table:table-cell office:value-type="float" office:value="1.47584275031645E+018" calcext:value-type="float">
            <text:p>1.47584275031645E+018</text:p>
          </table:table-cell>
          <table:table-cell/>
          <table:table-cell table:formula="of:= [.C927] - [.B927]" office:value-type="float" office:value="939460096" calcext:value-type="float">
            <text:p>93946009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584274971033E+018" calcext:value-type="float">
            <text:p>1.47584274971033E+018</text:p>
          </table:table-cell>
          <table:table-cell office:value-type="float" office:value="1.47584275065058E+018" calcext:value-type="float">
            <text:p>1.47584275065058E+018</text:p>
          </table:table-cell>
          <table:table-cell/>
          <table:table-cell table:formula="of:= [.C928] - [.B928]" office:value-type="float" office:value="940250112" calcext:value-type="float">
            <text:p>94025011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584275004367E+018" calcext:value-type="float">
            <text:p>1.47584275004367E+018</text:p>
          </table:table-cell>
          <table:table-cell office:value-type="float" office:value="1.47584275098521E+018" calcext:value-type="float">
            <text:p>1.47584275098521E+018</text:p>
          </table:table-cell>
          <table:table-cell/>
          <table:table-cell table:formula="of:= [.C929] - [.B929]" office:value-type="float" office:value="941540096" calcext:value-type="float">
            <text:p>94154009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5842750377E+018" calcext:value-type="float">
            <text:p>1.475842750377E+018</text:p>
          </table:table-cell>
          <table:table-cell office:value-type="float" office:value="1.47584275131932E+018" calcext:value-type="float">
            <text:p>1.47584275131932E+018</text:p>
          </table:table-cell>
          <table:table-cell/>
          <table:table-cell table:formula="of:= [.C930] - [.B930]" office:value-type="float" office:value="942320128" calcext:value-type="float">
            <text:p>94232012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584275071033E+018" calcext:value-type="float">
            <text:p>1.47584275071033E+018</text:p>
          </table:table-cell>
          <table:table-cell office:value-type="float" office:value="1.47584275165353E+018" calcext:value-type="float">
            <text:p>1.47584275165353E+018</text:p>
          </table:table-cell>
          <table:table-cell/>
          <table:table-cell table:formula="of:= [.C931] - [.B931]" office:value-type="float" office:value="943199744" calcext:value-type="float">
            <text:p>94319974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584275104367E+018" calcext:value-type="float">
            <text:p>1.47584275104367E+018</text:p>
          </table:table-cell>
          <table:table-cell office:value-type="float" office:value="1.47584275198806E+018" calcext:value-type="float">
            <text:p>1.47584275198806E+018</text:p>
          </table:table-cell>
          <table:table-cell/>
          <table:table-cell table:formula="of:= [.C932] - [.B932]" office:value-type="float" office:value="944389888" calcext:value-type="float">
            <text:p>94438988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5842751377E+018" calcext:value-type="float">
            <text:p>1.475842751377E+018</text:p>
          </table:table-cell>
          <table:table-cell office:value-type="float" office:value="1.47584275232229E+018" calcext:value-type="float">
            <text:p>1.47584275232229E+018</text:p>
          </table:table-cell>
          <table:table-cell/>
          <table:table-cell table:formula="of:= [.C933] - [.B933]" office:value-type="float" office:value="945289984" calcext:value-type="float">
            <text:p>94528998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584275171034E+018" calcext:value-type="float">
            <text:p>1.47584275171034E+018</text:p>
          </table:table-cell>
          <table:table-cell office:value-type="float" office:value="1.4758427526563E+018" calcext:value-type="float">
            <text:p>1.4758427526563E+018</text:p>
          </table:table-cell>
          <table:table-cell/>
          <table:table-cell table:formula="of:= [.C934] - [.B934]" office:value-type="float" office:value="945959936" calcext:value-type="float">
            <text:p>94595993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584275204368E+018" calcext:value-type="float">
            <text:p>1.47584275204368E+018</text:p>
          </table:table-cell>
          <table:table-cell office:value-type="float" office:value="1.47584275299099E+018" calcext:value-type="float">
            <text:p>1.47584275299099E+018</text:p>
          </table:table-cell>
          <table:table-cell/>
          <table:table-cell table:formula="of:= [.C935] - [.B935]" office:value-type="float" office:value="947310080" calcext:value-type="float">
            <text:p>94731008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584275237702E+018" calcext:value-type="float">
            <text:p>1.47584275237702E+018</text:p>
          </table:table-cell>
          <table:table-cell office:value-type="float" office:value="1.47584275332506E+018" calcext:value-type="float">
            <text:p>1.47584275332506E+018</text:p>
          </table:table-cell>
          <table:table-cell/>
          <table:table-cell table:formula="of:= [.C936] - [.B936]" office:value-type="float" office:value="948040192" calcext:value-type="float">
            <text:p>94804019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584275271034E+018" calcext:value-type="float">
            <text:p>1.47584275271034E+018</text:p>
          </table:table-cell>
          <table:table-cell office:value-type="float" office:value="1.47584275365914E+018" calcext:value-type="float">
            <text:p>1.47584275365914E+018</text:p>
          </table:table-cell>
          <table:table-cell/>
          <table:table-cell table:formula="of:= [.C937] - [.B937]" office:value-type="float" office:value="948800256" calcext:value-type="float">
            <text:p>94880025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584275304368E+018" calcext:value-type="float">
            <text:p>1.47584275304368E+018</text:p>
          </table:table-cell>
          <table:table-cell office:value-type="float" office:value="1.47584275399383E+018" calcext:value-type="float">
            <text:p>1.47584275399383E+018</text:p>
          </table:table-cell>
          <table:table-cell/>
          <table:table-cell table:formula="of:= [.C938] - [.B938]" office:value-type="float" office:value="950150144" calcext:value-type="float">
            <text:p>95015014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5842753377E+018" calcext:value-type="float">
            <text:p>1.475842753377E+018</text:p>
          </table:table-cell>
          <table:table-cell office:value-type="float" office:value="1.47584275432785E+018" calcext:value-type="float">
            <text:p>1.47584275432785E+018</text:p>
          </table:table-cell>
          <table:table-cell/>
          <table:table-cell table:formula="of:= [.C939] - [.B939]" office:value-type="float" office:value="950850048" calcext:value-type="float">
            <text:p>95085004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584275371033E+018" calcext:value-type="float">
            <text:p>1.47584275371033E+018</text:p>
          </table:table-cell>
          <table:table-cell office:value-type="float" office:value="1.47584275466197E+018" calcext:value-type="float">
            <text:p>1.47584275466197E+018</text:p>
          </table:table-cell>
          <table:table-cell/>
          <table:table-cell table:formula="of:= [.C940] - [.B940]" office:value-type="float" office:value="951639808" calcext:value-type="float">
            <text:p>95163980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584275404367E+018" calcext:value-type="float">
            <text:p>1.47584275404367E+018</text:p>
          </table:table-cell>
          <table:table-cell office:value-type="float" office:value="1.47584275499661E+018" calcext:value-type="float">
            <text:p>1.47584275499661E+018</text:p>
          </table:table-cell>
          <table:table-cell/>
          <table:table-cell table:formula="of:= [.C941] - [.B941]" office:value-type="float" office:value="952940032" calcext:value-type="float">
            <text:p>95294003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5842754377E+018" calcext:value-type="float">
            <text:p>1.475842754377E+018</text:p>
          </table:table-cell>
          <table:table-cell office:value-type="float" office:value="1.4758427553307E+018" calcext:value-type="float">
            <text:p>1.4758427553307E+018</text:p>
          </table:table-cell>
          <table:table-cell/>
          <table:table-cell table:formula="of:= [.C942] - [.B942]" office:value-type="float" office:value="953699840" calcext:value-type="float">
            <text:p>95369984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584275471033E+018" calcext:value-type="float">
            <text:p>1.47584275471033E+018</text:p>
          </table:table-cell>
          <table:table-cell office:value-type="float" office:value="1.47584275566483E+018" calcext:value-type="float">
            <text:p>1.47584275566483E+018</text:p>
          </table:table-cell>
          <table:table-cell/>
          <table:table-cell table:formula="of:= [.C943] - [.B943]" office:value-type="float" office:value="954500096" calcext:value-type="float">
            <text:p>95450009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584275504367E+018" calcext:value-type="float">
            <text:p>1.47584275504367E+018</text:p>
          </table:table-cell>
          <table:table-cell office:value-type="float" office:value="1.47584275599943E+018" calcext:value-type="float">
            <text:p>1.47584275599943E+018</text:p>
          </table:table-cell>
          <table:table-cell/>
          <table:table-cell table:formula="of:= [.C944] - [.B944]" office:value-type="float" office:value="955760128" calcext:value-type="float">
            <text:p>95576012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5842755377E+018" calcext:value-type="float">
            <text:p>1.475842755377E+018</text:p>
          </table:table-cell>
          <table:table-cell office:value-type="float" office:value="1.47584275633359E+018" calcext:value-type="float">
            <text:p>1.47584275633359E+018</text:p>
          </table:table-cell>
          <table:table-cell/>
          <table:table-cell table:formula="of:= [.C945] - [.B945]" office:value-type="float" office:value="956590080" calcext:value-type="float">
            <text:p>95659008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584275571033E+018" calcext:value-type="float">
            <text:p>1.47584275571033E+018</text:p>
          </table:table-cell>
          <table:table-cell office:value-type="float" office:value="1.47584275666779E+018" calcext:value-type="float">
            <text:p>1.47584275666779E+018</text:p>
          </table:table-cell>
          <table:table-cell/>
          <table:table-cell table:formula="of:= [.C946] - [.B946]" office:value-type="float" office:value="957460224" calcext:value-type="float">
            <text:p>95746022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584275604367E+018" calcext:value-type="float">
            <text:p>1.47584275604367E+018</text:p>
          </table:table-cell>
          <table:table-cell office:value-type="float" office:value="1.47584275700233E+018" calcext:value-type="float">
            <text:p>1.47584275700233E+018</text:p>
          </table:table-cell>
          <table:table-cell/>
          <table:table-cell table:formula="of:= [.C947] - [.B947]" office:value-type="float" office:value="958660096" calcext:value-type="float">
            <text:p>95866009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5842756377E+018" calcext:value-type="float">
            <text:p>1.475842756377E+018</text:p>
          </table:table-cell>
          <table:table-cell office:value-type="float" office:value="1.4758427573364E+018" calcext:value-type="float">
            <text:p>1.4758427573364E+018</text:p>
          </table:table-cell>
          <table:table-cell/>
          <table:table-cell table:formula="of:= [.C948] - [.B948]" office:value-type="float" office:value="959399936" calcext:value-type="float">
            <text:p>95939993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584275671036E+018" calcext:value-type="float">
            <text:p>1.47584275671036E+018</text:p>
          </table:table-cell>
          <table:table-cell office:value-type="float" office:value="1.47584275767052E+018" calcext:value-type="float">
            <text:p>1.47584275767052E+018</text:p>
          </table:table-cell>
          <table:table-cell/>
          <table:table-cell table:formula="of:= [.C949] - [.B949]" office:value-type="float" office:value="960160000" calcext:value-type="float">
            <text:p>960160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584275704369E+018" calcext:value-type="float">
            <text:p>1.47584275704369E+018</text:p>
          </table:table-cell>
          <table:table-cell office:value-type="float" office:value="1.47584275800513E+018" calcext:value-type="float">
            <text:p>1.47584275800513E+018</text:p>
          </table:table-cell>
          <table:table-cell/>
          <table:table-cell table:formula="of:= [.C950] - [.B950]" office:value-type="float" office:value="961440000" calcext:value-type="float">
            <text:p>9614400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584275737701E+018" calcext:value-type="float">
            <text:p>1.47584275737701E+018</text:p>
          </table:table-cell>
          <table:table-cell office:value-type="float" office:value="1.47584275833922E+018" calcext:value-type="float">
            <text:p>1.47584275833922E+018</text:p>
          </table:table-cell>
          <table:table-cell/>
          <table:table-cell table:formula="of:= [.C951] - [.B951]" office:value-type="float" office:value="962209792" calcext:value-type="float">
            <text:p>96220979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584275771033E+018" calcext:value-type="float">
            <text:p>1.47584275771033E+018</text:p>
          </table:table-cell>
          <table:table-cell office:value-type="float" office:value="1.47584275867336E+018" calcext:value-type="float">
            <text:p>1.47584275867336E+018</text:p>
          </table:table-cell>
          <table:table-cell/>
          <table:table-cell table:formula="of:= [.C952] - [.B952]" office:value-type="float" office:value="963030016" calcext:value-type="float">
            <text:p>96303001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584275804367E+018" calcext:value-type="float">
            <text:p>1.47584275804367E+018</text:p>
          </table:table-cell>
          <table:table-cell office:value-type="float" office:value="1.47584275900808E+018" calcext:value-type="float">
            <text:p>1.47584275900808E+018</text:p>
          </table:table-cell>
          <table:table-cell/>
          <table:table-cell table:formula="of:= [.C953] - [.B953]" office:value-type="float" office:value="964410112" calcext:value-type="float">
            <text:p>96441011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5842758377E+018" calcext:value-type="float">
            <text:p>1.475842758377E+018</text:p>
          </table:table-cell>
          <table:table-cell office:value-type="float" office:value="1.47584275934217E+018" calcext:value-type="float">
            <text:p>1.47584275934217E+018</text:p>
          </table:table-cell>
          <table:table-cell/>
          <table:table-cell table:formula="of:= [.C954] - [.B954]" office:value-type="float" office:value="965170176" calcext:value-type="float">
            <text:p>96517017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584275871033E+018" calcext:value-type="float">
            <text:p>1.47584275871033E+018</text:p>
          </table:table-cell>
          <table:table-cell office:value-type="float" office:value="1.47584275967629E+018" calcext:value-type="float">
            <text:p>1.47584275967629E+018</text:p>
          </table:table-cell>
          <table:table-cell/>
          <table:table-cell table:formula="of:= [.C955] - [.B955]" office:value-type="float" office:value="965959936" calcext:value-type="float">
            <text:p>96595993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584275904367E+018" calcext:value-type="float">
            <text:p>1.47584275904367E+018</text:p>
          </table:table-cell>
          <table:table-cell office:value-type="float" office:value="1.47584276001096E+018" calcext:value-type="float">
            <text:p>1.47584276001096E+018</text:p>
          </table:table-cell>
          <table:table-cell/>
          <table:table-cell table:formula="of:= [.C956] - [.B956]" office:value-type="float" office:value="967290112" calcext:value-type="float">
            <text:p>96729011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584275937699E+018" calcext:value-type="float">
            <text:p>1.47584275937699E+018</text:p>
          </table:table-cell>
          <table:table-cell office:value-type="float" office:value="1.47584276034499E+018" calcext:value-type="float">
            <text:p>1.47584276034499E+018</text:p>
          </table:table-cell>
          <table:table-cell/>
          <table:table-cell table:formula="of:= [.C957] - [.B957]" office:value-type="float" office:value="968000000" calcext:value-type="float">
            <text:p>968000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584275971033E+018" calcext:value-type="float">
            <text:p>1.47584275971033E+018</text:p>
          </table:table-cell>
          <table:table-cell office:value-type="float" office:value="1.47584276067913E+018" calcext:value-type="float">
            <text:p>1.47584276067913E+018</text:p>
          </table:table-cell>
          <table:table-cell/>
          <table:table-cell table:formula="of:= [.C958] - [.B958]" office:value-type="float" office:value="968800000" calcext:value-type="float">
            <text:p>96880000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584276004367E+018" calcext:value-type="float">
            <text:p>1.47584276004367E+018</text:p>
          </table:table-cell>
          <table:table-cell office:value-type="float" office:value="1.47584276101377E+018" calcext:value-type="float">
            <text:p>1.47584276101377E+018</text:p>
          </table:table-cell>
          <table:table-cell/>
          <table:table-cell table:formula="of:= [.C959] - [.B959]" office:value-type="float" office:value="970100224" calcext:value-type="float">
            <text:p>97010022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584276037699E+018" calcext:value-type="float">
            <text:p>1.47584276037699E+018</text:p>
          </table:table-cell>
          <table:table-cell office:value-type="float" office:value="1.47584276134784E+018" calcext:value-type="float">
            <text:p>1.47584276134784E+018</text:p>
          </table:table-cell>
          <table:table-cell/>
          <table:table-cell table:formula="of:= [.C960] - [.B960]" office:value-type="float" office:value="970850048" calcext:value-type="float">
            <text:p>97085004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584276071033E+018" calcext:value-type="float">
            <text:p>1.47584276071033E+018</text:p>
          </table:table-cell>
          <table:table-cell office:value-type="float" office:value="1.47584276168205E+018" calcext:value-type="float">
            <text:p>1.47584276168205E+018</text:p>
          </table:table-cell>
          <table:table-cell/>
          <table:table-cell table:formula="of:= [.C961] - [.B961]" office:value-type="float" office:value="971720192" calcext:value-type="float">
            <text:p>97172019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584276104366E+018" calcext:value-type="float">
            <text:p>1.47584276104366E+018</text:p>
          </table:table-cell>
          <table:table-cell office:value-type="float" office:value="1.47584276201659E+018" calcext:value-type="float">
            <text:p>1.47584276201659E+018</text:p>
          </table:table-cell>
          <table:table-cell/>
          <table:table-cell table:formula="of:= [.C962] - [.B962]" office:value-type="float" office:value="972929792" calcext:value-type="float">
            <text:p>97292979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5842761377E+018" calcext:value-type="float">
            <text:p>1.475842761377E+018</text:p>
          </table:table-cell>
          <table:table-cell office:value-type="float" office:value="1.47584276235072E+018" calcext:value-type="float">
            <text:p>1.47584276235072E+018</text:p>
          </table:table-cell>
          <table:table-cell/>
          <table:table-cell table:formula="of:= [.C963] - [.B963]" office:value-type="float" office:value="973720064" calcext:value-type="float">
            <text:p>97372006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584276171034E+018" calcext:value-type="float">
            <text:p>1.47584276171034E+018</text:p>
          </table:table-cell>
          <table:table-cell office:value-type="float" office:value="1.47584276268484E+018" calcext:value-type="float">
            <text:p>1.47584276268484E+018</text:p>
          </table:table-cell>
          <table:table-cell/>
          <table:table-cell table:formula="of:= [.C964] - [.B964]" office:value-type="float" office:value="974499840" calcext:value-type="float">
            <text:p>97449984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584276204367E+018" calcext:value-type="float">
            <text:p>1.47584276204367E+018</text:p>
          </table:table-cell>
          <table:table-cell office:value-type="float" office:value="1.47584276301941E+018" calcext:value-type="float">
            <text:p>1.47584276301941E+018</text:p>
          </table:table-cell>
          <table:table-cell/>
          <table:table-cell table:formula="of:= [.C965] - [.B965]" office:value-type="float" office:value="975739904" calcext:value-type="float">
            <text:p>97573990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5842762377E+018" calcext:value-type="float">
            <text:p>1.475842762377E+018</text:p>
          </table:table-cell>
          <table:table-cell office:value-type="float" office:value="1.47584276335361E+018" calcext:value-type="float">
            <text:p>1.47584276335361E+018</text:p>
          </table:table-cell>
          <table:table-cell/>
          <table:table-cell table:formula="of:= [.C966] - [.B966]" office:value-type="float" office:value="976609792" calcext:value-type="float">
            <text:p>97660979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584276271033E+018" calcext:value-type="float">
            <text:p>1.47584276271033E+018</text:p>
          </table:table-cell>
          <table:table-cell office:value-type="float" office:value="1.47584276368771E+018" calcext:value-type="float">
            <text:p>1.47584276368771E+018</text:p>
          </table:table-cell>
          <table:table-cell/>
          <table:table-cell table:formula="of:= [.C967] - [.B967]" office:value-type="float" office:value="977379840" calcext:value-type="float">
            <text:p>97737984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584276304366E+018" calcext:value-type="float">
            <text:p>1.47584276304366E+018</text:p>
          </table:table-cell>
          <table:table-cell office:value-type="float" office:value="1.47584276402241E+018" calcext:value-type="float">
            <text:p>1.47584276402241E+018</text:p>
          </table:table-cell>
          <table:table-cell/>
          <table:table-cell table:formula="of:= [.C968] - [.B968]" office:value-type="float" office:value="978749952" calcext:value-type="float">
            <text:p>97874995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5842763377E+018" calcext:value-type="float">
            <text:p>1.475842763377E+018</text:p>
          </table:table-cell>
          <table:table-cell office:value-type="float" office:value="1.47584276435647E+018" calcext:value-type="float">
            <text:p>1.47584276435647E+018</text:p>
          </table:table-cell>
          <table:table-cell/>
          <table:table-cell table:formula="of:= [.C969] - [.B969]" office:value-type="float" office:value="979470080" calcext:value-type="float">
            <text:p>97947008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584276371033E+018" calcext:value-type="float">
            <text:p>1.47584276371033E+018</text:p>
          </table:table-cell>
          <table:table-cell office:value-type="float" office:value="1.47584276469071E+018" calcext:value-type="float">
            <text:p>1.47584276469071E+018</text:p>
          </table:table-cell>
          <table:table-cell/>
          <table:table-cell table:formula="of:= [.C970] - [.B970]" office:value-type="float" office:value="980380160" calcext:value-type="float">
            <text:p>98038016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584276404366E+018" calcext:value-type="float">
            <text:p>1.47584276404366E+018</text:p>
          </table:table-cell>
          <table:table-cell office:value-type="float" office:value="1.47584276502528E+018" calcext:value-type="float">
            <text:p>1.47584276502528E+018</text:p>
          </table:table-cell>
          <table:table-cell/>
          <table:table-cell table:formula="of:= [.C971] - [.B971]" office:value-type="float" office:value="981619968" calcext:value-type="float">
            <text:p>98161996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5842764377E+018" calcext:value-type="float">
            <text:p>1.475842764377E+018</text:p>
          </table:table-cell>
          <table:table-cell office:value-type="float" office:value="1.47584276535937E+018" calcext:value-type="float">
            <text:p>1.47584276535937E+018</text:p>
          </table:table-cell>
          <table:table-cell/>
          <table:table-cell table:formula="of:= [.C972] - [.B972]" office:value-type="float" office:value="982370048" calcext:value-type="float">
            <text:p>98237004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584276471033E+018" calcext:value-type="float">
            <text:p>1.47584276471033E+018</text:p>
          </table:table-cell>
          <table:table-cell office:value-type="float" office:value="1.47584276569365E+018" calcext:value-type="float">
            <text:p>1.47584276569365E+018</text:p>
          </table:table-cell>
          <table:table-cell/>
          <table:table-cell table:formula="of:= [.C973] - [.B973]" office:value-type="float" office:value="983319808" calcext:value-type="float">
            <text:p>98331980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584276504366E+018" calcext:value-type="float">
            <text:p>1.47584276504366E+018</text:p>
          </table:table-cell>
          <table:table-cell office:value-type="float" office:value="1.47584276602811E+018" calcext:value-type="float">
            <text:p>1.47584276602811E+018</text:p>
          </table:table-cell>
          <table:table-cell/>
          <table:table-cell table:formula="of:= [.C974] - [.B974]" office:value-type="float" office:value="984449792" calcext:value-type="float">
            <text:p>98444979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5842765377E+018" calcext:value-type="float">
            <text:p>1.475842765377E+018</text:p>
          </table:table-cell>
          <table:table-cell office:value-type="float" office:value="1.47584276636225E+018" calcext:value-type="float">
            <text:p>1.47584276636225E+018</text:p>
          </table:table-cell>
          <table:table-cell/>
          <table:table-cell table:formula="of:= [.C975] - [.B975]" office:value-type="float" office:value="985249792" calcext:value-type="float">
            <text:p>98524979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584276571033E+018" calcext:value-type="float">
            <text:p>1.47584276571033E+018</text:p>
          </table:table-cell>
          <table:table-cell office:value-type="float" office:value="1.47584276669637E+018" calcext:value-type="float">
            <text:p>1.47584276669637E+018</text:p>
          </table:table-cell>
          <table:table-cell/>
          <table:table-cell table:formula="of:= [.C976] - [.B976]" office:value-type="float" office:value="986040064" calcext:value-type="float">
            <text:p>98604006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584276604366E+018" calcext:value-type="float">
            <text:p>1.47584276604366E+018</text:p>
          </table:table-cell>
          <table:table-cell office:value-type="float" office:value="1.47584276703093E+018" calcext:value-type="float">
            <text:p>1.47584276703093E+018</text:p>
          </table:table-cell>
          <table:table-cell/>
          <table:table-cell table:formula="of:= [.C977] - [.B977]" office:value-type="float" office:value="987269888" calcext:value-type="float">
            <text:p>98726988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5842766377E+018" calcext:value-type="float">
            <text:p>1.475842766377E+018</text:p>
          </table:table-cell>
          <table:table-cell office:value-type="float" office:value="1.47584276736506E+018" calcext:value-type="float">
            <text:p>1.47584276736506E+018</text:p>
          </table:table-cell>
          <table:table-cell/>
          <table:table-cell table:formula="of:= [.C978] - [.B978]" office:value-type="float" office:value="988060160" calcext:value-type="float">
            <text:p>98806016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584276671033E+018" calcext:value-type="float">
            <text:p>1.47584276671033E+018</text:p>
          </table:table-cell>
          <table:table-cell office:value-type="float" office:value="1.47584276769923E+018" calcext:value-type="float">
            <text:p>1.47584276769923E+018</text:p>
          </table:table-cell>
          <table:table-cell/>
          <table:table-cell table:formula="of:= [.C979] - [.B979]" office:value-type="float" office:value="988899840" calcext:value-type="float">
            <text:p>98889984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584276704367E+018" calcext:value-type="float">
            <text:p>1.47584276704367E+018</text:p>
          </table:table-cell>
          <table:table-cell office:value-type="float" office:value="1.47584276803381E+018" calcext:value-type="float">
            <text:p>1.47584276803381E+018</text:p>
          </table:table-cell>
          <table:table-cell/>
          <table:table-cell table:formula="of:= [.C980] - [.B980]" office:value-type="float" office:value="990139904" calcext:value-type="float">
            <text:p>99013990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5842767377E+018" calcext:value-type="float">
            <text:p>1.475842767377E+018</text:p>
          </table:table-cell>
          <table:table-cell office:value-type="float" office:value="1.47584276836788E+018" calcext:value-type="float">
            <text:p>1.47584276836788E+018</text:p>
          </table:table-cell>
          <table:table-cell/>
          <table:table-cell table:formula="of:= [.C981] - [.B981]" office:value-type="float" office:value="990880256" calcext:value-type="float">
            <text:p>99088025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584276771032E+018" calcext:value-type="float">
            <text:p>1.47584276771032E+018</text:p>
          </table:table-cell>
          <table:table-cell office:value-type="float" office:value="1.47584276870203E+018" calcext:value-type="float">
            <text:p>1.47584276870203E+018</text:p>
          </table:table-cell>
          <table:table-cell/>
          <table:table-cell table:formula="of:= [.C982] - [.B982]" office:value-type="float" office:value="991709952" calcext:value-type="float">
            <text:p>99170995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584276804367E+018" calcext:value-type="float">
            <text:p>1.47584276804367E+018</text:p>
          </table:table-cell>
          <table:table-cell office:value-type="float" office:value="1.47584276903661E+018" calcext:value-type="float">
            <text:p>1.47584276903661E+018</text:p>
          </table:table-cell>
          <table:table-cell/>
          <table:table-cell table:formula="of:= [.C983] - [.B983]" office:value-type="float" office:value="992940032" calcext:value-type="float">
            <text:p>99294003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5842768377E+018" calcext:value-type="float">
            <text:p>1.475842768377E+018</text:p>
          </table:table-cell>
          <table:table-cell office:value-type="float" office:value="1.47584276937074E+018" calcext:value-type="float">
            <text:p>1.47584276937074E+018</text:p>
          </table:table-cell>
          <table:table-cell/>
          <table:table-cell table:formula="of:= [.C984] - [.B984]" office:value-type="float" office:value="993740288" calcext:value-type="float">
            <text:p>99374028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584276871033E+018" calcext:value-type="float">
            <text:p>1.47584276871033E+018</text:p>
          </table:table-cell>
          <table:table-cell office:value-type="float" office:value="1.47584276970488E+018" calcext:value-type="float">
            <text:p>1.47584276970488E+018</text:p>
          </table:table-cell>
          <table:table-cell/>
          <table:table-cell table:formula="of:= [.C985] - [.B985]" office:value-type="float" office:value="994550016" calcext:value-type="float">
            <text:p>9945500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584276904367E+018" calcext:value-type="float">
            <text:p>1.47584276904367E+018</text:p>
          </table:table-cell>
          <table:table-cell office:value-type="float" office:value="1.47584277003961E+018" calcext:value-type="float">
            <text:p>1.47584277003961E+018</text:p>
          </table:table-cell>
          <table:table-cell/>
          <table:table-cell table:formula="of:= [.C986] - [.B986]" office:value-type="float" office:value="995939840" calcext:value-type="float">
            <text:p>99593984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5842769377E+018" calcext:value-type="float">
            <text:p>1.475842769377E+018</text:p>
          </table:table-cell>
          <table:table-cell office:value-type="float" office:value="1.47584277037387E+018" calcext:value-type="float">
            <text:p>1.47584277037387E+018</text:p>
          </table:table-cell>
          <table:table-cell/>
          <table:table-cell table:formula="of:= [.C987] - [.B987]" office:value-type="float" office:value="996870144" calcext:value-type="float">
            <text:p>99687014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584276971033E+018" calcext:value-type="float">
            <text:p>1.47584276971033E+018</text:p>
          </table:table-cell>
          <table:table-cell office:value-type="float" office:value="1.47584277070782E+018" calcext:value-type="float">
            <text:p>1.47584277070782E+018</text:p>
          </table:table-cell>
          <table:table-cell/>
          <table:table-cell table:formula="of:= [.C988] - [.B988]" office:value-type="float" office:value="997489664" calcext:value-type="float">
            <text:p>99748966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584277004367E+018" calcext:value-type="float">
            <text:p>1.47584277004367E+018</text:p>
          </table:table-cell>
          <table:table-cell office:value-type="float" office:value="1.4758427710424E+018" calcext:value-type="float">
            <text:p>1.4758427710424E+018</text:p>
          </table:table-cell>
          <table:table-cell/>
          <table:table-cell table:formula="of:= [.C989] - [.B989]" office:value-type="float" office:value="998729984" calcext:value-type="float">
            <text:p>99872998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584277037699E+018" calcext:value-type="float">
            <text:p>1.47584277037699E+018</text:p>
          </table:table-cell>
          <table:table-cell office:value-type="float" office:value="1.4758427713765E+018" calcext:value-type="float">
            <text:p>1.4758427713765E+018</text:p>
          </table:table-cell>
          <table:table-cell/>
          <table:table-cell table:formula="of:= [.C990] - [.B990]" office:value-type="float" office:value="999510272" calcext:value-type="float">
            <text:p>99951027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584277071033E+018" calcext:value-type="float">
            <text:p>1.47584277071033E+018</text:p>
          </table:table-cell>
          <table:table-cell office:value-type="float" office:value="1.47584277171111E+018" calcext:value-type="float">
            <text:p>1.47584277171111E+018</text:p>
          </table:table-cell>
          <table:table-cell/>
          <table:table-cell table:formula="of:= [.C991] - [.B991]" office:value-type="float" office:value="1000780032" calcext:value-type="float">
            <text:p>100078003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584277104367E+018" calcext:value-type="float">
            <text:p>1.47584277104367E+018</text:p>
          </table:table-cell>
          <table:table-cell office:value-type="float" office:value="1.4758427720452E+018" calcext:value-type="float">
            <text:p>1.4758427720452E+018</text:p>
          </table:table-cell>
          <table:table-cell/>
          <table:table-cell table:formula="of:= [.C992] - [.B992]" office:value-type="float" office:value="1001530112" calcext:value-type="float">
            <text:p>100153011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5842771377E+018" calcext:value-type="float">
            <text:p>1.475842771377E+018</text:p>
          </table:table-cell>
          <table:table-cell office:value-type="float" office:value="1.47584277237931E+018" calcext:value-type="float">
            <text:p>1.47584277237931E+018</text:p>
          </table:table-cell>
          <table:table-cell/>
          <table:table-cell table:formula="of:= [.C993] - [.B993]" office:value-type="float" office:value="1002309888" calcext:value-type="float">
            <text:p>100230988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584277171032E+018" calcext:value-type="float">
            <text:p>1.47584277171032E+018</text:p>
          </table:table-cell>
          <table:table-cell office:value-type="float" office:value="1.47584277271354E+018" calcext:value-type="float">
            <text:p>1.47584277271354E+018</text:p>
          </table:table-cell>
          <table:table-cell/>
          <table:table-cell table:formula="of:= [.C994] - [.B994]" office:value-type="float" office:value="1003219968" calcext:value-type="float">
            <text:p>100321996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584277204379E+018" calcext:value-type="float">
            <text:p>1.47584277204379E+018</text:p>
          </table:table-cell>
          <table:table-cell office:value-type="float" office:value="1.47584277304812E+018" calcext:value-type="float">
            <text:p>1.47584277304812E+018</text:p>
          </table:table-cell>
          <table:table-cell/>
          <table:table-cell table:formula="of:= [.C995] - [.B995]" office:value-type="float" office:value="1004330240" calcext:value-type="float">
            <text:p>100433024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5842772377E+018" calcext:value-type="float">
            <text:p>1.475842772377E+018</text:p>
          </table:table-cell>
          <table:table-cell office:value-type="float" office:value="1.47584277338222E+018" calcext:value-type="float">
            <text:p>1.47584277338222E+018</text:p>
          </table:table-cell>
          <table:table-cell/>
          <table:table-cell table:formula="of:= [.C996] - [.B996]" office:value-type="float" office:value="1005220096" calcext:value-type="float">
            <text:p>100522009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584277271033E+018" calcext:value-type="float">
            <text:p>1.47584277271033E+018</text:p>
          </table:table-cell>
          <table:table-cell office:value-type="float" office:value="1.47584277371641E+018" calcext:value-type="float">
            <text:p>1.47584277371641E+018</text:p>
          </table:table-cell>
          <table:table-cell/>
          <table:table-cell table:formula="of:= [.C997] - [.B997]" office:value-type="float" office:value="1006079744" calcext:value-type="float">
            <text:p>100607974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584277304367E+018" calcext:value-type="float">
            <text:p>1.47584277304367E+018</text:p>
          </table:table-cell>
          <table:table-cell office:value-type="float" office:value="1.47584277405053E+018" calcext:value-type="float">
            <text:p>1.47584277405053E+018</text:p>
          </table:table-cell>
          <table:table-cell/>
          <table:table-cell table:formula="of:= [.C998] - [.B998]" office:value-type="float" office:value="1006860032" calcext:value-type="float">
            <text:p>100686003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5842773377E+018" calcext:value-type="float">
            <text:p>1.475842773377E+018</text:p>
          </table:table-cell>
          <table:table-cell office:value-type="float" office:value="1.475842774385E+018" calcext:value-type="float">
            <text:p>1.475842774385E+018</text:p>
          </table:table-cell>
          <table:table-cell/>
          <table:table-cell table:formula="of:= [.C999] - [.B999]" office:value-type="float" office:value="1008000000" calcext:value-type="float">
            <text:p>1008000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584277371033E+018" calcext:value-type="float">
            <text:p>1.47584277371033E+018</text:p>
          </table:table-cell>
          <table:table-cell office:value-type="float" office:value="1.47584277471918E+018" calcext:value-type="float">
            <text:p>1.47584277471918E+018</text:p>
          </table:table-cell>
          <table:table-cell/>
          <table:table-cell table:formula="of:= [.C1000] - [.B1000]" office:value-type="float" office:value="1008849920" calcext:value-type="float">
            <text:p>10088499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ber of messages:</text:p>
          </table:table-cell>
          <table:table-cell table:number-columns-repeated="3"/>
          <table:table-cell office:value-type="string" calcext:value-type="string">
            <text:p>Average:</text:p>
          </table:table-cell>
        </table:table-row>
        <table:table-row table:style-name="ro1">
          <table:table-cell table:formula="of:= COUNT([.A1:.A1000])" office:value-type="float" office:value="1000" calcext:value-type="float">
            <text:p>1000</text:p>
          </table:table-cell>
          <table:table-cell table:number-columns-repeated="3"/>
          <table:table-cell table:formula="of:= AVERAGE([.E1:.E1000])" office:value-type="float" office:value="517193578.752" calcext:value-type="float">
            <text:p>517193578.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4:06:14.463428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7T14:06:26.252541409</dc:date>
    <meta:editing-duration>PT10M57S</meta:editing-duration>
    <meta:editing-cycles>2</meta:editing-cycles>
    <meta:generator>LibreOffice/5.1.4.2$Linux_X86_64 LibreOffice_project/10m0$Build-2</meta:generator>
    <meta:document-statistic meta:table-count="1" meta:cell-count="4004" meta:object-count="0"/>
  </office:meta>
</office:document-meta>
</file>